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35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a2999"/>
    </style:style>
    <style:style style:name="P35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35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3f8a3"/>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43d54"/>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063c"/>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6026"/>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69f28"/>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72507"/>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87de7"/>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9d796"/>
    </style:style>
    <style:style style:name="P36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bd5cb"/>
    </style:style>
    <style:style style:name="P36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12f37"/>
    </style:style>
    <style:style style:name="P36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367f8"/>
    </style:style>
    <style:style style:name="P3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61a2f"/>
    </style:style>
    <style:style style:name="P3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12ec"/>
    </style:style>
    <style:style style:name="P3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59fa"/>
    </style:style>
    <style:style style:name="P3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a1b18"/>
    </style:style>
    <style:style style:name="P37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bcc5c"/>
    </style:style>
    <style:style style:name="P37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d6269"/>
    </style:style>
    <style:style style:name="P37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06bbd"/>
    </style:style>
    <style:style style:name="P37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5d9c1"/>
    </style:style>
    <style:style style:name="P3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8af95"/>
    </style:style>
    <style:style style:name="P3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a7368"/>
    </style:style>
    <style:style style:name="P3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edb30"/>
    </style:style>
    <style:style style:name="P3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f7c02"/>
    </style:style>
    <style:style style:name="P38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030b6"/>
    </style:style>
    <style:style style:name="P38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59b92"/>
    </style:style>
    <style:style style:name="P38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9d3d0"/>
    </style:style>
    <style:style style:name="P38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ef075"/>
    </style:style>
    <style:style style:name="P38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f5d75"/>
    </style:style>
    <style:style style:name="P38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32734"/>
    </style:style>
    <style:style style:name="P38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42466"/>
    </style:style>
    <style:style style:name="P38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81e3e"/>
    </style:style>
    <style:style style:name="P39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9fc1d"/>
    </style:style>
    <style:style style:name="P39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d103d"/>
    </style:style>
    <style:style style:name="P392"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93"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94"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39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9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9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9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9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40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40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40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4cc73b"/>
    </style:style>
    <style:style style:name="P40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5fd94e"/>
    </style:style>
    <style:style style:name="P40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42466"/>
    </style:style>
    <style:style style:name="P40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d103d"/>
    </style:style>
    <style:style style:name="P40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a0a747"/>
    </style:style>
    <style:style style:name="P40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4d4f"/>
    </style:style>
    <style:style style:name="P40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ff9f"/>
    </style:style>
    <style:style style:name="P40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dab8c"/>
    </style:style>
    <style:style style:name="P41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ee9b5"/>
    </style:style>
    <style:style style:name="P41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0e2ef"/>
    </style:style>
    <style:style style:name="P41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16d7f"/>
    </style:style>
    <style:style style:name="P41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0670"/>
    </style:style>
    <style:style style:name="P41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8c76"/>
    </style:style>
    <style:style style:name="P41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51e5c"/>
    </style:style>
    <style:style style:name="P41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a59b6"/>
    </style:style>
    <style:style style:name="P41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c0dc9"/>
    </style:style>
    <style:style style:name="P41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d2d27"/>
    </style:style>
    <style:style style:name="P419"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bee9b5" fo:background-color="#1e1e1e"/>
    </style:style>
    <style:style style:name="P420"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c51e5c" fo:background-color="#1e1e1e"/>
    </style:style>
    <style:style style:name="P421"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422"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423"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424"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42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42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42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428"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29"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30"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31"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32"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433"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paragraph-rsid="024cc73b"/>
    </style:style>
    <style:style style:name="P434"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4fe952"/>
    </style:style>
    <style:style style:name="P435"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065fc"/>
    </style:style>
    <style:style style:name="P436"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37"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438" style:family="paragraph" style:parent-style-name="Text_20_body">
      <style:paragraph-properties fo:margin-left="0in" fo:margin-right="0in" fo:orphans="2" fo:widows="2" fo:text-indent="0in" style:auto-text-indent="false"/>
      <style:text-properties officeooo:paragraph-rsid="01aff14c"/>
    </style:style>
    <style:style style:name="P439"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440"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441"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442"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443"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444"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445"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446"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447"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448"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449" style:family="paragraph" style:parent-style-name="Standard">
      <style:paragraph-properties style:line-height-at-least="0.1409in"/>
      <style:text-properties fo:color="#000000" loext:opacity="100%" fo:font-size="10pt" fo:background-color="#ffffff" style:font-size-asian="10pt" style:font-size-complex="10pt"/>
    </style:style>
    <style:style style:name="P450"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451" style:family="paragraph" style:parent-style-name="Standard">
      <style:paragraph-properties style:line-height-at-least="0.1409in"/>
      <style:text-properties fo:color="#000000" loext:opacity="100%" fo:font-size="10.5pt" fo:background-color="#ffffff" style:font-size-asian="10.5pt" style:font-size-complex="10.5pt"/>
    </style:style>
    <style:style style:name="P452"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453"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454" style:family="paragraph" style:parent-style-name="Standard">
      <style:paragraph-properties style:line-height-at-least="0.1409in"/>
      <style:text-properties fo:color="#d4d4d4" loext:opacity="100%" style:font-name="Menlo" fo:font-size="6.75pt" fo:font-weight="normal" fo:background-color="#1e1e1e"/>
    </style:style>
    <style:style style:name="P455"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456"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457"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458"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459"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460"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461"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46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46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46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46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46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46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6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6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7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7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7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7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7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7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76"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77"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478"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479"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480"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481"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482"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483"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484"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85" style:family="paragraph" style:parent-style-name="Standard">
      <style:paragraph-properties style:line-height-at-least="0.1409in"/>
      <style:text-properties fo:color="#ff0000" loext:opacity="100%" fo:font-size="10pt" fo:background-color="#ffffff" style:font-size-asian="10pt" style:font-size-complex="10pt"/>
    </style:style>
    <style:style style:name="P486"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87"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88"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89"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90"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91"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92"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93"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94"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95"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96"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97"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98"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99"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500"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501"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502"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503"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504"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506"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4a2999"/>
    </style:style>
    <style:style style:name="P507"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3e09c9"/>
    </style:style>
    <style:style style:name="P508"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5251c1"/>
    </style:style>
    <style:style style:name="P509"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66fd7"/>
    </style:style>
    <style:style style:name="P510"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4b986"/>
    </style:style>
    <style:style style:name="P511"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512"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513"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14"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15"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16"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17"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18"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19"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20"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21"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22"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23"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524"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525" style:family="paragraph" style:parent-style-name="Text_20_body">
      <style:paragraph-properties fo:margin-top="0in" fo:margin-bottom="0in" style:contextual-spacing="false" fo:orphans="2" fo:widows="2" fo:padding="0in" fo:border="none"/>
    </style:style>
    <style:style style:name="P526" style:family="paragraph" style:parent-style-name="Text_20_body">
      <style:paragraph-properties fo:margin-top="0in" fo:margin-bottom="0in" style:contextual-spacing="false" fo:orphans="2" fo:widows="2" fo:padding="0in" fo:border="none"/>
      <style:text-properties officeooo:paragraph-rsid="019b06af"/>
    </style:style>
    <style:style style:name="P527"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528" style:family="paragraph" style:parent-style-name="Text_20_body">
      <style:paragraph-properties fo:margin-top="0.0201in" fo:margin-bottom="0.0201in" style:contextual-spacing="false" fo:orphans="2" fo:widows="2" fo:padding="0in" fo:border="none"/>
      <style:text-properties officeooo:paragraph-rsid="0197a876"/>
    </style:style>
    <style:style style:name="P529" style:family="paragraph" style:parent-style-name="Text_20_body">
      <style:paragraph-properties fo:margin-top="0.0201in" fo:margin-bottom="0.0201in" style:contextual-spacing="false" fo:orphans="2" fo:widows="2" fo:padding="0in" fo:border="none"/>
      <style:text-properties officeooo:paragraph-rsid="01a02c98"/>
    </style:style>
    <style:style style:name="P530"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68df0"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31"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80773"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32" style:family="paragraph" style:parent-style-name="Standard">
      <style:paragraph-properties fo:margin-top="0.0201in" fo:margin-bottom="0.0201in" style:contextual-spacing="false" fo:orphans="2" fo:widows="2"/>
      <style:text-properties officeooo:paragraph-rsid="02a0a747"/>
    </style:style>
    <style:style style:name="P533" style:family="paragraph" style:parent-style-name="Standard">
      <style:paragraph-properties fo:margin-top="0.0201in" fo:margin-bottom="0.0201in" style:contextual-spacing="false" fo:orphans="2" fo:widows="2"/>
      <style:text-properties officeooo:paragraph-rsid="02a1ef76"/>
    </style:style>
    <style:style style:name="P534" style:family="paragraph" style:parent-style-name="Standard">
      <style:paragraph-properties fo:margin-top="0.0201in" fo:margin-bottom="0.0201in" style:contextual-spacing="false" fo:orphans="2" fo:widows="2"/>
      <style:text-properties officeooo:paragraph-rsid="02a3737b"/>
    </style:style>
    <style:style style:name="P535" style:family="paragraph" style:parent-style-name="Standard">
      <style:paragraph-properties fo:margin-top="0.0201in" fo:margin-bottom="0.0201in" style:contextual-spacing="false" fo:orphans="2" fo:widows="2"/>
      <style:text-properties officeooo:paragraph-rsid="02a4b986"/>
    </style:style>
    <style:style style:name="P536" style:family="paragraph" style:parent-style-name="Standard">
      <style:paragraph-properties fo:margin-top="0.0201in" fo:margin-bottom="0.0201in" style:contextual-spacing="false" fo:orphans="2" fo:widows="2"/>
      <style:text-properties officeooo:paragraph-rsid="02a651f0"/>
    </style:style>
    <style:style style:name="P537" style:family="paragraph" style:parent-style-name="Standard">
      <style:paragraph-properties fo:margin-top="0.0201in" fo:margin-bottom="0.0201in" style:contextual-spacing="false" fo:orphans="2" fo:widows="2"/>
      <style:text-properties officeooo:paragraph-rsid="02a66fd7"/>
    </style:style>
    <style:style style:name="P538" style:family="paragraph" style:parent-style-name="Standard">
      <style:paragraph-properties fo:margin-top="0.0201in" fo:margin-bottom="0.0201in" style:contextual-spacing="false" fo:orphans="2" fo:widows="2"/>
      <style:text-properties officeooo:paragraph-rsid="02aa31e8"/>
    </style:style>
    <style:style style:name="P539" style:family="paragraph" style:parent-style-name="Standard">
      <style:paragraph-properties fo:margin-top="0.0201in" fo:margin-bottom="0.0201in" style:contextual-spacing="false" fo:orphans="2" fo:widows="2"/>
      <style:text-properties officeooo:paragraph-rsid="02ab553a"/>
    </style:style>
    <style:style style:name="P540" style:family="paragraph" style:parent-style-name="Standard">
      <style:paragraph-properties fo:margin-top="0.0201in" fo:margin-bottom="0.0201in" style:contextual-spacing="false" fo:orphans="2" fo:widows="2"/>
      <style:text-properties officeooo:paragraph-rsid="02adf4c8"/>
    </style:style>
    <style:style style:name="P541" style:family="paragraph" style:parent-style-name="Standard">
      <style:paragraph-properties fo:margin-top="0.0201in" fo:margin-bottom="0.0201in" style:contextual-spacing="false" fo:orphans="2" fo:widows="2"/>
      <style:text-properties officeooo:paragraph-rsid="02ae301b"/>
    </style:style>
    <style:style style:name="P542" style:family="paragraph" style:parent-style-name="Standard">
      <style:paragraph-properties fo:margin-top="0.0201in" fo:margin-bottom="0.0201in" style:contextual-spacing="false" fo:orphans="2" fo:widows="2"/>
      <style:text-properties officeooo:paragraph-rsid="02b0537e"/>
    </style:style>
    <style:style style:name="P543" style:family="paragraph" style:parent-style-name="Standard">
      <style:paragraph-properties fo:margin-top="0.0201in" fo:margin-bottom="0.0201in" style:contextual-spacing="false" fo:orphans="2" fo:widows="2"/>
      <style:text-properties officeooo:paragraph-rsid="02b13106"/>
    </style:style>
    <style:style style:name="P544" style:family="paragraph" style:parent-style-name="Standard">
      <style:paragraph-properties fo:margin-top="0.0201in" fo:margin-bottom="0.0201in" style:contextual-spacing="false" fo:orphans="2" fo:widows="2"/>
      <style:text-properties officeooo:paragraph-rsid="02b256e0"/>
    </style:style>
    <style:style style:name="P545" style:family="paragraph" style:parent-style-name="Standard">
      <style:paragraph-properties fo:margin-top="0.0201in" fo:margin-bottom="0.0201in" style:contextual-spacing="false" fo:orphans="2" fo:widows="2"/>
      <style:text-properties officeooo:paragraph-rsid="02b40882"/>
    </style:style>
    <style:style style:name="P546" style:family="paragraph" style:parent-style-name="Standard">
      <style:paragraph-properties fo:margin-top="0.0201in" fo:margin-bottom="0.0201in" style:contextual-spacing="false" fo:orphans="2" fo:widows="2"/>
      <style:text-properties officeooo:paragraph-rsid="02b4f9a1"/>
    </style:style>
    <style:style style:name="P547" style:family="paragraph" style:parent-style-name="Standard">
      <style:paragraph-properties fo:margin-top="0.0201in" fo:margin-bottom="0.0201in" style:contextual-spacing="false" fo:orphans="2" fo:widows="2"/>
      <style:text-properties officeooo:paragraph-rsid="02b68df0"/>
    </style:style>
    <style:style style:name="P548" style:family="paragraph" style:parent-style-name="Standard">
      <style:paragraph-properties fo:margin-top="0.0201in" fo:margin-bottom="0.0201in" style:contextual-spacing="false" fo:orphans="2" fo:widows="2"/>
      <style:text-properties officeooo:paragraph-rsid="02b80773"/>
    </style:style>
    <style:style style:name="P549" style:family="paragraph" style:parent-style-name="Standard">
      <style:paragraph-properties fo:margin-top="0.0201in" fo:margin-bottom="0.0201in" style:contextual-spacing="false" fo:orphans="2" fo:widows="2"/>
      <style:text-properties officeooo:paragraph-rsid="02ba7f41"/>
    </style:style>
    <style:style style:name="P550" style:family="paragraph" style:parent-style-name="Text_20_body">
      <style:paragraph-properties fo:orphans="2" fo:widows="2"/>
      <style:text-properties fo:font-weight="bold" officeooo:rsid="01aa53ec" officeooo:paragraph-rsid="01aa53ec" style:font-weight-asian="bold" style:font-weight-complex="bold"/>
    </style:style>
    <style:style style:name="P551" style:family="paragraph" style:parent-style-name="Text_20_body">
      <style:text-properties fo:font-weight="bold" officeooo:rsid="01b28636" officeooo:paragraph-rsid="01b28636" style:font-weight-asian="bold" style:font-weight-complex="bold"/>
    </style:style>
    <style:style style:name="P552" style:family="paragraph" style:parent-style-name="Text_20_body">
      <style:paragraph-properties fo:margin-top="0.1173in" fo:margin-bottom="0.1173in" style:contextual-spacing="false" fo:orphans="2" fo:widows="2" fo:padding="0in" fo:border="none"/>
      <style:text-properties officeooo:paragraph-rsid="0197a876"/>
    </style:style>
    <style:style style:name="P553" style:family="paragraph" style:parent-style-name="Text_20_body">
      <style:paragraph-properties fo:margin-top="0.1173in" fo:margin-bottom="0.1173in" style:contextual-spacing="false" fo:orphans="2" fo:widows="2" fo:padding="0in" fo:border="none"/>
      <style:text-properties officeooo:paragraph-rsid="01a66aef"/>
    </style:style>
    <style:style style:name="P554" style:family="paragraph" style:parent-style-name="List_20_Heading" style:list-style-name="L8">
      <style:paragraph-properties fo:margin-top="0in" fo:margin-bottom="0in" style:contextual-spacing="false" fo:orphans="2" fo:widows="2" fo:padding="0in" fo:border="none"/>
    </style:style>
    <style:style style:name="P555" style:family="paragraph" style:parent-style-name="List_20_Heading" style:list-style-name="L9">
      <style:paragraph-properties fo:margin-top="0in" fo:margin-bottom="0in" style:contextual-spacing="false" fo:orphans="2" fo:widows="2" fo:padding="0in" fo:border="none"/>
    </style:style>
    <style:style style:name="P556"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557" style:family="paragraph" style:parent-style-name="Standard" style:list-style-name="L14">
      <style:paragraph-properties fo:margin-top="0.0201in" fo:margin-bottom="0.0201in" style:contextual-spacing="false" fo:orphans="2" fo:widows="2"/>
      <style:text-properties officeooo:paragraph-rsid="029e942c"/>
    </style:style>
    <style:style style:name="P558" style:family="paragraph" style:parent-style-name="Standard" style:list-style-name="L14">
      <style:paragraph-properties fo:margin-top="0.0201in" fo:margin-bottom="0.0201in" style:contextual-spacing="false" fo:orphans="2" fo:widows="2"/>
      <style:text-properties officeooo:paragraph-rsid="02a06c14"/>
    </style:style>
    <style:style style:name="P559" style:family="paragraph" style:parent-style-name="Standard" style:list-style-name="L14">
      <style:paragraph-properties fo:margin-top="0.0201in" fo:margin-bottom="0.0201in" style:contextual-spacing="false" fo:orphans="2" fo:widows="2"/>
      <style:text-properties officeooo:paragraph-rsid="02a0a747"/>
    </style:style>
    <style:style style:name="P56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d2d27"/>
    </style:style>
    <style:style style:name="P56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ed2a1"/>
    </style:style>
    <style:style style:name="P56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f142e"/>
    </style:style>
    <style:style style:name="P56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fd336"/>
    </style:style>
    <style:style style:name="P56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c0dc9"/>
    </style:style>
    <style:style style:name="P56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542d5"/>
    </style:style>
    <style:style style:name="P56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7285f"/>
    </style:style>
    <style:style style:name="P56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aba01"/>
    </style:style>
    <style:style style:name="P56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d25af"/>
    </style:style>
    <style:style style:name="P56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0b78f"/>
    </style:style>
    <style:style style:name="P57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1ce96"/>
    </style:style>
    <style:style style:name="P57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6199a"/>
    </style:style>
    <style:style style:name="P57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7ba5f"/>
    </style:style>
    <style:style style:name="P57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6pt" fo:letter-spacing="normal" fo:language="en" fo:country="US" fo:font-style="normal" style:text-underline-style="none" fo:font-weight="normal" officeooo:paragraph-rsid="02d535b9"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74"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575"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576"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77"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78" style:family="paragraph" style:parent-style-name="Text_20_body" style:list-style-name="L5">
      <style:paragraph-properties fo:orphans="2" fo:widows="2"/>
    </style:style>
    <style:style style:name="P579"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80"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81"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82"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83"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84" style:family="paragraph" style:parent-style-name="Text_20_body" style:list-style-name="L5">
      <style:paragraph-properties fo:margin-top="0in" fo:margin-bottom="0in" style:contextual-spacing="false" fo:orphans="2" fo:widows="2"/>
    </style:style>
    <style:style style:name="P585"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586" style:family="paragraph" style:parent-style-name="Text_20_body" style:list-style-name="L11">
      <style:paragraph-properties fo:margin-top="0in" fo:margin-bottom="0in" style:contextual-spacing="false" fo:orphans="2" fo:widows="2" fo:padding="0in" fo:border="none"/>
    </style:style>
    <style:style style:name="P587"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88"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589"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590"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591"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26a1b1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1"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10"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bold" officeooo:rsid="024a2999"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5"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6"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7" style:family="text">
      <style:text-properties fo:font-variant="normal" fo:text-transform="none" fo:color="#000000" loext:opacity="100%" style:font-name="sans-serif" fo:font-size="14pt" fo:letter-spacing="normal" fo:language="en" fo:country="US" fo:font-style="normal" style:text-underline-style="none" fo:font-weight="normal" officeooo:rsid="024a2999"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8" style:family="text">
      <style:text-properties fo:font-variant="normal" fo:text-transform="none" fo:color="#000000" loext:opacity="100%" style:font-name="sans-serif" fo:font-size="14pt" fo:letter-spacing="normal" fo:language="en" fo:country="US" fo:font-style="normal" style:text-underline-style="none" fo:font-weight="normal" officeooo:rsid="024bdf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9"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font-name="sans-serif" fo:font-size="14pt" fo:letter-spacing="normal" fo:language="en" fo:country="US" fo:font-style="normal" style:text-underline-style="none" fo:font-weight="normal" officeooo:rsid="0253f8a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2" style:family="text">
      <style:text-properties fo:font-variant="normal" fo:text-transform="none" fo:color="#000000" loext:opacity="100%" style:font-name="sans-serif" fo:font-size="14pt" fo:letter-spacing="normal" fo:language="en" fo:country="US" fo:font-style="normal" style:text-underline-style="none" fo:font-weight="normal" officeooo:rsid="02543d54"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4pt" fo:letter-spacing="normal" fo:language="en" fo:country="US" fo:font-style="normal" style:text-underline-style="none" fo:font-weight="normal" officeooo:rsid="0255063c"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4pt" fo:letter-spacing="normal" fo:language="en" fo:country="US" fo:font-style="normal" style:text-underline-style="none" fo:font-weight="normal" officeooo:rsid="0255602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4pt" fo:letter-spacing="normal" fo:language="en" fo:country="US" fo:font-style="normal" style:text-underline-style="none" fo:font-weight="normal" officeooo:rsid="02569f2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4pt" fo:letter-spacing="normal" fo:language="en" fo:country="US" fo:font-style="normal" style:text-underline-style="none" fo:font-weight="normal" officeooo:rsid="0257250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4pt" fo:letter-spacing="normal" fo:language="en" fo:country="US" fo:font-style="normal" style:text-underline-style="none" fo:font-weight="normal" officeooo:rsid="0257476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4pt" fo:letter-spacing="normal" fo:language="en" fo:country="US" fo:font-style="normal" style:text-underline-style="none" fo:font-weight="normal" officeooo:rsid="02587de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4pt" fo:letter-spacing="normal" fo:language="en" fo:country="US" fo:font-style="normal" style:text-underline-style="none" fo:font-weight="normal" officeooo:rsid="0259054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4pt" fo:letter-spacing="normal" fo:language="en" fo:country="US" fo:font-style="normal" style:text-underline-style="none" fo:font-weight="normal" officeooo:rsid="0259d79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4pt" fo:letter-spacing="normal" fo:language="en" fo:country="US" fo:font-style="normal" style:text-underline-style="none" fo:font-weight="normal" officeooo:rsid="025bd5c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sans-serif" fo:font-size="14pt" fo:letter-spacing="normal" fo:language="en" fo:country="US" fo:font-style="normal" style:text-underline-style="none" fo:font-weight="normal" officeooo:rsid="02612f3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sans-serif" fo:font-size="14pt" fo:letter-spacing="normal" fo:language="en" fo:country="US" fo:font-style="normal" style:text-underline-style="none" fo:font-weight="normal" officeooo:rsid="02661a2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sans-serif" fo:font-size="14pt" fo:letter-spacing="normal" fo:language="en" fo:country="US" fo:font-style="normal" style:text-underline-style="none" fo:font-weight="normal" officeooo:rsid="024e45e3"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sans-serif" fo:font-size="14pt" fo:letter-spacing="normal" fo:language="en" fo:country="US" fo:font-style="normal" style:text-underline-style="none" fo:font-weight="normal" officeooo:rsid="024e94ee"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sans-serif" fo:font-size="14pt" fo:letter-spacing="normal" fo:language="en" fo:country="US" fo:font-style="normal" style:text-underline-style="none" fo:font-weight="normal" officeooo:rsid="024fe952"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sans-serif" fo:font-size="14pt" fo:letter-spacing="normal" fo:language="en" fo:country="US" fo:font-style="normal" style:text-underline-style="none" fo:font-weight="normal" officeooo:rsid="024ffa19"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sans-serif" fo:font-size="14pt" fo:letter-spacing="normal" fo:language="en" fo:country="US" fo:font-style="normal" style:text-underline-style="none" fo:font-weight="normal" officeooo:rsid="025065fc"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3"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sans-serif" fo:font-size="16pt" fo:letter-spacing="normal" fo:language="en" fo:country="US" fo:font-style="normal" style:text-underline-style="none" fo:font-weight="bold" officeooo:rsid="026859fa"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sans-serif" fo:font-size="16pt" fo:letter-spacing="normal" fo:language="en" fo:country="US" fo:font-style="normal" style:text-underline-style="none" fo:font-weight="bold" officeooo:rsid="026367f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65" style:family="text">
      <style:text-properties fo:font-variant="normal" fo:text-transform="none" fo:color="#000000" loext:opacity="100%" style:font-name="sans-serif" fo:font-size="16pt" fo:letter-spacing="normal" fo:language="en" fo:country="US" fo:font-style="normal" style:text-underline-style="none" fo:font-weight="normal" officeooo:rsid="026367f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style:font-name="sans-serif" fo:font-size="16pt" fo:letter-spacing="normal" fo:language="en" fo:country="US" fo:font-style="normal" style:text-underline-style="none" fo:font-weight="normal" officeooo:rsid="026a1b1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7" style:family="text">
      <style:text-properties fo:font-variant="normal" fo:text-transform="none" fo:color="#000000" loext:opacity="100%" style:font-name="sans-serif" fo:font-size="16pt" fo:letter-spacing="normal" fo:language="en" fo:country="US" fo:font-style="normal" style:text-underline-style="none" fo:font-weight="normal" officeooo:rsid="026bcc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sans-serif" fo:font-size="16pt" fo:letter-spacing="normal" fo:language="en" fo:country="US" fo:font-style="normal" style:text-underline-style="none" fo:font-weight="normal" officeooo:rsid="026d626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sans-serif" fo:font-size="16pt" fo:letter-spacing="normal" fo:language="en" fo:country="US" fo:font-style="normal" style:text-underline-style="none" fo:font-weight="normal" officeooo:rsid="026f5ac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1"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2"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3"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4"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sans-serif" fo:font-size="18pt" fo:letter-spacing="normal" fo:language="en" fo:country="US" fo:font-style="normal" style:text-underline-style="none" fo:font-weight="bold" officeooo:rsid="025bd5cb"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80"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8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82"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83"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84"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85"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86"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87"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88"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204"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205"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207"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1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6"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7"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8"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7"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8"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9"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0"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1"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2"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3"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4"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5" style:family="text">
      <style:text-properties fo:font-variant="normal" fo:text-transform="none" fo:color="#000000" loext:opacity="100%" style:font-name="Menlo" fo:font-size="10pt" fo:letter-spacing="normal" fo:language="en" fo:country="US" fo:font-style="normal" style:text-underline-style="none" fo:font-weight="normal" officeooo:rsid="025251c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6" style:family="text">
      <style:text-properties fo:font-variant="normal" fo:text-transform="none" fo:color="#000000" loext:opacity="100%" style:font-name="Menlo" fo:font-size="10pt" fo:letter-spacing="normal" fo:language="en" fo:country="US" fo:font-style="normal" style:text-underline-style="none" fo:font-weight="normal" officeooo:rsid="026812e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7"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acb20c"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8"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e8a202"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9"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6d"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0"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1"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2"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3"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4"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5"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6"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7"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8"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9"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0"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1" style:family="text">
      <style:text-properties fo:font-variant="normal" fo:text-transform="none" fo:color="#000000" loext:opacity="100%" style:font-name="Menlo" fo:font-size="16pt" fo:letter-spacing="normal" fo:language="en" fo:country="US" fo:font-style="normal" style:text-underline-style="none" fo:font-weight="bold" officeooo:rsid="02a0a74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2" style:family="text">
      <style:text-properties fo:font-variant="normal" fo:text-transform="none" fo:color="#000000" loext:opacity="100%" style:font-name="Menlo" fo:font-size="16pt" fo:letter-spacing="normal" fo:language="en" fo:country="US" fo:font-style="normal" style:text-underline-style="none" fo:font-weight="bold" officeooo:rsid="02adf4c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3" style:family="text">
      <style:text-properties fo:font-variant="normal" fo:text-transform="none" fo:color="#000000" loext:opacity="100%" style:font-name="Menlo" fo:font-size="16pt" fo:letter-spacing="normal" fo:language="en" fo:country="US" fo:font-style="normal" style:text-underline-style="none" fo:font-weight="bold" officeooo:rsid="02ae42b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4" style:family="text">
      <style:text-properties fo:font-variant="normal" fo:text-transform="none" fo:color="#000000" loext:opacity="100%" style:font-name="Menlo" fo:font-size="16pt" fo:letter-spacing="normal" fo:language="en" fo:country="US" fo:font-style="normal" style:text-underline-style="none" fo:font-weight="bold" officeooo:rsid="02bcff9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5" style:family="text">
      <style:text-properties fo:font-variant="normal" fo:text-transform="none" fo:color="#000000" loext:opacity="100%" style:font-name="Menlo" fo:font-size="16pt" fo:letter-spacing="normal" fo:language="en" fo:country="US" fo:font-style="normal" style:text-underline-style="none" fo:font-weight="bold" officeooo:rsid="02bdab8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6" style:family="text">
      <style:text-properties fo:font-variant="normal" fo:text-transform="none" fo:color="#000000" loext:opacity="100%" style:font-name="Menlo" fo:font-size="16pt" fo:letter-spacing="normal" fo:language="en" fo:country="US" fo:font-style="normal" style:text-underline-style="none" fo:font-weight="normal" officeooo:rsid="02706bb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7" style:family="text">
      <style:text-properties fo:font-variant="normal" fo:text-transform="none" fo:color="#000000" loext:opacity="100%" style:font-name="Menlo" fo:font-size="16pt" fo:letter-spacing="normal" fo:language="en" fo:country="US" fo:font-style="normal" style:text-underline-style="none" fo:font-weight="normal" officeooo:rsid="0277aeb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8" style:family="text">
      <style:text-properties fo:font-variant="normal" fo:text-transform="none" fo:color="#000000" loext:opacity="100%" style:font-name="Menlo" fo:font-size="16pt" fo:letter-spacing="normal" fo:language="en" fo:country="US" fo:font-style="normal" style:text-underline-style="none" fo:font-weight="normal" officeooo:rsid="027edb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9" style:family="text">
      <style:text-properties fo:font-variant="normal" fo:text-transform="none" fo:color="#000000" loext:opacity="100%" style:font-name="Menlo" fo:font-size="16pt" fo:letter-spacing="normal" fo:language="en" fo:country="US" fo:font-style="normal" style:text-underline-style="none" fo:font-weight="normal" officeooo:rsid="027f7c0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0" style:family="text">
      <style:text-properties fo:font-variant="normal" fo:text-transform="none" fo:color="#000000"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1" style:family="text">
      <style:text-properties fo:font-variant="normal" fo:text-transform="none" fo:color="#000000" loext:opacity="100%" style:font-name="Menlo" fo:font-size="16pt" fo:letter-spacing="normal" fo:language="en" fo:country="US" fo:font-style="normal" style:text-underline-style="none" fo:font-weight="normal" officeooo:rsid="02816cc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2" style:family="text">
      <style:text-properties fo:font-variant="normal" fo:text-transform="none" fo:color="#000000" loext:opacity="100%" style:font-name="Menlo" fo:font-size="16pt" fo:letter-spacing="normal" fo:language="en" fo:country="US" fo:font-style="normal" style:text-underline-style="none" fo:font-weight="normal" officeooo:rsid="02817f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3" style:family="text">
      <style:text-properties fo:font-variant="normal" fo:text-transform="none" fo:color="#000000" loext:opacity="100%" style:font-name="Menlo" fo:font-size="16pt" fo:letter-spacing="normal" fo:language="en" fo:country="US" fo:font-style="normal" style:text-underline-style="none" fo:font-weight="normal" officeooo:rsid="0282c96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4" style:family="text">
      <style:text-properties fo:font-variant="normal" fo:text-transform="none" fo:color="#000000"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5" style:family="text">
      <style:text-properties fo:font-variant="normal" fo:text-transform="none" fo:color="#000000" loext:opacity="100%" style:font-name="Menlo" fo:font-size="16pt" fo:letter-spacing="normal" fo:language="en" fo:country="US" fo:font-style="normal" style:text-underline-style="none" fo:font-weight="normal" officeooo:rsid="02855ed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6" style:family="text">
      <style:text-properties fo:font-variant="normal" fo:text-transform="none" fo:color="#000000" loext:opacity="100%" style:font-name="Menlo" fo:font-size="16pt" fo:letter-spacing="normal" fo:language="en" fo:country="US" fo:font-style="normal" style:text-underline-style="none" fo:font-weight="normal" officeooo:rsid="02859b9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7" style:family="text">
      <style:text-properties fo:font-variant="normal" fo:text-transform="none" fo:color="#000000" loext:opacity="100%" style:font-name="Menlo" fo:font-size="16pt" fo:letter-spacing="normal" fo:language="en" fo:country="US" fo:font-style="normal" style:text-underline-style="none" fo:font-weight="normal" officeooo:rsid="02861c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8" style:family="text">
      <style:text-properties fo:font-variant="normal" fo:text-transform="none" fo:color="#000000" loext:opacity="100%" style:font-name="Menlo" fo:font-size="16pt" fo:letter-spacing="normal" fo:language="en" fo:country="US" fo:font-style="normal" style:text-underline-style="none"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9" style:family="text">
      <style:text-properties fo:font-variant="normal" fo:text-transform="none" fo:color="#000000" loext:opacity="100%" style:font-name="Menlo" fo:font-size="16pt" fo:letter-spacing="normal" fo:language="en" fo:country="US" fo:font-style="normal" style:text-underline-style="none" fo:font-weight="normal" officeooo:rsid="0289d3d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0" style:family="text">
      <style:text-properties fo:font-variant="normal" fo:text-transform="none" fo:color="#000000" loext:opacity="100%" style:font-name="Menlo" fo:font-size="16pt" fo:letter-spacing="normal" fo:language="en" fo:country="US" fo:font-style="normal" style:text-underline-style="none" fo:font-weight="normal" officeooo:rsid="028ef0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1" style:family="text">
      <style:text-properties fo:font-variant="normal" fo:text-transform="none" fo:color="#000000" loext:opacity="100%" style:font-name="Menlo" fo:font-size="16pt" fo:letter-spacing="normal" fo:language="en" fo:country="US" fo:font-style="normal" style:text-underline-style="none" fo:font-weight="normal" officeooo:rsid="028f5d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2" style:family="text">
      <style:text-properties fo:font-variant="normal" fo:text-transform="none" fo:color="#000000" loext:opacity="100%" style:font-name="Menlo" fo:font-size="16pt" fo:letter-spacing="normal" fo:language="en" fo:country="US" fo:font-style="normal" style:text-underline-style="none" fo:font-weight="normal" officeooo:rsid="0291586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3" style:family="text">
      <style:text-properties fo:font-variant="normal" fo:text-transform="none" fo:color="#000000" loext:opacity="100%" style:font-name="Menlo" fo:font-size="16pt" fo:letter-spacing="normal" fo:language="en" fo:country="US" fo:font-style="normal" style:text-underline-style="none" fo:font-weight="normal" officeooo:rsid="0293273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4" style:family="text">
      <style:text-properties fo:font-variant="normal" fo:text-transform="none" fo:color="#000000" loext:opacity="100%" style:font-name="Menlo" fo:font-size="16pt" fo:letter-spacing="normal" fo:language="en" fo:country="US" fo:font-style="normal" style:text-underline-style="none" fo:font-weight="normal" officeooo:rsid="0294246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5" style:family="text">
      <style:text-properties fo:font-variant="normal" fo:text-transform="none" fo:color="#000000" loext:opacity="100%" style:font-name="Menlo" fo:font-size="16pt" fo:letter-spacing="normal" fo:language="en" fo:country="US" fo:font-style="normal" style:text-underline-style="none" fo:font-weight="normal" officeooo:rsid="0295cba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6" style:family="text">
      <style:text-properties fo:font-variant="normal" fo:text-transform="none" fo:color="#000000" loext:opacity="100%" style:font-name="Menlo" fo:font-size="16pt" fo:letter-spacing="normal" fo:language="en" fo:country="US" fo:font-style="normal" style:text-underline-style="none" fo:font-weight="normal" officeooo:rsid="02973ef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7" style:family="text">
      <style:text-properties fo:font-variant="normal" fo:text-transform="none" fo:color="#000000" loext:opacity="100%" style:font-name="Menlo" fo:font-size="16pt" fo:letter-spacing="normal" fo:language="en" fo:country="US" fo:font-style="normal" style:text-underline-style="none" fo:font-weight="normal" officeooo:rsid="02981e3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8" style:family="text">
      <style:text-properties fo:font-variant="normal" fo:text-transform="none" fo:color="#000000" loext:opacity="100%" style:font-name="Menlo" fo:font-size="16pt" fo:letter-spacing="normal" fo:language="en" fo:country="US" fo:font-style="normal" style:text-underline-style="none" fo:font-weight="normal" officeooo:rsid="0299fc1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9" style:family="text">
      <style:text-properties fo:font-variant="normal" fo:text-transform="none" fo:color="#000000" loext:opacity="100%" style:font-name="Menlo" fo:font-size="16pt" fo:letter-spacing="normal" fo:language="en" fo:country="US" fo:font-style="normal" style:text-underline-style="none" fo:font-weight="normal" officeooo:rsid="029bfbf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0" style:family="text">
      <style:text-properties fo:font-variant="normal" fo:text-transform="none" fo:color="#000000" loext:opacity="100%" style:font-name="Menlo" fo:font-size="16pt" fo:letter-spacing="normal" fo:language="en" fo:country="US" fo:font-style="normal" style:text-underline-style="none" fo:font-weight="normal" officeooo:rsid="029d103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1" style:family="text">
      <style:text-properties fo:font-variant="normal" fo:text-transform="none" fo:color="#000000" loext:opacity="100%" style:font-name="Menlo" fo:font-size="16pt" fo:letter-spacing="normal" fo:language="en" fo:country="US" fo:font-style="normal" style:text-underline-style="none" fo:font-weight="normal" officeooo:rsid="029e942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2" style:family="text">
      <style:text-properties fo:font-variant="normal" fo:text-transform="none" fo:color="#000000" loext:opacity="100%" style:font-name="Menlo" fo:font-size="16pt" fo:letter-spacing="normal" fo:language="en" fo:country="US" fo:font-style="normal" style:text-underline-style="none"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3" style:family="text">
      <style:text-properties fo:font-variant="normal" fo:text-transform="none" fo:color="#000000" loext:opacity="100%" style:font-name="Menlo" fo:font-size="16pt" fo:letter-spacing="normal" fo:language="en" fo:country="US" fo:font-style="normal" style:text-underline-style="none"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4" style:family="text">
      <style:text-properties fo:font-variant="normal" fo:text-transform="none" fo:color="#000000" loext:opacity="100%" style:font-name="Menlo" fo:font-size="16pt" fo:letter-spacing="normal" fo:language="en" fo:country="US" fo:font-style="normal" style:text-underline-style="none"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5" style:family="text">
      <style:text-properties fo:font-variant="normal" fo:text-transform="none" fo:color="#000000" loext:opacity="100%" style:font-name="Menlo" fo:font-size="16pt" fo:letter-spacing="normal" fo:language="en" fo:country="US" fo:font-style="normal" style:text-underline-style="none" fo:font-weight="normal" officeooo:rsid="02a3737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6" style:family="text">
      <style:text-properties fo:font-variant="normal" fo:text-transform="none" fo:color="#000000" loext:opacity="100%" style:font-name="Menlo" fo:font-size="16pt" fo:letter-spacing="normal" fo:language="en" fo:country="US" fo:font-style="normal" style:text-underline-style="none" fo:font-weight="normal" officeooo:rsid="02a4b98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7" style:family="text">
      <style:text-properties fo:font-variant="normal" fo:text-transform="none" fo:color="#000000" loext:opacity="100%" style:font-name="Menlo" fo:font-size="16pt" fo:letter-spacing="normal" fo:language="en" fo:country="US" fo:font-style="normal" style:text-underline-style="none" fo:font-weight="normal" officeooo:rsid="02a4d5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8" style:family="text">
      <style:text-properties fo:font-variant="normal" fo:text-transform="none" fo:color="#000000" loext:opacity="100%" style:font-name="Menlo" fo:font-size="16pt" fo:letter-spacing="normal" fo:language="en" fo:country="US" fo:font-style="normal" style:text-underline-style="none" fo:font-weight="normal" officeooo:rsid="02a651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9" style:family="text">
      <style:text-properties fo:font-variant="normal" fo:text-transform="none" fo:color="#000000" loext:opacity="100%" style:font-name="Menlo" fo:font-size="16pt" fo:letter-spacing="normal" fo:language="en" fo:country="US" fo:font-style="normal" style:text-underline-style="none" fo:font-weight="normal" officeooo:rsid="02a66fd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0" style:family="text">
      <style:text-properties fo:font-variant="normal" fo:text-transform="none" fo:color="#000000" loext:opacity="100%" style:font-name="Menlo" fo:font-size="16pt" fo:letter-spacing="normal" fo:language="en" fo:country="US" fo:font-style="normal" style:text-underline-style="none" fo:font-weight="normal" officeooo:rsid="02a7510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1" style:family="text">
      <style:text-properties fo:font-variant="normal" fo:text-transform="none" fo:color="#000000" loext:opacity="100%" style:font-name="Menlo" fo:font-size="16pt" fo:letter-spacing="normal" fo:language="en" fo:country="US" fo:font-style="normal" style:text-underline-style="none" fo:font-weight="normal" officeooo:rsid="02aa31e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2" style:family="text">
      <style:text-properties fo:font-variant="normal" fo:text-transform="none" fo:color="#000000" loext:opacity="100%" style:font-name="Menlo" fo:font-size="16pt" fo:letter-spacing="normal" fo:language="en" fo:country="US" fo:font-style="normal" style:text-underline-style="none" fo:font-weight="normal" officeooo:rsid="02ab553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3" style:family="text">
      <style:text-properties fo:font-variant="normal" fo:text-transform="none" fo:color="#000000" loext:opacity="100%" style:font-name="Menlo" fo:font-size="16pt" fo:letter-spacing="normal" fo:language="en" fo:country="US" fo:font-style="normal" style:text-underline-style="none" fo:font-weight="normal" officeooo:rsid="02ac466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4" style:family="text">
      <style:text-properties fo:font-variant="normal" fo:text-transform="none" fo:color="#000000" loext:opacity="100%" style:font-name="Menlo" fo:font-size="16pt" fo:letter-spacing="normal" fo:language="en" fo:country="US" fo:font-style="normal" style:text-underline-style="none" fo:font-weight="normal" officeooo:rsid="02ae301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5" style:family="text">
      <style:text-properties fo:font-variant="normal" fo:text-transform="none" fo:color="#000000" loext:opacity="100%" style:font-name="Menlo" fo:font-size="16pt" fo:letter-spacing="normal" fo:language="en" fo:country="US" fo:font-style="normal" style:text-underline-style="none" fo:font-weight="normal" officeooo:rsid="02b0537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6" style:family="text">
      <style:text-properties fo:font-variant="normal" fo:text-transform="none" fo:color="#000000" loext:opacity="100%" style:font-name="Menlo" fo:font-size="16pt" fo:letter-spacing="normal" fo:language="en" fo:country="US" fo:font-style="normal" style:text-underline-style="none" fo:font-weight="normal" officeooo:rsid="02b1310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7" style:family="text">
      <style:text-properties fo:font-variant="normal" fo:text-transform="none" fo:color="#000000" loext:opacity="100%" style:font-name="Menlo" fo:font-size="16pt" fo:letter-spacing="normal" fo:language="en" fo:country="US" fo:font-style="normal" style:text-underline-style="none" fo:font-weight="normal" officeooo:rsid="02b256e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8" style:family="text">
      <style:text-properties fo:font-variant="normal" fo:text-transform="none" fo:color="#000000" loext:opacity="100%" style:font-name="Menlo" fo:font-size="16pt" fo:letter-spacing="normal" fo:language="en" fo:country="US" fo:font-style="normal" style:text-underline-style="none" fo:font-weight="normal" officeooo:rsid="02b4088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9" style:family="text">
      <style:text-properties fo:font-variant="normal" fo:text-transform="none" fo:color="#000000" loext:opacity="100%" style:font-name="Menlo" fo:font-size="16pt" fo:letter-spacing="normal" fo:language="en" fo:country="US" fo:font-style="normal" style:text-underline-style="none" fo:font-weight="normal" officeooo:rsid="02b4f9a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0" style:family="text">
      <style:text-properties fo:font-variant="normal" fo:text-transform="none" fo:color="#000000" loext:opacity="100%" style:font-name="Menlo" fo:font-size="16pt" fo:letter-spacing="normal" fo:language="en" fo:country="US" fo:font-style="normal" style:text-underline-style="none" fo:font-weight="normal" officeooo:rsid="02b68d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1" style:family="text">
      <style:text-properties fo:font-variant="normal" fo:text-transform="none" fo:color="#000000" loext:opacity="100%" style:font-name="Menlo" fo:font-size="16pt" fo:letter-spacing="normal" fo:language="en" fo:country="US" fo:font-style="normal" style:text-underline-style="none" fo:font-weight="normal" officeooo:rsid="02ba7f4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2" style:family="text">
      <style:text-properties fo:font-variant="normal" fo:text-transform="none" fo:color="#000000" loext:opacity="100%" style:font-name="Menlo" fo:font-size="16pt" fo:letter-spacing="normal" fo:language="en" fo:country="US" fo:font-style="normal" style:text-underline-style="none" fo:font-weight="normal" officeooo:rsid="02bc4d4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3" style:family="text">
      <style:text-properties fo:font-variant="normal" fo:text-transform="none" fo:color="#000000" loext:opacity="100%" style:font-name="Menlo" fo:font-size="16pt" fo:letter-spacing="normal" fo:language="en" fo:country="US" fo:font-style="normal" style:text-underline-style="none" fo:font-weight="normal" officeooo:rsid="02bdab8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4" style:family="text">
      <style:text-properties fo:font-variant="normal" fo:text-transform="none" fo:color="#000000" loext:opacity="100%" style:font-name="Menlo" fo:font-size="16pt" fo:letter-spacing="normal" fo:language="en" fo:country="US" fo:font-style="normal" style:text-underline-style="none" fo:font-weight="normal" officeooo:rsid="02bee9b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5" style:family="text">
      <style:text-properties fo:font-variant="normal" fo:text-transform="none" fo:color="#000000" loext:opacity="100%" style:font-name="Menlo" fo:font-size="16pt" fo:letter-spacing="normal" fo:language="en" fo:country="US" fo:font-style="normal" style:text-underline-style="none" fo:font-weight="normal" officeooo:rsid="02c16d7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6"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7" style:family="text">
      <style:text-properties fo:font-variant="normal" fo:text-transform="none" fo:color="#000000" loext:opacity="100%" style:font-name="Menlo" fo:font-size="16pt" fo:letter-spacing="normal" fo:language="en" fo:country="US" fo:font-style="normal" style:text-underline-style="none" fo:font-weight="normal" officeooo:rsid="02c38c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8" style:family="text">
      <style:text-properties fo:font-variant="normal" fo:text-transform="none" fo:color="#000000" loext:opacity="100%" style:font-name="Menlo" fo:font-size="16pt" fo:letter-spacing="normal" fo:language="en" fo:country="US" fo:font-style="normal" style:text-underline-style="none" fo:font-weight="normal" officeooo:rsid="02c51e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9" style:family="text">
      <style:text-properties fo:font-variant="normal" fo:text-transform="none" fo:color="#000000" loext:opacity="100%" style:font-name="Menlo" fo:font-size="16pt" fo:letter-spacing="normal" fo:language="en" fo:country="US" fo:font-style="normal" style:text-underline-style="none" fo:font-weight="normal" officeooo:rsid="02cc0dc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0" style:family="text">
      <style:text-properties fo:font-variant="normal" fo:text-transform="none" fo:color="#000000" loext:opacity="100%" style:font-name="Menlo" fo:font-size="16pt" fo:letter-spacing="normal" fo:language="en" fo:country="US" fo:font-style="normal" style:text-underline-style="none" fo:font-weight="normal" officeooo:rsid="02cd2d2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1" style:family="text">
      <style:text-properties fo:font-variant="normal" fo:text-transform="none" fo:color="#000000" loext:opacity="100%" style:font-name="Menlo" fo:font-size="16pt" fo:letter-spacing="normal" fo:language="en" fo:country="US" fo:font-style="normal" style:text-underline-style="none" fo:font-weight="normal" officeooo:rsid="02ce35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2" style:family="text">
      <style:text-properties fo:font-variant="normal" fo:text-transform="none" fo:color="#000000" loext:opacity="100%" style:font-name="Menlo" fo:font-size="16pt" fo:letter-spacing="normal" fo:language="en" fo:country="US" fo:font-style="normal" style:text-underline-style="none" fo:font-weight="normal" officeooo:rsid="02ced2a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3" style:family="text">
      <style:text-properties fo:font-variant="normal" fo:text-transform="none" fo:color="#000000" loext:opacity="100%" style:font-name="Menlo" fo:font-size="16pt" fo:letter-spacing="normal" fo:language="en" fo:country="US" fo:font-style="normal" style:text-underline-style="none" fo:font-weight="normal" officeooo:rsid="02cf142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4" style:family="text">
      <style:text-properties fo:font-variant="normal" fo:text-transform="none" fo:color="#000000" loext:opacity="100%" style:font-name="Menlo" fo:font-size="16pt" fo:letter-spacing="normal" fo:language="en" fo:country="US" fo:font-style="normal" style:text-underline-style="none" fo:font-weight="normal" officeooo:rsid="02cfd3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5" style:family="text">
      <style:text-properties fo:font-variant="normal" fo:text-transform="none" fo:color="#000000" loext:opacity="100%" style:font-name="Menlo" fo:font-size="16pt" fo:letter-spacing="normal" fo:language="en" fo:country="US" fo:font-style="normal" style:text-underline-style="none" fo:font-weight="normal" officeooo:rsid="02d085a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6" style:family="text">
      <style:text-properties fo:font-variant="normal" fo:text-transform="none" fo:color="#000000" loext:opacity="100%" style:font-name="Menlo" fo:font-size="16pt" fo:letter-spacing="normal" fo:language="en" fo:country="US" fo:font-style="normal" style:text-underline-style="none" fo:font-weight="normal" officeooo:rsid="02dd25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7" style:family="text">
      <style:text-properties fo:font-variant="normal" fo:text-transform="none" fo:color="#000000" loext:opacity="100%" style:font-name="Menlo" fo:font-size="16pt" fo:letter-spacing="normal" fo:language="en" fo:country="US" fo:font-style="normal" style:text-underline-style="none" fo:font-weight="normal" officeooo:rsid="02e6199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8" style:family="text">
      <style:text-properties fo:font-variant="normal" fo:text-transform="none" fo:color="#000000" loext:opacity="100%" style:font-name="Menlo" fo:font-size="16pt" fo:letter-spacing="normal" fo:language="en" fo:country="US" fo:font-style="normal" style:text-underline-style="none" fo:font-weight="normal" officeooo:rsid="02e7ba5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9" style:family="text">
      <style:text-properties fo:font-variant="normal" fo:text-transform="none" fo:color="#000000" loext:opacity="100%" style:font-name="Menlo" fo:font-size="16pt" fo:letter-spacing="normal" fo:language="en" fo:country="US" fo:font-style="normal" style:text-underline-style="none" fo:font-weight="normal" officeooo:rsid="0278af9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0" style:family="text">
      <style:text-properties fo:font-variant="normal" fo:text-transform="none" fo:color="#000000" loext:opacity="100%" style:font-name="Menlo" fo:font-size="16pt" fo:letter-spacing="normal" fo:language="en" fo:country="US" fo:font-style="normal" style:text-underline-style="none" fo:font-weight="normal" officeooo:rsid="027a7368"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1" style:family="text">
      <style:text-properties fo:font-variant="normal" fo:text-transform="none" fo:color="#000000" loext:opacity="100%" style:font-name="Menlo" fo:font-size="16pt" fo:letter-spacing="normal" fo:language="en" fo:country="US" fo:font-style="normal" style:text-underline-style="none" fo:font-weight="normal" officeooo:rsid="027d6177"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2" style:family="text">
      <style:text-properties fo:font-variant="normal" fo:text-transform="none" fo:color="#000000" loext:opacity="100%" style:font-name="Menlo" fo:font-size="16pt" fo:letter-spacing="normal" fo:language="en" fo:country="US" fo:font-style="normal" style:text-underline-style="none" fo:font-weight="normal" officeooo:rsid="02b80773"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3"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4" style:family="text">
      <style:text-properties fo:font-variant="normal" fo:text-transform="none" fo:color="#000000" loext:opacity="100%" style:font-name="Menlo" fo:font-size="16pt" fo:letter-spacing="normal" fo:language="en" fo:country="US" fo:font-style="normal" style:text-underline-style="none" fo:font-weight="normal" officeooo:rsid="02d542d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5" style:family="text">
      <style:text-properties fo:font-variant="normal" fo:text-transform="none" fo:color="#000000" loext:opacity="100%" style:font-name="Menlo" fo:font-size="16pt" fo:letter-spacing="normal" fo:language="en" fo:country="US" fo:font-style="normal" style:text-underline-style="none" fo:font-weight="normal" officeooo:rsid="02d7285f"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6" style:family="text">
      <style:text-properties fo:font-variant="normal" fo:text-transform="none" fo:color="#000000" loext:opacity="100%" style:font-name="Menlo" fo:font-size="16pt" fo:letter-spacing="normal" fo:language="en" fo:country="US" fo:font-style="normal" style:text-underline-style="none" fo:font-weight="normal" officeooo:rsid="02d8f873"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7" style:family="text">
      <style:text-properties fo:font-variant="normal" fo:text-transform="none" fo:color="#000000" loext:opacity="100%" style:font-name="Menlo" fo:font-size="16pt" fo:letter-spacing="normal" fo:language="en" fo:country="US" fo:font-style="normal" style:text-underline-style="none" fo:font-weight="normal" officeooo:rsid="02daba01"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8"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9"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0"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1"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cfd3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2"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33"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34"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35"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6"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7" style:family="text">
      <style:text-properties fo:font-variant="normal" fo:text-transform="none" fo:color="#000000" loext:opacity="100%" style:font-name="Menlo" fo:font-size="12pt" fo:letter-spacing="normal" fo:language="en" fo:country="US" fo:font-style="normal" style:text-underline-style="none" fo:font-weight="normal" officeooo:rsid="0271f2c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8" style:family="text">
      <style:text-properties fo:font-variant="normal" fo:text-transform="none" fo:color="#000000" loext:opacity="100%" style:font-name="Menlo" fo:font-size="12pt" fo:letter-spacing="normal" fo:language="en" fo:country="US" fo:font-style="normal" style:text-underline-style="none" fo:font-weight="normal" officeooo:rsid="0278af95"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9" style:family="text">
      <style:text-properties fo:font-variant="normal" fo:text-transform="none" fo:color="#000000" loext:opacity="100%" style:font-name="Menlo" fo:font-size="12pt" fo:letter-spacing="normal" fo:language="en" fo:country="US" fo:font-style="normal" style:text-underline-style="none" fo:font-weight="normal" officeooo:rsid="027a736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40" style:family="text">
      <style:text-properties fo:font-variant="normal" fo:text-transform="none" fo:color="#000000" loext:opacity="100%" style:font-name="Menlo" fo:font-size="12pt" fo:letter-spacing="normal" fo:language="en" fo:country="US" fo:font-style="normal" style:text-underline-style="none" fo:font-weight="normal" officeooo:rsid="027b609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41" style:family="text">
      <style:text-properties fo:font-variant="normal" fo:text-transform="none" fo:color="#000000" loext:opacity="100%" style:font-name="Menlo" fo:font-size="12pt" fo:letter-spacing="normal" fo:language="en" fo:country="US" fo:font-style="normal" style:text-underline-style="none" fo:font-weight="normal" officeooo:rsid="027bab5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42" style:family="text">
      <style:text-properties fo:font-variant="normal" fo:text-transform="none" fo:color="#000000" loext:opacity="100%" style:font-name="Menlo" fo:font-size="12pt" fo:letter-spacing="normal" fo:language="en" fo:country="US" fo:font-style="normal" style:text-underline-style="none" fo:font-weight="normal" officeooo:rsid="0289d3d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43" style:family="text">
      <style:text-properties fo:font-variant="normal" fo:text-transform="none" fo:color="#000000" loext:opacity="100%" style:font-name="Menlo" fo:letter-spacing="normal" fo:language="en" fo:country="US" fo:font-style="normal" style:text-underline-style="none" fo:font-weight="normal" officeooo:rsid="02e7ba5f"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344" style:family="text">
      <style:text-properties fo:font-variant="normal" fo:text-transform="none" fo:color="#000000" loext:opacity="100%" style:font-name="Menlo" fo:font-size="20pt" fo:letter-spacing="normal" fo:language="en" fo:country="US" fo:font-style="normal" style:text-underline-style="none" fo:font-weight="bold" officeooo:rsid="02859b92" fo:background-color="#ffffff" loext:char-shading-value="0" style:font-size-asian="20pt" style:language-asian="zxx" style:country-asian="none" style:font-style-asian="normal" style:font-weight-asian="bold" style:font-size-complex="20pt" style:language-complex="zxx" style:country-complex="none" style:font-style-complex="normal" style:font-weight-complex="bold" loext:padding="0in" loext:border="none"/>
    </style:style>
    <style:style style:name="T345" style:family="text">
      <style:text-properties fo:font-variant="normal" fo:text-transform="none" fo:color="#000000"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6" style:family="text">
      <style:text-properties fo:font-variant="normal" fo:text-transform="none" fo:color="#000000" loext:opacity="100%" style:font-name="Menlo" fo:font-size="10.5pt" fo:letter-spacing="normal" fo:language="en" fo:country="US" fo:font-style="normal" style:text-underline-style="none" fo:font-weight="normal" officeooo:rsid="02b1310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7" style:family="text">
      <style:text-properties fo:font-variant="normal" fo:text-transform="none" fo:color="#000000"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8" style:family="text">
      <style:text-properties fo:font-variant="normal" fo:text-transform="none" fo:color="#000000"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9" style:family="text">
      <style:text-properties fo:font-variant="normal" fo:text-transform="none" fo:color="#000000"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0" style:family="text">
      <style:text-properties fo:font-variant="normal" fo:text-transform="none" fo:color="#000000"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1" style:family="text">
      <style:text-properties fo:font-variant="normal" fo:text-transform="none" fo:color="#000000"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2" style:family="text">
      <style:text-properties fo:font-variant="normal" fo:text-transform="none" fo:color="#000000"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3" style:family="text">
      <style:text-properties fo:font-variant="normal" fo:text-transform="none" fo:color="#000000"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4" style:family="text">
      <style:text-properties fo:font-variant="normal" fo:text-transform="none" fo:color="#000000" loext:opacity="100%" style:font-name="Menlo" fo:font-size="10.5pt" fo:letter-spacing="normal" fo:language="en" fo:country="US" fo:font-style="normal" style:text-underline-style="none" fo:font-weight="normal" officeooo:rsid="02d085a5"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5" style:family="text">
      <style:text-properties fo:font-variant="normal" fo:text-transform="none" fo:color="#000000" loext:opacity="100%" style:font-name="Menlo" fo:font-size="10.5pt" fo:letter-spacing="normal" fo:language="en" fo:country="US" fo:font-style="normal" style:text-underline-style="none" fo:font-weight="normal" officeooo:rsid="02cd2d2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6" style:family="text">
      <style:text-properties fo:font-variant="normal" fo:text-transform="none" fo:color="#000000" loext:opacity="100%" style:font-name="Menlo" fo:font-size="10.5pt" fo:letter-spacing="normal" fo:language="en" fo:country="US" fo:font-style="normal" style:text-underline-style="none" fo:font-weight="normal" officeooo:rsid="02d8f873"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7" style:family="text">
      <style:text-properties fo:font-variant="normal" fo:text-transform="none" fo:color="#000000" loext:opacity="100%" style:font-name="Menlo" fo:font-size="10.5pt" fo:letter-spacing="normal" fo:language="en" fo:country="US" fo:font-style="normal" style:text-underline-style="none" fo:font-weight="normal" officeooo:rsid="02da9848"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8" style:family="text">
      <style:text-properties fo:font-variant="normal" fo:text-transform="none" fo:color="#000000" loext:opacity="100%" style:font-name="Menlo" fo:font-size="10.5pt" fo:letter-spacing="normal" fo:language="en" fo:country="US" fo:font-style="normal" style:text-underline-style="none" fo:font-weight="normal" officeooo:rsid="02daba0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59" style:family="text">
      <style:text-properties fo:font-variant="normal" fo:text-transform="none" fo:color="#000000" loext:opacity="100%" style:font-name="Menlo" fo:font-size="10.5pt" fo:letter-spacing="normal" fo:language="en" fo:country="US" fo:font-style="normal" style:text-underline-style="none" fo:font-weight="normal" officeooo:rsid="02dd25a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0" style:family="text">
      <style:text-properties fo:font-variant="normal" fo:text-transform="none" fo:color="#000000" loext:opacity="100%" style:font-name="Menlo" fo:font-size="10.5pt" fo:letter-spacing="normal" fo:language="en" fo:country="US" fo:font-style="normal" style:text-underline-style="none" fo:font-weight="normal" officeooo:rsid="02e1ce9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1" style:family="text">
      <style:text-properties fo:font-variant="normal" fo:text-transform="none" fo:color="#000000" loext:opacity="100%" style:font-name="Menlo" fo:font-size="10.5pt" fo:letter-spacing="normal" fo:language="en" fo:country="US" fo:font-style="normal" style:text-underline-style="none" fo:font-weight="normal" officeooo:rsid="02e7ba5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2" style:family="text">
      <style:text-properties fo:font-variant="normal" fo:text-transform="none" fo:color="#000000" loext:opacity="100%" style:font-name="Menlo" fo:font-size="10.5pt" fo:letter-spacing="normal" fo:language="en" fo:country="US" fo:font-style="normal" style:text-underline-style="none"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3" style:family="text">
      <style:text-properties fo:font-variant="normal" fo:text-transform="none" fo:color="#000000" loext:opacity="100%" style:text-line-through-style="solid" style:text-line-through-type="singl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4" style:family="text">
      <style:text-properties fo:font-variant="normal" fo:text-transform="none" fo:color="#000000" loext:opacity="100%" fo:font-size="10.5pt" fo:letter-spacing="normal" fo:language="en" fo:country="US" fo:font-style="normal" style:text-underline-style="none" fo:font-weight="normal" officeooo:rsid="02e1ce9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5"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366"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367"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368"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369"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370"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371"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372"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373"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374"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375"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376"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377"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378"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379"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380"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381"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382"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383" style:family="text">
      <style:text-properties fo:font-variant="normal" fo:text-transform="none" fo:letter-spacing="normal" fo:font-style="normal" fo:background-color="#ffffff" loext:char-shading-value="0" style:font-size-asian="12pt" style:font-size-complex="12pt"/>
    </style:style>
    <style:style style:name="T384" style:family="text">
      <style:text-properties fo:font-variant="normal" fo:text-transform="none" fo:letter-spacing="normal" fo:font-style="normal" officeooo:rsid="0122cc6c" fo:background-color="#ffffff" loext:char-shading-value="0" style:font-size-asian="12pt" style:font-size-complex="12pt"/>
    </style:style>
    <style:style style:name="T385" style:family="text">
      <style:text-properties fo:font-variant="normal" fo:text-transform="none" fo:letter-spacing="normal" fo:font-style="normal" officeooo:rsid="012326b6" fo:background-color="#ffffff" loext:char-shading-value="0" style:font-size-asian="12pt" style:font-size-complex="12pt"/>
    </style:style>
    <style:style style:name="T386"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387"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388"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389"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390"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391"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392"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393"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394"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395"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396"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397"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398"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399"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400"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401"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402"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403" style:family="text">
      <style:text-properties fo:font-variant="normal" fo:text-transform="none" style:font-name="sans-serif" fo:letter-spacing="normal" fo:language="en" fo:country="US" fo:font-style="normal" style:text-underline-style="none" style:font-style-asian="normal" style:font-style-complex="normal"/>
    </style:style>
    <style:style style:name="T404"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405"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406"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407" style:family="text">
      <style:text-properties fo:font-variant="normal" fo:text-transform="none" fo:color="#d4d4d4"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408"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409"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10"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11" style:family="text">
      <style:text-properties fo:font-variant="normal" fo:text-transform="none" fo:color="#ff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12"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13"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14"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15"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16"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17" style:family="text">
      <style:text-properties fo:font-variant="normal" fo:text-transform="none" fo:color="#ff0000" loext:opacity="100%" style:font-name="Menlo" fo:font-size="10.5pt" fo:letter-spacing="normal" fo:language="en" fo:country="US" fo:font-style="normal" style:text-underline-style="none" fo:font-weight="normal" officeooo:rsid="02daba0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18" style:family="text">
      <style:text-properties fo:font-variant="normal" fo:text-transform="none" fo:color="#ff0000"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19" style:family="text">
      <style:text-properties fo:font-variant="normal" fo:text-transform="none" fo:color="#ff0000" loext:opacity="100%" style:font-name="Menlo" fo:font-size="10.5pt" fo:letter-spacing="normal" fo:language="en" fo:country="US" fo:font-style="normal" style:text-underline-style="none" fo:font-weight="bold" officeooo:rsid="02dd25af"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20" style:family="text">
      <style:text-properties fo:font-variant="normal" fo:text-transform="none" fo:color="#ff0000" loext:opacity="100%" style:font-name="Menlo" fo:font-size="10.5pt" fo:letter-spacing="normal" fo:language="en" fo:country="US" fo:font-style="normal" style:text-underline-style="none" fo:font-weight="bold" officeooo:rsid="02e1ce96"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21" style:family="text">
      <style:text-properties fo:font-variant="normal" fo:text-transform="none" fo:color="#ff0000" loext:opacity="100%" style:font-name="Menlo" fo:font-size="16pt" fo:letter-spacing="normal" fo:language="en" fo:country="US" fo:font-style="normal" style:text-underline-style="none" fo:font-weight="normal" officeooo:rsid="02dd25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22" style:family="text">
      <style:text-properties fo:font-variant="normal" fo:text-transform="none" fo:color="#ff0000" loext:opacity="100%"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23"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424"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425"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426"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427"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428" style:family="text">
      <style:text-properties fo:font-variant="normal" fo:text-transform="none" fo:color="#333333" loext:opacity="100%" style:font-name="Arial1" fo:font-size="9pt" fo:letter-spacing="normal" fo:font-style="normal" fo:font-weight="normal"/>
    </style:style>
    <style:style style:name="T429" style:family="text">
      <style:text-properties fo:font-variant="normal" fo:text-transform="none" fo:color="#333333" loext:opacity="100%" style:font-name="consolas" fo:font-size="9pt" fo:letter-spacing="normal" fo:font-style="italic" fo:font-weight="bold" loext:padding="0in" loext:border="none"/>
    </style:style>
    <style:style style:name="T430"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431"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432"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433"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434"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5"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6"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7"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8"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439" style:family="text">
      <style:text-properties fo:font-variant="normal" fo:text-transform="none" fo:color="#708090" loext:opacity="100%" fo:letter-spacing="normal" fo:background-color="transparent" loext:char-shading-value="0" loext:padding="0in" loext:border="none"/>
    </style:style>
    <style:style style:name="T440"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441"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442"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443"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44"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45"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46"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47"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48" style:family="text">
      <style:text-properties fo:font-variant="normal" fo:text-transform="none" fo:color="#6b717f" loext:opacity="100%" style:font-name="Source Sans Pro" fo:font-size="10.1499996185303pt" fo:letter-spacing="normal" fo:font-style="normal" fo:font-weight="normal"/>
    </style:style>
    <style:style style:name="T449"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50"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451"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452"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53"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54" style:family="text">
      <style:text-properties fo:font-variant="normal" fo:text-transform="none" fo:color="#c9211e"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55" style:family="text">
      <style:text-properties fo:font-variant="normal" fo:text-transform="none" fo:color="#c9211e" loext:opacity="100%" style:font-name="Menlo" fo:font-size="10pt" fo:letter-spacing="normal" fo:language="en" fo:country="US" fo:font-style="normal" style:text-underline-style="solid" style:text-underline-width="auto" style:text-underline-color="font-color"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56" style:family="text">
      <style:text-properties fo:font-variant="normal" fo:text-transform="none" fo:color="#c9211e"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57" style:family="text">
      <style:text-properties fo:font-variant="normal" fo:text-transform="none" fo:color="#c9211e"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58" style:family="text">
      <style:text-properties fo:font-variant="normal" fo:text-transform="none" fo:color="#c9211e" loext:opacity="100%" style:font-name="Menlo" fo:font-size="16pt" fo:letter-spacing="normal" fo:language="en" fo:country="US" fo:font-style="normal" style:text-underline-style="none" fo:font-weight="bold" officeooo:rsid="028f5d7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59" style:family="text">
      <style:text-properties fo:font-variant="normal" fo:text-transform="none" fo:color="#c9211e" loext:opacity="100%" style:font-name="Menlo" fo:font-size="16pt" fo:letter-spacing="normal" fo:language="en" fo:country="US" fo:font-style="normal" style:text-underline-style="none" fo:font-weight="bold" officeooo:rsid="02d085a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60" style:family="text">
      <style:text-properties fo:font-variant="normal" fo:text-transform="none" fo:color="#c9211e" loext:opacity="100%" style:font-name="Menlo" fo:font-size="16pt" fo:letter-spacing="normal" fo:language="en" fo:country="US" fo:font-style="normal" style:text-underline-style="none" fo:font-weight="bold" officeooo:rsid="02b80773" fo:background-color="#ffffff" loext:char-shading-value="0" style:font-size-asian="14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61" style:family="text">
      <style:text-properties fo:font-variant="normal" fo:text-transform="none" fo:color="#c9211e" loext:opacity="100%" style:font-name="Menlo" fo:font-size="16pt" fo:letter-spacing="normal" fo:language="en" fo:country="US" fo:font-style="normal" style:text-underline-style="solid" style:text-underline-width="auto" style:text-underline-color="font-color"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62" style:family="text">
      <style:text-properties fo:font-variant="normal" fo:text-transform="none" fo:color="#c9211e" loext:opacity="100%" style:font-name="Menlo" fo:font-size="12pt" fo:letter-spacing="normal" fo:language="en" fo:country="US" fo:font-style="normal" style:text-underline-style="none" fo:font-weight="bold" officeooo:rsid="0289d3d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63" style:family="text">
      <style:text-properties fo:font-variant="normal" fo:text-transform="none" fo:color="#c9211e"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4" style:family="text">
      <style:text-properties fo:font-variant="normal" fo:text-transform="none" fo:color="#c9211e"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5" style:family="text">
      <style:text-properties fo:font-variant="normal" fo:text-transform="none" fo:color="#c9211e"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6" style:family="text">
      <style:text-properties fo:font-variant="normal" fo:text-transform="none" fo:color="#c9211e"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7" style:family="text">
      <style:text-properties fo:font-variant="normal" fo:text-transform="none" fo:color="#c9211e"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8" style:family="text">
      <style:text-properties fo:font-variant="normal" fo:text-transform="none" fo:color="#c9211e"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9" style:family="text">
      <style:text-properties fo:font-variant="normal" fo:text-transform="none" fo:color="#c9211e"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70" style:family="text">
      <style:text-properties fo:font-variant="normal" fo:text-transform="none" fo:color="#c9211e"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71" style:family="text">
      <style:text-properties fo:font-variant="normal" fo:text-transform="none" fo:color="#c9211e" loext:opacity="100%" style:font-name="Menlo" fo:font-size="10.5pt" fo:letter-spacing="normal" fo:language="en" fo:country="US" fo:font-style="normal" style:text-underline-style="none" fo:font-weight="normal" officeooo:rsid="02c8c94d"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72" style:family="text">
      <style:text-properties fo:font-variant="normal" fo:text-transform="none" fo:color="#c9211e"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73"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74"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75"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476" style:family="text">
      <style:text-properties fo:font-variant="normal" fo:text-transform="none" fo:color="#c9211e"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477"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78"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79"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0" style:family="text">
      <style:text-properties fo:font-variant="normal" fo:text-transform="none" fo:color="#158466"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81"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82"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83" style:family="text">
      <style:text-properties fo:font-variant="normal" fo:text-transform="none" fo:color="#168253"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84" style:family="text">
      <style:text-properties officeooo:rsid="0013603c"/>
    </style:style>
    <style:style style:name="T485" style:family="text">
      <style:text-properties fo:color="#000000" loext:opacity="100%"/>
    </style:style>
    <style:style style:name="T486" style:family="text">
      <style:text-properties fo:color="#000000" loext:opacity="100%" officeooo:rsid="0045ce95"/>
    </style:style>
    <style:style style:name="T487" style:family="text">
      <style:text-properties fo:color="#000000" loext:opacity="100%" officeooo:rsid="00462ddb"/>
    </style:style>
    <style:style style:name="T488" style:family="text">
      <style:text-properties fo:color="#000000" loext:opacity="100%" style:font-name="sans-serif" fo:font-weight="normal"/>
    </style:style>
    <style:style style:name="T489" style:family="text">
      <style:text-properties fo:color="#000000" loext:opacity="100%" style:font-name="sans-serif" fo:font-weight="normal" officeooo:rsid="001874be"/>
    </style:style>
    <style:style style:name="T490" style:family="text">
      <style:text-properties fo:color="#000000" loext:opacity="100%" style:font-name="sans-serif" officeooo:rsid="0084ede1" style:font-weight-asian="normal" style:font-weight-complex="normal"/>
    </style:style>
    <style:style style:name="T491" style:family="text">
      <style:text-properties fo:color="#000000" loext:opacity="100%" style:font-name="sans-serif" fo:font-size="12pt" officeooo:rsid="01909ee0" style:font-size-asian="12pt" style:font-size-complex="12pt"/>
    </style:style>
    <style:style style:name="T492" style:family="text">
      <style:text-properties fo:color="#000000" loext:opacity="100%" style:font-name="sans-serif" fo:font-size="12pt" officeooo:rsid="01909ee0" style:font-size-asian="12pt" style:font-size-complex="12pt" loext:padding="0in" loext:border="none"/>
    </style:style>
    <style:style style:name="T493"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494"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495"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496"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497"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498" style:family="text">
      <style:text-properties fo:color="#000000" loext:opacity="100%" style:font-name="Arial1" officeooo:rsid="0059688d" style:font-weight-asian="normal" style:font-weight-complex="normal"/>
    </style:style>
    <style:style style:name="T499" style:family="text">
      <style:text-properties fo:color="#000000" loext:opacity="100%" style:font-name="Arial1" officeooo:rsid="00650311" style:font-weight-asian="normal" style:font-weight-complex="normal"/>
    </style:style>
    <style:style style:name="T500" style:family="text">
      <style:text-properties fo:color="#000000" loext:opacity="100%" style:font-name="Arial1" fo:font-weight="bold" officeooo:rsid="0059688d" style:font-weight-asian="bold" style:font-weight-complex="bold"/>
    </style:style>
    <style:style style:name="T501" style:family="text">
      <style:text-properties fo:color="#000000" loext:opacity="100%" style:font-name="Arial1" fo:font-weight="bold" officeooo:rsid="00650311" style:font-weight-asian="bold" style:font-weight-complex="bold"/>
    </style:style>
    <style:style style:name="T502" style:family="text">
      <style:text-properties fo:color="#000000" loext:opacity="100%" style:font-name="Menlo" fo:font-size="12pt" fo:font-weight="normal" fo:background-color="#ffffff" loext:char-shading-value="0" style:font-size-asian="12pt" style:font-size-complex="12pt"/>
    </style:style>
    <style:style style:name="T503" style:family="text">
      <style:text-properties fo:color="#000000" loext:opacity="100%" style:font-name="Menlo" fo:font-size="12pt" fo:font-weight="normal" officeooo:rsid="014bd469" fo:background-color="#ffffff" loext:char-shading-value="0" style:font-size-asian="12pt" style:font-size-complex="12pt"/>
    </style:style>
    <style:style style:name="T504" style:family="text">
      <style:text-properties fo:color="#000000" loext:opacity="100%" style:font-name="Menlo" fo:font-size="12pt" fo:font-weight="normal" officeooo:rsid="014ca887" fo:background-color="#ffffff" loext:char-shading-value="0" style:font-size-asian="12pt" style:font-size-complex="12pt"/>
    </style:style>
    <style:style style:name="T505" style:family="text">
      <style:text-properties fo:color="#000000" loext:opacity="100%" style:font-name="Menlo" fo:font-size="12pt" fo:font-weight="normal" officeooo:rsid="014ea782" fo:background-color="#ffffff" loext:char-shading-value="0" style:font-size-asian="12pt" style:font-size-complex="12pt"/>
    </style:style>
    <style:style style:name="T506" style:family="text">
      <style:text-properties fo:color="#000000" loext:opacity="100%" style:font-name="Menlo" fo:font-size="12pt" fo:font-weight="normal" officeooo:rsid="01509287" fo:background-color="#ffffff" loext:char-shading-value="0" style:font-size-asian="12pt" style:font-size-complex="12pt"/>
    </style:style>
    <style:style style:name="T507" style:family="text">
      <style:text-properties fo:color="#000000" loext:opacity="100%" style:font-name="Menlo" fo:font-size="12pt" fo:font-weight="normal" officeooo:rsid="0151f01d" fo:background-color="#ffffff" loext:char-shading-value="0" style:font-size-asian="12pt" style:font-size-complex="12pt"/>
    </style:style>
    <style:style style:name="T508" style:family="text">
      <style:text-properties fo:color="#000000" loext:opacity="100%" style:font-name="Menlo" fo:font-size="12pt" fo:font-weight="normal" officeooo:rsid="01533797" fo:background-color="#ffffff" loext:char-shading-value="0" style:font-size-asian="12pt" style:font-size-complex="12pt"/>
    </style:style>
    <style:style style:name="T509" style:family="text">
      <style:text-properties fo:color="#000000" loext:opacity="100%" style:font-name="Menlo" fo:font-size="12pt" fo:font-weight="normal" officeooo:rsid="015399f9" fo:background-color="#ffffff" loext:char-shading-value="0" style:font-size-asian="12pt" style:font-size-complex="12pt"/>
    </style:style>
    <style:style style:name="T510" style:family="text">
      <style:text-properties fo:color="#000000" loext:opacity="100%" style:font-name="Menlo" fo:font-size="12pt" fo:font-weight="normal" officeooo:rsid="015521f3" fo:background-color="#ffffff" loext:char-shading-value="0" style:font-size-asian="12pt" style:font-size-complex="12pt"/>
    </style:style>
    <style:style style:name="T511"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512"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513" style:family="text">
      <style:text-properties fo:color="#808080" loext:opacity="100%" style:font-name="Menlo" fo:background-color="#1e1e1e" loext:char-shading-value="0" style:font-size-asian="12pt" style:font-size-complex="12pt"/>
    </style:style>
    <style:style style:name="T514" style:family="text">
      <style:text-properties fo:color="#808080" loext:opacity="100%" style:font-name="Menlo" officeooo:rsid="00151293" fo:background-color="#1e1e1e" loext:char-shading-value="0" style:font-size-asian="12pt" style:font-size-complex="12pt"/>
    </style:style>
    <style:style style:name="T515" style:family="text">
      <style:text-properties fo:color="#569cd6" loext:opacity="100%" style:font-name="Menlo" fo:background-color="#1e1e1e" loext:char-shading-value="0" style:font-size-asian="12pt" style:font-size-complex="12pt"/>
    </style:style>
    <style:style style:name="T516" style:family="text">
      <style:text-properties fo:color="#569cd6" loext:opacity="100%" style:font-name="Menlo" officeooo:rsid="00151293" fo:background-color="#1e1e1e" loext:char-shading-value="0" style:font-size-asian="12pt" style:font-size-complex="12pt"/>
    </style:style>
    <style:style style:name="T517" style:family="text">
      <style:text-properties fo:color="#d4d4d4" loext:opacity="100%" style:font-name="Menlo" fo:background-color="#1e1e1e" loext:char-shading-value="0" style:font-size-asian="12pt" style:font-size-complex="12pt"/>
    </style:style>
    <style:style style:name="T518" style:family="text">
      <style:text-properties fo:color="#d4d4d4" loext:opacity="100%" style:font-name="Menlo" officeooo:rsid="00151293" fo:background-color="#1e1e1e" loext:char-shading-value="0" style:font-size-asian="12pt" style:font-size-complex="12pt"/>
    </style:style>
    <style:style style:name="T519" style:family="text">
      <style:text-properties fo:color="#9cdcfe" loext:opacity="100%" style:font-name="Menlo" fo:background-color="#1e1e1e" loext:char-shading-value="0" style:font-size-asian="12pt" style:font-size-complex="12pt"/>
    </style:style>
    <style:style style:name="T520" style:family="text">
      <style:text-properties fo:color="#9cdcfe" loext:opacity="100%" style:font-name="Menlo" officeooo:rsid="00151293" fo:background-color="#1e1e1e" loext:char-shading-value="0" style:font-size-asian="12pt" style:font-size-complex="12pt"/>
    </style:style>
    <style:style style:name="T521" style:family="text">
      <style:text-properties fo:color="#ce9178" loext:opacity="100%" style:font-name="Menlo" fo:background-color="#1e1e1e" loext:char-shading-value="0" style:font-size-asian="12pt" style:font-size-complex="12pt"/>
    </style:style>
    <style:style style:name="T522" style:family="text">
      <style:text-properties fo:color="#ce9178" loext:opacity="100%" style:font-name="Menlo" officeooo:rsid="00151293" fo:background-color="#1e1e1e" loext:char-shading-value="0" style:font-size-asian="12pt" style:font-size-complex="12pt"/>
    </style:style>
    <style:style style:name="T523" style:family="text">
      <style:text-properties fo:language="en" fo:country="US" officeooo:rsid="001ee756" fo:background-color="#ffffff" loext:char-shading-value="0" style:font-size-asian="12pt" style:font-style-asian="normal" style:font-size-complex="12pt" style:font-style-complex="normal"/>
    </style:style>
    <style:style style:name="T524" style:family="text">
      <style:text-properties fo:language="en" fo:country="US" officeooo:rsid="001874be" fo:background-color="#ffffff" loext:char-shading-value="0" style:font-size-asian="12pt" style:font-style-asian="normal" style:font-size-complex="12pt" style:font-style-complex="normal"/>
    </style:style>
    <style:style style:name="T525"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527" style:family="text">
      <style:text-properties fo:language="en" fo:country="US" style:text-underline-style="none" style:font-style-asian="normal" style:font-weight-asian="bold" style:font-style-complex="normal" style:font-weight-complex="bold"/>
    </style:style>
    <style:style style:name="T528" style:family="text">
      <style:text-properties fo:language="en" fo:country="US" style:text-underline-style="none" officeooo:rsid="012cda54" style:font-style-asian="normal" style:font-weight-asian="bold" style:font-style-complex="normal" style:font-weight-complex="bold"/>
    </style:style>
    <style:style style:name="T529" style:family="text">
      <style:text-properties style:font-name="Verdana" style:font-size-asian="12pt" style:font-size-complex="12pt"/>
    </style:style>
    <style:style style:name="T530" style:family="text">
      <style:text-properties fo:font-size="14pt" fo:language="zxx" fo:country="none" style:font-size-asian="14pt" style:language-asian="zxx" style:country-asian="none" style:font-size-complex="14pt" style:language-complex="zxx" style:country-complex="none"/>
    </style:style>
    <style:style style:name="T531" style:family="text">
      <style:text-properties fo:font-size="14pt" style:text-underline-style="solid" style:text-underline-width="auto" style:text-underline-color="font-color" officeooo:rsid="00870279" style:font-size-asian="14pt" style:font-size-complex="14pt"/>
    </style:style>
    <style:style style:name="T53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33"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534"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535" style:family="text">
      <style:text-properties fo:font-size="14pt" fo:font-weight="bold" officeooo:rsid="00b3b998" style:font-size-asian="14pt" style:font-weight-asian="bold" style:font-size-complex="14pt" style:font-weight-complex="bold"/>
    </style:style>
    <style:style style:name="T536" style:family="text">
      <style:text-properties fo:font-size="14pt" style:text-underline-style="none" officeooo:rsid="00b93337" style:font-size-asian="14pt" style:font-size-complex="14pt"/>
    </style:style>
    <style:style style:name="T537" style:family="text">
      <style:text-properties fo:font-size="14pt" style:font-size-asian="14pt" style:font-size-complex="14pt"/>
    </style:style>
    <style:style style:name="T538" style:family="text">
      <style:text-properties fo:font-size="14pt" officeooo:rsid="012bd0d6" style:font-size-asian="14pt" style:font-size-complex="14pt"/>
    </style:style>
    <style:style style:name="T539" style:family="text">
      <style:text-properties officeooo:rsid="0020f9e9"/>
    </style:style>
    <style:style style:name="T540" style:family="text">
      <style:text-properties officeooo:rsid="002197ba"/>
    </style:style>
    <style:style style:name="T541" style:family="text">
      <style:text-properties officeooo:rsid="0023be46"/>
    </style:style>
    <style:style style:name="T542" style:family="text">
      <style:text-properties fo:color="#ff0000" loext:opacity="100%"/>
    </style:style>
    <style:style style:name="T543" style:family="text">
      <style:text-properties fo:color="#ff0000" loext:opacity="100%" style:text-underline-style="none" fo:font-weight="bold" style:font-weight-asian="bold" style:font-weight-complex="bold"/>
    </style:style>
    <style:style style:name="T544" style:family="text">
      <style:text-properties fo:color="#ff0000" loext:opacity="100%" style:text-underline-style="none" fo:font-weight="bold" officeooo:rsid="0016a3b3" style:font-weight-asian="bold" style:font-weight-complex="bold"/>
    </style:style>
    <style:style style:name="T545" style:family="text">
      <style:text-properties fo:color="#ff0000" loext:opacity="100%" style:text-underline-style="none" fo:font-weight="bold" officeooo:rsid="0022cfc9" style:font-weight-asian="bold" style:font-weight-complex="bold"/>
    </style:style>
    <style:style style:name="T546" style:family="text">
      <style:text-properties fo:color="#ff0000" loext:opacity="100%" style:text-underline-style="none" officeooo:rsid="00ad51a8"/>
    </style:style>
    <style:style style:name="T547" style:family="text">
      <style:text-properties fo:color="#ff0000" loext:opacity="100%" style:text-underline-style="none" officeooo:rsid="00b248c3"/>
    </style:style>
    <style:style style:name="T548" style:family="text">
      <style:text-properties fo:color="#ff0000" loext:opacity="100%" fo:font-weight="bold" style:font-weight-asian="bold" style:font-weight-complex="bold"/>
    </style:style>
    <style:style style:name="T549" style:family="text">
      <style:text-properties fo:color="#ff0000" loext:opacity="100%" fo:font-weight="bold" officeooo:rsid="00b56628" style:font-weight-asian="bold" style:font-weight-complex="bold"/>
    </style:style>
    <style:style style:name="T550" style:family="text">
      <style:text-properties fo:color="#ff0000" loext:opacity="100%" fo:font-weight="bold" officeooo:rsid="00f35ed6" style:font-weight-asian="bold" style:font-weight-complex="bold"/>
    </style:style>
    <style:style style:name="T551" style:family="text">
      <style:text-properties fo:color="#ff0000" loext:opacity="100%" officeooo:rsid="00ab6619"/>
    </style:style>
    <style:style style:name="T552" style:family="text">
      <style:text-properties fo:color="#ff0000" loext:opacity="100%" style:font-name="Menlo" fo:font-size="10pt" fo:font-weight="normal" style:font-size-asian="10pt" style:font-size-complex="10pt"/>
    </style:style>
    <style:style style:name="T553" style:family="text">
      <style:text-properties fo:color="#ff0000" loext:opacity="100%" style:font-name="Menlo" style:font-size-asian="12pt" style:font-size-complex="12pt"/>
    </style:style>
    <style:style style:name="T554" style:family="text">
      <style:text-properties fo:color="#ff0000" loext:opacity="100%" style:font-name="Menlo" fo:font-size="12pt" fo:font-weight="normal" officeooo:rsid="014ca887" fo:background-color="#ffffff" loext:char-shading-value="0" style:font-size-asian="12pt" style:font-size-complex="12pt"/>
    </style:style>
    <style:style style:name="T555" style:family="text">
      <style:text-properties fo:color="#ff0000" loext:opacity="100%" fo:font-size="12pt" fo:font-weight="bold" officeooo:rsid="00e8d4e4" style:font-size-asian="12pt" style:font-weight-asian="bold" style:font-size-complex="12pt" style:font-weight-complex="bold"/>
    </style:style>
    <style:style style:name="T556" style:family="text">
      <style:text-properties fo:color="#ff0000" loext:opacity="100%" fo:background-color="#fff5ce" loext:char-shading-value="0"/>
    </style:style>
    <style:style style:name="T557" style:family="text">
      <style:text-properties fo:color="#ff0000" loext:opacity="100%" fo:font-size="14pt" fo:font-weight="bold" officeooo:rsid="012bd0d6" style:font-size-asian="14pt" style:font-weight-asian="bold" style:font-size-complex="14pt" style:font-weight-complex="bold"/>
    </style:style>
    <style:style style:name="T558" style:family="text">
      <style:text-properties fo:color="#ff0000" loext:opacity="100%" fo:language="en" fo:country="US" style:text-underline-style="none" fo:font-weight="bold" style:font-style-asian="normal" style:font-weight-asian="bold" style:font-style-complex="normal" style:font-weight-complex="bold"/>
    </style:style>
    <style:style style:name="T559"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560" style:family="text">
      <style:text-properties fo:text-transform="lowercase" fo:color="#127622" loext:opacity="100%" officeooo:rsid="0045ce95"/>
    </style:style>
    <style:style style:name="T561" style:family="text">
      <style:text-properties fo:color="#127622" loext:opacity="100%"/>
    </style:style>
    <style:style style:name="T562" style:family="text">
      <style:text-properties fo:color="#127622" loext:opacity="100%" officeooo:rsid="0045ce95"/>
    </style:style>
    <style:style style:name="T563" style:family="text">
      <style:text-properties style:font-weight-asian="bold" style:font-weight-complex="bold"/>
    </style:style>
    <style:style style:name="T564" style:family="text">
      <style:text-properties officeooo:rsid="001fef04" style:font-weight-asian="bold" style:font-weight-complex="bold"/>
    </style:style>
    <style:style style:name="T565" style:family="text">
      <style:text-properties officeooo:rsid="004ffe74"/>
    </style:style>
    <style:style style:name="T566" style:family="text">
      <style:text-properties fo:font-weight="bold" style:font-weight-asian="bold" style:font-weight-complex="bold"/>
    </style:style>
    <style:style style:name="T567" style:family="text">
      <style:text-properties fo:font-weight="bold" officeooo:rsid="001239b5" style:font-weight-asian="bold" style:font-weight-complex="bold"/>
    </style:style>
    <style:style style:name="T568" style:family="text">
      <style:text-properties fo:font-weight="bold" officeooo:rsid="0088c645" style:font-weight-asian="bold" style:font-weight-complex="bold"/>
    </style:style>
    <style:style style:name="T569" style:family="text">
      <style:text-properties fo:font-weight="bold" officeooo:rsid="00b3b998" style:font-weight-asian="bold" style:font-weight-complex="bold"/>
    </style:style>
    <style:style style:name="T570" style:family="text">
      <style:text-properties fo:font-weight="bold" officeooo:rsid="011b62bd" style:font-weight-asian="bold" style:font-weight-complex="bold"/>
    </style:style>
    <style:style style:name="T571" style:family="text">
      <style:text-properties fo:font-weight="bold" officeooo:rsid="01600eaf" style:font-weight-asian="bold" style:font-weight-complex="bold"/>
    </style:style>
    <style:style style:name="T572" style:family="text">
      <style:text-properties fo:font-weight="bold" officeooo:rsid="0162003b" style:font-weight-asian="bold" style:font-weight-complex="bold"/>
    </style:style>
    <style:style style:name="T573" style:family="text">
      <style:text-properties fo:font-weight="bold" officeooo:rsid="01af7067" style:font-weight-asian="bold" style:font-weight-complex="bold"/>
    </style:style>
    <style:style style:name="T574" style:family="text">
      <style:text-properties fo:font-weight="bold" officeooo:rsid="01b7d2d4" style:font-weight-asian="bold" style:font-weight-complex="bold"/>
    </style:style>
    <style:style style:name="T575" style:family="text">
      <style:text-properties fo:font-size="16pt" style:font-size-asian="16pt" style:font-size-complex="16pt"/>
    </style:style>
    <style:style style:name="T576" style:family="text">
      <style:text-properties fo:font-size="16pt" officeooo:rsid="00b394da" style:font-size-asian="16pt" style:font-size-complex="16pt"/>
    </style:style>
    <style:style style:name="T577" style:family="text">
      <style:text-properties fo:font-size="16pt" officeooo:rsid="00c4a346" style:font-size-asian="16pt" style:font-size-complex="16pt"/>
    </style:style>
    <style:style style:name="T578" style:family="text">
      <style:text-properties loext:padding="0in" loext:border="none"/>
    </style:style>
    <style:style style:name="T579" style:family="text">
      <style:text-properties style:text-line-through-style="none" style:text-line-through-type="none" style:text-underline-style="none" style:text-blinking="false" loext:padding="0in" loext:border="none"/>
    </style:style>
    <style:style style:name="T580"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581" style:family="text">
      <style:text-properties style:text-underline-style="none"/>
    </style:style>
    <style:style style:name="T582" style:family="text">
      <style:text-properties style:text-underline-style="none" fo:font-weight="normal" officeooo:rsid="00870279" style:font-weight-asian="normal" style:font-weight-complex="normal"/>
    </style:style>
    <style:style style:name="T583" style:family="text">
      <style:text-properties style:text-underline-style="none" fo:font-weight="normal" officeooo:rsid="00984e5f" style:font-weight-asian="normal" style:font-weight-complex="normal"/>
    </style:style>
    <style:style style:name="T584" style:family="text">
      <style:text-properties style:text-underline-style="none" style:font-weight-asian="normal" style:font-weight-complex="normal"/>
    </style:style>
    <style:style style:name="T585" style:family="text">
      <style:text-properties style:text-underline-style="none" officeooo:rsid="00a33008" style:font-weight-asian="normal" style:font-weight-complex="normal"/>
    </style:style>
    <style:style style:name="T586" style:family="text">
      <style:text-properties style:text-underline-style="none" officeooo:rsid="00ad51a8" style:font-weight-asian="normal" style:font-weight-complex="normal"/>
    </style:style>
    <style:style style:name="T587" style:family="text">
      <style:text-properties style:text-underline-style="none" officeooo:rsid="0084ede1" style:font-weight-asian="normal" style:font-weight-complex="normal"/>
    </style:style>
    <style:style style:name="T588" style:family="text">
      <style:text-properties style:text-underline-style="none" officeooo:rsid="00870279"/>
    </style:style>
    <style:style style:name="T589" style:family="text">
      <style:text-properties style:text-underline-style="none" officeooo:rsid="00ad51a8"/>
    </style:style>
    <style:style style:name="T590" style:family="text">
      <style:text-properties style:text-underline-style="none" officeooo:rsid="00b248c3"/>
    </style:style>
    <style:style style:name="T591" style:family="text">
      <style:text-properties style:text-underline-style="none" officeooo:rsid="00b394da"/>
    </style:style>
    <style:style style:name="T592" style:family="text">
      <style:text-properties style:text-underline-style="none" officeooo:rsid="00bb06e6"/>
    </style:style>
    <style:style style:name="T593" style:family="text">
      <style:text-properties fo:font-size="12pt" style:text-underline-style="none" officeooo:rsid="00bb06e6" style:font-size-asian="12pt" style:font-size-complex="12pt"/>
    </style:style>
    <style:style style:name="T594" style:family="text">
      <style:text-properties fo:font-size="12pt" style:text-underline-style="none" officeooo:rsid="00bca5bd" style:font-size-asian="12pt" style:font-size-complex="12pt"/>
    </style:style>
    <style:style style:name="T595" style:family="text">
      <style:text-properties fo:font-size="12pt" style:font-size-asian="12pt" style:font-size-complex="12pt"/>
    </style:style>
    <style:style style:name="T596" style:family="text">
      <style:text-properties fo:font-size="12pt" officeooo:rsid="00d3d194" style:font-size-asian="12pt" style:font-size-complex="12pt"/>
    </style:style>
    <style:style style:name="T597" style:family="text">
      <style:text-properties fo:font-size="12pt" officeooo:rsid="00e8d4e4" style:font-size-asian="12pt" style:font-size-complex="12pt"/>
    </style:style>
    <style:style style:name="T598" style:family="text">
      <style:text-properties fo:font-size="12pt" officeooo:rsid="00f72560" style:font-size-asian="12pt" style:font-size-complex="12pt"/>
    </style:style>
    <style:style style:name="T599" style:family="text">
      <style:text-properties fo:font-size="12pt" fo:font-weight="normal" officeooo:rsid="00d3d194" style:font-size-asian="12pt" style:font-weight-asian="normal" style:font-size-complex="12pt" style:font-weight-complex="normal"/>
    </style:style>
    <style:style style:name="T600" style:family="text">
      <style:text-properties fo:font-size="12pt" fo:font-weight="bold" officeooo:rsid="00e8d4e4" style:font-size-asian="12pt" style:font-weight-asian="bold" style:font-size-complex="12pt" style:font-weight-complex="bold"/>
    </style:style>
    <style:style style:name="T601" style:family="text">
      <style:text-properties style:text-underline-style="solid" style:text-underline-width="auto" style:text-underline-color="font-color"/>
    </style:style>
    <style:style style:name="T602" style:family="text">
      <style:text-properties style:text-underline-style="solid" style:text-underline-width="auto" style:text-underline-color="font-color" fo:font-weight="bold" style:font-weight-asian="bold" style:font-weight-complex="bold"/>
    </style:style>
    <style:style style:name="T603" style:family="text">
      <style:text-properties style:font-name-asian="SimSun" style:font-name-complex="Lucida Sans"/>
    </style:style>
    <style:style style:name="T604" style:family="text">
      <style:text-properties officeooo:rsid="0084ede1"/>
    </style:style>
    <style:style style:name="T605" style:family="text">
      <style:text-properties fo:color="#158466" loext:opacity="100%"/>
    </style:style>
    <style:style style:name="T606" style:family="text">
      <style:text-properties fo:color="#158466" loext:opacity="100%" fo:font-weight="bold" style:font-weight-asian="bold" style:font-weight-complex="bold"/>
    </style:style>
    <style:style style:name="T607" style:family="text">
      <style:text-properties fo:color="#158466" loext:opacity="100%" fo:font-weight="bold" officeooo:rsid="00ab04ff" style:font-weight-asian="bold" style:font-weight-complex="bold"/>
    </style:style>
    <style:style style:name="T608" style:family="text">
      <style:text-properties fo:color="#158466" loext:opacity="100%" fo:font-weight="bold" officeooo:rsid="00ab6619" style:font-weight-asian="bold" style:font-weight-complex="bold"/>
    </style:style>
    <style:style style:name="T609" style:family="text">
      <style:text-properties fo:color="#158466" loext:opacity="100%" fo:font-weight="bold" officeooo:rsid="00b56628" style:font-weight-asian="bold" style:font-weight-complex="bold"/>
    </style:style>
    <style:style style:name="T610" style:family="text">
      <style:text-properties fo:color="#158466" loext:opacity="100%" fo:font-weight="bold" officeooo:rsid="00b7b6e7" style:font-weight-asian="bold" style:font-weight-complex="bold"/>
    </style:style>
    <style:style style:name="T611" style:family="text">
      <style:text-properties fo:color="#158466" loext:opacity="100%" style:font-name="Menlo" fo:font-weight="bold" style:font-weight-asian="bold" style:font-weight-complex="bold"/>
    </style:style>
    <style:style style:name="T612" style:family="text">
      <style:text-properties fo:color="#158466" loext:opacity="100%" style:font-name="Menlo" fo:font-weight="bold" officeooo:rsid="00ab04ff" style:font-weight-asian="bold" style:font-weight-complex="bold"/>
    </style:style>
    <style:style style:name="T613" style:family="text">
      <style:text-properties fo:color="#158466" loext:opacity="100%" style:font-name="Menlo" fo:font-size="10.5pt" style:font-size-asian="10.5pt" style:font-size-complex="10.5pt"/>
    </style:style>
    <style:style style:name="T614" style:family="text">
      <style:text-properties fo:color="#158466" loext:opacity="100%" style:font-name="Menlo" fo:font-size="10.5pt" officeooo:rsid="0145d865" style:font-size-asian="10.5pt" style:font-size-complex="10.5pt"/>
    </style:style>
    <style:style style:name="T615" style:family="text">
      <style:text-properties style:font-weight-asian="normal" style:font-weight-complex="normal"/>
    </style:style>
    <style:style style:name="T616" style:family="text">
      <style:text-properties officeooo:rsid="0085cb71" style:font-weight-asian="normal" style:font-weight-complex="normal"/>
    </style:style>
    <style:style style:name="T617" style:family="text">
      <style:text-properties officeooo:rsid="00bde9a9" style:font-weight-asian="normal" style:font-weight-complex="normal"/>
    </style:style>
    <style:style style:name="T618" style:family="text">
      <style:text-properties officeooo:rsid="0089a20f"/>
    </style:style>
    <style:style style:name="T619" style:family="text">
      <style:text-properties officeooo:rsid="0096ba22"/>
    </style:style>
    <style:style style:name="T620" style:family="text">
      <style:text-properties officeooo:rsid="00984e5f"/>
    </style:style>
    <style:style style:name="T621" style:family="text">
      <style:text-properties style:font-name="sans-serif" style:text-underline-style="none" officeooo:rsid="0084ede1" style:font-weight-asian="normal" style:font-weight-complex="normal" loext:padding="0in" loext:border="none"/>
    </style:style>
    <style:style style:name="T622" style:family="text">
      <style:text-properties style:font-name="sans-serif" fo:font-size="12pt" officeooo:rsid="00e8d4e4" style:font-name-asian="SimSun" style:font-size-asian="12pt" style:font-name-complex="Lucida Sans" style:font-size-complex="12pt" loext:padding="0in" loext:border="none"/>
    </style:style>
    <style:style style:name="T623"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624"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5" style:family="text">
      <style:text-properties style:font-name="sans-serif" loext:padding="0in" loext:border="none"/>
    </style:style>
    <style:style style:name="T626" style:family="text">
      <style:text-properties style:font-name="sans-serif" fo:font-style="normal" officeooo:rsid="01beaebe" style:font-size-asian="12pt" style:font-style-asian="normal" style:font-style-complex="normal" loext:padding="0in" loext:border="none"/>
    </style:style>
    <style:style style:name="T627" style:family="text">
      <style:text-properties style:font-name="sans-serif" officeooo:rsid="01beaebe" style:font-size-asian="12pt"/>
    </style:style>
    <style:style style:name="T628" style:family="text">
      <style:text-properties style:font-name="Menlo" style:text-underline-style="none" officeooo:rsid="00a33008" style:font-weight-asian="normal" style:font-weight-complex="normal"/>
    </style:style>
    <style:style style:name="T629" style:family="text">
      <style:text-properties style:font-name="Menlo" fo:font-weight="normal"/>
    </style:style>
    <style:style style:name="T630" style:family="text">
      <style:text-properties style:font-name="Menlo" fo:font-weight="normal" officeooo:rsid="01420dc6" style:font-size-asian="12pt" style:font-weight-asian="normal" style:font-size-complex="12pt" style:font-weight-complex="normal"/>
    </style:style>
    <style:style style:name="T631" style:family="text">
      <style:text-properties style:font-name="Menlo" fo:font-size="10pt" fo:font-weight="normal" style:font-size-asian="10pt" style:font-size-complex="10pt"/>
    </style:style>
    <style:style style:name="T632" style:family="text">
      <style:text-properties style:font-name="Menlo" fo:font-size="10pt" officeooo:rsid="012bd0d6" style:font-size-asian="10pt" style:font-weight-asian="bold" style:font-size-complex="10pt" style:font-weight-complex="bold"/>
    </style:style>
    <style:style style:name="T633" style:family="text">
      <style:text-properties style:font-name="Menlo" style:font-size-asian="12pt" style:font-size-complex="12pt"/>
    </style:style>
    <style:style style:name="T634" style:family="text">
      <style:text-properties style:font-name="Menlo" officeooo:rsid="01420dc6" style:font-size-asian="12pt" style:font-size-complex="12pt"/>
    </style:style>
    <style:style style:name="T635" style:family="text">
      <style:text-properties style:font-name="Menlo" officeooo:rsid="0142b518" style:font-size-asian="12pt" style:font-size-complex="12pt"/>
    </style:style>
    <style:style style:name="T636" style:family="text">
      <style:text-properties style:font-name="Menlo" officeooo:rsid="0145d865"/>
    </style:style>
    <style:style style:name="T637" style:family="text">
      <style:text-properties style:font-name="Menlo" fo:font-size="10.5pt" style:font-size-asian="10.5pt" style:font-size-complex="10.5pt"/>
    </style:style>
    <style:style style:name="T638" style:family="text">
      <style:text-properties style:font-name="Menlo" fo:font-size="10.5pt" officeooo:rsid="0145d865" style:font-size-asian="10.5pt" style:font-size-complex="10.5pt"/>
    </style:style>
    <style:style style:name="T639" style:family="text">
      <style:text-properties officeooo:rsid="00ab04ff"/>
    </style:style>
    <style:style style:name="T640" style:family="text">
      <style:text-properties officeooo:rsid="00ab6619"/>
    </style:style>
    <style:style style:name="T641" style:family="text">
      <style:text-properties officeooo:rsid="00c16ad3"/>
    </style:style>
    <style:style style:name="T642" style:family="text">
      <style:text-properties fo:font-weight="normal" style:font-weight-asian="normal" style:font-weight-complex="normal"/>
    </style:style>
    <style:style style:name="T643" style:family="text">
      <style:text-properties officeooo:rsid="00cc6036"/>
    </style:style>
    <style:style style:name="T644" style:family="text">
      <style:text-properties officeooo:rsid="00d21146"/>
    </style:style>
    <style:style style:name="T645" style:family="text">
      <style:text-properties officeooo:rsid="00d3d194"/>
    </style:style>
    <style:style style:name="T646" style:family="text">
      <style:text-properties fo:background-color="#ffffff" loext:char-shading-value="0" style:font-size-asian="12pt" style:font-size-complex="12pt"/>
    </style:style>
    <style:style style:name="T647" style:family="text">
      <style:text-properties officeooo:rsid="011e1e7f" fo:background-color="#ffffff" loext:char-shading-value="0" style:font-size-asian="12pt" style:font-size-complex="12pt"/>
    </style:style>
    <style:style style:name="T648" style:family="text">
      <style:text-properties fo:color="#3465a4" loext:opacity="100%" fo:font-weight="bold" style:font-weight-asian="bold" style:font-weight-complex="bold"/>
    </style:style>
    <style:style style:name="T649" style:family="text">
      <style:text-properties fo:color="#3465a4" loext:opacity="100%" fo:font-weight="bold" officeooo:rsid="00dda351" style:font-weight-asian="bold" style:font-weight-complex="bold"/>
    </style:style>
    <style:style style:name="T650" style:family="text">
      <style:text-properties fo:background-color="#ffd8ce" loext:char-shading-value="0"/>
    </style:style>
    <style:style style:name="T651" style:family="text">
      <style:text-properties officeooo:rsid="00e7a2be"/>
    </style:style>
    <style:style style:name="T652" style:family="text">
      <style:text-properties officeooo:rsid="00e8d4e4"/>
    </style:style>
    <style:style style:name="T653" style:family="text">
      <style:text-properties fo:color="#ff4000" loext:opacity="100%"/>
    </style:style>
    <style:style style:name="T654" style:family="text">
      <style:text-properties officeooo:rsid="00f8ecdc"/>
    </style:style>
    <style:style style:name="T655" style:family="text">
      <style:text-properties officeooo:rsid="00f92ac1"/>
    </style:style>
    <style:style style:name="T656" style:family="text">
      <style:text-properties officeooo:rsid="00fc8c0b"/>
    </style:style>
    <style:style style:name="T657" style:family="text">
      <style:text-properties officeooo:rsid="0102aadd"/>
    </style:style>
    <style:style style:name="T658" style:family="text">
      <style:text-properties officeooo:rsid="0104d98f"/>
    </style:style>
    <style:style style:name="T659" style:family="text">
      <style:text-properties officeooo:rsid="010ef9d7"/>
    </style:style>
    <style:style style:name="T660" style:family="text">
      <style:text-properties officeooo:rsid="01126552"/>
    </style:style>
    <style:style style:name="T661" style:family="text">
      <style:text-properties fo:color="#2a6099" loext:opacity="100%" fo:font-weight="bold" style:font-weight-asian="bold" style:font-weight-complex="bold"/>
    </style:style>
    <style:style style:name="T662" style:family="text">
      <style:text-properties fo:color="#bf0041" loext:opacity="100%" fo:font-weight="bold" style:font-weight-asian="bold" style:font-weight-complex="bold"/>
    </style:style>
    <style:style style:name="T663" style:family="text">
      <style:text-properties officeooo:rsid="0119e35c"/>
    </style:style>
    <style:style style:name="T664" style:family="text">
      <style:text-properties fo:color="#e16173" loext:opacity="100%" fo:background-color="#ffffff" loext:char-shading-value="0" style:font-size-asian="12pt" style:font-size-complex="12pt"/>
    </style:style>
    <style:style style:name="T665" style:family="text">
      <style:text-properties officeooo:rsid="012490a8"/>
    </style:style>
    <style:style style:name="T666" style:family="text">
      <style:text-properties officeooo:rsid="0127f22e"/>
    </style:style>
    <style:style style:name="T667" style:family="text">
      <style:text-properties officeooo:rsid="0129e87f"/>
    </style:style>
    <style:style style:name="T668" style:family="text">
      <style:text-properties style:text-line-through-style="solid" style:text-line-through-type="single"/>
    </style:style>
    <style:style style:name="T669" style:family="text">
      <style:text-properties style:text-line-through-style="solid" style:text-line-through-type="single" fo:font-weight="bold" style:font-weight-asian="bold" style:font-weight-complex="bold"/>
    </style:style>
    <style:style style:name="T670" style:family="text">
      <style:text-properties officeooo:rsid="01312a80"/>
    </style:style>
    <style:style style:name="T671" style:family="text">
      <style:text-properties officeooo:rsid="01338577"/>
    </style:style>
    <style:style style:name="T672" style:family="text">
      <style:text-properties officeooo:rsid="0134e68d"/>
    </style:style>
    <style:style style:name="T673" style:family="text">
      <style:text-properties officeooo:rsid="013576d9"/>
    </style:style>
    <style:style style:name="T674" style:family="text">
      <style:text-properties officeooo:rsid="01366a6f"/>
    </style:style>
    <style:style style:name="T675" style:family="text">
      <style:text-properties officeooo:rsid="013700f8"/>
    </style:style>
    <style:style style:name="T676" style:family="text">
      <style:text-properties officeooo:rsid="01384b89"/>
    </style:style>
    <style:style style:name="T677" style:family="text">
      <style:text-properties officeooo:rsid="013bf976"/>
    </style:style>
    <style:style style:name="T678" style:family="text">
      <style:text-properties officeooo:rsid="013cb07f"/>
    </style:style>
    <style:style style:name="T679" style:family="text">
      <style:text-properties officeooo:rsid="013e1891"/>
    </style:style>
    <style:style style:name="T680" style:family="text">
      <style:text-properties fo:color="#ff3838" loext:opacity="100%" fo:font-weight="bold" style:font-weight-asian="bold" style:font-weight-complex="bold"/>
    </style:style>
    <style:style style:name="T681" style:family="text">
      <style:text-properties fo:color="#ff3838" loext:opacity="100%" fo:font-weight="bold" officeooo:rsid="014d4dc8" style:font-weight-asian="bold" style:font-weight-complex="bold"/>
    </style:style>
    <style:style style:name="T682" style:family="text">
      <style:text-properties fo:color="#ffbf00" loext:opacity="100%"/>
    </style:style>
    <style:style style:name="T683" style:family="text">
      <style:text-properties fo:color="#ffbf00" loext:opacity="100%" style:font-name="Menlo" style:font-size-asian="12pt" style:font-size-complex="12pt"/>
    </style:style>
    <style:style style:name="T684" style:family="text">
      <style:text-properties fo:color="#ffbf00" loext:opacity="100%" style:font-name="Menlo" fo:font-size="10.5pt" style:font-size-asian="10.5pt" style:font-size-complex="10.5pt"/>
    </style:style>
    <style:style style:name="T685" style:family="text">
      <style:text-properties fo:color="#ffbf00" loext:opacity="100%" fo:font-weight="bold" style:font-weight-asian="bold" style:font-weight-complex="bold"/>
    </style:style>
    <style:style style:name="T686" style:family="text">
      <style:text-properties officeooo:rsid="0144ba0c"/>
    </style:style>
    <style:style style:name="T687" style:family="text">
      <style:text-properties officeooo:rsid="01482d8b"/>
    </style:style>
    <style:style style:name="T688" style:family="text">
      <style:text-properties fo:color="#b47804" loext:opacity="100%" fo:font-weight="bold" style:font-weight-asian="bold" style:font-weight-complex="bold"/>
    </style:style>
    <style:style style:name="T689" style:family="text">
      <style:text-properties fo:color="#e6e905" loext:opacity="100%" style:text-underline-style="solid" style:text-underline-width="auto" style:text-underline-color="font-color" fo:font-weight="bold" style:font-weight-asian="bold" style:font-weight-complex="bold"/>
    </style:style>
    <style:style style:name="T690" style:family="text">
      <style:text-properties fo:color="#e6e905" loext:opacity="100%" fo:font-weight="bold" style:font-weight-asian="bold" style:font-weight-complex="bold"/>
    </style:style>
    <style:style style:name="T691" style:family="text">
      <style:text-properties officeooo:rsid="0156b8d7"/>
    </style:style>
    <style:style style:name="T692" style:family="text">
      <style:text-properties officeooo:rsid="0157b247"/>
    </style:style>
    <style:style style:name="T693" style:family="text">
      <style:text-properties officeooo:rsid="015ed1fb"/>
    </style:style>
    <style:style style:name="T694" style:family="text">
      <style:text-properties officeooo:rsid="01600eaf"/>
    </style:style>
    <style:style style:name="T695" style:family="text">
      <style:text-properties officeooo:rsid="016427b9"/>
    </style:style>
    <style:style style:name="T696" style:family="text">
      <style:text-properties fo:font-size="10pt" style:font-size-asian="10pt" style:font-size-complex="10pt"/>
    </style:style>
    <style:style style:name="T697" style:family="text">
      <style:text-properties officeooo:rsid="0167363c"/>
    </style:style>
    <style:style style:name="T698" style:family="text">
      <style:text-properties officeooo:rsid="01696746"/>
    </style:style>
    <style:style style:name="T699" style:family="text">
      <style:text-properties officeooo:rsid="017203ee"/>
    </style:style>
    <style:style style:name="T700" style:family="text">
      <style:text-properties officeooo:rsid="0173a417"/>
    </style:style>
    <style:style style:name="T701" style:family="text">
      <style:text-properties officeooo:rsid="0173f027"/>
    </style:style>
    <style:style style:name="T702" style:family="text">
      <style:text-properties officeooo:rsid="0180fde0"/>
    </style:style>
    <style:style style:name="T703" style:family="text">
      <style:text-properties officeooo:rsid="01826b64"/>
    </style:style>
    <style:style style:name="T704" style:family="text">
      <style:text-properties officeooo:rsid="01833d36"/>
    </style:style>
    <style:style style:name="T705" style:family="text">
      <style:text-properties officeooo:rsid="018a674b"/>
    </style:style>
    <style:style style:name="T706" style:family="text">
      <style:text-properties officeooo:rsid="018bdd72"/>
    </style:style>
    <style:style style:name="T707" style:family="text">
      <style:text-properties officeooo:rsid="018fafe6"/>
    </style:style>
    <style:style style:name="T708" style:family="text">
      <style:text-properties officeooo:rsid="0191da4b"/>
    </style:style>
    <style:style style:name="T709" style:family="text">
      <style:text-properties fo:color="#c9211e" loext:opacity="100%"/>
    </style:style>
    <style:style style:name="T710" style:family="text">
      <style:text-properties fo:color="#c9211e" loext:opacity="100%" officeooo:rsid="02d535b9"/>
    </style:style>
    <style:style style:name="T711" style:family="text">
      <style:text-properties officeooo:rsid="01b13f19"/>
    </style:style>
    <style:style style:name="T712" style:family="text">
      <style:text-properties fo:color="#708090" loext:opacity="100%" style:font-name="Consolas" fo:font-size="9pt" fo:font-weight="normal" fo:background-color="transparent" loext:char-shading-value="0" loext:padding="0in" loext:border="none"/>
    </style:style>
    <style:style style:name="T713" style:family="text">
      <style:text-properties officeooo:rsid="01b583f1"/>
    </style:style>
    <style:style style:name="T714" style:family="text">
      <style:text-properties officeooo:rsid="01b6586b"/>
    </style:style>
    <style:style style:name="T715" style:family="text">
      <style:text-properties fo:color="#8d1d75" loext:opacity="100%"/>
    </style:style>
    <style:style style:name="T716" style:family="text">
      <style:text-properties fo:color="#8d1d75" loext:opacity="100%" officeooo:rsid="01b6586b"/>
    </style:style>
    <style:style style:name="T717"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718" style:family="text">
      <style:text-properties officeooo:rsid="01be1a0a"/>
    </style:style>
    <style:style style:name="T719" style:family="text">
      <style:text-properties fo:color="#ff8000" loext:opacity="100%"/>
    </style:style>
    <style:style style:name="T720" style:family="text">
      <style:text-properties officeooo:rsid="02b68df0"/>
    </style:style>
    <style:style style:name="T721" style:family="text">
      <style:text-properties officeooo:rsid="02b80773"/>
    </style:style>
    <style:style style:name="T722" style:family="text">
      <style:text-properties officeooo:rsid="02d535b9"/>
    </style:style>
    <style:style style:name="T723" style:family="text">
      <style:text-properties fo:color="#168253" loext:opacity="100%" fo:font-weight="bold" officeooo:rsid="02d535b9"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10">Introduction to workflow and sass</text:span><text:span text:style-name="T111">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565">study the first nmodule </text:span>and set up the <text:span text:style-name="T539">environment.</text:span> I had node.js <text:span text:style-name="T541">(need its npm for installing node-sass), git </text:span>and vs code installed earlier. So I only <text:span text:style-name="T543">install</text:span><text:span text:style-name="T544">ed</text:span><text:span text:style-name="T543"> </text:span><text:span text:style-name="T545">node-</text:span><text:span text:style-name="T543">sa</text:span><text:span text:style-name="T544">ss</text:span>. The procedures are as following:</text:p>
      <text:p text:style-name="P18">1. <text:span text:style-name="T484">create package.json file </text:span>inside the <text:span text:style-name="T484">overall folder (modern_portfolio) </text:span></text:p>
      <text:p text:style-name="P20">- Open terminal, either the computer’s or the vs code’s own terminal,</text:p>
      <text:p text:style-name="P123">npm init</text:p>
      <text:p text:style-name="P20">note: description: responsive portfolio website, License: MIT, <text:span text:style-name="T540">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561">npm install node-sass</text:span><text:span text:style-name="T485"> <text:s text:c="3"/></text:span><text:span text:style-name="T486"><text:s/></text:span><text:span text:style-name="T487">OR <text:s text:c="4"/></text:span><text:span text:style-name="T562">npm </text:span><text:span text:style-name="T560">I </text:span><text:span text:style-name="T562">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426">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389">"sass"</text:span><text:span text:style-name="T406">: </text:span><text:span text:style-name="T405">"node-sass -w scss/ -o dist/css/ --recursive" <text:s/></text:span></text:p>
      <text:p text:style-name="P29">this script means watch from scss dir and save output into dist/css dir, use recursive to include also partials apart from the main.scss(see below).</text:p>
      <text:p text:style-name="P133"><text:span text:style-name="T390">and in cml: </text:span><text:span text:style-name="T425">npm run sass</text:span></text:p>
      <text:p text:style-name="P134"><text:span text:style-name="T395">A</text:span><text:span text:style-name="T390">fter execution of this command, the scss syntaxes of main.scss file inside the scss folder will be automatically compiled to corresponding css syntaxes, and saved into</text:span><text:span text:style-name="T391"> </text:span><text:span text:style-name="T390">main.css file in the dist/css foder. </text:span></text:p>
      <text:p text:style-name="P134"><text:span text:style-name="T391">main.css file and the css folder are automatically created. </text:span><text:span text:style-name="T400">T</text:span><text:span text:style-name="T392">he main.scss file is created manually </text:span><text:span text:style-name="T394">beforehand, </text:span><text:span text:style-name="T400">which</text:span><text:span text:style-name="T394"> is the main sass file. </text:span><text:span text:style-name="T400">O</text:span><text:span text:style-name="T394">ther files created will be partials which will be imported into main.scss file</text:span><text:span text:style-name="T393">.</text:span><text:span text:style-name="T392"> </text:span></text:p>
      <text:p text:style-name="P135"><text:span text:style-name="T392">N</text:span><text:span text:style-name="T396">ote: to use the work in main.scss, include in index.html the main.css file, NOT the main.scss file. <text:s/></text:span><text:span text:style-name="T423">&lt;</text:span><text:span text:style-name="T424">link</text:span><text:span text:style-name="T406"> </text:span><text:span text:style-name="T389">rel</text:span><text:span text:style-name="T406">=</text:span><text:span text:style-name="T405">"stylesheet"</text:span><text:span text:style-name="T406"> </text:span><text:span text:style-name="T389">href</text:span><text:span text:style-name="T406">=</text:span><text:span text:style-name="T405">"css/main.css"</text:span><text:span text:style-name="T423">&gt;</text:span></text:p>
      <text:p text:style-name="P136"><text:span text:style-name="T401">Note: </text:span><text:span text:style-name="T390">To keep the script sass running, if need to use terminal, just open a new one by clicking ‘+’</text:span></text:p>
      <text:p text:style-name="P30"/>
      <text:p text:style-name="P31">===========================================<text:span text:style-name="T620">=</text:span></text:p>
      <text:p text:style-name="P138"><text:span text:style-name="T390">I learnt to </text:span><text:span text:style-name="T408">create a git repository</text:span><text:span text:style-name="T390">: </text:span><text:span text:style-name="T399">note below all command is inside the overall folder, <text:s/></text:span><text:span text:style-name="T5">modern_portfolio, </text:span><text:span text:style-name="T399"><text:s/>in terminal.</text:span></text:p>
      <text:p text:style-name="P137"><text:span text:style-name="T397">1. </text:span><text:span text:style-name="T390">Open a new terminal</text:span></text:p>
      <text:p text:style-name="P139"><text:span text:style-name="T390">2. create <text:s/>.gitignore </text:span><text:span text:style-name="T402">file </text:span><text:span text:style-name="T398">in the overall foder</text:span><text:span text:style-name="T390">, cml: <text:tab/></text:span><text:span text:style-name="T426">touch .gitignore</text:span><text:span text:style-name="T390">,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426">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426">git add .</text:span><text:span text:style-name="T4"><text:tab/>This add everything done so far to git repository, now in stage area</text:span></text:p>
      <text:p text:style-name="P143"><text:span text:style-name="T4">6. cml: </text:span><text:span text:style-name="T426">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485">I </text:span><text:span text:style-name="T548">installed Prettier-Code formatter extention</text:span><text:span text:style-name="T485">. Note: set its editor.formatOnSave property as true, otherwise it will not function.</text:span></text:p>
      <text:p text:style-name="P21"><text:span text:style-name="T485">I learnt </text:span><text:span text:style-name="T548">how to run the live server along with the development of the project</text:span><text:span text:style-name="T485">: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485">I learnt </text:span><text:span text:style-name="T548">several tricks to write .html file:</text:span></text:p>
      <text:p text:style-name="P129"><text:span text:style-name="T13">1. h1#hello + TAB <text:s text:c="3"/>==&gt; <text:tab/></text:span><text:span text:style-name="T513">&lt;</text:span><text:span text:style-name="T515">h1</text:span><text:span text:style-name="T517"> </text:span><text:span text:style-name="T519">id</text:span><text:span text:style-name="T517">=</text:span><text:span text:style-name="T521">"hello"</text:span><text:span text:style-name="T513">&gt;&lt;/</text:span><text:span text:style-name="T515">h1</text:span><text:span text:style-name="T513">&gt;</text:span></text:p>
      <text:p text:style-name="P130"><text:span text:style-name="T365">2. </text:span><text:span text:style-name="T366">#test + TAB <text:s text:c="2"/>==&gt; </text:span><text:span text:style-name="T514">&lt;</text:span><text:span text:style-name="T516">div</text:span><text:span text:style-name="T518"> </text:span><text:span text:style-name="T520">id</text:span><text:span text:style-name="T518">=</text:span><text:span text:style-name="T522">"test"</text:span><text:span text:style-name="T514">&gt;&lt;/</text:span><text:span text:style-name="T516">div</text:span><text:span text:style-name="T514">&gt;</text:span></text:p>
      <text:p text:style-name="P131"><text:span text:style-name="T366">3. h1.test + TAB <text:s text:c="2"/>==&gt; </text:span><text:span text:style-name="T513">&lt;</text:span><text:span text:style-name="T515">h1</text:span><text:span text:style-name="T517"> </text:span><text:span text:style-name="T519">class</text:span><text:span text:style-name="T517">=</text:span><text:span text:style-name="T521">"test"</text:span><text:span text:style-name="T513">&gt;&lt;/</text:span><text:span text:style-name="T515">h1</text:span><text:span text:style-name="T513">&gt;</text:span></text:p>
      <text:p text:style-name="P131"><text:soft-page-break/><text:span text:style-name="T366">4. </text:span><text:span text:style-name="T367">.</text:span><text:span text:style-name="T366">test + TAB <text:s/>==&gt; </text:span><text:span text:style-name="T513">&lt;</text:span><text:span text:style-name="T515">div</text:span><text:span text:style-name="T517"> </text:span><text:span text:style-name="T519">class</text:span><text:span text:style-name="T517">=</text:span><text:span text:style-name="T521">"test"</text:span><text:span text:style-name="T513">&gt;&lt;/</text:span><text:span text:style-name="T515">div</text:span><text:span text:style-name="T513">&gt;</text:span></text:p>
      <text:p text:style-name="P131"><text:span text:style-name="T366">5. h1 + TAB <text:s/>==&gt; <text:s/></text:span><text:span text:style-name="T513">&lt;</text:span><text:span text:style-name="T515">h1</text:span><text:span text:style-name="T513">&gt;&lt;/</text:span><text:span text:style-name="T515">h1</text:span><text:span text:style-name="T513">&gt;</text:span></text:p>
      <text:p text:style-name="P131"><text:span text:style-name="T366">6. t + TAB <text:s/>==&gt; <text:s text:c="2"/></text:span><text:span text:style-name="T513">&lt;</text:span><text:span text:style-name="T515">table</text:span><text:span text:style-name="T513">&gt;&lt;/</text:span><text:span text:style-name="T515">table</text:span><text:span text:style-name="T513">&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387">_config.scss</text:span></text:a><text:span text:style-name="T386"> </text:span><text:span text:style-name="T388">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523">2</text:span><text:span text:style-name="T524">. combinator selectors</text:span><text:span text:style-name="T523"> </text:span><text:span text:style-name="T529">There are four different combinators in CSS:</text:span></text:p>
      <text:list xml:id="list2625566024" text:style-name="L1">
        <text:list-item>
          <text:p text:style-name="P579">descendant selector (space)</text:p>
        </text:list-item>
        <text:list-item>
          <text:p text:style-name="P579">child selector (&gt;)</text:p>
        </text:list-item>
        <text:list-item>
          <text:p text:style-name="P579">adjacent sibling selector (+)</text:p>
        </text:list-item>
        <text:list-item>
          <text:p text:style-name="P574">general sibling selector (~)</text:p>
        </text:list-item>
      </text:list>
      <text:p text:style-name="P4"><text:span text:style-name="T30">3</text:span><text:span text:style-name="T28">.</text:span><text:span text:style-name="T187"> </text:span><text:a xlink:type="simple" xlink:href="https://www.w3schools.com/css/css_pseudo_classes.asp" text:style-name="Internet_20_link" text:visited-style-name="Visited_20_Internet_20_Link"><text:span text:style-name="T184">Pseudo-class selectors</text:span></text:a><text:span text:style-name="T181"> </text:span><text:span text:style-name="T179">(select elements based on a certain state)</text:span></text:p>
      <text:p text:style-name="P5"><text:span text:style-name="T183">4</text:span><text:span text:style-name="T182">. </text:span><text:span text:style-name="T530">Pseudo-elements selectors</text:span><text:span text:style-name="T206"> </text:span><text:span text:style-name="T185">(select and style a part of an element) </text:span><text:span text:style-name="T186">e.g </text:span><text:span text:style-name="T31">after, <text:tab/>before : e.g add content after or before a p element’s contents.</text:span></text:p>
      <text:p text:style-name="P4"><text:span text:style-name="T183">5</text:span><text:span text:style-name="T182">. </text:span><text:span text:style-name="T180"><text:s/>Attribute selectors </text:span><text:span text:style-name="T179">(select elements based on an attribute or attribute value)</text:span></text:p>
      <text:p text:style-name="P124"><text:span text:style-name="T563">"&amp;" </text:span><text:span text:style-name="T564">is parent selector defined in sass.</text:span><text:span text:style-name="T489"><text:tab/></text:span></text:p>
      <text:p text:style-name="P125"><text:span text:style-name="T489">=</text:span><text:span text:style-name="T488">==================================================================</text:span></text:p>
      <text:p text:style-name="P83"><text:soft-page-break/><text:span text:style-name="T567">H</text:span><text:span text:style-name="T566">omepage and Main Sass Module</text:span></text:p>
      <text:p text:style-name="P39"><text:span text:style-name="T604">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576">1. </text:span><text:span text:style-name="T575">Create header</text:span> </text:p>
      <text:p text:style-name="P43"><text:tab/><text:span text:style-name="T531">create menu icon 3 lines</text:span><text:span text:style-name="T588">,</text:span><text:span text:style-name="T582"> </text:span><text:span text:style-name="T583">which will be all manipulated via css</text:span></text:p>
      <text:p text:style-name="P489">Go inside body, create a header by <text:tab/><text:span text:style-name="T606">header + TAB</text:span></text:p>
      <text:p text:style-name="P489">Go inside header, create a menu button <text:span text:style-name="T618">(</text:span>div<text:span text:style-name="T618">)</text:span> by<text:tab/><text:span text:style-name="T606">.menu-btn + TAB</text:span></text:p>
      <text:p text:style-name="P490"><text:span text:style-name="T615">Go inside button div, create 3 divs by<text:tab/></text:span><text:span text:style-name="T606">.btn-line*3 + TAB</text:span><text:span text:style-name="T615"> <text:s text:c="2"/>(each div represent</text:span><text:span text:style-name="T616">s</text:span><text:span text:style-name="T615"> a <text:tab/><text:tab/><text:tab/><text:tab/><text:tab/><text:tab/><text:tab/> <text:s text:c="5"/><text:tab/><text:tab/>line of menu icon) </text:span></text:p>
      <text:p text:style-name="P511">&lt;body&gt;</text:p>
      <text:p text:style-name="P512"><text:tab/>&lt;header&gt;</text:p>
      <text:p text:style-name="P512"><text:tab/><text:tab/>&lt;div class="menu-btn"&gt;</text:p>
      <text:p text:style-name="P512"><text:tab/><text:tab/><text:tab/>&lt;div class="btn-line"&gt;&lt;/div&gt;</text:p>
      <text:p text:style-name="P512"><text:tab/><text:tab/><text:tab/>&lt;div class="btn-line"&gt;&lt;/div&gt;</text:p>
      <text:p text:style-name="P512"><text:tab/><text:tab/><text:tab/>&lt;div class="btn-line"&gt;&lt;/div&gt;</text:p>
      <text:p text:style-name="P512"><text:tab/><text:tab/>&lt;/div&gt;</text:p>
      <text:p text:style-name="P512"><text:tab/>&lt;/header&gt;</text:p>
      <text:p text:style-name="P512">&lt;/body&gt;</text:p>
      <text:p text:style-name="P77"/>
      <text:p text:style-name="P35"><text:span text:style-name="T619"><text:tab/></text:span><text:span text:style-name="T533">create menu</text:span></text:p>
      <text:p text:style-name="P187"><text:span text:style-name="T587">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581">One should not put text into images. If one’s main heading needs a drop shadow, for example, </text:span><text:span text:style-name="T579">use Css</text:span><text:span text:style-name="T581">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621">&lt;figure&gt;</text:span></text:span></text:a><text:span text:style-name="T587"> and </text:span><text:a xlink:type="simple" xlink:href="https://developer.mozilla.org/en-US/docs/Web/HTML/Element/figcaption" text:style-name="Internet_20_link" text:visited-style-name="Visited_20_Internet_20_Link"><text:span text:style-name="Source_20_Text"><text:span text:style-name="T580">&lt;figcaption&gt;</text:span></text:span></text:a><text:span text:style-name="T587"> elements for add caption to a figure. Use &lt;p&gt; element is not good, because screen reader cannot interpret it to blind people for example. </text:span></text:p>
      <text:p text:style-name="P47">Below is the syntaxes for creating menu: <text:s/><text:span text:style-name="T566">start from the outer(bigger) structure </text:span></text:p>
      <text:p text:style-name="P132"><text:span text:style-name="T427">first:</text:span><text:span text:style-name="T368"><text:tab/><text:tab/></text:span><text:span text:style-name="T628">&lt;div class="menu"&gt;</text:span></text:p>
      <text:p text:style-name="P145"><text:span text:style-name="T629"><text:tab/><text:tab/><text:tab/>&lt;div class="menu-branding"&gt;<text:tab/><text:tab/></text:span><text:span text:style-name="T611">.</text:span><text:span text:style-name="T612">menu-branding + TAB</text:span></text:p>
      <text:p text:style-name="P440"><text:tab/><text:tab/><text:tab/>&lt;/div&gt;</text:p>
      <text:p text:style-name="P440"/>
      <text:p text:style-name="P440"><text:tab/><text:tab/><text:tab/>&lt;ul class="menu-nav"&gt;<text:tab/><text:tab/><text:span text:style-name="T607">ul.menu-nav + TAB</text:span></text:p>
      <text:p text:style-name="P440"><text:tab/><text:tab/><text:tab/>&lt;/ul&gt;</text:p>
      <text:p text:style-name="P440"/>
      <text:p text:style-name="P440"><text:tab/><text:tab/>&lt;/div&gt;</text:p>
      <text:p text:style-name="P46">then <text:span text:style-name="T639">add the inner structure (red):</text:span> <text:s text:c="7"/></text:p>
      <text:p text:style-name="P491">&lt;div class="menu"&gt;</text:p>
      <text:p text:style-name="P492"><text:tab/>&lt;div class="menu-branding"&gt;</text:p>
      <text:p text:style-name="P492"><text:tab/><text:tab/><text:span text:style-name="T542">&lt;div class="portrait"&gt;&lt;/div&gt;<text:tab/><text:tab/></text:span><text:span text:style-name="T606">.</text:span><text:span text:style-name="T607">portrait + TAB</text:span></text:p>
      <text:p text:style-name="P492"><text:tab/>&lt;/div&gt;</text:p>
      <text:p text:style-name="P492"/>
      <text:p text:style-name="P492"><text:tab/>&lt;ul class="menu-nav"&gt;</text:p>
      <text:p text:style-name="P492"><text:tab/><text:tab/><text:span text:style-name="T542">&lt;</text:span><text:span text:style-name="T551">li</text:span><text:span text:style-name="T542"> class="nav-item"&gt;<text:tab/><text:tab/><text:tab/></text:span><text:span text:style-name="T608">li</text:span><text:span text:style-name="T606">.</text:span><text:span text:style-name="T607">nav-item + TAB</text:span></text:p>
      <text:p text:style-name="P500"><text:tab/><text:tab/><text:tab/>&lt;a href="/" class="nav-link"&gt;<text:tab/><text:tab/><text:span text:style-name="T607">a.nav-link + TAB</text:span></text:p>
      <text:p text:style-name="P500"><text:tab/><text:tab/><text:tab/>Home&lt;/a&gt;</text:p>
      <text:p text:style-name="P500"><text:tab/><text:tab/>&lt;/<text:span text:style-name="T640">li</text:span>&gt;</text:p>
      <text:p text:style-name="P499"/>
      <text:p text:style-name="P492"><text:tab/>&lt;/ul&gt;</text:p>
      <text:p text:style-name="P493">&lt;/div&gt;</text:p>
      <text:p text:style-name="P493"/>
      <text:p text:style-name="P220">Note: href=”/” is manually inputted, and also “Home”.</text:p>
      <text:p text:style-name="P492"/>
      <text:p text:style-name="P218">Then copy the li element and paste 3 times, and make changes accordingly:</text:p>
      <text:p text:style-name="P219"/>
      <text:p text:style-name="P219"/>
      <text:p text:style-name="P494">&lt;body&gt;</text:p>
      <text:p text:style-name="P494"><text:s text:c="3"/>&lt;header&gt;</text:p>
      <text:p text:style-name="P494"><text:s text:c="7"/>&lt;div class="menu-btn"&gt;</text:p>
      <text:p text:style-name="P494"><text:s text:c="11"/>&lt;div class="btn-line"&gt;&lt;/div&gt;</text:p>
      <text:p text:style-name="P494"><text:s text:c="11"/>&lt;div class="btn-line"&gt;&lt;/div&gt;</text:p>
      <text:p text:style-name="P494"><text:s text:c="11"/>&lt;div class="btn-line"&gt;&lt;/div&gt;</text:p>
      <text:p text:style-name="P494"><text:s text:c="7"/>&lt;/div&gt;</text:p>
      <text:p text:style-name="P494"><text:s text:c="7"/>&lt;div class="menu"&gt;</text:p>
      <text:p text:style-name="P494"><text:s text:c="11"/>&lt;div class="menu-branding"&gt;</text:p>
      <text:p text:style-name="P494"><text:s text:c="16"/>&lt;div class="portrait"&gt;&lt;/div&gt;</text:p>
      <text:p text:style-name="P494"><text:s text:c="11"/>&lt;/div&gt;</text:p>
      <text:p text:style-name="P494"><text:s text:c="11"/>&lt;ul class="menu-nav"&gt;</text:p>
      <text:p text:style-name="P494"><text:s text:c="15"/>&lt;li class="nav-item"&gt;</text:p>
      <text:p text:style-name="P494"><text:soft-page-break/><text:s text:c="19"/>&lt;a href="/" class="nav-link"&gt;</text:p>
      <text:p text:style-name="P494"><text:s text:c="20"/>Home&lt;/a&gt;</text:p>
      <text:p text:style-name="P494"><text:s text:c="15"/>&lt;/li&gt;</text:p>
      <text:p text:style-name="P494"><text:s text:c="15"/>&lt;li class="nav-item"&gt;</text:p>
      <text:p text:style-name="P494"><text:s text:c="16"/>&lt;a href="/about.html" class="nav-link"&gt;</text:p>
      <text:p text:style-name="P494"><text:s text:c="17"/>About Me&lt;/a&gt;</text:p>
      <text:p text:style-name="P494"><text:s text:c="12"/>&lt;/li&gt;</text:p>
      <text:p text:style-name="P494"><text:s text:c="12"/>&lt;li class="nav-item"&gt;</text:p>
      <text:p text:style-name="P494"><text:s text:c="16"/>&lt;a href="/work.html" class="nav-link"&gt;</text:p>
      <text:p text:style-name="P494"><text:s text:c="17"/>My Work&lt;/a&gt;</text:p>
      <text:p text:style-name="P494"><text:s text:c="12"/>&lt;/li&gt;</text:p>
      <text:p text:style-name="P494"><text:s text:c="12"/>&lt;li class="nav-item"&gt;</text:p>
      <text:p text:style-name="P494"><text:s text:c="16"/>&lt;a href="/contact.html" class="nav-link"&gt;</text:p>
      <text:p text:style-name="P494"><text:s text:c="17"/>How To Reach Me&lt;/a&gt;</text:p>
      <text:p text:style-name="P494"><text:s text:c="12"/>&lt;/li&gt; <text:s text:c="4"/></text:p>
      <text:p text:style-name="P494"><text:s text:c="11"/>&lt;/ul&gt;</text:p>
      <text:p text:style-name="P494"><text:s text:c="7"/>&lt;/div&gt;</text:p>
      <text:p text:style-name="P494"><text:s text:c="3"/>&lt;/header&gt;</text:p>
      <text:p text:style-name="P494">&lt;/body&gt;</text:p>
      <text:p text:style-name="P217"/>
      <text:p text:style-name="P38"><text:span text:style-name="T585">B</text:span><text:span text:style-name="T584">y far, it looks ugly without the CSS. <text:s/>Next, u</text:span><text:span text:style-name="T586">nder the header, create the main area:</text:span></text:p>
      <text:p text:style-name="P76"><text:span text:style-name="T591">2. </text:span><text:span text:style-name="T589">C</text:span><text:span text:style-name="T581">reate main area </text:span><text:span text:style-name="T592">(</text:span><text:span text:style-name="T593">heading</text:span><text:span text:style-name="T594">(h1)</text:span><text:span text:style-name="T593">, conten</text:span><text:span text:style-name="T594">t</text:span><text:span text:style-name="T593">s</text:span><text:span text:style-name="T594">(h2)</text:span><text:span text:style-name="T593">, icons</text:span><text:span text:style-name="T592">)</text:span><text:span text:style-name="T581">:</text:span></text:p>
      <text:p text:style-name="P76"><text:span text:style-name="T581"><text:tab/></text:span><text:span text:style-name="T536">create heading and contents</text:span></text:p>
      <text:p text:style-name="P54">Again, start from the outer structure,</text:p>
      <text:p text:style-name="P504">&lt;main id="home"&gt;</text:p>
      <text:p text:style-name="P504"><text:s text:c="7"/>&lt;h1 class="lg-heading"&gt;</text:p>
      <text:p text:style-name="P504"><text:s text:c="11"/>John Doe</text:p>
      <text:p text:style-name="P504"><text:s text:c="7"/>&lt;/h1&gt;</text:p>
      <text:p text:style-name="P504"><text:s text:c="7"/>&lt;h2 class="sm-heading"&gt;</text:p>
      <text:p text:style-name="P504"><text:s text:c="11"/>Web Developer, Programmer, Designer &amp;</text:p>
      <text:p text:style-name="P504"><text:s text:c="11"/>Entrepreneur</text:p>
      <text:p text:style-name="P504"><text:s text:c="7"/>&lt;/h2&gt;</text:p>
      <text:p text:style-name="P504">&lt;/main&gt;</text:p>
      <text:p text:style-name="P41"><text:span text:style-name="T589"><text:s/></text:span><text:span text:style-name="T546">then go to details, </text:span><text:span text:style-name="T547">change the Doe color by</text:span><text:span text:style-name="T590">:</text:span></text:p>
      <text:p text:style-name="P216"><text:s/>&lt;main id="home"&gt;</text:p>
      <text:p text:style-name="P216"><text:s text:c="7"/>&lt;h1 class="lg-heading"&gt;</text:p>
      <text:p text:style-name="P216"><text:s text:c="11"/>John <text:span text:style-name="T542">&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568"><text:tab/></text:span><text:span text:style-name="T535">creat icons </text:span><text:span text:style-name="T617">inside main element</text:span></text:p>
      <text:p text:style-name="P75"><text:span text:style-name="T525">Use Font Awesome 5, and below syntax in the &lt;head&gt; of html</text:span><text:span text:style-name="T526">:</text:span></text:p>
      <text:p text:style-name="P86"><text:span text:style-name="T569">&lt;script src= "</text:span><text:a xlink:type="simple" xlink:href="https://kit.fontawesome.com/e49d0dfefa.js" text:style-name="Internet_20_link" text:visited-style-name="Visited_20_Internet_20_Link"><text:span text:style-name="T569">https://kit.fontawesome.com/e49d0dfefa.js</text:span></text:a><text:span text:style-name="T569">"&gt;&lt;/script&gt;</text:span></text:p>
      <text:p text:style-name="P90">&lt;div class="icons"&gt;</text:p>
      <text:p text:style-name="P440"><text:tab/>&lt;a href="#!"&gt;<text:tab/><text:tab/><text:tab/><text:tab/><text:tab/> <text:s text:c="2"/><text:span text:style-name="T609">a + TAB </text:span></text:p>
      <text:p text:style-name="P440"><text:tab/><text:tab/>&lt;i class="fab fa-twitter fa-2x"&gt;&lt;/i&gt; <text:s text:c="2"/><text:span text:style-name="T609">i.fab.fa-twitter.</text:span><text:span text:style-name="T610">fa-2x</text:span><text:span text:style-name="T609"> +TAB </text:span><text:span text:style-name="T549">*</text:span></text:p>
      <text:p text:style-name="P440"><text:tab/>&lt;/a&gt;</text:p>
      <text:p text:style-name="P440"/>
      <text:p text:style-name="P440"><text:tab/>&lt;a href="#!"&gt;</text:p>
      <text:p text:style-name="P440"><text:tab/><text:tab/>&lt;i class="fab fa-facebook fa-2x"&gt;&lt;/i&gt;</text:p>
      <text:p text:style-name="P440"><text:tab/>&lt;/a&gt;</text:p>
      <text:p text:style-name="P440"/>
      <text:p text:style-name="P440"><text:tab/>&lt;a href="#!"&gt;</text:p>
      <text:p text:style-name="P440"><text:tab/><text:tab/>&lt;i class="fab fa-linkedin fa-2x"&gt;&lt;/i&gt;</text:p>
      <text:p text:style-name="P440"><text:tab/>&lt;/a&gt;</text:p>
      <text:p text:style-name="P440"/>
      <text:p text:style-name="P440"><text:tab/>&lt;a href="#!"&gt;</text:p>
      <text:p text:style-name="P440"><text:tab/><text:tab/>&lt;i class="fab fa-github fa-2x"&gt;&lt;/i&gt;</text:p>
      <text:p text:style-name="P440"><text:tab/>&lt;/a&gt;</text:p>
      <text:p text:style-name="P440">&lt;/div&gt;</text:p>
      <text:p text:style-name="P87"/>
      <text:p text:style-name="P211"><text:span text:style-name="T569">* </text:span><text:span text:style-name="T490">It is easier to implement this line this way:</text:span></text:p>
      <text:p text:style-name="P212"><text:span text:style-name="T490">find by key word e.g facebook in </text:span><text:a xlink:type="simple" xlink:href="https://fontawesome.com/icons?d=gallery&amp;q=l&amp;m=free" text:style-name="Internet_20_link" text:visited-style-name="Visited_20_Internet_20_Link">https://fontawesome.com/icons?d=gallery&amp;q=l&amp;m=free</text:a><text:span text:style-name="T490"> <text:s/>, then copy the html and paste into vscode.</text:span></text:p>
      <text:p text:style-name="P179"><text:span text:style-name="T498">HTML elements can belong to more than one class. To define multiple classes, separate the class names with a space, e.g. </text:span><text:span text:style-name="T500">&lt;div class="city main"&gt;</text:span><text:span text:style-name="T498">. </text:span><text:span text:style-name="T500">T</text:span><text:span text:style-name="T501">his div belongs to both class city and class main</text:span><text:span text:style-name="T499">. It can be styled </text:span><text:span text:style-name="T498">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641">3. </text:span><text:span text:style-name="T575">work on the </text:span><text:span text:style-name="T577">main </text:span><text:span text:style-name="T575">scss </text:span><text:span text:style-name="T577">(</text:span><text:span text:style-name="T575">of index html</text:span><text:span text:style-name="T577">)</text:span></text:p>
      <text:p text:style-name="P208"><text:span text:style-name="T534">a</text:span><text:span text:style-name="T532">dd core styling</text:span><text:span text:style-name="T602">:</text:span> add box sizing property for everything:</text:p>
      <text:p text:style-name="P203">* {</text:p>
      <text:p text:style-name="P440">box-sizing: border-box;</text:p>
      <text:p text:style-name="P440">}</text:p>
      <text:p text:style-name="P440"/>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208">CSS</text:span></text:a><text:span text:style-name="T32"> property sets how the total width and height of an element is calculated. It has two values, content-box and border-box. </text:span></text:p>
      <text:p text:style-name="P215"><text:span text:style-name="T73">c</text:span><text:span text:style-name="T7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2">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643">(ref </text:span><text:a xlink:type="simple" xlink:href="https://developer.mozilla.org/en-US/docs/Web/CSS/box-sizing" text:style-name="Internet_20_link" text:visited-style-name="Visited_20_Internet_20_Link">https://developer.mozilla.org/en-US/docs/Web/CSS/box-sizing</text:a><text:span text:style-name="T643">)</text:span></text:p>
      <text:p text:style-name="P192"/>
      <text:p text:style-name="P198"><text:span text:style-name="T644">b</text:span>ody scss:</text:p>
      <text:p text:style-name="P194">makes the body height is 100%, and take margin away</text:p>
      <text:p text:style-name="P195"><text:span text:style-name="T642">set font by</text:span> font-family</text:p>
      <text:p text:style-name="P195"><text:span text:style-name="T642">set</text:span> line-height</text:p>
      <text:p text:style-name="P205">body {</text:p>
      <text:p text:style-name="P440">background: $primary-color;</text:p>
      <text:p text:style-name="P440">color: #fff;</text:p>
      <text:p text:style-name="P440">height: 100%;</text:p>
      <text:p text:style-name="P440">margin: 0;</text:p>
      <text:p text:style-name="P440">font-family: 'Segoe UI', Tahoma, Geneva, Verdana, sans-serif;</text:p>
      <text:p text:style-name="P440">line-height: 1.5;</text:p>
      <text:p text:style-name="P440">}</text:p>
      <text:p text:style-name="P456"/>
      <text:p text:style-name="P197"><text:span text:style-name="T650">headings scss</text:span>: <text:span text:style-name="T599">(from outer to inner structure)</text:span></text:p>
      <text:p text:style-name="P199"><text:span text:style-name="T596">o</text:span><text:span text:style-name="T595">uter structure first</text:span></text:p>
      <text:p text:style-name="P193">all headings margin 0 <text:span text:style-name="T645">and font-weight thinner</text:span></text:p>
      <text:p text:style-name="P204">h1,</text:p>
      <text:p text:style-name="P440">h2,</text:p>
      <text:p text:style-name="P440">h3 {</text:p>
      <text:p text:style-name="P440"><text:soft-page-break/><text:s text:c="3"/>margin: 0;</text:p>
      <text:p text:style-name="P440"><text:s text:c="3"/>font-weight: 400;</text:p>
      <text:p text:style-name="P440">}</text:p>
      <text:p text:style-name="P200"/>
      <text:p text:style-name="P196">continue to define <text:span text:style-name="T542">inner features</text:span>:</text:p>
      <text:p text:style-name="P206">h1,</text:p>
      <text:p text:style-name="P440">h2,</text:p>
      <text:p text:style-name="P440">h3 {</text:p>
      <text:p text:style-name="P440"><text:tab/>margin: 0;</text:p>
      <text:p text:style-name="P440"><text:tab/>font-weight: 400;</text:p>
      <text:p text:style-name="P449"/>
      <text:p text:style-name="P440"><text:tab/><text:span text:style-name="T542">&amp;.lg-heading {</text:span></text:p>
      <text:p text:style-name="P483"><text:tab/><text:tab/>font-size: 6rem;</text:p>
      <text:p text:style-name="P483"><text:tab/>}</text:p>
      <text:p text:style-name="P485"/>
      <text:p text:style-name="P483"><text:tab/>&amp;.sm-heading {</text:p>
      <text:p text:style-name="P483"><text:tab/><text:tab/>margin-bottom: 2rem; // <text:span text:style-name="T648">push icons </text:span><text:span text:style-name="T649">below it a little bit </text:span><text:span text:style-name="T648">down</text:span></text:p>
      <text:p text:style-name="P483"><text:tab/><text:tab/>padding: 0.2rem 1rm; // <text:span text:style-name="T648">give the text a little bit background</text:span></text:p>
      <text:p text:style-name="P483"><text:tab/>}</text:p>
      <text:p text:style-name="P440">}</text:p>
      <text:p text:style-name="P440"/>
      <text:p text:style-name="P440"/>
      <text:p text:style-name="P454"/>
      <text:p text:style-name="P457">Note: <text:span text:style-name="T552">&amp;.lg-heading = h1.lg-heading</text:span></text:p>
      <text:p text:style-name="P457"><text:span text:style-name="T552"><text:tab/></text:span><text:span text:style-name="T631">use &amp; in a nested structure indicates that the lg-heading class is <text:tab/>attached to h1 itself, but not for sth else inside h1.</text:span></text:p>
      <text:p text:style-name="P478"/>
      <text:p text:style-name="P8"><text:span text:style-name="T35">O</text:span><text:span text:style-name="T34">ne can</text:span><text:span text:style-name="T35"> set font-size with </text:span><text:span text:style-name="T74">px, rem, em, vh </text:span><text:span text:style-name="T35">and</text:span><text:span text:style-name="T74">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441">margin: 0; <text:s/></text:p>
      <text:p text:style-name="P441">padding: 0;</text:p>
      <text:p text:style-name="P441">}</text:p>
      <text:p text:style-name="P455"/>
      <text:p text:style-name="P458">Note: The &lt;html&gt; element is the root element and it defines the whole HTML document. It has a start tag &lt;html&gt; and an end tag &lt;/html&gt; .</text:p>
      <text:p text:style-name="P72">Continue to work with .sm-heading</text:p>
      <text:p text:style-name="P103">&amp;.sm-heading {</text:p>
      <text:p text:style-name="P440">margin-bottom: 2rem; // push icons below it a little bit down</text:p>
      <text:p text:style-name="P440">padding: 0.2rem 1rm; // give the text a little bit background</text:p>
      <text:p text:style-name="P483">background: lighten($primary-color, 2);</text:p>
      <text:p text:style-name="P440">}</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209">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2">Further c</text:span><text:span text:style-name="T103">ontinue to work with .sm-heading</text:span></text:p>
      <text:p text:style-name="P170"><text:span text:style-name="T95">L</text:span><text:span text:style-name="T96">ater will add a background image, and from current page will see through </text:span><text:span text:style-name="T97">to see the image. Now it blocks the view. </text:span><text:span text:style-name="T96"><text:s/></text:span><text:span text:style-name="T97">Use </text:span><text:span text:style-name="T75">rgba( ) </text:span><text:span text:style-name="T97">to do it. </text:span><text:span text:style-name="T100">RGBA color values are an extension of RGB color values with an alpha channel - which specifies the opacity of the color. The alpha parameter is a number between 0.0 (fully transparent) and 1.0 (fully opaque).</text:span><text:span text:style-name="T96"> </text:span></text:p>
      <text:p text:style-name="P79">&amp;.sm-heading {</text:p>
      <text:p text:style-name="P440">margin-bottom: 2rem; // push icons below it a little bit down</text:p>
      <text:p text:style-name="P440">padding: 0.2rem 1rem; // give the text a little bit background</text:p>
      <text:p text:style-name="P440">background: <text:span text:style-name="T542">rgba(</text:span>lighten($primary-color, 2)<text:span text:style-name="T542">, 0.5)</text:span>;</text:p>
      <text:p text:style-name="P440">}</text:p>
      <text:p text:style-name="P146"><text:span text:style-name="T404">L</text:span><text:span text:style-name="T403">inks</text:span></text:p>
      <text:p text:style-name="P53">all the color for links be white and no underline</text:p>
      <text:p text:style-name="P95">a {</text:p>
      <text:p text:style-name="P440">color: #fff;</text:p>
      <text:p text:style-name="P440">text-decoration: none;</text:p>
      <text:p text:style-name="P440">}</text:p>
      <text:p text:style-name="P80"/>
      <text:h text:style-name="P176" text:outline-level="1"><text:span text:style-name="T566">CSS text-decoration</text:span> property is all about line decoration of text, including overline, line-through, underline. It is the<text:span text:style-name="T603"> shorthand property for:</text:span></text:h>
      <text:list xml:id="list379130526" text:style-name="L2">
        <text:list-item>
          <text:p text:style-name="P582">text-decoration-line <text:span text:style-name="T548">(required) <text:s text:c="3"/>if no line set, the color and style not work!!!</text:span></text:p>
        </text:list-item>
        <text:list-item>
          <text:p text:style-name="P582">text-decoration-color</text:p>
        </text:list-item>
        <text:list-item>
          <text:p text:style-name="P587">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651">S</text:span>et the postion to fixed because <text:span text:style-name="T651">want</text:span> the header <text:span text:style-name="T651">(the 3 lines) </text:span>always stay at the top <text:span text:style-name="T550">even when scroll</text:span>, <text:span text:style-name="T652">set z index to 2, because want it to stay always in the front. The bigger the z, the closer it to a reader. Set its width to 100% to stretch it to the whole screen.</text:span></text:p>
      <text:p text:style-name="P100"><text:soft-page-break/>header {</text:p>
      <text:p text:style-name="P440">position: fixed; </text:p>
      <text:p text:style-name="P440">z-index: 2;</text:p>
      <text:p text:style-name="P440">width: 100%;</text:p>
      <text:p text:style-name="P440">}</text:p>
      <text:p text:style-name="P81"><text:span text:style-name="T597">The css </text:span><text:span text:style-name="T600">position</text:span><text:span text:style-name="T597"> property has </text:span><text:span text:style-name="T598">four</text:span><text:span text:style-name="T597"> values (</text:span><text:span text:style-name="T600">relative, fixed, absolute</text:span><text:span text:style-name="T597"> or </text:span><text:span text:style-name="T600">sticky</text:span><text:span text:style-name="T597">). Elements are positioned using the </text:span><text:span text:style-name="T600">top, bottom, left</text:span><text:span text:style-name="T597">, and </text:span><text:span text:style-name="T600">right</text:span><text:span text:style-name="T597"> properties. However, these properties will </text:span><text:span text:style-name="T555">NOT</text:span><text:span text:style-name="T597"> work unless the position property is set first. </text:span><text:span text:style-name="T598">(Static is initial and default, is not included in these values. Even position is set to static, the top or left setting will NOT work at all. ) </text:span></text:p>
      <text:p text:style-name="P81"><text:span text:style-name="T600">They also work differently depending on the position value.</text:span><text:span text:style-name="T597"> </text:span></text:p>
      <text:p text:style-name="P81"><text:span text:style-name="T597">Also, css </text:span><text:span text:style-name="Source_20_Text"><text:span text:style-name="T623">z-index</text:span></text:span><text:span text:style-name="Source_20_Text"><text:span text:style-name="T622"> </text:span></text:span><text:span text:style-name="T597">only works on positioned elements.</text:span></text:p>
      <text:p text:style-name="P67"/>
      <text:p text:style-name="P238"><text:span text:style-name="T566">position: fixed </text:span><text:s text:c="3"/>stay at original position even when scroll </text:p>
      <text:p text:style-name="P238">c.f.</text:p>
      <text:p text:style-name="P238"><text:span text:style-name="T566">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654">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686">And it is important to know that absolute take the image out of the flow, so the image will go to another layer (https://www.youtube.com/watch?v=P6UgYq3J3Qs). </text:span></text:p>
      <text:p text:style-name="P60">And also for <text:span text:style-name="T655">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658">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515"/>
          </table:table-cell>
          <table:table-cell table:style-name="Table1.A1" office:value-type="string">
            <text:p text:style-name="P515"><text:s/></text:p>
            <text:p text:style-name="P518">position</text:p>
            <text:p text:style-name="P518">value</text:p>
          </table:table-cell>
          <table:table-cell table:style-name="Table1.A1" office:value-type="string">
            <text:p text:style-name="P516"/>
            <text:p text:style-name="P516"/>
            <text:p text:style-name="P516">top</text:p>
            <text:p text:style-name="P519">change</text:p>
          </table:table-cell>
          <table:table-cell table:style-name="Table1.A1" office:value-type="string">
            <text:p text:style-name="P516"/>
            <text:p text:style-name="P516"/>
            <text:p text:style-name="P516">left</text:p>
            <text:p text:style-name="P519">change</text:p>
          </table:table-cell>
          <table:table-cell table:style-name="Table1.A1" office:value-type="string">
            <text:p text:style-name="P516">Original space <text:span text:style-name="T656">empty</text:span></text:p>
          </table:table-cell>
          <table:table-cell table:style-name="Table1.A1" office:value-type="string">
            <text:p text:style-name="P518"><text:span text:style-name="T542">Other element</text:span>'s position change</text:p>
          </table:table-cell>
          <table:table-cell table:style-name="Table1.G1" office:value-type="string">
            <text:p text:style-name="P518"/>
            <text:p text:style-name="P518"/>
            <text:p text:style-name="P518"><text:s text:c="8"/>NOTE</text:p>
          </table:table-cell>
        </table:table-row>
        <table:table-row table:style-name="Table1.1">
          <table:table-cell table:style-name="Table1.A2" table:number-rows-spanned="4" office:value-type="string">
            <text:p text:style-name="P521"/>
            <text:p text:style-name="P521"/>
            <text:p text:style-name="P521"/>
            <text:p text:style-name="P521">section-1</text:p>
          </table:table-cell>
          <table:table-cell table:style-name="Table1.A2" office:value-type="string">
            <text:p text:style-name="P516">relative</text:p>
          </table:table-cell>
          <table:table-cell table:style-name="Table1.A2" office:value-type="string">
            <text:p text:style-name="P517">yes</text:p>
          </table:table-cell>
          <table:table-cell table:style-name="Table1.A2" office:value-type="string">
            <text:p text:style-name="P518">yes</text:p>
          </table:table-cell>
          <table:table-cell table:style-name="Table1.A2" office:value-type="string">
            <text:p text:style-name="P517">yes</text:p>
          </table:table-cell>
          <table:table-cell table:style-name="Table1.A2" office:value-type="string">
            <text:p text:style-name="P518">no</text:p>
          </table:table-cell>
          <table:table-cell table:style-name="Table1.G2" office:value-type="string">
            <text:p text:style-name="P518"/>
          </table:table-cell>
        </table:table-row>
        <table:table-row table:style-name="Table1.1">
          <table:covered-table-cell/>
          <table:table-cell table:style-name="Table1.A2" office:value-type="string">
            <text:p text:style-name="P516">sticky</text:p>
          </table:table-cell>
          <table:table-cell table:style-name="Table1.A2" office:value-type="string">
            <text:p text:style-name="P517">yes</text:p>
          </table:table-cell>
          <table:table-cell table:style-name="Table1.A2" office:value-type="string">
            <text:p text:style-name="P517">no</text:p>
          </table:table-cell>
          <table:table-cell table:style-name="Table1.A2" office:value-type="string">
            <text:p text:style-name="P517">yes</text:p>
          </table:table-cell>
          <table:table-cell table:style-name="Table1.A2" office:value-type="string">
            <text:p text:style-name="P518">no</text:p>
          </table:table-cell>
          <table:table-cell table:style-name="Table1.G2" office:value-type="string">
            <text:p text:style-name="P518"/>
          </table:table-cell>
        </table:table-row>
        <table:table-row table:style-name="Table1.1">
          <table:covered-table-cell/>
          <table:table-cell table:style-name="Table1.A2" office:value-type="string">
            <text:p text:style-name="P516">absolute</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no</text:p>
          </table:table-cell>
          <table:table-cell table:style-name="Table1.A2" office:value-type="string">
            <text:p text:style-name="P518">yes</text:p>
          </table:table-cell>
          <table:table-cell table:style-name="Table1.G2" office:value-type="string">
            <text:p text:style-name="P518"/>
          </table:table-cell>
        </table:table-row>
        <table:table-row table:style-name="Table1.5">
          <table:covered-table-cell/>
          <table:table-cell table:style-name="Table1.A2" office:value-type="string">
            <text:p text:style-name="P516">fixed</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no</text:p>
          </table:table-cell>
          <table:table-cell table:style-name="Table1.A2" office:value-type="string">
            <text:p text:style-name="P518">yes</text:p>
          </table:table-cell>
          <table:table-cell table:style-name="Table1.G2" office:value-type="string">
            <text:p text:style-name="P518"/>
          </table:table-cell>
        </table:table-row>
        <table:table-row table:style-name="Table1.1">
          <table:table-cell table:style-name="Table1.A2" table:number-rows-spanned="4" office:value-type="string">
            <text:p text:style-name="P522"/>
            <text:p text:style-name="P522"/>
            <text:p text:style-name="P522"/>
            <text:p text:style-name="P522">section-2</text:p>
          </table:table-cell>
          <table:table-cell table:style-name="Table1.A2" office:value-type="string">
            <text:p text:style-name="P516">relative</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8">no</text:p>
          </table:table-cell>
          <table:table-cell table:style-name="Table1.G2" office:value-type="string">
            <text:p text:style-name="P518"/>
          </table:table-cell>
        </table:table-row>
        <table:table-row table:style-name="Table1.1">
          <table:covered-table-cell/>
          <table:table-cell table:style-name="Table1.A2" office:value-type="string">
            <text:p text:style-name="P516">sticky</text:p>
          </table:table-cell>
          <table:table-cell table:style-name="Table1.A2" office:value-type="string">
            <text:p text:style-name="P517">no</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9">no</text:p>
          </table:table-cell>
          <table:table-cell table:style-name="Table1.G2" office:value-type="string">
            <text:p text:style-name="P517"/>
          </table:table-cell>
        </table:table-row>
        <table:table-row table:style-name="Table1.1">
          <table:covered-table-cell/>
          <table:table-cell table:style-name="Table1.A2" office:value-type="string">
            <text:p text:style-name="P516">absolute</text:p>
          </table:table-cell>
          <table:table-cell table:style-name="Table1.A2" office:value-type="string">
            <text:p text:style-name="P517">yes</text:p>
          </table:table-cell>
          <table:table-cell table:style-name="Table1.A2" office:value-type="string">
            <text:p text:style-name="P519">yes</text:p>
          </table:table-cell>
          <table:table-cell table:style-name="Table1.A2" office:value-type="string">
            <text:p text:style-name="P517">no</text:p>
          </table:table-cell>
          <table:table-cell table:style-name="Table1.A2" office:value-type="string">
            <text:p text:style-name="P519">yes</text:p>
          </table:table-cell>
          <table:table-cell table:style-name="Table1.G2" office:value-type="string">
            <text:p text:style-name="P519">Only positions of <text:span text:style-name="T542">elements after it </text:span>change. </text:p>
          </table:table-cell>
        </table:table-row>
        <table:table-row table:style-name="Table1.9">
          <table:covered-table-cell/>
          <table:table-cell table:style-name="Table1.A2" office:value-type="string">
            <text:p text:style-name="P516">fixed</text:p>
          </table:table-cell>
          <table:table-cell table:style-name="Table1.A2" office:value-type="string">
            <text:p text:style-name="P517">yes</text:p>
          </table:table-cell>
          <table:table-cell table:style-name="Table1.A2" office:value-type="string">
            <text:p text:style-name="P519">yes</text:p>
          </table:table-cell>
          <table:table-cell table:style-name="Table1.A2" office:value-type="string">
            <text:p text:style-name="P517">no</text:p>
          </table:table-cell>
          <table:table-cell table:style-name="Table1.A2" office:value-type="string">
            <text:p text:style-name="P519">yes</text:p>
          </table:table-cell>
          <table:table-cell table:style-name="Table1.G2" office:value-type="string">
            <text:p text:style-name="P519">Only positions of <text:span text:style-name="T542">elements after it </text:span>change. </text:p>
          </table:table-cell>
        </table:table-row>
        <table:table-row table:style-name="Table1.1">
          <table:table-cell table:style-name="Table1.A2" table:number-rows-spanned="4" office:value-type="string">
            <text:p text:style-name="P522"/>
            <text:p text:style-name="P522"/>
            <text:p text:style-name="P522"/>
            <text:p text:style-name="P522">section-3</text:p>
          </table:table-cell>
          <table:table-cell table:style-name="Table1.A2" office:value-type="string">
            <text:p text:style-name="P516">relative</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text:p>
          </table:table-cell>
          <table:table-cell table:style-name="Table1.G2" table:number-rows-spanned="4" office:value-type="string">
            <text:p text:style-name="P517">? <text:span text:style-name="T657">= not known, because there are no elements after section-3.</text:span></text:p>
          </table:table-cell>
        </table:table-row>
        <table:table-row table:style-name="Table1.1">
          <table:covered-table-cell/>
          <table:table-cell table:style-name="Table1.A2" office:value-type="string">
            <text:p text:style-name="P516">sticky</text:p>
          </table:table-cell>
          <table:table-cell table:style-name="Table1.A2" office:value-type="string">
            <text:p text:style-name="P520">no</text:p>
          </table:table-cell>
          <table:table-cell table:style-name="Table1.A2" office:value-type="string">
            <text:p text:style-name="P520">no</text:p>
          </table:table-cell>
          <table:table-cell table:style-name="Table1.A2" office:value-type="string">
            <text:p text:style-name="P520">no</text:p>
          </table:table-cell>
          <table:table-cell table:style-name="Table1.A2" office:value-type="string">
            <text:p text:style-name="P517">?</text:p>
          </table:table-cell>
          <table:covered-table-cell/>
        </table:table-row>
        <table:table-row table:style-name="Table1.1">
          <table:covered-table-cell/>
          <table:table-cell table:style-name="Table1.A2" office:value-type="string">
            <text:p text:style-name="P516">absolute</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yes</text:p>
          </table:table-cell>
          <table:table-cell table:style-name="Table1.A2" office:value-type="string">
            <text:p text:style-name="P517">?</text:p>
          </table:table-cell>
          <table:covered-table-cell/>
        </table:table-row>
        <table:table-row table:style-name="Table1.1">
          <table:covered-table-cell/>
          <table:table-cell table:style-name="Table1.A2" office:value-type="string">
            <text:p text:style-name="P513">fixed</text:p>
          </table:table-cell>
          <table:table-cell table:style-name="Table1.A2" office:value-type="string">
            <text:p text:style-name="P514">yes</text:p>
          </table:table-cell>
          <table:table-cell table:style-name="Table1.A2" office:value-type="string">
            <text:p text:style-name="P514">yes</text:p>
          </table:table-cell>
          <table:table-cell table:style-name="Table1.A2" office:value-type="string">
            <text:p text:style-name="P514">yes</text:p>
          </table:table-cell>
          <table:table-cell table:style-name="Table1.A2" office:value-type="string">
            <text:p text:style-name="P514">?</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659">ing of</text:span> the main is 4rem</text:p>
      <text:p text:style-name="P442"><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440">height: 100%; <text:s/>// <text:span text:style-name="T660">or 1000px for example</text:span></text:p>
      <text:p text:style-name="P440">}</text:p>
      <text:p text:style-name="P440"/>
      <text:p text:style-name="P440"/>
      <text:p text:style-name="P463">Continue to style icons:</text:p>
      <text:p text:style-name="P459"/>
      <text:p text:style-name="P460">Make icons distance further from each other, push the icon a little bit down. Also change color to yellow($secondary-color) when hover the icons. </text:p>
      <text:p text:style-name="P460"/>
      <text:p text:style-name="P460">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440"><text:tab/>padding: 4rem;</text:p>
      <text:p text:style-name="P440"><text:tab/>height: 100%;</text:p>
      <text:p text:style-name="P449"/>
      <text:p text:style-name="P440"><text:tab/>.icons <text:span text:style-name="T662">{</text:span></text:p>
      <text:p text:style-name="P440"><text:tab/><text:tab/>margin-top: 1rem;</text:p>
      <text:p text:style-name="P449"><text:soft-page-break/></text:p>
      <text:p text:style-name="P440"><text:tab/><text:tab/>a <text:span text:style-name="T661">{</text:span></text:p>
      <text:p text:style-name="P440"><text:tab/><text:tab/><text:tab/>padding: 0.4rem;</text:p>
      <text:p text:style-name="P440"><text:tab/><text:tab/><text:tab/>&amp;:hover <text:span text:style-name="T653">{</text:span></text:p>
      <text:p text:style-name="P440"><text:tab/><text:tab/><text:tab/><text:tab/>color: $secondary-color;</text:p>
      <text:p text:style-name="P440"><text:tab/><text:tab/><text:tab/><text:span text:style-name="T653">}</text:span></text:p>
      <text:p text:style-name="P440"><text:tab/><text:tab/><text:span text:style-name="T661">}</text:span></text:p>
      <text:p text:style-name="P440"><text:tab/><text:span text:style-name="T662">}</text:span></text:p>
      <text:p text:style-name="P440">}</text:p>
      <text:p text:style-name="P105">The <text:span text:style-name="T601">&amp;:hover </text:span>is pseudo class. </text:p>
      <text:p text:style-name="P105">A <text:span text:style-name="T663">CSS</text:span> <text:span text:style-name="Strong_20_Emphasis"><text:span text:style-name="Definition"><text:span text:style-name="T578">pseudo-class</text:span></text:span></text:span> is a keyword added to a selector that specifies a special state of the selected element(s).</text:p>
      <text:p text:style-name="P178">For example, it can be used to:</text:p>
      <text:list xml:id="list3443201999" text:style-name="L3">
        <text:list-item>
          <text:p text:style-name="P581">Style an element when a user mouses over it</text:p>
        </text:list-item>
        <text:list-item>
          <text:p text:style-name="P581">Style visited and unvisited links differently</text:p>
        </text:list-item>
        <text:list-item>
          <text:p text:style-name="P576">Style an element when it gets focus</text:p>
        </text:list-item>
      </text:list>
      <text:p text:style-name="P126"/>
      <text:p text:style-name="P106"><text:span text:style-name="T570">Next,</text:span><text:span text:style-name="T566"> do some transition </text:span></text:p>
      <text:p text:style-name="P210">add transition to hover, </text:p>
      <text:p text:style-name="P214">&amp;:hover {</text:p>
      <text:p text:style-name="P440"><text:tab/>color: $secondary-color;</text:p>
      <text:p text:style-name="P440"><text:tab/><text:span text:style-name="T556">transition: all 1.5 ease-out;</text:span><text:span text:style-name="T542"> </text:span></text:p>
      <text:p text:style-name="P440">}</text:p>
      <text:p text:style-name="P443"/>
      <text:p text:style-name="P440"/>
      <text:p text:style-name="P474"><text:span text:style-name="T646">CSS transitions allows you to change property values </text:span><text:span text:style-name="T647">e.g color or size etc. </text:span><text:span text:style-name="T646">smoothly, over a given duration. The shorthand CSS syntax is written as follows:</text:span></text:p>
      <text:p text:style-name="P466"/>
      <text:p text:style-name="P466">div {</text:p>
      <text:p text:style-name="P474"><text:span text:style-name="T646"><text:s text:c="4"/>transition: &lt;property&gt; &lt;duration&gt; &lt;timing-function&gt; </text:span><text:span text:style-name="T664">&lt;delay&gt;</text:span><text:span text:style-name="T646">;</text:span></text:p>
      <text:p text:style-name="P466">}</text:p>
      <text:p text:style-name="P466"/>
      <text:p text:style-name="P482">&lt;delay&gt; is optional. </text:p>
      <text:p text:style-name="P482"/>
      <text:p text:style-name="P450"><text:span text:style-name="T383">Above transition-property use all, actually by far it actually is only color. </text:span><text:span text:style-name="T384">Here use all because we want to create a mixin which will be used for transition a lot of different things. Mixin is like function. </text:span><text:span text:style-name="T385">So, at the beginning of the main.scss, create a mixin named easeOut, cut the transition syntax and paste into easeOut mixin:</text:span></text:p>
      <text:p text:style-name="P465"/>
      <text:p text:style-name="P480">@mixin easeOut {</text:p>
      <text:p text:style-name="P440">transition: all <text:span text:style-name="T665">0</text:span>.5s ease-out;</text:p>
      <text:p text:style-name="P440">}</text:p>
      <text:p text:style-name="P476"><text:soft-page-break/></text:p>
      <text:p text:style-name="P464">and then put the mixin in the empty place using @include:</text:p>
      <text:p text:style-name="P464"/>
      <text:p text:style-name="P480">a {</text:p>
      <text:p text:style-name="P440"><text:tab/>padding: 0.4rem;</text:p>
      <text:p text:style-name="P440"><text:tab/>&amp;:hover <text:span text:style-name="T606">{</text:span></text:p>
      <text:p text:style-name="P440"><text:tab/><text:tab/>color: $secondary-color;</text:p>
      <text:p text:style-name="P440"><text:tab/><text:tab/><text:span text:style-name="T542">@include easeOut(); </text:span></text:p>
      <text:p text:style-name="P440"><text:tab/><text:span text:style-name="T606">}</text:span></text:p>
      <text:p text:style-name="P440">}</text:p>
      <text:p text:style-name="P467"/>
      <text:p text:style-name="P467"/>
      <text:p text:style-name="P468">Next will continue work with main.scss, first will make the headings down, now <text:s/>it looks totally un-ordered. </text:p>
      <text:p text:style-name="P467"/>
      <text:p text:style-name="P471">Commit and push to remote here.</text:p>
      <text:p text:style-name="P471">=======================</text:p>
      <text:p text:style-name="P469"/>
      <text:p text:style-name="P471">26.11.2020</text:p>
      <text:p text:style-name="P471"/>
      <text:p text:style-name="P475">Continue the main.scss file:</text:p>
      <text:p text:style-name="P472"><text:span text:style-name="T566">Bring the headings down</text:span>. See html for headings, headings <text:span text:style-name="T666">are</text:span> NOT header! The headings are inside the main area. Use nested styling in main{}, <text:span text:style-name="T667"><text:s/></text:span>any main that has an id home will get the effects:</text:p>
      <text:p text:style-name="P472"/>
      <text:p text:style-name="P473"><text:span text:style-name="T670">F</text:span>irst, set overflow as hidden, because don’t want to have any scroll bar on home page. </text:p>
      <text:p text:style-name="P477"/>
      <text:p text:style-name="P481">main {</text:p>
      <text:p text:style-name="P440"><text:tab/>padding: 4rem;</text:p>
      <text:p text:style-name="P440"><text:tab/>height: 100%;</text:p>
      <text:p text:style-name="P449"/>
      <text:p text:style-name="P440"><text:tab/>.icons {</text:p>
      <text:p text:style-name="P440"><text:tab/><text:tab/>margin-top: 1rem;</text:p>
      <text:p text:style-name="P449"/>
      <text:p text:style-name="P440"><text:tab/><text:tab/>a {</text:p>
      <text:p text:style-name="P440"><text:tab/><text:tab/><text:tab/>padding: 0.4rem;</text:p>
      <text:p text:style-name="P440"><text:tab/><text:tab/><text:tab/>&amp;:hover {</text:p>
      <text:p text:style-name="P440"><text:tab/><text:tab/><text:tab/><text:tab/>color: $secondary-color;</text:p>
      <text:p text:style-name="P440"><text:tab/><text:tab/><text:tab/><text:tab/>@include easeOut();</text:p>
      <text:p text:style-name="P440"><text:tab/><text:tab/><text:tab/>}</text:p>
      <text:p text:style-name="P440"><text:tab/><text:tab/>}</text:p>
      <text:p text:style-name="P440"><text:tab/>}</text:p>
      <text:p text:style-name="P440"/>
      <text:p text:style-name="P440"><text:tab/><text:span text:style-name="T543">&amp;#home {</text:span></text:p>
      <text:p text:style-name="P484"><text:tab/><text:tab/>overflow: hidden;</text:p>
      <text:p text:style-name="P484"><text:tab/><text:tab/>h1 {</text:p>
      <text:p text:style-name="P484"><text:tab/><text:tab/><text:tab/>margin-top: 20vh; <text:s text:c="12"/><text:span text:style-name="T537"><text:s/></text:span><text:span text:style-name="T538">A</text:span></text:p>
      <text:p text:style-name="P484"><text:tab/><text:tab/>}</text:p>
      <text:p text:style-name="P484"><text:tab/>}</text:p>
      <text:p text:style-name="P440">}</text:p>
      <text:p text:style-name="P440"/>
      <text:p text:style-name="P477"/>
      <text:p text:style-name="P471"/>
      <text:p text:style-name="P472"><text:soft-page-break/></text:p>
      <text:p text:style-name="P470"/>
      <text:p text:style-name="P88">Question: </text:p>
      <text:p text:style-name="P88">Why not set directly in the &amp;#home marging-top:20vh? See below:</text:p>
      <text:p text:style-name="P444">&amp;#home {</text:p>
      <text:p text:style-name="P444"><text:tab/><text:tab/>overflow: hidden; <text:s text:c="14"/></text:p>
      <text:p text:style-name="P444"><text:tab/><text:tab/><text:span text:style-name="T668">h1 {</text:span></text:p>
      <text:p text:style-name="P444"><text:tab/><text:tab/><text:tab/>margin-top: 20vh; <text:s text:c="6"/></text:p>
      <text:p text:style-name="P444"><text:tab/><text:tab/><text:span text:style-name="T668">}</text:span></text:p>
      <text:p text:style-name="P96"><text:tab/>}</text:p>
      <text:p text:style-name="P96"><text:tab/><text:tab/><text:tab/>|| </text:p>
      <text:p text:style-name="P444">&amp;#home {</text:p>
      <text:p text:style-name="P444"><text:tab/><text:tab/>overflow: hidden;</text:p>
      <text:p text:style-name="P444"><text:tab/><text:tab/> <text:s text:c="29"/><text:span text:style-name="T557">B</text:span></text:p>
      <text:p text:style-name="P444"><text:tab/><text:tab/>margin-top: 20vh;</text:p>
      <text:p text:style-name="P444"><text:tab/><text:tab/></text:p>
      <text:p text:style-name="P97"><text:tab/>}</text:p>
      <text:p text:style-name="P121"><text:span text:style-name="T527">Answer: A can get the wanted effects moving only headings down and leaves header stay at its own position. when A change to B, the header also move along down because of </text:span><text:span text:style-name="T559">c</text:span><text:span text:style-name="T558">ollapsing margins</text:span><text:span text:style-name="T527"> </text:span><text:span text:style-name="T528">(</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528">.)</text:span></text:p>
      <text:p text:style-name="P461"/>
      <text:p text:style-name="P461"/>
      <text:p text:style-name="P461"/>
      <text:p text:style-name="P462">============================</text:p>
      <text:p text:style-name="P462"/>
      <text:p text:style-name="P98"><text:span text:style-name="T671">0</text:span><text:span text:style-name="T691">2</text:span><text:span text:style-name="T671">.12</text:span>.2020</text:p>
      <text:p text:style-name="P99">continue work with main.scss</text:p>
      <text:p text:style-name="P122">create background image</text:p>
      <text:p text:style-name="P248">- <text:span text:style-name="T672">create two variable in the top of main.scss file</text:span></text:p>
      <text:p text:style-name="P249"><text:tab/>$show-home-image: true;</text:p>
      <text:p text:style-name="P248"><text:tab/><text:span text:style-name="T672">$home-image: url();</text:span></text:p>
      <text:p text:style-name="P107">- <text:span text:style-name="T673">create image folder </text:span><text:span text:style-name="T674">img </text:span><text:span text:style-name="T675">==contains background.jpg which is background, two portraits one of them is portraitsmall</text:span></text:p>
      <text:p text:style-name="P107"><text:soft-page-break/><text:span text:style-name="T674">- </text:span><text:span text:style-name="T675">create </text:span><text:span text:style-name="T674">img/projects which contains images for my work page, </text:span><text:span text:style-name="T676">totally 5 images</text:span></text:p>
      <text:p text:style-name="P148"><text:span text:style-name="T370">- </text:span><text:span text:style-name="T633">$home-image: url(</text:span><text:span text:style-name="T553">../dist/img/background.jpg</text:span><text:span text:style-name="T633">);</text:span></text:p>
      <text:p text:style-name="P148"><text:span text:style-name="T370">- </text:span><text:span text:style-name="T371">the last variable is opacity<text:tab/><text:tab/></text:span><text:span text:style-name="T633">$background-opacity: 0.9;</text:span></text:p>
      <text:p text:style-name="P119">Next handle actual background:</text:p>
      <text:p text:style-name="P117">If show-home-image is true, <text:span text:style-name="T677">then </text:span>background <text:span text:style-name="T678">is shown</text:span>. <text:span text:style-name="T678">Otherwise, no background image. </text:span>Also <text:span text:style-name="T677">we </text:span>need an overlay, <text:span text:style-name="T678">otherwise some text cannot be seen (too white for example). With</text:span> just the image <text:span text:style-name="T678">of background</text:span>, we won’t be able to read the text. We need the grey overlay or whatever the primary color is as an overlay. We don’t want to do this stuff in the body. We want to create<text:span text:style-name="T679">b</text:span> a special mixin for it. And include it in the body. </text:p>
      <text:p text:style-name="P149"><text:span text:style-name="T633">First </text:span><text:span text:style-name="T634">create an</text:span><text:span text:style-name="T633"> </text:span><text:span text:style-name="T634">element with an </text:span><text:span text:style-name="T633">overlay class in</text:span><text:span text:style-name="T635">side body</text:span><text:span text:style-name="T633"> &lt;body&gt; of index.html:</text:span></text:p>
      <text:p text:style-name="P153">&lt;body id="bg-img"&gt; </text:p>
      <text:p text:style-name="P445"><text:tab/><text:span text:style-name="T542">&lt;div class="overlay"&gt;&lt;/div&gt;</text:span></text:p>
      <text:p text:style-name="P445"><text:tab/>&lt;header&gt;</text:p>
      <text:p text:style-name="P153"/>
      <text:p text:style-name="P152"><text:span text:style-name="T633">Second go to main.scss to styling the overlay, </text:span><text:span text:style-name="T635">Note styling</text:span><text:span text:style-name="T630"> is inside the bg-img. </text:span></text:p>
      <text:p text:style-name="P160">@mixin background <text:span text:style-name="T688">{</text:span></text:p>
      <text:p text:style-name="P446"><text:tab/>@if $show-home-image <text:span text:style-name="T685">{</text:span></text:p>
      <text:p text:style-name="P446"><text:tab/><text:tab/>&amp;#bg-img <text:span text:style-name="T606">{</text:span></text:p>
      <text:p text:style-name="P446"><text:tab/><text:tab/><text:tab/>background: $home-image;</text:p>
      <text:p text:style-name="P446"><text:tab/><text:tab/><text:tab/>background-attachment: fixed;</text:p>
      <text:p text:style-name="P446"><text:tab/><text:tab/><text:tab/>background-size: cover;</text:p>
      <text:p text:style-name="P451"/>
      <text:p text:style-name="P495"><text:tab/><text:tab/>.overlay<text:span text:style-name="T566"> </text:span><text:span text:style-name="T680">{</text:span></text:p>
      <text:p text:style-name="P495"><text:tab/><text:tab/><text:tab/><text:span text:style-name="T605">position: absolute;</text:span></text:p>
      <text:p text:style-name="P501"><text:tab/><text:tab/><text:tab/>top: 0;</text:p>
      <text:p text:style-name="P501"><text:tab/><text:tab/><text:tab/>right: 0;</text:p>
      <text:p text:style-name="P501"><text:tab/><text:tab/><text:tab/>width: 100%;</text:p>
      <text:p text:style-name="P501"><text:tab/><text:tab/><text:tab/>height: 100%;</text:p>
      <text:p text:style-name="P495"><text:tab/><text:tab/><text:tab/>background: rgba($primary-color, $background-<text:tab/><text:tab/><text:tab/><text:tab/><text:tab/><text:tab/><text:tab/><text:tab/><text:tab/><text:tab/>opacity);</text:p>
      <text:p text:style-name="P495"><text:tab/><text:tab/><text:tab/>z-index: -1;</text:p>
      <text:p text:style-name="P495"><text:tab/><text:tab/><text:span text:style-name="T680">}</text:span></text:p>
      <text:p text:style-name="P446"><text:tab/><text:tab/><text:span text:style-name="T606">}</text:span></text:p>
      <text:p text:style-name="P446"><text:tab/><text:span text:style-name="T685">}</text:span></text:p>
      <text:p text:style-name="P486">}</text:p>
      <text:p text:style-name="P160"/>
      <text:p text:style-name="P150"><text:soft-page-break/><text:span text:style-name="T636">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636">https://www.youtube.com/watch?v=P6UgYq3J3Qs</text:span></text:a><text:span text:style-name="T636">). Together with the setting </text:span><text:span text:style-name="T614">top: 0; </text:span><text:span text:style-name="T613">right: 0; width: 100% </text:span><text:span text:style-name="T638">and</text:span><text:span text:style-name="T613"> </text:span><text:span text:style-name="T614">height: 100% </text:span><text:span text:style-name="T638">the overlay cover everything.</text:span></text:p>
      <text:p text:style-name="P151"><text:span text:style-name="T683">background: </text:span><text:span text:style-name="T684">$primary-color;</text:span><text:span text:style-name="T637"> <text:s/></text:span></text:p>
      <text:p text:style-name="P154">With <text:span text:style-name="T682">above setting</text:span>, the color now is over the image. So we have to use rgba value which allow us to have a color but also opacit<text:span text:style-name="T687">ies</text:span>, <text:span text:style-name="T687">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688">{</text:span></text:p>
      <text:p text:style-name="P447"><text:tab/>@if $show-home-image <text:span text:style-name="T685">{</text:span></text:p>
      <text:p text:style-name="P447"><text:tab/><text:tab/>&amp;#bg-img <text:span text:style-name="T606">{</text:span></text:p>
      <text:p text:style-name="P447"><text:tab/><text:tab/><text:tab/>background: $home-image;</text:p>
      <text:p text:style-name="P447"><text:tab/><text:tab/><text:tab/>background-attachment: fixed;</text:p>
      <text:p text:style-name="P447"><text:tab/><text:tab/><text:tab/>background-size: cover;</text:p>
      <text:p text:style-name="P452"/>
      <text:p text:style-name="P496"><text:tab/><text:tab/><text:span text:style-name="T601">.overlay</text:span><text:span text:style-name="T602"> </text:span><text:span text:style-name="T689">{</text:span></text:p>
      <text:p text:style-name="P498"><text:tab/><text:tab/><text:tab/><text:span text:style-name="T605">position: absolute;</text:span></text:p>
      <text:p text:style-name="P503"><text:tab/><text:tab/><text:tab/>top: 0;</text:p>
      <text:p text:style-name="P503"><text:tab/><text:tab/><text:tab/>right: 0;</text:p>
      <text:p text:style-name="P503"><text:tab/><text:tab/><text:tab/>width: 100%;</text:p>
      <text:p text:style-name="P503"><text:tab/><text:tab/><text:tab/>height: 100%;</text:p>
      <text:p text:style-name="P498"><text:tab/><text:tab/><text:tab/>background: rgba($primary-color, $background-<text:tab/><text:tab/><text:tab/><text:tab/><text:tab/><text:tab/><text:tab/><text:tab/><text:tab/><text:tab/>opacity);</text:p>
      <text:p text:style-name="P498"><text:tab/><text:tab/><text:tab/>z-index: -1;</text:p>
      <text:p text:style-name="P498"><text:tab/><text:tab/><text:span text:style-name="T690">}</text:span></text:p>
      <text:p text:style-name="P447"><text:tab/><text:tab/><text:span text:style-name="T606">}</text:span></text:p>
      <text:p text:style-name="P447"><text:tab/><text:span text:style-name="T685">}</text:span></text:p>
      <text:p text:style-name="P487">}</text:p>
      <text:p text:style-name="P163"/>
      <text:p text:style-name="P159">Now one thing we could do is to save a little markup, the class of overlay, we don’t actually need it because we can use a pseudo element, an after pseudo element:</text:p>
      <text:p text:style-name="P172"><text:span text:style-name="T503">- get rid of overlay in index.</text:span><text:span text:style-name="T504">html, and change above </text:span><text:span text:style-name="T505">underlined part </text:span><text:span text:style-name="T504">from being a class of overlay to being as </text:span><text:span text:style-name="T554">a pseudo element of </text:span><text:soft-page-break/><text:span text:style-name="T554">after: </text:span><text:span text:style-name="T505">note when use pseudo element after or before, always </text:span><text:span text:style-name="T506">put a content variable </text:span><text:span text:style-name="T507">for inserting contents </text:span><text:span text:style-name="T508">after in this case it is the </text:span><text:span text:style-name="T509">bg image, the </text:span><text:span text:style-name="T508">body with a #bg-img</text:span><text:span text:style-name="T507">, in this case </text:span><text:span text:style-name="T510">put empty string there</text:span><text:span text:style-name="T505">:</text:span></text:p>
      <text:p text:style-name="P175"><text:span text:style-name="T505">T</text:span><text:span text:style-name="T502">he pseudo element is not in the html file, but the css treats it like an actual element, that after bg-img element. </text:span></text:p>
      <text:p text:style-name="P156"/>
      <text:p text:style-name="P162">@mixin background <text:span text:style-name="T688">{</text:span></text:p>
      <text:p text:style-name="P448"><text:tab/>@if $show-home-image <text:span text:style-name="T685">{</text:span></text:p>
      <text:p text:style-name="P448"><text:tab/><text:tab/>&amp;#bg-img <text:span text:style-name="T606">{</text:span></text:p>
      <text:p text:style-name="P448"><text:tab/><text:tab/><text:tab/>background: $home-image;</text:p>
      <text:p text:style-name="P448"><text:tab/><text:tab/><text:tab/>background-attachment: fixed;</text:p>
      <text:p text:style-name="P448"><text:tab/><text:tab/><text:tab/>background-size: cover;</text:p>
      <text:p text:style-name="P453"/>
      <text:p text:style-name="P497"><text:tab/><text:tab/><text:span text:style-name="T668">.overlay</text:span><text:span text:style-name="T669"> </text:span></text:p>
      <text:p text:style-name="P221"><text:span text:style-name="T680"><text:tab/><text:tab/><text:tab/></text:span><text:span text:style-name="T681">&amp;:after </text:span><text:span text:style-name="T690">{</text:span></text:p>
      <text:p text:style-name="P222"><text:tab/><text:tab/><text:tab/><text:tab/></text:p>
      <text:p text:style-name="P223"><text:tab/><text:tab/><text:tab/><text:tab/>content: ‘’;</text:p>
      <text:p text:style-name="P497"><text:tab/><text:tab/><text:tab/><text:span text:style-name="T605">position: absolute;</text:span></text:p>
      <text:p text:style-name="P502"><text:tab/><text:tab/><text:tab/>top: 0;</text:p>
      <text:p text:style-name="P502"><text:tab/><text:tab/><text:tab/>right: 0;</text:p>
      <text:p text:style-name="P502"><text:tab/><text:tab/><text:tab/>width: 100%;</text:p>
      <text:p text:style-name="P502"><text:tab/><text:tab/><text:tab/>height: 100%;</text:p>
      <text:p text:style-name="P497"><text:tab/><text:tab/><text:tab/>background: rgba($primary-color, $background-<text:tab/><text:tab/><text:tab/><text:tab/><text:tab/><text:tab/><text:tab/><text:tab/><text:tab/><text:tab/>opacity);</text:p>
      <text:p text:style-name="P497"><text:tab/><text:tab/><text:tab/>z-index: -1;</text:p>
      <text:p text:style-name="P221"><text:tab/><text:tab/><text:tab/><text:span text:style-name="T690">}</text:span></text:p>
      <text:p text:style-name="P448"><text:tab/><text:tab/><text:span text:style-name="T606">}</text:span></text:p>
      <text:p text:style-name="P448"><text:tab/><text:span text:style-name="T685">}</text:span></text:p>
      <text:p text:style-name="P488">}</text:p>
      <text:p text:style-name="P164"/>
      <text:p text:style-name="P157"/>
      <text:h text:style-name="P421" text:outline-level="1">Web Designer’s Guide to Selecting the Perfect Background Image</text:h>
      <text:p text:style-name="P424">1. Accessibility Comes First</text:p>
      <text:p text:style-name="P424">2. Photos Should Be Relevant and Uncluttered</text:p>
      <text:p text:style-name="P424">3. Use Textures That Are Subtle and Seamless</text:p>
      <text:p text:style-name="P425">seamless mean<text:span text:style-name="T677">s</text:span> they can repeat a pattern across the screen that makes it look like one large image</text:p>
      <text:p text:style-name="P425">4. Consider Multiple Screens and Devices</text:p>
      <text:p text:style-name="P423"><text:span text:style-name="T511">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512">landscape</text:span></text:a><text:span text:style-name="T511">, </text:span><text:a xlink:type="simple" xlink:href="https://elements.envato.com/photos/orientation-portrait" office:target-frame-name="_blank" xlink:show="new" text:style-name="Internet_20_link" text:visited-style-name="Visited_20_Internet_20_Link"><text:span text:style-name="T512">portrait</text:span></text:a><text:span text:style-name="T511">, </text:span><text:a xlink:type="simple" xlink:href="https://elements.envato.com/photos/orientation-square" office:target-frame-name="_blank" xlink:show="new" text:style-name="Internet_20_link" text:visited-style-name="Visited_20_Internet_20_Link"><text:span text:style-name="T512">square</text:span></text:a><text:span text:style-name="T511">) of the parent container. They’re more likely to scale nicely for smaller screens.</text:span></text:p>
      <text:p text:style-name="P425">5. Start With High-Resolution Images, Then Crop</text:p>
      <text:p text:style-name="P425"><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25"/>
      <text:p text:style-name="P426">How to crop image with mac preview app?</text:p>
      <text:p text:style-name="P425"><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25"/>
      <text:p text:style-name="P427"/>
      <text:p text:style-name="P108">Home page now is almost done except for a couple of things relate to all pages not just the home page. Next section will start to work on the menu, which will be the most difficult part <text:span text:style-name="T692">of the project. </text:span></text:p>
      <text:p text:style-name="P173"><text:span text:style-name="T189">Oh now we could do one thing before we go. We have all these variables and mixins right in the main.scss. </text:span><text:span text:style-name="T190"><text:s/></text:span><text:span text:style-name="T192">It is messy. We can</text:span><text:span text:style-name="T189"> put them into a seperate file. </text:span><text:span text:style-name="T192">We</text:span><text:span text:style-name="T190"> create a partial _config.scss, </text:span><text:span text:style-name="T189"><text:s/>a partial file start</text:span><text:span text:style-name="T192">s</text:span><text:span text:style-name="T189"> with </text:span><text:span text:style-name="T192">an </text:span><text:span text:style-name="T189">underscore. </text:span><text:span text:style-name="T192">Then</text:span><text:span text:style-name="T190"> move all the </text:span><text:span text:style-name="T189">variables and </text:span><text:span text:style-name="T190">mixins </text:span><text:span text:style-name="T189">in</text:span><text:span text:style-name="T190">to it. </text:span><text:span text:style-name="T191">Then we import the partial file into the main.scss by </text:span><text:span text:style-name="T204">@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693">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694">Set right and top, </text:span><text:span text:style-name="T571">cursor</text:span><text:span text:style-name="T694">, and want to give it transition easeOut defined earlier. </text:span><text:span text:style-name="T572">Make sure in main.scss, the @import menu is after the @import config. </text:span></text:p>
      <text:p text:style-name="P250"/>
      <text:p text:style-name="P275">// Menu Button</text:p>
      <text:p text:style-name="P440">.menu-btn {</text:p>
      <text:p text:style-name="P440"><text:tab/>position: absolute;</text:p>
      <text:p text:style-name="P440"><text:tab/>z-index: 3;</text:p>
      <text:p text:style-name="P440"><text:tab/>right: 35px;</text:p>
      <text:p text:style-name="P440"><text:tab/>top: 35px;</text:p>
      <text:p text:style-name="P440"><text:tab/>cursor: pointer</text:p>
      <text:p text:style-name="P440"><text:tab/>@include easeOut;</text:p>
      <text:p text:style-name="P440">}</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695">Set width, height Note height is each line’s height(thickness), margin, background as white, and also include easeOut:</text:span></text:p>
      <text:p text:style-name="P276">// Menu Button</text:p>
      <text:p text:style-name="P440">.menu-btn {</text:p>
      <text:p text:style-name="P440"><text:tab/>position: absolute;</text:p>
      <text:p text:style-name="P440"><text:tab/>z-index: 3;</text:p>
      <text:p text:style-name="P440"><text:tab/>right: 35px;</text:p>
      <text:p text:style-name="P440"><text:tab/>top: 35px;</text:p>
      <text:p text:style-name="P440"><text:tab/>cursor: pointer;</text:p>
      <text:p text:style-name="P440"><text:tab/>@include easeOut;</text:p>
      <text:p text:style-name="P449"/>
      <text:p text:style-name="P440"><text:tab/><text:span text:style-name="T542">.btn-line {</text:span></text:p>
      <text:p text:style-name="P483"><text:tab/>width: 28px;</text:p>
      <text:p text:style-name="P483"><text:tab/>height: 3px;</text:p>
      <text:p text:style-name="P483"><text:tab/>margin: 0 0 5px 0;</text:p>
      <text:p text:style-name="P483"><text:tab/>background: white;</text:p>
      <text:p text:style-name="P483"><text:tab/>@include easeOut;</text:p>
      <text:p text:style-name="P483"><text:tab/>}</text:p>
      <text:p text:style-name="P440">}</text:p>
      <text:p text:style-name="P265"/>
      <text:p text:style-name="P252">- <text:span text:style-name="T566">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696">&lt;header&gt;</text:span></text:p>
      <text:p text:style-name="P269"><text:s text:c="6"/><text:span text:style-name="T566"><text:s/></text:span>&lt;div class="<text:span text:style-name="T566">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642">&lt;div class="</text:span>menu-branding<text:span text:style-name="T642">"&gt;</text:span></text:p>
      <text:p text:style-name="P269"><text:s text:c="16"/>&lt;div class="portrait"&gt;&lt;/div&gt;</text:p>
      <text:p text:style-name="P269"><text:s text:c="11"/>&lt;/div&gt;</text:p>
      <text:p text:style-name="P269"><text:s text:c="11"/>&lt;ul class="<text:span text:style-name="T566">menu-nav</text:span>"&gt;</text:p>
      <text:p text:style-name="P269"><text:s text:c="15"/>&lt;li class="<text:span text:style-name="T566">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697">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93">- </text:span><text:span text:style-name="T194">set the initial state of the menu, which means the overlay. </text:span><text:span text:style-name="T195">Note here overlay means the portrait image on the left and the things (HOME, ABOUT ME, MY WORK, HOW TO REACH ME) on its right side</text:span><text:span text:style-name="T194">. We want to creat</text:span><text:span text:style-name="T195">e</text:span><text:span text:style-name="T194"> a variable which represents if it’s open or close (true or false). Obviously, default is false.</text:span></text:p>
      <text:p text:style-name="P298"><text:span text:style-name="T194">/</text:span><text:span text:style-name="T207">/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698">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94">- </text:span><text:span text:style-name="T196">implement what to do when showMenu is true</text:span></text:p>
      <text:p text:style-name="P259"/>
      <text:p text:style-name="P259">1. add close class to menuBtn</text:p>
      <text:p text:style-name="P259"/>
      <text:p text:style-name="P299"><text:span text:style-name="T188">2. add show class to menuBtn, menu, menuNav, menuBranding, </text:span><text:span text:style-name="T205">navItem</text:span></text:p>
      <text:p text:style-name="P260"><text:s text:c="4"/>Note: for navItem, it is different, because navItems is an array, so use loop</text:p>
      <text:p text:style-name="P260"/>
      <text:p text:style-name="P300"><text:span text:style-name="T197">3. </text:span><text:span text:style-name="T188">set menu state </text:span><text:span text:style-name="T198">to true</text:span></text:p>
      <text:p text:style-name="P261"/>
      <text:p text:style-name="P301"><text:span text:style-name="T194">- </text:span><text:span text:style-name="T196">implement what to do when showMenu is </text:span><text:span text:style-name="T199">false</text:span></text:p>
      <text:p text:style-name="P262"/>
      <text:p text:style-name="P300"><text:span text:style-name="T188">in the else, do opposite as in if (1-3 above), </text:span><text:span text:style-name="T198">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701">J</text:span>avascript does nothing to the UI, it just handle the <text:span text:style-name="T699">DOM</text:span> manipulation. </text:p>
      <text:p text:style-name="P112">To handle the UI we need to use sass or css. We will not fix the whole overlay and button transition and stuff like that in this module(video). Let’s <text:span text:style-name="T700">take care of how it turns </text:span><text:span text:style-name="T701">in</text:span><text:span text:style-name="T700">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542">.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479"/>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542">&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200">Here we use the combination of rotate and translate to </text:span><text:span text:style-name="T201">make top line and bottom line move, and together to form an X shape. </text:span></text:p>
      <text:p text:style-name="P11"><text:span text:style-name="T201">T</text:span><text:span text:style-name="T202">ranslate is a method of css property transform. The </text:span><text:span text:style-name="Strong_20_Emphasis"><text:span text:style-name="Source_20_Text"><text:span text:style-name="T203">translate()</text:span></text:span></text:span><text:span text:style-name="T202"> </text:span><text:a xlink:type="simple" xlink:href="https://developer.mozilla.org/en-US/docs/Web/CSS" text:style-name="Internet_20_link" text:visited-style-name="Visited_20_Internet_20_Link"><text:span text:style-name="T215">CSS</text:span></text:a><text:span text:style-name="T202"> </text:span><text:a xlink:type="simple" xlink:href="https://developer.mozilla.org/en-US/docs/Web/CSS/CSS_Functions" text:style-name="Internet_20_link" text:visited-style-name="Visited_20_Internet_20_Link"><text:span text:style-name="T215">function</text:span></text:a><text:span text:style-name="T202">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702">(note: not every commit/push to remote was recorded like this)</text:span></text:p>
      <text:p text:style-name="P50">=============================================================</text:p>
      <text:p text:style-name="P51">8.12.2020</text:p>
      <text:p text:style-name="P51">Work on <text:span text:style-name="T703">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707">this make it can be see through</text:span></text:p>
      <text:p text:style-name="P283"><text:s text:c="2"/>visibility: hidden; <text:s text:c="5"/>// **</text:p>
      <text:p text:style-name="P282"/>
      <text:p text:style-name="P282"><text:s text:c="2"/>&amp;.show {</text:p>
      <text:p text:style-name="P282"><text:s text:c="4"/>visibility: visible; <text:s text:c="5"/>//*<text:span text:style-name="T705">=</text:span></text:p>
      <text:p text:style-name="P282"><text:s text:c="2"/>}</text:p>
      <text:p text:style-name="P282">}</text:p>
      <text:p text:style-name="P240"/>
      <text:p text:style-name="P241"><text:s/>** <text:span text:style-name="T704">make the left corner of the list disappear </text:span></text:p>
      <text:list xml:id="list2314270989" text:style-name="L4">
        <text:list-item>
          <text:p text:style-name="P556">Home </text:p>
        </text:list-item>
        <text:list-item>
          <text:p text:style-name="P556">About Me </text:p>
        </text:list-item>
        <text:list-item>
          <text:p text:style-name="P556">My Work </text:p>
        </text:list-item>
        <text:list-item>
          <text:p text:style-name="P556">How To Reach Me</text:p>
        </text:list-item>
      </text:list>
      <text:p text:style-name="P241"/>
      <text:p text:style-name="P242">*= <text:span text:style-name="T706">this makes: </text:span>when <text:span text:style-name="T706">click button, the 3-line changed to be X, the </text:span>show class is active, the left corner list can be seen.</text:p>
      <text:p text:style-name="P242"/>
      <text:p text:style-name="P243">Let’s <text:span text:style-name="T708">now </text:span>take care of branding and nav stuff like that:</text:p>
      <text:p text:style-name="P243">The class name is menu-branding, inside the .menu{ }, instead of <text:span text:style-name="T709">.menu-branding{ }</text:span>, we can use <text:span text:style-name="T709">&amp;-branding{ } </text:span></text:p>
      <text:p text:style-name="P244">e.g:</text:p>
      <text:p text:style-name="P295">.<text:span text:style-name="T632">btn {</text:span></text:p>
      <text:p text:style-name="P296"><text:s text:c="2"/>&amp;-primary {}</text:p>
      <text:p text:style-name="P296"><text:s text:c="2"/>&amp;-secondary {}</text:p>
      <text:p text:style-name="P296"><text:soft-page-break/>}</text:p>
      <text:p text:style-name="P247">Compiled CSS:</text:p>
      <text:p text:style-name="P295">.<text:span text:style-name="T632">btn-primary {}</text:span></text:p>
      <text:p text:style-name="P296">.btn-secondary {}</text:p>
      <text:p text:style-name="P296"/>
      <text:p text:style-name="P284"/>
      <text:p text:style-name="P286">.<text:span text:style-name="T709">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713">comment styles of </text:span>.menu-nav <text:span text:style-name="T713">and .menu-branding:</text:span></text:p>
      <text:p text:style-name="P102">This means that <text:span text:style-name="T711">.menu-nav </text:span>and .menu-branding are inside a container.</text:p>
      <text:p text:style-name="P128">Aligning Items in a Flex Container</text:p>
      <text:p text:style-name="P52">first, in the .container, set <text:span text:style-name="T566">display: flex,</text:span> then set <text:span text:style-name="T573">flex-flow, </text:span><text:span text:style-name="T566"><text:s/>justify-content, align-items, </text:span><text:span text:style-name="T573">float, width, height etc. </text:span><text:span text:style-name="T574">The 1, 2, 3, 4 are needed and important settings !</text:span></text:p>
      <text:h text:style-name="P181" text:outline-level="2">&amp;-branding,</text:h>
      <text:p text:style-name="P282">&amp;-nav {</text:p>
      <text:p text:style-name="P286"><text:s text:c="4"/><text:span text:style-name="T715">display: flex; <text:s/><text:tab/><text:tab/>// </text:span><text:span text:style-name="T716">1.</text:span></text:p>
      <text:p text:style-name="P297"><text:s text:c="4"/>flex-flow: column wrap; <text:s/>// <text:span text:style-name="T714">2. </text:span></text:p>
      <text:p text:style-name="P297"><text:s text:c="4"/>align-<text:span text:style-name="T714">items</text:span>: center;<text:tab/>// <text:span text:style-name="T714">3.</text:span></text:p>
      <text:p text:style-name="P297"><text:s text:c="4"/>justify-content: center;<text:tab/>//<text:span text:style-name="T714">4.</text:span></text:p>
      <text:p text:style-name="P282"><text:s text:c="4"/>float: left;<text:tab/><text:tab/><text:tab/>// <text:span text:style-name="T714">5.</text:span></text:p>
      <text:p text:style-name="P282"><text:s text:c="4"/>width: 50%;<text:tab/><text:tab/><text:tab/>// <text:span text:style-name="T714">6.</text:span></text:p>
      <text:p text:style-name="P282"><text:s text:c="4"/>height: 100vh;<text:tab/><text:tab/>// <text:span text:style-name="T714">7.</text:span></text:p>
      <text:p text:style-name="P282"><text:s text:c="4"/>overflow: hidden;<text:tab/><text:tab/>// <text:span text:style-name="T714">8.</text:span></text:p>
      <text:p text:style-name="P282"><text:s text:c="2"/>}</text:p>
      <text:p text:style-name="P282"/>
      <text:p text:style-name="P180"><text:span text:style-name="T491">The </text:span><text:span text:style-name="Source_20_Text"><text:span text:style-name="T492">flex-flow</text:span></text:span><text:span text:style-name="T491"> property</text:span><text:span text:style-name="T496"> is a shorthand property for:</text:span></text:p>
      <text:list xml:id="list3962047230" text:style-name="L5">
        <text:list-item>
          <text:p text:style-name="P584"><text:a xlink:type="simple" xlink:href="https://www.w3schools.com/cssref/css3_pr_flex-direction.asp" text:style-name="Internet_20_link" text:visited-style-name="Visited_20_Internet_20_Link"><text:span text:style-name="T41">flex-direction</text:span></text:a></text:p>
        </text:list-item>
        <text:list-item>
          <text:p text:style-name="P578"><text:a xlink:type="simple" xlink:href="https://www.w3schools.com/cssref/css3_pr_flex-wrap.asp" text:style-name="Internet_20_link" text:visited-style-name="Visited_20_Internet_20_Link"><text:span text:style-name="T41">flex-wrap</text:span></text:a></text:p>
        </text:list-item>
      </text:list>
      <text:p text:style-name="P550"><text:span text:style-name="T99">f</text:span><text:span text:style-name="T98">lex-direction:</text:span></text:p>
      <text:p text:style-name="P229"><text:span text:style-name="T41">The main axis in </text:span><text:a xlink:type="simple" xlink:href="https://developer.mozilla.org/en-US/docs/Glossary/flexbox" text:style-name="Internet_20_link" text:visited-style-name="Visited_20_Internet_20_Link"><text:span text:style-name="T210">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213">flex-direction</text:span></text:span></text:a><text:span text:style-name="T41"> property. There are four possible values for </text:span><text:span text:style-name="Source_20_Text"><text:span text:style-name="T42">flex-direction</text:span></text:span><text:span text:style-name="T41">. These are:</text:span></text:p>
      <text:list xml:id="list4256156200" text:style-name="L6">
        <text:list-item>
          <text:p text:style-name="P588"><text:span text:style-name="Source_20_Text"><text:span text:style-name="T42">row</text:span></text:span></text:p>
        </text:list-item>
        <text:list-item>
          <text:p text:style-name="P588"><text:soft-page-break/><text:span text:style-name="Source_20_Text"><text:span text:style-name="T42">row-reverse</text:span></text:span></text:p>
        </text:list-item>
        <text:list-item>
          <text:p text:style-name="P588"><text:span text:style-name="Source_20_Text"><text:span text:style-name="T42">column</text:span></text:span></text:p>
        </text:list-item>
        <text:list-item>
          <text:p text:style-name="P588"><text:span text:style-name="Source_20_Text"><text:span text:style-name="T42">column-reverse</text:span></text:span></text:p>
          <text:p text:style-name="P588"><text:a xlink:type="simple" xlink:href="https://developer.mozilla.org/en-US/docs/Glossary/Main_Axis" text:style-name="Internet_20_link" text:visited-style-name="Visited_20_Internet_20_Link"><text:span text:style-name="Source_20_Text"><text:span text:style-name="T434">https://developer.mozilla.org/en-US/docs/Glossary/Main_Axis</text:span></text:span></text:a></text:p>
        </text:list-item>
      </text:list>
      <text:p text:style-name="P229"><text:span text:style-name="Source_20_Text"><text:span text:style-name="T434"/></text:span></text:p>
      <text:p text:style-name="P231"><text:span text:style-name="Source_20_Text"><text:span text:style-name="T76">flex-wrap: </text:span></text:span></text:p>
      <text:list xml:id="list2892768862" text:style-name="L7">
        <text:list-item>
          <text:p text:style-name="P585"><text:span text:style-name="Source_20_Text"><text:span text:style-name="T43">nowrap</text:span></text:span></text:p>
        </text:list-item>
      </text:list>
      <text:list xml:id="list631517660" text:style-name="L8">
        <text:list-item>
          <text:p text:style-name="P554"><text:span text:style-name="Source_20_Text"><text:span text:style-name="T42">wrap</text:span></text:span></text:p>
        </text:list-item>
      </text:list>
      <text:list xml:id="list1069949566" text:style-name="L9">
        <text:list-item>
          <text:p text:style-name="P555"><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434">https://developer.mozilla.org/en-US/docs/Web/CSS/flex-wrap</text:span></text:span></text:a></text:p>
      <text:p text:style-name="P226"><text:span text:style-name="Source_20_Text"><text:span text:style-name="T434"/></text:span></text:p>
      <text:p text:style-name="P226"><text:span text:style-name="Source_20_Text"><text:span text:style-name="T434"/></text:span></text:p>
      <text:p text:style-name="P232"><text:span text:style-name="Source_20_Text"><text:span text:style-name="T152">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8">f</text:span></text:span><text:span text:style-name="Source_20_Text"><text:span text:style-name="T77">lex-direction: row</text:span></text:span><text:span text:style-name="Source_20_Text"><text:span text:style-name="T44"> <text:s/>// the main axis is row</text:span></text:span></text:p>
      <text:p text:style-name="P232"><text:span text:style-name="Source_20_Text"><text:span text:style-name="T78">f</text:span></text:span><text:span text:style-name="Source_20_Text"><text:span text:style-name="T77">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429" text:outline-level="2"><text:span text:style-name="Source_20_Text"><text:span text:style-name="T493">Properties that control alignment</text:span></text:span></text:h>
      <text:list xml:id="list192484091" text:style-name="L10">
        <text:list-item>
          <text:p text:style-name="P589"><text:span text:style-name="Source_20_Text"><text:span text:style-name="T497">Justify- content</text:span></text:span><text:span text:style-name="Source_20_Text"><text:span text:style-name="T493"> — controls alignment of all items on the main axis.</text:span></text:span></text:p>
        </text:list-item>
        <text:list-item>
          <text:p text:style-name="P589"><text:span text:style-name="Source_20_Text"><text:span text:style-name="T497">Align- items</text:span></text:span><text:span text:style-name="Source_20_Text"><text:span text:style-name="T493"> — controls alignment of all items on the cross axis.</text:span></text:span></text:p>
        </text:list-item>
        <text:list-item>
          <text:p text:style-name="P589"><text:span text:style-name="Source_20_Text"><text:span text:style-name="T497">Align- self </text:span></text:span><text:span text:style-name="Source_20_Text"><text:span text:style-name="T493">— controls alignment of an individual flex item on the cross axis.</text:span></text:span></text:p>
        </text:list-item>
        <text:list-item>
          <text:p text:style-name="P590"><text:span text:style-name="Source_20_Text"><text:span text:style-name="T11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211">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211">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434">https://developer.mozilla.org/en-US/docs/Web/CSS/align-content</text:span></text:span></text:a></text:p>
        </text:list-item>
      </text:list>
      <text:p text:style-name="P528"><text:span text:style-name="Source_20_Text"><text:span text:style-name="T43"/></text:span></text:p>
      <text:p text:style-name="P528"><text:span text:style-name="Source_20_Text"><text:span text:style-name="T43"/></text:span></text:p>
      <text:p text:style-name="P529"><text:span text:style-name="Source_20_Text"><text:span text:style-name="T105">justify-content</text:span></text:span><text:span text:style-name="Source_20_Text"><text:span text:style-name="T109">: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211">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211">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437">/* Positional alignmen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center</text:span></text:span><text:span text:style-name="Source_20_Text"><text:span text:style-name="T441">;</text:span></text:span><text:span text:style-name="Source_20_Text"><text:span text:style-name="T432"> <text:s text:c="4"/></text:span></text:span><text:span text:style-name="Source_20_Text"><text:span text:style-name="T438">/* Pack items around the center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tart</text:span></text:span><text:span text:style-name="Source_20_Text"><text:span text:style-name="T441">;</text:span></text:span><text:span text:style-name="Source_20_Text"><text:span text:style-name="T432"> <text:s text:c="5"/></text:span></text:span><text:span text:style-name="Source_20_Text"><text:span text:style-name="T438">/* Pack items from the star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end</text:span></text:span><text:span text:style-name="Source_20_Text"><text:span text:style-name="T441">;</text:span></text:span><text:span text:style-name="Source_20_Text"><text:span text:style-name="T432"> <text:s text:c="7"/></text:span></text:span><text:span text:style-name="Source_20_Text"><text:span text:style-name="T438">/* Pack items from the end */</text:span></text:span></text:p>
      <text:p text:style-name="P236"><text:span text:style-name="Source_20_Text"><text:span text:style-name="T440">justify-content</text:span></text:span><text:span text:style-name="Source_20_Text"><text:span text:style-name="T441">:</text:span></text:span><text:span text:style-name="Source_20_Text"><text:span text:style-name="T432"> flex-start</text:span></text:span><text:span text:style-name="Source_20_Text"><text:span text:style-name="T441">;</text:span></text:span><text:span text:style-name="Source_20_Text"><text:span text:style-name="T432"> </text:span></text:span><text:span text:style-name="Source_20_Text"><text:span text:style-name="T438">/* Pack flex items from the star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flex-end</text:span></text:span><text:span text:style-name="Source_20_Text"><text:span text:style-name="T441">;</text:span></text:span><text:span text:style-name="Source_20_Text"><text:span text:style-name="T432"> <text:s text:c="2"/></text:span></text:span><text:span text:style-name="Source_20_Text"><text:span text:style-name="T438">/* Pack flex items from the end */</text:span></text:span></text:p>
      <text:p text:style-name="P236"><text:span text:style-name="Source_20_Text"><text:span text:style-name="T440">justify-content</text:span></text:span><text:span text:style-name="Source_20_Text"><text:span text:style-name="T441">:</text:span></text:span><text:span text:style-name="Source_20_Text"><text:span text:style-name="T432"> left</text:span></text:span><text:span text:style-name="Source_20_Text"><text:span text:style-name="T441">;</text:span></text:span><text:span text:style-name="Source_20_Text"><text:span text:style-name="T432"> <text:s text:c="6"/></text:span></text:span><text:span text:style-name="Source_20_Text"><text:span text:style-name="T438">/* Pack items from the lef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right</text:span></text:span><text:span text:style-name="Source_20_Text"><text:span text:style-name="T441">;</text:span></text:span><text:span text:style-name="Source_20_Text"><text:span text:style-name="T432"> <text:s text:c="5"/></text:span></text:span><text:span text:style-name="Source_20_Text"><text:span text:style-name="T438">/* Pack items from the right */</text:span></text:span></text:p>
      <text:p text:style-name="P527"/>
      <text:p text:style-name="P236"><text:span text:style-name="Source_20_Text"><text:span text:style-name="T438">/* Baseline alignment */</text:span></text:span></text:p>
      <text:p text:style-name="P236"><text:soft-page-break/><text:span text:style-name="Source_20_Text"><text:span text:style-name="T438">/* justify-content does not take baseline values */</text:span></text:span></text:p>
      <text:p text:style-name="P527"/>
      <text:p text:style-name="P236"><text:span text:style-name="Source_20_Text"><text:span text:style-name="T438">/* Normal alignmen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normal</text:span></text:span><text:span text:style-name="Source_20_Text"><text:span text:style-name="T441">;</text:span></text:span></text:p>
      <text:p text:style-name="P527"/>
      <text:p text:style-name="P236"><text:span text:style-name="Source_20_Text"><text:span text:style-name="T438">/* Distributed alignmen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pace-between</text:span></text:span><text:span text:style-name="Source_20_Text"><text:span text:style-name="T441">;</text:span></text:span><text:span text:style-name="Source_20_Text"><text:span text:style-name="T432"> </text:span></text:span><text:span text:style-name="Source_20_Text"><text:span text:style-name="T438">/* Distribute items evenly</text:span></text:span></text:p>
      <text:p text:style-name="P527"><text:span text:style-name="Source_20_Text"><text:span text:style-name="T439"><text:s text:c="35"/></text:span></text:span><text:span text:style-name="Source_20_Text"><text:span text:style-name="T438">The first item is flush with the start,</text:span></text:span></text:p>
      <text:p text:style-name="P527"><text:span text:style-name="Source_20_Text"><text:span text:style-name="T439"><text:s text:c="35"/></text:span></text:span><text:span text:style-name="Source_20_Text"><text:span text:style-name="T438">the last is flush with the end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pace-around</text:span></text:span><text:span text:style-name="Source_20_Text"><text:span text:style-name="T441">;</text:span></text:span><text:span text:style-name="Source_20_Text"><text:span text:style-name="T432"> <text:s/></text:span></text:span><text:span text:style-name="Source_20_Text"><text:span text:style-name="T438">/* Distribute items evenly</text:span></text:span></text:p>
      <text:p text:style-name="P527"><text:span text:style-name="Source_20_Text"><text:span text:style-name="T439"><text:s text:c="35"/></text:span></text:span><text:span text:style-name="Source_20_Text"><text:span text:style-name="T438">Items have a half-size space</text:span></text:span></text:p>
      <text:p text:style-name="P527"><text:span text:style-name="Source_20_Text"><text:span text:style-name="T439"><text:s text:c="35"/></text:span></text:span><text:span text:style-name="Source_20_Text"><text:span text:style-name="T438">on either end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pace-evenly</text:span></text:span><text:span text:style-name="Source_20_Text"><text:span text:style-name="T441">;</text:span></text:span><text:span text:style-name="Source_20_Text"><text:span text:style-name="T432"> <text:s/></text:span></text:span><text:span text:style-name="Source_20_Text"><text:span text:style-name="T438">/* Distribute items evenly</text:span></text:span></text:p>
      <text:p text:style-name="P527"><text:span text:style-name="Source_20_Text"><text:span text:style-name="T439"><text:s text:c="35"/></text:span></text:span><text:span text:style-name="Source_20_Text"><text:span text:style-name="T438">Items have equal space around them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tretch</text:span></text:span><text:span text:style-name="Source_20_Text"><text:span text:style-name="T441">;</text:span></text:span><text:span text:style-name="Source_20_Text"><text:span text:style-name="T432"> <text:s text:c="6"/></text:span></text:span><text:span text:style-name="Source_20_Text"><text:span text:style-name="T438">/* Distribute items evenly</text:span></text:span></text:p>
      <text:p text:style-name="P527"><text:span text:style-name="Source_20_Text"><text:span text:style-name="T439"><text:s text:c="35"/></text:span></text:span><text:span text:style-name="Source_20_Text"><text:span text:style-name="T438">Stretch 'auto'-sized items to fit</text:span></text:span></text:p>
      <text:p text:style-name="P527"><text:span text:style-name="Source_20_Text"><text:span text:style-name="T439"><text:s text:c="35"/></text:span></text:span><text:span text:style-name="Source_20_Text"><text:span text:style-name="T438">the container */</text:span></text:span></text:p>
      <text:p text:style-name="P527"/>
      <text:p text:style-name="P236"><text:span text:style-name="Source_20_Text"><text:span text:style-name="T438">/* Overflow alignment */</text:span></text:span></text:p>
      <text:p text:style-name="P236"><text:span text:style-name="Source_20_Text"><text:span text:style-name="T440">justify-content</text:span></text:span><text:span text:style-name="Source_20_Text"><text:span text:style-name="T441">:</text:span></text:span><text:span text:style-name="Source_20_Text"><text:span text:style-name="T432"> safe center</text:span></text:span><text:span text:style-name="Source_20_Text"><text:span text:style-name="T441">;</text:span></text:span></text:p>
      <text:p text:style-name="P236"><text:span text:style-name="Source_20_Text"><text:span text:style-name="T440">justify-content</text:span></text:span><text:span text:style-name="Source_20_Text"><text:span text:style-name="T441">:</text:span></text:span><text:span text:style-name="Source_20_Text"><text:span text:style-name="T432"> unsafe center</text:span></text:span><text:span text:style-name="Source_20_Text"><text:span text:style-name="T441">;</text:span></text:span></text:p>
      <text:p text:style-name="P527"/>
      <text:p text:style-name="P236"><text:span text:style-name="Source_20_Text"><text:span text:style-name="T438">/* Global values */</text:span></text:span></text:p>
      <text:p text:style-name="P236"><text:span text:style-name="Source_20_Text"><text:span text:style-name="T440">justify-content</text:span></text:span><text:span text:style-name="Source_20_Text"><text:span text:style-name="T441">:</text:span></text:span><text:span text:style-name="Source_20_Text"><text:span text:style-name="T432"> inherit</text:span></text:span><text:span text:style-name="Source_20_Text"><text:span text:style-name="T441">;</text:span></text:span></text:p>
      <text:p text:style-name="P236"><text:span text:style-name="Source_20_Text"><text:span text:style-name="T440">justify-content</text:span></text:span><text:span text:style-name="Source_20_Text"><text:span text:style-name="T441">:</text:span></text:span><text:span text:style-name="Source_20_Text"><text:span text:style-name="T432"> initial</text:span></text:span><text:span text:style-name="Source_20_Text"><text:span text:style-name="T441">;</text:span></text:span></text:p>
      <text:p text:style-name="P236"><text:span text:style-name="Source_20_Text"><text:span text:style-name="T440">justify-content</text:span></text:span><text:span text:style-name="Source_20_Text"><text:span text:style-name="T441">:</text:span></text:span><text:span text:style-name="Source_20_Text"><text:span text:style-name="T432"> unset</text:span></text:span><text:span text:style-name="Source_20_Text"><text:span text:style-name="T441">;</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529"><text:span text:style-name="Source_20_Text"><text:span text:style-name="T45"/></text:span></text:p>
      <text:p text:style-name="P553"><text:span text:style-name="Source_20_Text"><text:span text:style-name="T104">align-items: </text:span></text:span><text:span text:style-name="Source_20_Text"><text:span text:style-name="T108">(</text:span></text:span><text:bookmark text:name="Aligning_content_on_the_cross_axis_—_the_align-content_property2"/><text:span text:style-name="Source_20_Text"><text:span text:style-name="T431">on the cross axis</text:span></text:span><text:span text:style-name="Source_20_Text"><text:span text:style-name="T108">)</text:span></text:span></text:p>
      <text:p text:style-name="P552"><text:span text:style-name="Source_20_Text"><text:span text:style-name="T409">If we add </text:span></text:span><text:span text:style-name="Source_20_Text"><text:span text:style-name="T410">display: flex</text:span></text:span><text:span text:style-name="Source_20_Text"><text:span text:style-name="T409"> to a container</text:span></text:span><text:span text:style-name="Source_20_Text"><text:span text:style-name="T43">, the child items all become flex items arranged in a row. </text:span></text:span><text:span text:style-name="Source_20_Text"><text:span text:style-name="T76">They will all stretch to be as tall as the tallest item,</text:span></text:span><text:span text:style-name="Source_20_Text"><text:span text:style-name="T43"> as that item is defining the height of the items on the cross axis.</text:span></text:span><text:span text:style-name="Source_20_Text"><text:span text:style-name="T76"> If your flex container has a height set, then the items will stretch to that height, regardless of how much content is in the item</text:span></text:span><text:span text:style-name="Source_20_Text"><text:span text:style-name="T43">.</text:span></text:span></text:p>
      <text:p text:style-name="P552"><text:span text:style-name="Source_20_Text"><text:span text:style-name="T43">The reason the items become the same height is that the </text:span></text:span><text:span text:style-name="Source_20_Text"><text:span text:style-name="T76">initial value of align-items</text:span></text:span><text:span text:style-name="Source_20_Text"><text:span text:style-name="T43">, the property that controls alignment on the cross axis, </text:span></text:span><text:span text:style-name="Source_20_Text"><text:span text:style-name="T76">is set to stretch</text:span></text:span><text:span text:style-name="Source_20_Text"><text:span text:style-name="T43">.</text:span></text:span></text:p>
      <text:list xml:id="list1826356884" text:style-name="L11">
        <text:list-item>
          <text:p text:style-name="P591"><text:span text:style-name="Source_20_Text"><text:span text:style-name="T76">align-items: flex-start</text:span></text:span></text:p>
        </text:list-item>
        <text:list-item>
          <text:p text:style-name="P586"><text:span text:style-name="Source_20_Text"><text:span text:style-name="T76">align-items: flex-end</text:span></text:span></text:p>
        </text:list-item>
        <text:list-item>
          <text:p text:style-name="P586"><text:soft-page-break/><text:span text:style-name="Source_20_Text"><text:span text:style-name="T76">align-items: center</text:span></text:span></text:p>
        </text:list-item>
        <text:list-item>
          <text:p text:style-name="P586"><text:span text:style-name="Source_20_Text"><text:span text:style-name="T76">align-items: stretch</text:span></text:span></text:p>
        </text:list-item>
        <text:list-item>
          <text:p text:style-name="P586"><text:span text:style-name="Source_20_Text"><text:span text:style-name="T76">align-items: baseline</text:span></text:span></text:p>
          <text:p text:style-name="P586"><text:span text:style-name="Source_20_Text"><text:span text:style-name="T43"/></text:span></text:p>
        </text:list-item>
      </text:list>
      <text:p text:style-name="P526"><text:span text:style-name="Source_20_Text"><text:span text:style-name="T44">Test different align-items settings here:</text:span></text:span></text:p>
      <text:p text:style-name="P525"><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434">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525"><text:span text:style-name="Source_20_Text"><text:span text:style-name="T43"/></text:span></text:p>
      <text:p text:style-name="P553"><text:span text:style-name="Source_20_Text"><text:span text:style-name="T106">a</text:span></text:span><text:span text:style-name="Source_20_Text"><text:span text:style-name="T104">lign-self: </text:span></text:span><text:span text:style-name="Source_20_Text"><text:span text:style-name="T108">(</text:span></text:span><text:bookmark text:name="Aligning_content_on_the_cross_axis_—_the_align-content_property1"/><text:span text:style-name="Source_20_Text"><text:span text:style-name="T431">on the cross axis</text:span></text:span><text:span text:style-name="Source_20_Text"><text:span text:style-name="T108">)</text:span></text:span></text:p>
      <text:p text:style-name="P186"><text:span text:style-name="Source_20_Text"><text:span text:style-name="T494">align-self property target</text:span></text:span><text:span text:style-name="Source_20_Text"><text:span text:style-name="T495">s</text:span></text:span><text:span text:style-name="Source_20_Text"><text:span text:style-name="T494"> a single item. The align-self property accepts all of the same values as align-items plus a value o</text:span></text:span><text:span text:style-name="Source_20_Text"><text:span text:style-name="T495">f </text:span></text:span><text:span text:style-name="Source_20_Text"><text:span text:style-name="T494">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494">.</text:span></text:span></text:p>
      <text:p text:style-name="P186"><text:span text:style-name="Source_20_Text"><text:span text:style-name="T494"/></text:span></text:p>
      <text:p text:style-name="P431"><text:span text:style-name="Source_20_Text"><text:span text:style-name="T107">a</text:span></text:span><text:span text:style-name="Source_20_Text"><text:span text:style-name="T104">lign- content: <text:s/></text:span></text:span><text:span text:style-name="Source_20_Text"><text:span text:style-name="T108">(</text:span></text:span><text:bookmark text:name="Aligning_content_on_the_cross_axis_—_the_align-content_property"/><text:span text:style-name="Source_20_Text"><text:span text:style-name="T430">on the cross axis</text:span></text:span><text:span text:style-name="Source_20_Text"><text:span text:style-name="T108">)</text:span></text:span></text:p>
      <text:p text:style-name="P430"><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214">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212">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212">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212">main-axis</text:span></text:span></text:a><text:span text:style-name="Source_20_Text"><text:span text:style-name="T44">. </text:span></text:span><text:span text:style-name="Source_20_Text"><text:span text:style-name="T77">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214">single-line</text:span></text:span></text:a><text:span text:style-name="Source_20_Text"><text:span text:style-name="T77"> </text:span></text:span><text:bookmark text:name="ref-for-flex-container③②"/><text:a xlink:type="simple" xlink:href="https://drafts.csswg.org/css-flexbox/#flex-container" text:style-name="Internet_20_link" text:visited-style-name="Visited_20_Internet_20_Link"><text:span text:style-name="Source_20_Text"><text:span text:style-name="T214">flex container</text:span></text:span></text:a><text:span text:style-name="Source_20_Text"><text:span text:style-name="T77">. </text:span></text:span></text:p>
      <text:p text:style-name="P430"><text:span text:style-name="Source_20_Text"><text:span text:style-name="T77"/></text:span></text:p>
      <text:p text:style-name="P430"><text:span text:style-name="Source_20_Text"><text:span text:style-name="T212">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212">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212">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212">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212"> flex container the sole line automatically stretches to fill the space.</text:span></text:span></text:p>
      <text:p text:style-name="P430"><text:span text:style-name="Source_20_Text"><text:span text:style-name="T77"/></text:span></text:p>
      <text:p text:style-name="P431"><text:a xlink:type="simple" xlink:href="https://drafts.csswg.org/css-flexbox/#align-content-property" text:style-name="Internet_20_link" text:visited-style-name="Visited_20_Internet_20_Link"><text:span text:style-name="Source_20_Text"><text:span text:style-name="T435">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436"/></text:span></text:p>
      <text:h text:style-name="P182" text:outline-level="2">The float Property</text:h>
      <text:p text:style-name="P438"><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438"><text:span text:style-name="T41">The </text:span><text:span text:style-name="Source_20_Text"><text:span text:style-name="T42">float</text:span></text:span><text:span text:style-name="T41"> property can have one of the following values:</text:span></text:p>
      <text:list xml:id="list563675772" text:style-name="L12">
        <text:list-item>
          <text:p text:style-name="P583">left - The element floats to the left of its container</text:p>
        </text:list-item>
        <text:list-item>
          <text:p text:style-name="P583"><text:soft-page-break/>right - The element floats to the right of its container</text:p>
        </text:list-item>
        <text:list-item>
          <text:p text:style-name="P583">none - The element does not float (will be displayed just where it occurs in the text). This is default</text:p>
        </text:list-item>
        <text:list-item>
          <text:p text:style-name="P577">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625">https://www.w3schools.com/css/css_float.asp</text:span></text:span></text:a></text:p>
      <text:p text:style-name="P185"><text:span text:style-name="Source_20_Text"><text:span text:style-name="T625"/></text:span></text:p>
      <text:p text:style-name="P551">overflow:hidden <text:s/>//not show the scroll bar</text:p>
      <text:p text:style-name="P104">Next, style .menu-nav and .menu-branding seperately: </text:p>
      <text:p text:style-name="P89">- .<text:span text:style-name="T718">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719">list-style: none; </text:span><text:s/>// <text:span text:style-name="T718">git rid of the dots on the left side of Home, <text:tab/><text:tab/><text:tab/><text:tab/><text:tab/><text:tab/>About Me etc.</text:span></text:p>
      <text:p text:style-name="P289"><text:s text:c="2"/>}</text:p>
      <text:p text:style-name="P289"/>
      <text:p text:style-name="P302"><text:span text:style-name="T372">Now when click the menu button, the menu list appear suddenly, </text:span><text:span text:style-name="T381">we want it come in from the top of the screen.</text:span><text:span text:style-name="T372"> To do this, we first set the initial(default) state by setting with </text:span><text:span text:style-name="T381">transform:translate3d(</text:span><text:span text:style-name="T382">0</text:span><text:span text:style-name="T381">, -</text:span><text:span text:style-name="T382">100%</text:span><text:span text:style-name="T381">, </text:span><text:span text:style-name="T382">0</text:span><text:span text:style-name="T381">), </text:span><text:span text:style-name="T373">then set the end state </text:span><text:span text:style-name="T374">to (0, 0, 0) </text:span><text:span text:style-name="T373">when .menu-nav.show is added to .menu-nav upon clicking of the menu button. </text:span><text:span text:style-name="T375">Note, </text:span><text:span text:style-name="T376">this example demonstrates that </text:span><text:span text:style-name="T375">the y axis increas along with down direction.</text:span></text:p>
      <text:p text:style-name="P303"><text:span text:style-name="T375">@</text:span><text:span text:style-name="T369">include easeOut to make it drop down with a pace, </text:span><text:span text:style-name="T377">without </text:span><text:span text:style-name="T378">easeOut</text:span><text:span text:style-name="T377">, will </text:span><text:span text:style-name="T369">suddently appear. </text:span><text:span text:style-name="T380">e</text:span><text:span text:style-name="T379">aseOut was defined earlier. </text:span></text:p>
      <text:p text:style-name="P245"/>
      <text:p text:style-name="P237">@mixin easeOut {</text:p>
      <text:p text:style-name="P237"><text:s text:c="2"/>transition: all 0.5s ease-out;</text:p>
      <text:p text:style-name="P237">}</text:p>
      <text:p text:style-name="P184"><text:span text:style-name="T627">translate3d(</text:span><text:span text:style-name="Variable"><text:span text:style-name="T626">tx</text:span></text:span><text:span text:style-name="T627">, </text:span><text:span text:style-name="Variable"><text:span text:style-name="T626">ty</text:span></text:span><text:span text:style-name="T627">, </text:span><text:span text:style-name="Variable"><text:span text:style-name="T626">tz</text:span></text:span><text:span text:style-name="T627">)</text:span></text:p>
      <text:h text:style-name="P437" text:outline-level="3"><text:bookmark text:name="Values"/>Values</text:h>
      <text:p text:style-name="P224"><text:span text:style-name="Variable"><text:span text:style-name="T429">tx</text:span></text:span></text:p>
      <text:p text:style-name="P523"><text:span text:style-name="T428">Is a </text:span><text:a xlink:type="simple" xlink:href="https://developer.mozilla.org/en-US/docs/Web/CSS/length" text:style-name="Internet_20_link" text:visited-style-name="Visited_20_Internet_20_Link"><text:span text:style-name="Source_20_Text"><text:span text:style-name="T433">&lt;length&gt;</text:span></text:span></text:a><text:span text:style-name="T428"> or </text:span><text:a xlink:type="simple" xlink:href="https://developer.mozilla.org/en-US/docs/Web/CSS/percentage" text:style-name="Internet_20_link" text:visited-style-name="Visited_20_Internet_20_Link"><text:span text:style-name="Source_20_Text"><text:span text:style-name="T433">&lt;percentage&gt;</text:span></text:span></text:a><text:span text:style-name="T428"> representing the abscissa of the translating vector.</text:span></text:p>
      <text:p text:style-name="P224"><text:span text:style-name="Variable"><text:span text:style-name="T429">ty</text:span></text:span></text:p>
      <text:p text:style-name="P523"><text:span text:style-name="T428">Is a </text:span><text:a xlink:type="simple" xlink:href="https://developer.mozilla.org/en-US/docs/Web/CSS/length" text:style-name="Internet_20_link" text:visited-style-name="Visited_20_Internet_20_Link"><text:span text:style-name="Source_20_Text"><text:span text:style-name="T433">&lt;length&gt;</text:span></text:span></text:a><text:span text:style-name="T428"> or </text:span><text:a xlink:type="simple" xlink:href="https://developer.mozilla.org/en-US/docs/Web/CSS/percentage" text:style-name="Internet_20_link" text:visited-style-name="Visited_20_Internet_20_Link"><text:span text:style-name="Source_20_Text"><text:span text:style-name="T433">&lt;percentage&gt;</text:span></text:span></text:a><text:span text:style-name="T428"> representing the ordinate of the translating vector.</text:span></text:p>
      <text:p text:style-name="P224"><text:span text:style-name="Variable"><text:span text:style-name="T429">tz</text:span></text:span></text:p>
      <text:p text:style-name="P523"><text:span text:style-name="T428">Is a </text:span><text:a xlink:type="simple" xlink:href="https://developer.mozilla.org/en-US/docs/Web/CSS/length" text:style-name="Internet_20_link" text:visited-style-name="Visited_20_Internet_20_Link"><text:span text:style-name="Source_20_Text"><text:span text:style-name="T433">&lt;length&gt;</text:span></text:span></text:a><text:span text:style-name="T428">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433">&lt;percentage&gt;</text:span></text:span></text:a><text:span text:style-name="T428"> value; in that case the property containing the transform is considered invalid.</text:span></text:p>
      <text:p text:style-name="P524"/>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428">()</text:span></text:p>
      <text:p text:style-name="P227"/>
      <text:p text:style-name="P70"><text:soft-page-break/>list-style-type / list-style:</text:p>
      <text:p text:style-name="P183"><text:span text:style-name="Source_20_Text"><text:span text:style-name="T712">/* Partial list of types */</text:span></text:span></text:p>
      <text:p text:style-name="P236"><text:span text:style-name="Source_20_Text"><text:span text:style-name="T440">list-style-type</text:span></text:span><text:span text:style-name="Source_20_Text"><text:span text:style-name="T441">:</text:span></text:span><text:span text:style-name="Source_20_Text"><text:span text:style-name="T432"> disc</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circle</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square</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decimal</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georgian</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trad-chinese-informal</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kannada</text:span></text:span><text:span text:style-name="Source_20_Text"><text:span text:style-name="T441">;</text:span></text:span></text:p>
      <text:p text:style-name="P527"/>
      <text:p text:style-name="P236"><text:span text:style-name="Source_20_Text"><text:span text:style-name="T438">/* &lt;string&gt; value */</text:span></text:span></text:p>
      <text:p text:style-name="P236"><text:span text:style-name="Source_20_Text"><text:span text:style-name="T440">list-style-type</text:span></text:span><text:span text:style-name="Source_20_Text"><text:span text:style-name="T441">:</text:span></text:span><text:span text:style-name="Source_20_Text"><text:span text:style-name="T432"> </text:span></text:span><text:span text:style-name="Source_20_Text"><text:span text:style-name="T442">'-'</text:span></text:span><text:span text:style-name="Source_20_Text"><text:span text:style-name="T441">;</text:span></text:span></text:p>
      <text:p text:style-name="P527"/>
      <text:p text:style-name="P236"><text:span text:style-name="Source_20_Text"><text:span text:style-name="T438">/* Identifier matching an @counter-style rule */</text:span></text:span></text:p>
      <text:p text:style-name="P236"><text:span text:style-name="Source_20_Text"><text:span text:style-name="T440">list-style-type</text:span></text:span><text:span text:style-name="Source_20_Text"><text:span text:style-name="T441">:</text:span></text:span><text:span text:style-name="Source_20_Text"><text:span text:style-name="T432"> custom-counter-style</text:span></text:span><text:span text:style-name="Source_20_Text"><text:span text:style-name="T441">;</text:span></text:span></text:p>
      <text:p text:style-name="P527"/>
      <text:p text:style-name="P236"><text:span text:style-name="Source_20_Text"><text:span text:style-name="T438">/* Keyword value */</text:span></text:span></text:p>
      <text:p text:style-name="P236"><text:span text:style-name="Source_20_Text"><text:span text:style-name="T440">list-style-type</text:span></text:span><text:span text:style-name="Source_20_Text"><text:span text:style-name="T441">:</text:span></text:span><text:span text:style-name="Source_20_Text"><text:span text:style-name="T432"> none</text:span></text:span><text:span text:style-name="Source_20_Text"><text:span text:style-name="T441">;</text:span></text:span></text:p>
      <text:p text:style-name="P527"/>
      <text:p text:style-name="P236"><text:span text:style-name="Source_20_Text"><text:span text:style-name="T438">/* Global values */</text:span></text:span></text:p>
      <text:p text:style-name="P236"><text:span text:style-name="Source_20_Text"><text:span text:style-name="T440">list-style-type</text:span></text:span><text:span text:style-name="Source_20_Text"><text:span text:style-name="T441">:</text:span></text:span><text:span text:style-name="Source_20_Text"><text:span text:style-name="T432"> inherit</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initial</text:span></text:span><text:span text:style-name="Source_20_Text"><text:span text:style-name="T441">;</text:span></text:span></text:p>
      <text:p text:style-name="P236"><text:span text:style-name="Source_20_Text"><text:span text:style-name="T440">list-style-type</text:span></text:span><text:span text:style-name="Source_20_Text"><text:span text:style-name="T441">:</text:span></text:span><text:span text:style-name="Source_20_Text"><text:span text:style-name="T432"> unset</text:span></text:span><text:span text:style-name="Source_20_Text"><text:span text:style-name="T441">;</text:span></text:span></text:p>
      <text:p text:style-name="P89"><text:span text:style-name="Source_20_Text"><text:span text:style-name="T717">https://developer.mozilla.org/en-US/docs/Web/CSS/list-style-type</text:span></text:span></text:p>
      <text:p text:style-name="P13"><text:span text:style-name="Source_20_Text"><text:span text:style-name="T434"/></text:span></text:p>
      <text:p text:style-name="P14"><text:span text:style-name="Source_20_Text"><text:span text:style-name="T113">Before continue with the nav, we will now work on the branding.</text:span></text:span></text:p>
      <text:p text:style-name="P15"><text:span text:style-name="Source_20_Text"><text:span text:style-name="T58">Inside .menu { }:</text:span></text:span></text:p>
      <text:p text:style-name="P304"><text:span text:style-name="Source_20_Text"><text:span text:style-name="T216">// Branding Side</text:span></text:span></text:p>
      <text:p text:style-name="P304"><text:span text:style-name="Source_20_Text"><text:span text:style-name="T216"><text:s text:c="2"/>&amp;-branding {</text:span></text:span></text:p>
      <text:p text:style-name="P304"><text:span text:style-name="Source_20_Text"><text:span text:style-name="T216"><text:s text:c="4"/>background: $primary-color;</text:span></text:span></text:p>
      <text:p text:style-name="P304"><text:span text:style-name="Source_20_Text"><text:span text:style-name="T216"><text:s text:c="4"/>transform: translate3d(0, 100%, 0);</text:span></text:span></text:p>
      <text:p text:style-name="P304"><text:span text:style-name="Source_20_Text"><text:span text:style-name="T216"><text:s text:c="4"/>@include easeOut;</text:span></text:span></text:p>
      <text:p text:style-name="P304"><text:span text:style-name="Source_20_Text"><text:span text:style-name="T216"/></text:span></text:p>
      <text:p text:style-name="P304"><text:span text:style-name="Source_20_Text"><text:span text:style-name="T216"><text:s text:c="4"/>&amp;.show {</text:span></text:span></text:p>
      <text:p text:style-name="P304"><text:span text:style-name="Source_20_Text"><text:span text:style-name="T216"><text:s text:c="6"/>// Slike in from bottom</text:span></text:span></text:p>
      <text:p text:style-name="P304"><text:span text:style-name="Source_20_Text"><text:span text:style-name="T216"><text:s text:c="6"/>transform: translate3d(0, 0, 0);</text:span></text:span></text:p>
      <text:p text:style-name="P304"><text:span text:style-name="Source_20_Text"><text:span text:style-name="T216"><text:s text:c="4"/>}</text:span></text:span></text:p>
      <text:p text:style-name="P304"><text:span text:style-name="Source_20_Text"><text:span text:style-name="T216"><text:s text:c="2"/>}</text:span></text:span></text:p>
      <text:p text:style-name="P304"><text:soft-page-break/><text:span text:style-name="Source_20_Text"><text:span text:style-name="T216"/></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Now only see the branding side appear from bottom, no image yet. </text:span></text:span></text:p>
      <text:p text:style-name="P305"><text:span text:style-name="Source_20_Text"><text:span text:style-name="T246">Next work </text:span></text:span><text:span text:style-name="Source_20_Text"><text:span text:style-name="T247">on image </text:span></text:span><text:span text:style-name="Source_20_Text"><text:span text:style-name="T248">(the portrait)</text:span></text:span><text:span text:style-name="Source_20_Text"><text:span text:style-name="T247">:</text:span></text:span></text:p>
      <text:p text:style-name="P305"><text:span text:style-name="Source_20_Text"><text:span text:style-name="T240"/></text:span></text:p>
      <text:p text:style-name="P306"><text:span text:style-name="Source_20_Text"><text:span text:style-name="T332">How to resize, crop an image </text:span></text:span><text:span text:style-name="Source_20_Text"><text:span text:style-name="T333">on mac</text:span></text:span><text:span text:style-name="Source_20_Text"><text:span text:style-name="T332">:</text:span></text:span></text:p>
      <text:p text:style-name="P306"><text:span text:style-name="Source_20_Text"><text:span text:style-name="T241"/></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219"/></text:span></text:p>
      <text:p text:style-name="P306"><text:span text:style-name="Source_20_Text"><text:span text:style-name="T219"/></text:span></text:p>
      <text:p text:style-name="P306"><text:span text:style-name="Source_20_Text"><text:span text:style-name="T219">// Branding Side</text:span></text:span></text:p>
      <text:p text:style-name="P306"><text:span text:style-name="Source_20_Text"><text:span text:style-name="T219"><text:s text:c="2"/>&amp;-branding {</text:span></text:span></text:p>
      <text:p text:style-name="P306"><text:span text:style-name="Source_20_Text"><text:span text:style-name="T219"><text:s text:c="4"/>background: $primary-color;</text:span></text:span></text:p>
      <text:p text:style-name="P306"><text:span text:style-name="Source_20_Text"><text:span text:style-name="T219"><text:s text:c="4"/>transform: translate3d(0, 100%, 0);</text:span></text:span></text:p>
      <text:p text:style-name="P306"><text:span text:style-name="Source_20_Text"><text:span text:style-name="T219"><text:s text:c="4"/>@include easeOut;</text:span></text:span></text:p>
      <text:p text:style-name="P306"><text:span text:style-name="Source_20_Text"><text:span text:style-name="T219"/></text:span></text:p>
      <text:p text:style-name="P306"><text:span text:style-name="Source_20_Text"><text:span text:style-name="T219"><text:s text:c="4"/>&amp;.show {</text:span></text:span></text:p>
      <text:p text:style-name="P306"><text:span text:style-name="Source_20_Text"><text:span text:style-name="T219"><text:s text:c="6"/>// Slike in from bottom</text:span></text:span></text:p>
      <text:p text:style-name="P306"><text:span text:style-name="Source_20_Text"><text:span text:style-name="T219"><text:s text:c="6"/>transform: translate3d(0, 0, 0);</text:span></text:span></text:p>
      <text:p text:style-name="P306"><text:span text:style-name="Source_20_Text"><text:span text:style-name="T219"><text:s text:c="4"/>}</text:span></text:span></text:p>
      <text:p text:style-name="P306"><text:span text:style-name="Source_20_Text"><text:span text:style-name="T219"/></text:span></text:p>
      <text:p text:style-name="P306"><text:span text:style-name="Source_20_Text"><text:span text:style-name="T219"><text:s text:c="4"/></text:span></text:span><text:span text:style-name="Source_20_Text"><text:span text:style-name="T412">.portrait {</text:span></text:span></text:p>
      <text:p text:style-name="P306"><text:span text:style-name="Source_20_Text"><text:span text:style-name="T412"><text:s text:c="6"/>width: 250px;</text:span></text:span></text:p>
      <text:p text:style-name="P306"><text:span text:style-name="Source_20_Text"><text:span text:style-name="T412"><text:s text:c="6"/>height: 250px;</text:span></text:span></text:p>
      <text:p text:style-name="P306"><text:soft-page-break/><text:span text:style-name="Source_20_Text"><text:span text:style-name="T412"><text:s text:c="6"/>background: url("../img/portrait.jpg");</text:span></text:span></text:p>
      <text:p text:style-name="P306"><text:span text:style-name="Source_20_Text"><text:span text:style-name="T412"><text:s text:c="6"/>border-radius: 50%;</text:span></text:span></text:p>
      <text:p text:style-name="P306"><text:span text:style-name="Source_20_Text"><text:span text:style-name="T412"><text:s text:c="6"/>border: solid 3px $secondary-color;</text:span></text:span></text:p>
      <text:p text:style-name="P306"><text:span text:style-name="Source_20_Text"><text:span text:style-name="T412"><text:s text:c="4"/>}</text:span></text:span></text:p>
      <text:p text:style-name="P306"><text:span text:style-name="Source_20_Text"><text:span text:style-name="T219"><text:s text:c="2"/>}</text:span></text:span></text:p>
      <text:p text:style-name="P308"><text:span text:style-name="Source_20_Text"><text:span text:style-name="T219">border-radius: 50%; <text:s text:c="2"/>// </text:span></text:span><text:span text:style-name="Source_20_Text"><text:span text:style-name="T220">this is to make the image be round</text:span></text:span></text:p>
      <text:p text:style-name="P308"><text:span text:style-name="Source_20_Text"><text:span text:style-name="T220"/></text:span></text:p>
      <text:p text:style-name="P309"><text:span text:style-name="Source_20_Text"><text:span text:style-name="T221">Note: </text:span></text:span><text:span text:style-name="Source_20_Text"><text:span text:style-name="T223">add an image as overflow like </text:span></text:span><text:span text:style-name="Source_20_Text"><text:span text:style-name="T221">here the image </text:span></text:span><text:span text:style-name="Source_20_Text"><text:span text:style-name="T223">should be</text:span></text:span><text:span text:style-name="Source_20_Text"><text:span text:style-name="T221"> added as </text:span></text:span><text:span text:style-name="Source_20_Text"><text:span text:style-name="T249">background !</text:span></text:span></text:p>
      <text:p text:style-name="P310"><text:span text:style-name="Source_20_Text"><text:span text:style-name="T221">Note: </text:span></text:span><text:span text:style-name="Source_20_Text"><text:span text:style-name="T222">the image can be put as an variable </text:span></text:span><text:span text:style-name="Source_20_Text"><text:span text:style-name="T224">instead of path.</text:span></text:span></text:p>
      <text:p text:style-name="P310"><text:span text:style-name="Source_20_Text"><text:span text:style-name="T224"/></text:span></text:p>
      <text:p text:style-name="P310"><text:span text:style-name="Source_20_Text"><text:span text:style-name="T224"/></text:span></text:p>
      <text:p text:style-name="P312"><text:span text:style-name="Source_20_Text"><text:span text:style-name="T226">12.12.2020</text:span></text:span></text:p>
      <text:p text:style-name="P311"><text:span text:style-name="Source_20_Text"><text:span text:style-name="T250">Next, work on nav items:</text:span></text:span></text:p>
      <text:p text:style-name="P311"><text:span text:style-name="Source_20_Text"><text:span text:style-name="T250"/></text:span></text:p>
      <text:p text:style-name="P312"><text:span text:style-name="Source_20_Text"><text:span text:style-name="T335">still in the .menu { }, </text:span></text:span></text:p>
      <text:p text:style-name="P312"><text:span text:style-name="Source_20_Text"><text:span text:style-name="T335"/></text:span></text:p>
      <text:p text:style-name="P312"><text:span text:style-name="Source_20_Text"><text:span text:style-name="T219">.nav-item {</text:span></text:span></text:p>
      <text:p text:style-name="P312"><text:span text:style-name="Source_20_Text"><text:span text:style-name="T219"><text:s text:c="4"/>transform: translate3d(600px, 0, 0);</text:span></text:span></text:p>
      <text:p text:style-name="P312"><text:span text:style-name="Source_20_Text"><text:span text:style-name="T219"><text:s text:c="4"/>@include easeOut;</text:span></text:span></text:p>
      <text:p text:style-name="P312"><text:span text:style-name="Source_20_Text"><text:span text:style-name="T219"/></text:span></text:p>
      <text:p text:style-name="P312"><text:span text:style-name="Source_20_Text"><text:span text:style-name="T219"><text:s text:c="4"/>&amp;.show {</text:span></text:span></text:p>
      <text:p text:style-name="P312"><text:span text:style-name="Source_20_Text"><text:span text:style-name="T219"><text:s text:c="6"/>// Slide in from right</text:span></text:span></text:p>
      <text:p text:style-name="P312"><text:span text:style-name="Source_20_Text"><text:span text:style-name="T219"><text:s text:c="6"/>transform: translate3d(0, 0, 0);</text:span></text:span></text:p>
      <text:p text:style-name="P312"><text:span text:style-name="Source_20_Text"><text:span text:style-name="T219"><text:s text:c="4"/>}</text:span></text:span></text:p>
      <text:p text:style-name="P312"><text:span text:style-name="Source_20_Text"><text:span text:style-name="T219"><text:s text:c="2"/>}</text:span></text:span></text:p>
      <text:p text:style-name="P311"><text:span text:style-name="Source_20_Text"><text:span text:style-name="T225"/></text:span></text:p>
      <text:p text:style-name="P311"><text:span text:style-name="Source_20_Text"><text:span text:style-name="T225"/></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227"/></text:span></text:p>
      <text:p text:style-name="P313"><text:span text:style-name="Source_20_Text"><text:span text:style-name="T227">//Delay each nav item slide by 0.1s</text:span></text:span></text:p>
      <text:p text:style-name="P313"><text:span text:style-name="Source_20_Text"><text:span text:style-name="T227">@for $x from 1 through 4 {</text:span></text:span></text:p>
      <text:p text:style-name="P313"><text:span text:style-name="Source_20_Text"><text:span text:style-name="T227"><text:s text:c="2"/>.nav-item:nth-child(#{$x}) {</text:span></text:span></text:p>
      <text:p text:style-name="P313"><text:span text:style-name="Source_20_Text"><text:span text:style-name="T227"><text:s text:c="4"/>transition-delay: $x * 0.1s;</text:span></text:span></text:p>
      <text:p text:style-name="P313"><text:span text:style-name="Source_20_Text"><text:span text:style-name="T227"><text:s text:c="2"/>}</text:span></text:span></text:p>
      <text:p text:style-name="P313"><text:span text:style-name="Source_20_Text"><text:span text:style-name="T227">}</text:span></text:span></text:p>
      <text:p text:style-name="P313"><text:span text:style-name="Source_20_Text"><text:span text:style-name="T227"/></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53">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225"/></text:span></text:p>
      <text:p text:style-name="P306"><text:span text:style-name="Source_20_Text"><text:span text:style-name="T218">&lt;ul class="menu-nav"&gt;</text:span></text:span></text:p>
      <text:p text:style-name="P306"><text:span text:style-name="Source_20_Text"><text:span text:style-name="T218"><text:s text:c="7"/>&lt;li class="nav-item </text:span></text:span><text:span text:style-name="Source_20_Text"><text:span text:style-name="T415">current</text:span></text:span><text:span text:style-name="Source_20_Text"><text:span text:style-name="T218">"&gt;</text:span></text:span></text:p>
      <text:p text:style-name="P306"><text:span text:style-name="Source_20_Text"><text:span text:style-name="T218"><text:s text:c="13"/>&lt;a href="/" class="nav-link"&gt;</text:span></text:span></text:p>
      <text:p text:style-name="P306"><text:span text:style-name="Source_20_Text"><text:span text:style-name="T218"><text:s text:c="18"/>Home&lt;/a&gt;</text:span></text:span></text:p>
      <text:p text:style-name="P306"><text:span text:style-name="Source_20_Text"><text:span text:style-name="T218"><text:s text:c="8"/>&lt;/li&gt;</text:span></text:span></text:p>
      <text:p text:style-name="P306"><text:span text:style-name="Source_20_Text"><text:span text:style-name="T241"/></text:span></text:p>
      <text:p text:style-name="P316"><text:span text:style-name="Source_20_Text"><text:span text:style-name="T416">current is newly added.</text:span></text:span></text:p>
      <text:p text:style-name="P316"><text:span text:style-name="Source_20_Text"><text:span text:style-name="T416"/></text:span></text:p>
      <text:p text:style-name="P316"><text:span text:style-name="Source_20_Text"><text:span text:style-name="T218">.nav-link {</text:span></text:span></text:p>
      <text:p text:style-name="P316"><text:span text:style-name="Source_20_Text"><text:span text:style-name="T218"><text:s text:c="4"/>display: inline-block;</text:span></text:span></text:p>
      <text:p text:style-name="P316"><text:span text:style-name="Source_20_Text"><text:span text:style-name="T218"><text:s text:c="4"/>position: relative;</text:span></text:span></text:p>
      <text:p text:style-name="P316"><text:span text:style-name="Source_20_Text"><text:span text:style-name="T218"><text:s text:c="4"/>font-size: 30px;</text:span></text:span></text:p>
      <text:p text:style-name="P316"><text:span text:style-name="Source_20_Text"><text:span text:style-name="T218"><text:s text:c="4"/>text-transform: uppercase;</text:span></text:span></text:p>
      <text:p text:style-name="P316"><text:span text:style-name="Source_20_Text"><text:span text:style-name="T218"><text:s text:c="4"/>padding: 1rem 0;</text:span></text:span></text:p>
      <text:p text:style-name="P316"><text:span text:style-name="Source_20_Text"><text:span text:style-name="T218"><text:s text:c="4"/>font-weight: 300;</text:span></text:span></text:p>
      <text:p text:style-name="P316"><text:span text:style-name="Source_20_Text"><text:span text:style-name="T218"><text:s text:c="4"/>color: white;</text:span></text:span></text:p>
      <text:p text:style-name="P316"><text:span text:style-name="Source_20_Text"><text:span text:style-name="T218"><text:s text:c="4"/>text-decoration: none;</text:span></text:span></text:p>
      <text:p text:style-name="P316"><text:span text:style-name="Source_20_Text"><text:span text:style-name="T218"><text:s text:c="4"/>@include easeOut;</text:span></text:span></text:p>
      <text:p text:style-name="P316"><text:span text:style-name="Source_20_Text"><text:span text:style-name="T218"><text:s text:c="2"/>}</text:span></text:span></text:p>
      <text:p text:style-name="P316"><text:span text:style-name="Source_20_Text"><text:span text:style-name="T227"/></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4">go inside .nav-item { }</text:span></text:span><text:span text:style-name="Source_20_Text"><text:span text:style-name="T48">:</text:span></text:span></text:p>
      <text:p text:style-name="P319"><text:span text:style-name="Source_20_Text"><text:span text:style-name="T336"/></text:span></text:p>
      <text:p text:style-name="P319"><text:span text:style-name="Source_20_Text"><text:span text:style-name="T227">.nav-item {</text:span></text:span></text:p>
      <text:p text:style-name="P319"><text:span text:style-name="Source_20_Text"><text:span text:style-name="T227"><text:s text:c="4"/>transform: translate3d(600px, 0, 0);</text:span></text:span></text:p>
      <text:p text:style-name="P319"><text:span text:style-name="Source_20_Text"><text:span text:style-name="T227"><text:s text:c="4"/>@include easeOut;</text:span></text:span></text:p>
      <text:p text:style-name="P319"><text:span text:style-name="Source_20_Text"><text:span text:style-name="T227"/></text:span></text:p>
      <text:p text:style-name="P319"><text:span text:style-name="Source_20_Text"><text:span text:style-name="T227"><text:s text:c="4"/>&amp;.show {</text:span></text:span></text:p>
      <text:p text:style-name="P319"><text:span text:style-name="Source_20_Text"><text:span text:style-name="T227"><text:s text:c="6"/>// Slide in from right</text:span></text:span></text:p>
      <text:p text:style-name="P319"><text:span text:style-name="Source_20_Text"><text:span text:style-name="T227"><text:s text:c="6"/>transform: translate3d(0, 0, 0);</text:span></text:span></text:p>
      <text:p text:style-name="P319"><text:span text:style-name="Source_20_Text"><text:span text:style-name="T227"><text:s text:c="4"/>}</text:span></text:span></text:p>
      <text:p text:style-name="P319"><text:span text:style-name="Source_20_Text"><text:span text:style-name="T227"/></text:span></text:p>
      <text:p text:style-name="P319"><text:span text:style-name="Source_20_Text"><text:span text:style-name="T227"><text:s text:c="4"/></text:span></text:span><text:span text:style-name="Source_20_Text"><text:span text:style-name="T413">&amp;.current &gt; a {</text:span></text:span></text:p>
      <text:p text:style-name="P319"><text:soft-page-break/><text:span text:style-name="Source_20_Text"><text:span text:style-name="T413"><text:s text:c="6"/>color: $secondary-color;</text:span></text:span></text:p>
      <text:p text:style-name="P319"><text:span text:style-name="Source_20_Text"><text:span text:style-name="T413"><text:s text:c="4"/>}</text:span></text:span></text:p>
      <text:p text:style-name="P319"><text:span text:style-name="Source_20_Text"><text:span text:style-name="T227"><text:s text:c="2"/>}</text:span></text:span></text:p>
      <text:p text:style-name="P319"><text:span text:style-name="Source_20_Text"><text:span text:style-name="T230"/></text:span></text:p>
      <text:p text:style-name="P320"><text:span text:style-name="Source_20_Text"><text:span text:style-name="T48">Now the HOME become yellow when the menu button is in X shape.</text:span></text:span></text:p>
      <text:p text:style-name="P317"><text:span text:style-name="Source_20_Text"><text:span text:style-name="T229"/></text:span></text:p>
      <text:p text:style-name="P321"><text:span text:style-name="Source_20_Text"><text:span text:style-name="T79">Go inside .nav-link to set hover color:</text:span></text:span></text:p>
      <text:p text:style-name="P321"><text:span text:style-name="Source_20_Text"><text:span text:style-name="T231"/></text:span></text:p>
      <text:p text:style-name="P321"><text:span text:style-name="Source_20_Text"><text:span text:style-name="T231"/></text:span></text:p>
      <text:p text:style-name="P321"><text:span text:style-name="Source_20_Text"><text:span text:style-name="T231">.nav-link {</text:span></text:span></text:p>
      <text:p text:style-name="P321"><text:span text:style-name="Source_20_Text"><text:span text:style-name="T231"><text:s text:c="4"/>display: inline-block;</text:span></text:span></text:p>
      <text:p text:style-name="P321"><text:span text:style-name="Source_20_Text"><text:span text:style-name="T231"><text:s text:c="4"/>position: relative;</text:span></text:span></text:p>
      <text:p text:style-name="P321"><text:span text:style-name="Source_20_Text"><text:span text:style-name="T231"><text:s text:c="4"/>font-size: 30px;</text:span></text:span></text:p>
      <text:p text:style-name="P321"><text:span text:style-name="Source_20_Text"><text:span text:style-name="T231"><text:s text:c="4"/>text-transform: uppercase;</text:span></text:span></text:p>
      <text:p text:style-name="P321"><text:span text:style-name="Source_20_Text"><text:span text:style-name="T231"><text:s text:c="4"/>padding: 1rem 0;</text:span></text:span></text:p>
      <text:p text:style-name="P321"><text:span text:style-name="Source_20_Text"><text:span text:style-name="T231"><text:s text:c="4"/>font-weight: 300;</text:span></text:span></text:p>
      <text:p text:style-name="P321"><text:span text:style-name="Source_20_Text"><text:span text:style-name="T231"><text:s text:c="4"/>color: white;</text:span></text:span></text:p>
      <text:p text:style-name="P321"><text:span text:style-name="Source_20_Text"><text:span text:style-name="T231"><text:s text:c="4"/>text-decoration: none;</text:span></text:span></text:p>
      <text:p text:style-name="P321"><text:span text:style-name="Source_20_Text"><text:span text:style-name="T231"><text:s text:c="4"/>@include easeOut;</text:span></text:span></text:p>
      <text:p text:style-name="P321"><text:span text:style-name="Source_20_Text"><text:span text:style-name="T231"/></text:span></text:p>
      <text:p text:style-name="P321"><text:span text:style-name="Source_20_Text"><text:span text:style-name="T231"><text:s text:c="4"/></text:span></text:span><text:span text:style-name="Source_20_Text"><text:span text:style-name="T414">&amp;:hover {</text:span></text:span></text:p>
      <text:p text:style-name="P321"><text:span text:style-name="Source_20_Text"><text:span text:style-name="T414"><text:s text:c="6"/>color: $secondary-color;</text:span></text:span></text:p>
      <text:p text:style-name="P321"><text:span text:style-name="Source_20_Text"><text:span text:style-name="T414"><text:s text:c="4"/>}</text:span></text:span></text:p>
      <text:p text:style-name="P321"><text:span text:style-name="Source_20_Text"><text:span text:style-name="T231"><text:s text:c="2"/>}</text:span></text:span></text:p>
      <text:p text:style-name="P321"><text:span text:style-name="Source_20_Text"><text:span text:style-name="T231"/></text:span></text:p>
      <text:p text:style-name="P322"><text:span text:style-name="Source_20_Text"><text:span text:style-name="T79">NOTE: hover is a pseudo-class, so use : here,</text:span></text:span></text:p>
      <text:h text:style-name="P432" text:outline-level="2"><text:span text:style-name="Source_20_Text"><text:span text:style-name="T48">What are Pseudo-classes?</text:span></text:span></text:h>
      <text:p text:style-name="P439"><text:span text:style-name="Source_20_Text"><text:span text:style-name="T624">A pseudo-class is used to define a special state of an element.</text:span></text:span></text:p>
      <text:p text:style-name="P439"><text:span text:style-name="Source_20_Text"><text:span text:style-name="T624">For example, it can be used to:</text:span></text:span></text:p>
      <text:list xml:id="list3288287328" text:style-name="L13">
        <text:list-item>
          <text:p text:style-name="P580"><text:span text:style-name="Source_20_Text"><text:span text:style-name="T624">Style an element when a user mouses over it</text:span></text:span></text:p>
        </text:list-item>
        <text:list-item>
          <text:p text:style-name="P580"><text:span text:style-name="Source_20_Text"><text:span text:style-name="T624">Style visited and unvisited links differently</text:span></text:span></text:p>
        </text:list-item>
        <text:list-item>
          <text:p text:style-name="P575"><text:span text:style-name="Source_20_Text"><text:span text:style-name="T624">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53">Next, we need to make the </text:span></text:span><text:span text:style-name="Source_20_Text"><text:span text:style-name="T155">home page and </text:span></text:span><text:span text:style-name="Source_20_Text"><text:span text:style-name="T153">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95"><text:span text:style-name="Source_20_Text"><text:span text:style-name="T154">To make the </text:span></text:span><text:span text:style-name="Source_20_Text"><text:span text:style-name="T164">home page</text:span></text:span><text:span text:style-name="Source_20_Text"><text:span text:style-name="T154"> be responsive:</text:span></text:span></text:p>
      <text:p text:style-name="P326"><text:span text:style-name="Source_20_Text"><text:span text:style-name="T154"/></text:span></text:p>
      <text:p text:style-name="P327"><text:soft-page-break/><text:span text:style-name="Source_20_Text"><text:span text:style-name="T80">first go to _config.scss file to create </text:span></text:span><text:span text:style-name="Source_20_Text"><text:span text:style-name="T81">some</text:span></text:span><text:span text:style-name="Source_20_Text"><text:span text:style-name="T80"> mixin </text:span></text:span><text:span text:style-name="Source_20_Text"><text:span text:style-name="T81">for media query</text:span></text:span><text:span text:style-name="Source_20_Text"><text:span text:style-name="T80">:</text:span></text:span></text:p>
      <text:p text:style-name="P327"><text:span text:style-name="Source_20_Text"><text:span text:style-name="T80"/></text:span></text:p>
      <text:p text:style-name="P327"><text:span text:style-name="Source_20_Text"><text:span text:style-name="T231">// Media Query Mixins</text:span></text:span></text:p>
      <text:p text:style-name="P327"><text:span text:style-name="Source_20_Text"><text:span text:style-name="T231">@mixin mediaSm {</text:span></text:span></text:p>
      <text:p text:style-name="P327"><text:span text:style-name="Source_20_Text"><text:span text:style-name="T231"><text:s text:c="2"/>@media screen and (max-width: 50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Md {</text:span></text:span></text:p>
      <text:p text:style-name="P327"><text:span text:style-name="Source_20_Text"><text:span text:style-name="T231"><text:s text:c="2"/>@media screen and (max-width: 768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Lg {</text:span></text:span></text:p>
      <text:p text:style-name="P327"><text:span text:style-name="Source_20_Text"><text:span text:style-name="T231"><text:s text:c="2"/>@media screen and (min-width: 769px) and (max-width: 117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Xl {</text:span></text:span></text:p>
      <text:p text:style-name="P327"><text:span text:style-name="Source_20_Text"><text:span text:style-name="T231"><text:s text:c="2"/>@media screen and (min-width: 1171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80"/></text:span></text:p>
      <text:p text:style-name="P329"><text:span text:style-name="Source_20_Text"><text:span text:style-name="T83">Note: here only mediaLg has screen size range, not mediaMd, </text:span></text:span><text:span text:style-name="Source_20_Text"><text:span text:style-name="T84">it is better to add a range to mediaMd as well. </text:span></text:span></text:p>
      <text:p text:style-name="P329"><text:span text:style-name="Source_20_Text"><text:span text:style-name="T84"/></text:span></text:p>
      <text:p text:style-name="P331"><text:span text:style-name="Source_20_Text"><text:span text:style-name="T85">@content:</text:span></text:span></text:p>
      <text:p text:style-name="P331"><text:span text:style-name="Source_20_Text"><text:span text:style-name="T85"/></text:span></text:p>
      <text:p text:style-name="P331"><text:span text:style-name="Source_20_Text"><text:span text:style-name="T444">In addition to taking arguments, a mixin can take an entire block of styles, known as a </text:span></text:span><text:span text:style-name="Source_20_Text"><text:span text:style-name="Emphasis"><text:span text:style-name="T447">content block</text:span></text:span></text:span><text:span text:style-name="Source_20_Text"><text:span text:style-name="T444">.</text:span></text:span></text:p>
      <text:p text:style-name="P331"><text:span text:style-name="Source_20_Text"><text:span text:style-name="T444"/></text:span></text:p>
      <text:p text:style-name="P331"><text:span text:style-name="Source_20_Text"><text:span text:style-name="T444">A mixin can include multiple </text:span></text:span><text:span text:style-name="Source_20_Text"><text:span text:style-name="T449">@content</text:span></text:span><text:span text:style-name="Source_20_Text"><text:span text:style-name="T443"> </text:span></text:span><text:span text:style-name="Source_20_Text"><text:span text:style-name="T444">at-rules. If it does, the content block will be included separately for each </text:span></text:span><text:span text:style-name="Source_20_Text"><text:span text:style-name="T449">@content</text:span></text:span><text:span text:style-name="Source_20_Text"><text:span text:style-name="T444">.</text:span></text:span></text:p>
      <text:p text:style-name="P331"><text:span text:style-name="Source_20_Text"><text:span text:style-name="T444"/></text:span></text:p>
      <text:p text:style-name="P331"><text:span text:style-name="Source_20_Text"><text:span text:style-name="T444">A content block is </text:span></text:span><text:span text:style-name="Source_20_Text"><text:span text:style-name="Emphasis"><text:span text:style-name="T447">lexically scoped</text:span></text:span></text:span><text:span text:style-name="Source_20_Text"><text:span text:style-name="T444">, which means it can only see </text:span></text:span><text:a xlink:type="simple" xlink:href="https://sass-lang.com/documentation/variables#scope" text:style-name="Internet_20_link" text:visited-style-name="Visited_20_Internet_20_Link"><text:span text:style-name="Source_20_Text"><text:span text:style-name="T450">local variables</text:span></text:span></text:a><text:span text:style-name="Source_20_Text"><text:span text:style-name="T443"> </text:span></text:span><text:span text:style-name="Source_20_Text"><text:span text:style-name="T444">in the scope where the mixin is included. It can’t see any variables that are defined in the mixin it’s passed to, even if they’re defined before the content block is invoked.</text:span></text:span></text:p>
      <text:p text:style-name="P331"><text:span text:style-name="Source_20_Text"><text:span text:style-name="T444"/></text:span></text:p>
      <text:p text:style-name="P331"><text:span text:style-name="Source_20_Text"><text:span text:style-name="T444">A mixin can pass arguments to its content block the same way it would pass arguments to another mixin by writing </text:span></text:span><text:span text:style-name="Source_20_Text"><text:span text:style-name="T449">@content(&lt;arguments...&gt;)</text:span></text:span><text:span text:style-name="Source_20_Text"><text:span text:style-name="T444">. The user writing the content block can accept arguments by writing </text:span></text:span><text:span text:style-name="Source_20_Text"><text:span text:style-name="T449">@include &lt;name&gt; using (&lt;arguments...&gt;)</text:span></text:span><text:span text:style-name="Source_20_Text"><text:span text:style-name="T444">.</text:span></text:span></text:p>
      <text:p text:style-name="P331"><text:span text:style-name="Source_20_Text"><text:span text:style-name="T444"/></text:span></text:p>
      <text:p text:style-name="P428"><text:soft-page-break/><text:span text:style-name="Source_20_Text"><text:span text:style-name="T444">If a mixin passes arguments to its content block, that content block </text:span></text:span><text:span text:style-name="Source_20_Text"><text:span text:style-name="Emphasis"><text:span text:style-name="T446">must</text:span></text:span></text:span><text:span text:style-name="Source_20_Text"><text:span text:style-name="T444"> declare that it accepts those arguments. This means that it’s a good idea to only pass arguments by position (rather than by name), and it means that passing more arguments is a breaking change.</text:span></text:span></text:p>
      <text:p text:style-name="P229"><text:span text:style-name="T448">If you want to be flexible in what information you pass to a content block, consider passing it a </text:span><text:a xlink:type="simple" xlink:href="https://sass-lang.com/documentation/values/maps" text:style-name="Internet_20_link" text:visited-style-name="Visited_20_Internet_20_Link"><text:span text:style-name="T451">map</text:span></text:a><text:span text:style-name="T448">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96"><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96"><text:span text:style-name="Source_20_Text"><text:span text:style-name="T48"/></text:span></text:p>
      <text:p text:style-name="P396"><text:span text:style-name="Source_20_Text"><text:span text:style-name="T445"/></text:span></text:p>
      <text:p text:style-name="P331"><text:span text:style-name="Source_20_Text"><text:span text:style-name="T48"/></text:span></text:p>
      <text:p text:style-name="P328"><text:span text:style-name="Source_20_Text"><text:span text:style-name="T170">create a _mobile.scss file and import all the 4 mixins into this file:</text:span></text:span></text:p>
      <text:p text:style-name="P328"><text:span text:style-name="Source_20_Text"><text:span text:style-name="T82"/></text:span></text:p>
      <text:p text:style-name="P327"><text:span text:style-name="Source_20_Text"><text:span text:style-name="T231">// Widscreens</text:span></text:span></text:p>
      <text:p text:style-name="P327"><text:span text:style-name="Source_20_Text"><text:span text:style-name="T231">@include mediaXl {</text:span></text:span></text:p>
      <text:p text:style-name="P327"><text:soft-page-break/><text:span text:style-name="Source_20_Text"><text:span text:style-name="T231">}</text:span></text:span></text:p>
      <text:p text:style-name="P327"><text:span text:style-name="Source_20_Text"><text:span text:style-name="T231"/></text:span></text:p>
      <text:p text:style-name="P327"><text:span text:style-name="Source_20_Text"><text:span text:style-name="T231">// Desktops &amp; Laptops</text:span></text:span></text:p>
      <text:p text:style-name="P327"><text:span text:style-name="Source_20_Text"><text:span text:style-name="T231">@include mediaLg {</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Tablets &amp; Small Laptops</text:span></text:span></text:p>
      <text:p text:style-name="P327"><text:span text:style-name="Source_20_Text"><text:span text:style-name="T231">@include mediaMd {</text:span></text:span></text:p>
      <text:p text:style-name="P327"><text:span text:style-name="Source_20_Text"><text:span text:style-name="T231"/></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Smartphones</text:span></text:span></text:p>
      <text:p text:style-name="P327"><text:span text:style-name="Source_20_Text"><text:span text:style-name="T231">@include mediaSm {</text:span></text:span></text:p>
      <text:p text:style-name="P327"><text:span text:style-name="Source_20_Text"><text:span text:style-name="T231">}</text:span></text:span></text:p>
      <text:p text:style-name="P327"><text:span text:style-name="Source_20_Text"><text:span text:style-name="T231"/></text:span></text:p>
      <text:p text:style-name="P330"><text:span text:style-name="Source_20_Text"><text:span text:style-name="T231">Now, drag browser to different size, and check the display, further styling inside _mobile.scss by writing css codes here (not in the _config.scss file):</text:span></text:span></text:p>
      <text:p text:style-name="P330"><text:span text:style-name="Source_20_Text"><text:span text:style-name="T231"/></text:span></text:p>
      <text:p text:style-name="P330"><text:span text:style-name="Source_20_Text"><text:span text:style-name="T231"/></text:span></text:p>
      <text:p text:style-name="P330"><text:span text:style-name="Source_20_Text"><text:span text:style-name="T231">// Widscreens</text:span></text:span></text:p>
      <text:p text:style-name="P330"><text:span text:style-name="Source_20_Text"><text:span text:style-name="T231">@include mediaXl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Desktops &amp; Laptops</text:span></text:span></text:p>
      <text:p text:style-name="P330"><text:span text:style-name="Source_20_Text"><text:span text:style-name="T231">@include mediaLg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Tablets &amp; Small Laptops</text:span></text:span></text:p>
      <text:p text:style-name="P330"><text:span text:style-name="Source_20_Text"><text:span text:style-name="T231">@include mediaMd {</text:span></text:span></text:p>
      <text:p text:style-name="P330"><text:span text:style-name="Source_20_Text"><text:span text:style-name="T231"><text:s text:c="2"/>main {</text:span></text:span></text:p>
      <text:p text:style-name="P330"><text:span text:style-name="Source_20_Text"><text:span text:style-name="T231"><text:s text:c="4"/></text:span></text:span><text:span text:style-name="Source_20_Text"><text:span text:style-name="T452">align-items: center;</text:span></text:span></text:p>
      <text:p text:style-name="P330"><text:span text:style-name="Source_20_Text"><text:span text:style-name="T452"><text:s text:c="4"/>text-align: center;</text:span></text:span></text:p>
      <text:p text:style-name="P330"><text:span text:style-name="Source_20_Text"><text:span text:style-name="T452"/></text:span></text:p>
      <text:p text:style-name="P330"><text:span text:style-name="Source_20_Text"><text:span text:style-name="T452"><text:s text:c="4"/>.lg-heading {</text:span></text:span></text:p>
      <text:p text:style-name="P330"><text:span text:style-name="Source_20_Text"><text:span text:style-name="T452"><text:s text:c="6"/>line-height: 1;</text:span></text:span></text:p>
      <text:p text:style-name="P330"><text:span text:style-name="Source_20_Text"><text:span text:style-name="T452"><text:s text:c="6"/>margin-bottom: 1rem;</text:span></text:span></text:p>
      <text:p text:style-name="P330"><text:span text:style-name="Source_20_Text"><text:span text:style-name="T231"><text:s text:c="4"/>}</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Smartphones</text:span></text:span></text:p>
      <text:p text:style-name="P330"><text:span text:style-name="Source_20_Text"><text:span text:style-name="T231">@include mediaSm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oft-page-break/><text:span text:style-name="Source_20_Text"><text:span text:style-name="T231"/></text:span></text:p>
      <text:p text:style-name="P330"><text:span text:style-name="Source_20_Text"><text:span text:style-name="T231"><text:s text:c="2"/></text:span></text:span><text:span text:style-name="Source_20_Text"><text:span text:style-name="T452">main#home h1 {</text:span></text:span></text:p>
      <text:p text:style-name="P330"><text:span text:style-name="Source_20_Text"><text:span text:style-name="T452"><text:s text:c="4"/>margin-top: 10vh; <text:s/></text:span></text:span><text:span text:style-name="Source_20_Text"><text:span text:style-name="T242">// </text:span></text:span><text:span text:style-name="Source_20_Text"><text:span text:style-name="T243">this makes also 10vh when it gets shorter </text:span></text:span><text:span text:style-name="Source_20_Text"><text:span text:style-name="T245">@video 28:25</text:span></text:span><text:span text:style-name="Source_20_Text"><text:span text:style-name="T453"> </text:span></text:span></text:p>
      <text:p text:style-name="P330"><text:span text:style-name="Source_20_Text"><text:span text:style-name="T452"><text:s text:c="2"/>}</text:span></text:span></text:p>
      <text:p text:style-name="P330"><text:span text:style-name="Source_20_Text"><text:span text:style-name="T231">}</text:span></text:span></text:p>
      <text:p text:style-name="P330"><text:span text:style-name="Source_20_Text"><text:span text:style-name="T231"/></text:span></text:p>
      <text:p text:style-name="P327"><text:span text:style-name="Source_20_Text"><text:span text:style-name="T59"/></text:span></text:p>
      <text:p text:style-name="P332"><text:span text:style-name="Source_20_Text"><text:span text:style-name="T156">Now we want to deal with the overlay, when it gets really small, the overlay doesn’t fit.</text:span></text:span></text:p>
      <text:p text:style-name="P333"><text:span text:style-name="Source_20_Text"><text:span text:style-name="T86">This we will do it in the </text:span></text:span><text:span text:style-name="Source_20_Text"><text:span text:style-name="T101">tablets and small laptops</text:span></text:span><text:span text:style-name="Source_20_Text"><text:span text:style-name="T86"> section, because this will affect not only the tablets’ size but also anything below.</text:span></text:span></text:p>
      <text:p text:style-name="P333"><text:span text:style-name="Source_20_Text"><text:span text:style-name="T86"/></text:span></text:p>
      <text:p text:style-name="P333"><text:span text:style-name="Source_20_Text"><text:span text:style-name="T86">Commit and push here, because the next work will change the overlay display, </text:span></text:span><text:span text:style-name="Source_20_Text"><text:span text:style-name="T87">from vertical to horizontal (portrait image vs. Navs).</text:span></text:span></text:p>
      <text:p text:style-name="P333"><text:span text:style-name="Source_20_Text"><text:span text:style-name="T86">========================================</text:span></text:span></text:p>
      <text:p text:style-name="P333"><text:span text:style-name="Source_20_Text"><text:span text:style-name="T86"/></text:span></text:p>
      <text:p text:style-name="P397"><text:span text:style-name="Source_20_Text"><text:span text:style-name="T473">Improve the overlay styling </text:span></text:span><text:span text:style-name="Source_20_Text"><text:span text:style-name="T475">based on</text:span></text:span><text:span text:style-name="Source_20_Text"><text:span text:style-name="T473"> a youtube comment, </text:span></text:span></text:p>
      <text:p text:style-name="P336"><text:span text:style-name="Source_20_Text"><text:span text:style-name="T473">make the overlay </text:span></text:span><text:span text:style-name="Source_20_Text"><text:span text:style-name="T474">background but NOT the </text:span></text:span><text:span text:style-name="Source_20_Text"><text:span text:style-name="T473">conten</text:span></text:span><text:span text:style-name="Source_20_Text"><text:span text:style-name="T474">ts</text:span></text:span><text:span text:style-name="Source_20_Text"><text:span text:style-name="T473"> transparent, </text:span></text:span><text:a xlink:type="simple" xlink:href="https://www.youtube.com/watch?v=92J-3ajM0dI&amp;t=354s" text:style-name="Internet_20_link" text:visited-style-name="Visited_20_Internet_20_Link">https://www.youtube.com/watch?v=92J-3ajM0dI&amp;t=354s</text:a></text:p>
      <text:p text:style-name="P335"/>
      <text:p text:style-name="P398"><text:span text:style-name="Source_20_Text"><text:span text:style-name="T478">Comments from </text:span></text:span><text:span text:style-name="Source_20_Text"><text:span text:style-name="T482">Mike Hutchings</text:span></text:span><text:span text:style-name="Source_20_Text"><text:span text:style-name="T478">:</text:span></text:span></text:p>
      <text:p text:style-name="P398"><text:span text:style-name="Source_20_Text"><text:span text:style-name="T89"/></text:span></text:p>
      <text:p text:style-name="P334"><text:span text:style-name="Source_20_Text"><text:span text:style-name="T477">The portrait is transparent, allowing the text behind it to be visible, because the whole .menu is given transparency.</text:span></text:span></text:p>
      <text:p text:style-name="P334"><text:span text:style-name="Source_20_Text"><text:span text:style-name="T479"/></text:span></text:p>
      <text:p text:style-name="P334"><text:span text:style-name="Source_20_Text"><text:span text:style-name="T479">Remove this:</text:span></text:span></text:p>
      <text:p text:style-name="P334"><text:span text:style-name="Source_20_Text"><text:span text:style-name="T481">.menu {</text:span></text:span></text:p>
      <text:p text:style-name="P334"><text:span text:style-name="Source_20_Text"><text:span text:style-name="T481"><text:s text:c="4"/>opacity: 0.9;</text:span></text:span></text:p>
      <text:p text:style-name="P334"><text:span text:style-name="Source_20_Text"><text:span text:style-name="T481">}</text:span></text:span></text:p>
      <text:p text:style-name="P334"><text:span text:style-name="Source_20_Text"><text:span text:style-name="T60"/></text:span></text:p>
      <text:p text:style-name="P334"><text:span text:style-name="Source_20_Text"><text:span text:style-name="T479">and change the background colors of .menu-branding and .menu-nav to use rgba instead of just the hex codes:</text:span></text:span></text:p>
      <text:p text:style-name="P334"><text:span text:style-name="Source_20_Text"><text:span text:style-name="T481">.menu {</text:span></text:span></text:p>
      <text:p text:style-name="P334"><text:span text:style-name="Source_20_Text"><text:span text:style-name="T481"><text:s text:c="4"/>&amp;-nav {</text:span></text:span></text:p>
      <text:p text:style-name="P334"><text:span text:style-name="Source_20_Text"><text:span text:style-name="T481"><text:s text:c="8"/>background: rgba(darken($primary-color, 5), 0.9);</text:span></text:span></text:p>
      <text:p text:style-name="P334"><text:span text:style-name="Source_20_Text"><text:span text:style-name="T481"><text:s text:c="4"/>}</text:span></text:span></text:p>
      <text:p text:style-name="P334"><text:span text:style-name="Source_20_Text"><text:span text:style-name="T481"><text:s text:c="4"/>&amp;-branding{</text:span></text:span></text:p>
      <text:p text:style-name="P334"><text:span text:style-name="Source_20_Text"><text:span text:style-name="T481"><text:s text:c="8"/>background: rgba($primary-color, 0.9);</text:span></text:span></text:p>
      <text:p text:style-name="P334"><text:span text:style-name="Source_20_Text"><text:span text:style-name="T481"><text:s text:c="4"/>}</text:span></text:span></text:p>
      <text:p text:style-name="P334"><text:span text:style-name="Source_20_Text"><text:span text:style-name="T481">}</text:span></text:span></text:p>
      <text:p text:style-name="P334"><text:span text:style-name="Source_20_Text"><text:span text:style-name="T60"/></text:span></text:p>
      <text:p text:style-name="P334"><text:span text:style-name="Source_20_Text"><text:span text:style-name="T477">Now only the menu backgrounds will be transparent, and not its content.</text:span></text:span></text:p>
      <text:p text:style-name="P337"><text:span text:style-name="Source_20_Text"><text:span text:style-name="T90">The old codes are commented out.</text:span></text:span></text:p>
      <text:p text:style-name="P337"><text:soft-page-break/><text:span text:style-name="Source_20_Text"><text:span text:style-name="T90"/></text:span></text:p>
      <text:p text:style-name="P338"><text:span text:style-name="Source_20_Text"><text:span text:style-name="T91">21.12.2020</text:span></text:span></text:p>
      <text:p text:style-name="P339"><text:span text:style-name="Source_20_Text"><text:span text:style-name="T61">Responsive portfolio website 4, from 29minutes</text:span></text:span></text:p>
      <text:p text:style-name="P399"><text:span text:style-name="Source_20_Text"><text:span text:style-name="T157">Deal with the overlay</text:span></text:span><text:span text:style-name="Source_20_Text"><text:span text:style-name="T88">: </text:span></text:span><text:span text:style-name="Source_20_Text"><text:span text:style-name="T61">still in the _mobile.scss file, inside the @include part codes for</text:span></text:span><text:span text:style-name="Source_20_Text"><text:span text:style-name="T60"> Tablets &amp; Small Laptops, </text:span></text:span><text:span text:style-name="Source_20_Text"><text:span text:style-name="T61">outside of main{ }, styling overlay.</text:span></text:span></text:p>
      <text:p text:style-name="P399"><text:span text:style-name="Source_20_Text"><text:span text:style-name="T61"/></text:span></text:p>
      <text:p text:style-name="P399"><text:span text:style-name="Source_20_Text"><text:span text:style-name="T61">Now the left portrait image and the right side nav links are float there side by side, we don’t want that, so set float to none. We also want change their width from 50% to 100%. </text:span></text:span><text:span text:style-name="Source_20_Text"><text:span text:style-name="T92">Because when the screen is small, it is not good to display side by side. </text:span></text:span></text:p>
      <text:p text:style-name="P399"><text:span text:style-name="Source_20_Text"><text:span text:style-name="T62"/></text:span></text:p>
      <text:p text:style-name="P399"><text:span text:style-name="Source_20_Text"><text:span text:style-name="T63">Also set the min-height:</text:span></text:span></text:p>
      <text:p text:style-name="P399"><text:span text:style-name="Source_20_Text"><text:span text:style-name="T63"/></text:span></text:p>
      <text:p text:style-name="P505"><text:span text:style-name="Source_20_Text"><text:span text:style-name="T172">The min-height property defines the minimum height of an element.</text:span></text:span></text:p>
      <text:p text:style-name="P505"><text:span text:style-name="Source_20_Text"><text:span text:style-name="T172">If the content is smaller than the minimum height, the minimum height will be applied.</text:span></text:span></text:p>
      <text:p text:style-name="P505"><text:span text:style-name="Source_20_Text"><text:span text:style-name="T172">If the content is larger than the minimum height, the min-height property has no effect.</text:span></text:span></text:p>
      <text:p text:style-name="P505"><text:span text:style-name="Source_20_Text"><text:span text:style-name="T172">Note: This prevents the value of the height property from becoming smaller than min-height.</text:span></text:span></text:p>
      <text:p text:style-name="P505"><text:a xlink:type="simple" xlink:href="https://www.w3schools.com/cssref/pr_dim_min-height.asp" text:style-name="Internet_20_link" text:visited-style-name="Visited_20_Internet_20_Link"><text:span text:style-name="Source_20_Text"><text:span text:style-name="T172">https://www.w3schools.com/cssref/pr_dim_min-height.asp</text:span></text:span></text:a></text:p>
      <text:p text:style-name="P505"><text:span text:style-name="Source_20_Text"><text:span text:style-name="T172"/></text:span></text:p>
      <text:p text:style-name="P505"><text:span text:style-name="Source_20_Text"><text:span text:style-name="T172"/></text:span></text:p>
      <text:p text:style-name="P392"><text:span text:style-name="Source_20_Text"><text:span text:style-name="T174">When the overlay comes in we want it come in from left and right, not top and bottom. We</text:span></text:span><text:span text:style-name="Source_20_Text"><text:span text:style-name="T173"> need to change the transport and tranlate ID properties.</text:span></text:span></text:p>
      <text:p text:style-name="P392"><text:span text:style-name="Source_20_Text"><text:span text:style-name="T61"/></text:span></text:p>
      <text:p text:style-name="P392"><text:span text:style-name="Source_20_Text"><text:span text:style-name="T61"/></text:span></text:p>
      <text:p text:style-name="P340"><text:span text:style-name="Source_20_Text"><text:span text:style-name="T61">// Tablets &amp; Small Laptops</text:span></text:span></text:p>
      <text:p text:style-name="P340"><text:span text:style-name="Source_20_Text"><text:span text:style-name="T231">@include mediaMd {</text:span></text:span></text:p>
      <text:p text:style-name="P340"><text:span text:style-name="Source_20_Text"><text:span text:style-name="T231"><text:s text:c="2"/>main {</text:span></text:span></text:p>
      <text:p text:style-name="P340"><text:span text:style-name="Source_20_Text"><text:span text:style-name="T231"><text:s text:c="4"/>align-items: center;</text:span></text:span></text:p>
      <text:p text:style-name="P340"><text:span text:style-name="Source_20_Text"><text:span text:style-name="T231"><text:s text:c="4"/>text-align: center;</text:span></text:span></text:p>
      <text:p text:style-name="P340"><text:span text:style-name="Source_20_Text"><text:span text:style-name="T231"/></text:span></text:p>
      <text:p text:style-name="P340"><text:span text:style-name="Source_20_Text"><text:span text:style-name="T231"><text:s text:c="4"/>.lg-heading {</text:span></text:span></text:p>
      <text:p text:style-name="P340"><text:span text:style-name="Source_20_Text"><text:span text:style-name="T231"><text:s text:c="6"/>line-height: 1;</text:span></text:span></text:p>
      <text:p text:style-name="P340"><text:span text:style-name="Source_20_Text"><text:span text:style-name="T231"><text:s text:c="6"/>margin-bottom: 1rem;</text:span></text:span></text:p>
      <text:p text:style-name="P340"><text:span text:style-name="Source_20_Text"><text:span text:style-name="T231"><text:s text:c="4"/>}</text:span></text:span></text:p>
      <text:p text:style-name="P340"><text:span text:style-name="Source_20_Text"><text:span text:style-name="T231"><text:s text:c="2"/>}</text:span></text:span></text:p>
      <text:p text:style-name="P340"><text:span text:style-name="Source_20_Text"><text:span text:style-name="T231"><text:s text:c="2"/></text:span></text:span><text:span text:style-name="Source_20_Text"><text:span text:style-name="T414">ul.menu-nav,</text:span></text:span></text:p>
      <text:p text:style-name="P340"><text:span text:style-name="Source_20_Text"><text:span text:style-name="T414"><text:s text:c="2"/>div.menu-branding {</text:span></text:span></text:p>
      <text:p text:style-name="P340"><text:span text:style-name="Source_20_Text"><text:span text:style-name="T414"><text:s text:c="4"/>width: 100%;</text:span></text:span></text:p>
      <text:p text:style-name="P340"><text:span text:style-name="Source_20_Text"><text:span text:style-name="T414"><text:s text:c="4"/>min-height: 0;</text:span></text:span></text:p>
      <text:p text:style-name="P340"><text:span text:style-name="Source_20_Text"><text:span text:style-name="T414"><text:s text:c="4"/>float: none;</text:span></text:span></text:p>
      <text:p text:style-name="P340"><text:span text:style-name="Source_20_Text"><text:span text:style-name="T414"/></text:span></text:p>
      <text:p text:style-name="P340"><text:span text:style-name="Source_20_Text"><text:span text:style-name="T414"><text:s text:c="4"/>&amp;.show {</text:span></text:span></text:p>
      <text:p text:style-name="P340"><text:span text:style-name="Source_20_Text"><text:span text:style-name="T414"><text:s text:c="6"/>transform: translate3d(0, 0, 0);</text:span></text:span></text:p>
      <text:p text:style-name="P340"><text:span text:style-name="Source_20_Text"><text:span text:style-name="T414"><text:s text:c="4"/>}</text:span></text:span></text:p>
      <text:p text:style-name="P340"><text:span text:style-name="Source_20_Text"><text:span text:style-name="T414"><text:s text:c="2"/>}</text:span></text:span></text:p>
      <text:p text:style-name="P340"><text:span text:style-name="Source_20_Text"><text:span text:style-name="T231"/></text:span></text:p>
      <text:p text:style-name="P340"><text:span text:style-name="Source_20_Text"><text:span text:style-name="T231"><text:s text:c="2"/></text:span></text:span><text:span text:style-name="Source_20_Text"><text:span text:style-name="T414">.menu-nav {</text:span></text:span></text:p>
      <text:p text:style-name="P340"><text:soft-page-break/><text:span text:style-name="Source_20_Text"><text:span text:style-name="T414"><text:s text:c="4"/>height: 75vh;</text:span></text:span></text:p>
      <text:p text:style-name="P340"><text:span text:style-name="Source_20_Text"><text:span text:style-name="T414"><text:s text:c="4"/>transform: translate3d(-100%, 0, 0);</text:span></text:span></text:p>
      <text:p text:style-name="P340"><text:span text:style-name="Source_20_Text"><text:span text:style-name="T414"><text:s text:c="4"/>font-size: 24px;</text:span></text:span></text:p>
      <text:p text:style-name="P340"><text:span text:style-name="Source_20_Text"><text:span text:style-name="T414"><text:s text:c="2"/>}</text:span></text:span></text:p>
      <text:p text:style-name="P340"><text:span text:style-name="Source_20_Text"><text:span text:style-name="T414"/></text:span></text:p>
      <text:p text:style-name="P340"><text:span text:style-name="Source_20_Text"><text:span text:style-name="T414"><text:s text:c="2"/>.menu-branding {</text:span></text:span></text:p>
      <text:p text:style-name="P340"><text:span text:style-name="Source_20_Text"><text:span text:style-name="T414"><text:s text:c="4"/>height: 25vh;</text:span></text:span></text:p>
      <text:p text:style-name="P340"><text:span text:style-name="Source_20_Text"><text:span text:style-name="T414"><text:s text:c="4"/>transform: translate3d(100%, 0, 0);</text:span></text:span></text:p>
      <text:p text:style-name="P340"><text:span text:style-name="Source_20_Text"><text:span text:style-name="T414"><text:s text:c="2"/>}</text:span></text:span></text:p>
      <text:p text:style-name="P340"><text:span text:style-name="Source_20_Text"><text:span text:style-name="T231">}</text:span></text:span></text:p>
      <text:p text:style-name="P340"><text:span text:style-name="Source_20_Text"><text:span text:style-name="T231"/></text:span></text:p>
      <text:p text:style-name="P340"><text:span text:style-name="Source_20_Text"><text:span text:style-name="T231"/></text:span></text:p>
      <text:p text:style-name="P342"><text:span text:style-name="Source_20_Text"><text:span text:style-name="T61">Now, it works. The overlay come from the left and right, but the portrait image is too big, it is displayed as if it is 压扁。</text:span></text:span></text:p>
      <text:p text:style-name="P342"><text:span text:style-name="Source_20_Text"><text:span text:style-name="T232"/></text:span></text:p>
      <text:p text:style-name="P342"><text:span text:style-name="Source_20_Text"><text:span text:style-name="T334">How to resize an image (image != image file) with mac preview app ?</text:span></text:span></text:p>
      <text:p text:style-name="P34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232">.</text:span></text:span></text:p>
      <text:p text:style-name="P342"><text:span text:style-name="Source_20_Text"><text:span text:style-name="T61"/></text:span></text:p>
      <text:p text:style-name="P342"><text:span text:style-name="Source_20_Text"><text:span text:style-name="T61">- </text:span></text:span><text:span text:style-name="Source_20_Text"><text:span text:style-name="T64">copy the original portrait image portrait.jpg and name it as portrait-small.jpg</text:span></text:span></text:p>
      <text:p text:style-name="P342"><text:span text:style-name="Source_20_Text"><text:span text:style-name="T64"><text:tab/>cml: <text:s/>cp portrait.jpg portrait-small.jpg</text:span></text:span></text:p>
      <text:p text:style-name="P344"><text:span text:style-name="Source_20_Text"><text:span text:style-name="T64">- then use the instruction in the above link to make the portrait-small.jpg </text:span></text:span></text:p>
      <text:p text:style-name="P343"><text:span text:style-name="Source_20_Text"><text:span text:style-name="T64"/></text:span></text:p>
      <text:p text:style-name="P344"><text:span text:style-name="Source_20_Text"><text:span text:style-name="T65">Then continue to load the </text:span></text:span><text:span text:style-name="Source_20_Text"><text:span text:style-name="T64">smallerportrait-small.jpg </text:span></text:span><text:span text:style-name="Source_20_Text"><text:span text:style-name="T65">into code.</text:span></text:span></text:p>
      <text:p text:style-name="P345"><text:span text:style-name="Source_20_Text"><text:span text:style-name="T66">NOTE: here when input new width/height in the app, use the size intending to use in the codes. e.g here use 150px for width(height) for both preview app setting and codes:</text:span></text:span></text:p>
      <text:p text:style-name="P345"><text:span text:style-name="Source_20_Text"><text:span text:style-name="T66"/></text:span></text:p>
      <text:p text:style-name="P345"><text:span text:style-name="Source_20_Text"><text:span text:style-name="T231">.menu-branding {</text:span></text:span></text:p>
      <text:p text:style-name="P345"><text:span text:style-name="Source_20_Text"><text:span text:style-name="T231"><text:s text:c="4"/>height: 25vh;</text:span></text:span></text:p>
      <text:p text:style-name="P345"><text:span text:style-name="Source_20_Text"><text:span text:style-name="T231"><text:s text:c="4"/>transform: translate3d(100%, 0, 0);</text:span></text:span></text:p>
      <text:p text:style-name="P345"><text:span text:style-name="Source_20_Text"><text:span text:style-name="T231"/></text:span></text:p>
      <text:p text:style-name="P345"><text:span text:style-name="Source_20_Text"><text:span text:style-name="T231"><text:s text:c="4"/></text:span></text:span><text:span text:style-name="Source_20_Text"><text:span text:style-name="T414">.portrait {</text:span></text:span></text:p>
      <text:p text:style-name="P345"><text:span text:style-name="Source_20_Text"><text:span text:style-name="T414"><text:s text:c="6"/>background: url("../img/portrait-small.jpg");</text:span></text:span></text:p>
      <text:p text:style-name="P345"><text:span text:style-name="Source_20_Text"><text:span text:style-name="T414"><text:s text:c="6"/>width: 150px;</text:span></text:span></text:p>
      <text:p text:style-name="P345"><text:span text:style-name="Source_20_Text"><text:span text:style-name="T414"><text:s text:c="6"/>height: 150px;</text:span></text:span></text:p>
      <text:p text:style-name="P345"><text:span text:style-name="Source_20_Text"><text:span text:style-name="T414"><text:s text:c="4"/>}</text:span></text:span></text:p>
      <text:p text:style-name="P345"><text:span text:style-name="Source_20_Text"><text:span text:style-name="T231"><text:s text:c="2"/>}</text:span></text:span></text:p>
      <text:p text:style-name="P340"><text:span text:style-name="Source_20_Text"><text:span text:style-name="T61"/></text:span></text:p>
      <text:p text:style-name="P349"><text:span text:style-name="Source_20_Text"><text:span text:style-name="T68">Note: here url use </text:span></text:span><text:span text:style-name="Source_20_Text"><text:span text:style-name="T414">../img/portrait-small.jpg</text:span></text:span><text:span text:style-name="Source_20_Text"><text:span text:style-name="T231">, </text:span></text:span><text:span text:style-name="Source_20_Text"><text:span text:style-name="T233">after .. it comes to dist because now the current file is main.css NOT _mobile.scss. </text:span></text:span><text:span text:style-name="Source_20_Text"><text:span text:style-name="T68">Because scss will be converted to css to be functional. </text:span></text:span></text:p>
      <text:p text:style-name="P349"><text:span text:style-name="Source_20_Text"><text:span text:style-name="T68"/></text:span></text:p>
      <text:p text:style-name="P349"><text:span text:style-name="Source_20_Text"><text:span text:style-name="T68"/></text:span></text:p>
      <text:p text:style-name="P347"><text:soft-page-break/><text:span text:style-name="Source_20_Text"><text:span text:style-name="T177">A period summary:</text:span></text:span></text:p>
      <text:p text:style-name="P400"><text:span text:style-name="Source_20_Text"><text:span text:style-name="T116">By far, <text:s/>we have made the menu done, the overlay, the homepage and the responsiveness <text:s/>done. </text:span></text:span><text:span text:style-name="Source_20_Text"><text:span text:style-name="T93">In the _config.scss file, we can change the </text:span></text:span><text:span text:style-name="Source_20_Text"><text:span text:style-name="T94">color, can change if we want the image shown stuff like that, the opacity. </text:span></text:span></text:p>
      <text:p text:style-name="P346"><text:span text:style-name="Source_20_Text"><text:span text:style-name="T67"/></text:span></text:p>
      <text:p text:style-name="P400"><text:span text:style-name="Source_20_Text"><text:span text:style-name="T67">In next module(video) we will make a </text:span></text:span><text:span text:style-name="Source_20_Text"><text:span text:style-name="T70">function(not mixin, function can return sth.)</text:span></text:span><text:span text:style-name="Source_20_Text"><text:span text:style-name="T67"> to have the font color be responsive to the background color.</text:span></text:span></text:p>
      <text:p text:style-name="P340"><text:span text:style-name="Source_20_Text"><text:span text:style-name="T61"/></text:span></text:p>
      <text:p text:style-name="P340"><text:span text:style-name="Source_20_Text"><text:span text:style-name="T61"/></text:span></text:p>
      <text:p text:style-name="P340"><text:span text:style-name="Source_20_Text"><text:span text:style-name="T61"/></text:span></text:p>
      <text:p text:style-name="P393"><text:span text:style-name="Source_20_Text"><text:span text:style-name="T176">---------------------------------------</text:span></text:span></text:p>
      <text:p text:style-name="P341"><text:span text:style-name="Source_20_Text"><text:span text:style-name="T172"/></text:span></text:p>
      <text:p text:style-name="P341"><text:span text:style-name="Source_20_Text"><text:span text:style-name="T158">NOTE: discovered sth. Extra:</text:span></text:span></text:p>
      <text:p text:style-name="P341"><text:span text:style-name="Source_20_Text"><text:span text:style-name="T171">The background color of .sm-heading was defined in the main.scss, then it is not possible to change the background color in _mobile.scss for tablet and small laptops:</text:span></text:span></text:p>
      <text:p text:style-name="P341"><text:span text:style-name="Source_20_Text"><text:span text:style-name="T175"/></text:span></text:p>
      <text:p text:style-name="P341"><text:span text:style-name="Source_20_Text"><text:span text:style-name="T175">below are codes from _moblie.scss file, the red part not work if in main.scss the background-color has been defined for .sm-heading:</text:span></text:span></text:p>
      <text:p text:style-name="P341"><text:span text:style-name="Source_20_Text"><text:span text:style-name="T175"/></text:span></text:p>
      <text:p text:style-name="P341"><text:span text:style-name="Source_20_Text"><text:span text:style-name="T231">// Tablets &amp; Small Laptops</text:span></text:span></text:p>
      <text:p text:style-name="P341"><text:span text:style-name="Source_20_Text"><text:span text:style-name="T231">@include mediaMd {</text:span></text:span></text:p>
      <text:p text:style-name="P341"><text:span text:style-name="Source_20_Text"><text:span text:style-name="T231"><text:s text:c="2"/>main {</text:span></text:span></text:p>
      <text:p text:style-name="P341"><text:span text:style-name="Source_20_Text"><text:span text:style-name="T231"><text:s text:c="4"/>align-items: center;</text:span></text:span></text:p>
      <text:p text:style-name="P341"><text:span text:style-name="Source_20_Text"><text:span text:style-name="T231"><text:s text:c="4"/>text-align: center;</text:span></text:span></text:p>
      <text:p text:style-name="P341"><text:span text:style-name="Source_20_Text"><text:span text:style-name="T231"/></text:span></text:p>
      <text:p text:style-name="P341"><text:span text:style-name="Source_20_Text"><text:span text:style-name="T231"><text:s text:c="4"/>.lg-heading {</text:span></text:span></text:p>
      <text:p text:style-name="P341"><text:span text:style-name="Source_20_Text"><text:span text:style-name="T231"><text:s text:c="6"/>line-height: 1;</text:span></text:span></text:p>
      <text:p text:style-name="P341"><text:span text:style-name="Source_20_Text"><text:span text:style-name="T231"><text:s text:c="6"/>margin-bottom: 1rem;</text:span></text:span></text:p>
      <text:p text:style-name="P341"><text:span text:style-name="Source_20_Text"><text:span text:style-name="T231"><text:s text:c="4"/>}</text:span></text:span></text:p>
      <text:p text:style-name="P341"><text:span text:style-name="Source_20_Text"><text:span text:style-name="T231"/></text:span></text:p>
      <text:p text:style-name="P341"><text:span text:style-name="Source_20_Text"><text:span text:style-name="T231"><text:s text:c="4"/></text:span></text:span><text:span text:style-name="Source_20_Text"><text:span text:style-name="T414">.sm-heading {</text:span></text:span></text:p>
      <text:p text:style-name="P341"><text:span text:style-name="Source_20_Text"><text:span text:style-name="T414"><text:s text:c="6"/>background-color: red; <text:s text:c="3"/></text:span></text:span></text:p>
      <text:p text:style-name="P341"><text:span text:style-name="Source_20_Text"><text:span text:style-name="T414"><text:s text:c="4"/>}</text:span></text:span></text:p>
      <text:p text:style-name="P341"><text:span text:style-name="Source_20_Text"><text:span text:style-name="T231"><text:s text:c="2"/>}</text:span></text:span></text:p>
      <text:p text:style-name="P341"><text:span text:style-name="Source_20_Text"><text:span text:style-name="T231">}</text:span></text:span></text:p>
      <text:p text:style-name="P341"><text:span text:style-name="Source_20_Text"><text:span text:style-name="T231"/></text:span></text:p>
      <text:h text:style-name="P422" text:outline-level="1"><text:span text:style-name="Source_20_Text"><text:span text:style-name="T61">Cascade and inheritance:</text:span></text:span></text:h>
      <text:p text:style-name="P341"><text:a xlink:type="simple" xlink:href="https://developer.mozilla.org/en-US/docs/Learn/CSS/Building_blocks/Cascade_and_inheritance" text:style-name="Internet_20_link" text:visited-style-name="Visited_20_Internet_20_Link"><text:span text:style-name="Source_20_Text"><text:span text:style-name="T61">https://developer.mozilla.org/en-US/docs/Learn/CSS/Building_blocks/Cascade_and_inheritance</text:span></text:span></text:a></text:p>
      <text:p text:style-name="P341"><text:span text:style-name="Source_20_Text"><text:span text:style-name="T61"/></text:span></text:p>
      <text:p text:style-name="P341"><text:span text:style-name="Source_20_Text"><text:span text:style-name="T115">But, how is the cascade and inheritance between main.scss and its partials???</text:span></text:span></text:p>
      <text:p text:style-name="P341"><text:span text:style-name="Source_20_Text"><text:span text:style-name="T115"/></text:span></text:p>
      <text:p text:style-name="P341"><text:soft-page-break/><text:span text:style-name="Source_20_Text"><text:span text:style-name="T123">-------------------------------</text:span></text:span></text:p>
      <text:p text:style-name="P341"><text:span text:style-name="Source_20_Text"><text:span text:style-name="T123"/></text:span></text:p>
      <text:p text:style-name="P348"><text:span text:style-name="Source_20_Text"><text:span text:style-name="T124">commit and push to remote repo here</text:span></text:span></text:p>
      <text:p text:style-name="P348"><text:span text:style-name="Source_20_Text"><text:span text:style-name="T124">================================</text:span></text:span></text:p>
      <text:p text:style-name="P348"><text:span text:style-name="Source_20_Text"><text:span text:style-name="T124"/></text:span></text:p>
      <text:p text:style-name="P351"><text:span text:style-name="Source_20_Text"><text:span text:style-name="T126">22.12.2020</text:span></text:span></text:p>
      <text:p text:style-name="P351"><text:span text:style-name="Source_20_Text"><text:span text:style-name="T126"/></text:span></text:p>
      <text:p text:style-name="P351"><text:span text:style-name="Source_20_Text"><text:span text:style-name="T126"/></text:span></text:p>
      <text:p text:style-name="P350"><text:span text:style-name="Source_20_Text"><text:span text:style-name="T159">Continue </text:span></text:span></text:p>
      <text:p text:style-name="P350"><text:span text:style-name="Source_20_Text"><text:span text:style-name="T159">Create a function to make the font color change when the background color changes regarding lighter color or darker color. <text:s/></text:span></text:span><text:span text:style-name="Source_20_Text"><text:span text:style-name="T161">Module5 from 0 to 4:24.</text:span></text:span></text:p>
      <text:p text:style-name="P350"><text:span text:style-name="Source_20_Text"><text:span text:style-name="T159"/></text:span></text:p>
      <text:p text:style-name="P394"><text:span text:style-name="Source_20_Text"><text:span text:style-name="T160">Module5 Responsive Portfolio Website[5]</text:span></text:span></text:p>
      <text:p text:style-name="P350"><text:span text:style-name="Source_20_Text"><text:span text:style-name="T125"/></text:span></text:p>
      <text:p text:style-name="P350"><text:span text:style-name="Source_20_Text"><text:span text:style-name="T69">Go to _configure.scss file</text:span></text:span></text:p>
      <text:p text:style-name="P350"><text:span text:style-name="Source_20_Text"><text:span text:style-name="T69"/></text:span></text:p>
      <text:p text:style-name="P350"><text:span text:style-name="Source_20_Text"><text:span text:style-name="T69">/</text:span></text:span><text:span text:style-name="Source_20_Text"><text:span text:style-name="T231">/ Set Text Color</text:span></text:span></text:p>
      <text:p text:style-name="P350"><text:span text:style-name="Source_20_Text"><text:span text:style-name="T231">@function set-text-color($color) {</text:span></text:span></text:p>
      <text:p text:style-name="P350"><text:span text:style-name="Source_20_Text"><text:span text:style-name="T231"><text:s text:c="2"/>@if (lightness($color) &gt;40) {</text:span></text:span></text:p>
      <text:p text:style-name="P350"><text:span text:style-name="Source_20_Text"><text:span text:style-name="T231"><text:s text:c="4"/>@return black;</text:span></text:span></text:p>
      <text:p text:style-name="P350"><text:span text:style-name="Source_20_Text"><text:span text:style-name="T231"><text:s text:c="2"/>} @else {</text:span></text:span></text:p>
      <text:p text:style-name="P350"><text:span text:style-name="Source_20_Text"><text:span text:style-name="T231"><text:s text:c="4"/>@return white;</text:span></text:span></text:p>
      <text:p text:style-name="P350"><text:span text:style-name="Source_20_Text"><text:span text:style-name="T231"><text:s text:c="2"/>}</text:span></text:span></text:p>
      <text:p text:style-name="P350"><text:span text:style-name="Source_20_Text"><text:span text:style-name="T231">}</text:span></text:span></text:p>
      <text:p text:style-name="P350"><text:span text:style-name="Source_20_Text"><text:span text:style-name="T69"/></text:span></text:p>
      <text:p text:style-name="P352"><text:span text:style-name="Source_20_Text"><text:span text:style-name="T117">To implemet this, go to main.scss file, </text:span></text:span><text:span text:style-name="Source_20_Text"><text:span text:style-name="T118">body, </text:span></text:span><text:span text:style-name="Source_20_Text"><text:span text:style-name="T119">change the value of color as below (the original code was commented out)</text:span></text:span></text:p>
      <text:p text:style-name="P352"><text:span text:style-name="Source_20_Text"><text:span text:style-name="T119"/></text:span></text:p>
      <text:p text:style-name="P350"><text:span text:style-name="Source_20_Text"><text:span text:style-name="T231">body {</text:span></text:span></text:p>
      <text:p text:style-name="P350"><text:span text:style-name="Source_20_Text"><text:span text:style-name="T231"><text:s text:c="2"/>@include background;</text:span></text:span></text:p>
      <text:p text:style-name="P350"><text:span text:style-name="Source_20_Text"><text:span text:style-name="T231"><text:s text:c="2"/>background: $primary-color;</text:span></text:span></text:p>
      <text:p text:style-name="P350"><text:span text:style-name="Source_20_Text"><text:span text:style-name="T231"><text:s text:c="2"/></text:span></text:span><text:span text:style-name="Source_20_Text"><text:span text:style-name="T414">// color: #fff;</text:span></text:span></text:p>
      <text:p text:style-name="P350"><text:span text:style-name="Source_20_Text"><text:span text:style-name="T231"><text:s text:c="2"/></text:span></text:span><text:span text:style-name="Source_20_Text"><text:span text:style-name="T414">color: set-text-color($primary-color);</text:span></text:span></text:p>
      <text:p text:style-name="P350"><text:span text:style-name="Source_20_Text"><text:span text:style-name="T231"><text:s text:c="2"/>height: 100%;</text:span></text:span></text:p>
      <text:p text:style-name="P350"><text:span text:style-name="Source_20_Text"><text:span text:style-name="T231"><text:s text:c="2"/>margin: 0;</text:span></text:span></text:p>
      <text:p text:style-name="P350"><text:span text:style-name="Source_20_Text"><text:span text:style-name="T231"><text:s text:c="2"/>font-family: "Segoe UI", Tahoma, Geneva, Verdana, sans-serif;</text:span></text:span></text:p>
      <text:p text:style-name="P350"><text:span text:style-name="Source_20_Text"><text:span text:style-name="T231"><text:s text:c="2"/>line-height: 1.5;</text:span></text:span></text:p>
      <text:p text:style-name="P350"><text:span text:style-name="Source_20_Text"><text:span text:style-name="T231">}</text:span></text:span></text:p>
      <text:p text:style-name="P350"><text:span text:style-name="Source_20_Text"><text:span text:style-name="T231"/></text:span></text:p>
      <text:p text:style-name="P401"><text:soft-page-break/><text:span text:style-name="Source_20_Text"><text:span text:style-name="T117">Now the body font color change according to the primary-color, next do it for menu icon:</text:span></text:span></text:p>
      <text:p text:style-name="P353"><text:span text:style-name="Source_20_Text"><text:span text:style-name="T117"/></text:span></text:p>
      <text:p text:style-name="P354"><text:span text:style-name="Source_20_Text"><text:span text:style-name="T117">go to _menu.scss, .btn-line, change the value of background:</text:span></text:span></text:p>
      <text:p text:style-name="P354"><text:span text:style-name="Source_20_Text"><text:span text:style-name="T117"/></text:span></text:p>
      <text:p text:style-name="P354"><text:span text:style-name="Source_20_Text"><text:span text:style-name="T117"/></text:span></text:p>
      <text:p text:style-name="P354"><text:span text:style-name="Source_20_Text"><text:span text:style-name="T231">.btn-line {</text:span></text:span></text:p>
      <text:p text:style-name="P354"><text:span text:style-name="Source_20_Text"><text:span text:style-name="T231"><text:s text:c="4"/>width: 28px;</text:span></text:span></text:p>
      <text:p text:style-name="P354"><text:span text:style-name="Source_20_Text"><text:span text:style-name="T231"><text:s text:c="4"/>height: 3px;</text:span></text:span></text:p>
      <text:p text:style-name="P354"><text:span text:style-name="Source_20_Text"><text:span text:style-name="T231"><text:s text:c="4"/>margin: 0 0 5px 0;</text:span></text:span></text:p>
      <text:p text:style-name="P354"><text:span text:style-name="Source_20_Text"><text:span text:style-name="T231"><text:s text:c="4"/></text:span></text:span><text:span text:style-name="Source_20_Text"><text:span text:style-name="T414">// background: white;</text:span></text:span></text:p>
      <text:p text:style-name="P354"><text:span text:style-name="Source_20_Text"><text:span text:style-name="T414"><text:s text:c="4"/>background: set-text-color($primary-color);</text:span></text:span></text:p>
      <text:p text:style-name="P354"><text:span text:style-name="Source_20_Text"><text:span text:style-name="T231"><text:s text:c="4"/>@include easeOut;</text:span></text:span></text:p>
      <text:p text:style-name="P354"><text:span text:style-name="Source_20_Text"><text:span text:style-name="T231"><text:s text:c="2"/>}</text:span></text:span></text:p>
      <text:p text:style-name="P354"><text:span text:style-name="Source_20_Text"><text:span text:style-name="T234"/></text:span></text:p>
      <text:p text:style-name="P354"><text:span text:style-name="Source_20_Text"><text:span text:style-name="T234"/></text:span></text:p>
      <text:p text:style-name="P355"><text:span text:style-name="Source_20_Text"><text:span text:style-name="T117">Next, do the same with nav links:</text:span></text:span></text:p>
      <text:p text:style-name="P355"><text:span text:style-name="Source_20_Text"><text:span text:style-name="T244"/></text:span></text:p>
      <text:p text:style-name="P355"><text:span text:style-name="Source_20_Text"><text:span text:style-name="T231">.nav-link {</text:span></text:span></text:p>
      <text:p text:style-name="P355"><text:span text:style-name="Source_20_Text"><text:span text:style-name="T231"><text:s text:c="4"/>display: inline-block;</text:span></text:span></text:p>
      <text:p text:style-name="P355"><text:span text:style-name="Source_20_Text"><text:span text:style-name="T231"><text:s text:c="4"/>position: relative;</text:span></text:span></text:p>
      <text:p text:style-name="P355"><text:span text:style-name="Source_20_Text"><text:span text:style-name="T231"><text:s text:c="4"/>font-size: 30px;</text:span></text:span></text:p>
      <text:p text:style-name="P355"><text:span text:style-name="Source_20_Text"><text:span text:style-name="T231"><text:s text:c="4"/>text-transform: uppercase;</text:span></text:span></text:p>
      <text:p text:style-name="P355"><text:span text:style-name="Source_20_Text"><text:span text:style-name="T231"><text:s text:c="4"/>padding: 1rem 0;</text:span></text:span></text:p>
      <text:p text:style-name="P355"><text:span text:style-name="Source_20_Text"><text:span text:style-name="T231"><text:s text:c="4"/>font-weight: 300;</text:span></text:span></text:p>
      <text:p text:style-name="P355"><text:span text:style-name="Source_20_Text"><text:span text:style-name="T231"><text:s text:c="3"/></text:span></text:span><text:span text:style-name="Source_20_Text"><text:span text:style-name="T414"><text:s/>// color: white;</text:span></text:span></text:p>
      <text:p text:style-name="P355"><text:span text:style-name="Source_20_Text"><text:span text:style-name="T414"><text:s text:c="4"/>color: set-text-color($primary-color);</text:span></text:span></text:p>
      <text:p text:style-name="P355"><text:span text:style-name="Source_20_Text"><text:span text:style-name="T231"/></text:span></text:p>
      <text:p text:style-name="P355"><text:span text:style-name="Source_20_Text"><text:span text:style-name="T231"><text:s text:c="4"/>text-decoration: none;</text:span></text:span></text:p>
      <text:p text:style-name="P355"><text:span text:style-name="Source_20_Text"><text:span text:style-name="T231"><text:s text:c="4"/>@include easeOut;</text:span></text:span></text:p>
      <text:p text:style-name="P355"><text:span text:style-name="Source_20_Text"><text:span text:style-name="T231"/></text:span></text:p>
      <text:p text:style-name="P355"><text:span text:style-name="Source_20_Text"><text:span text:style-name="T231"><text:s text:c="4"/>&amp;:hover {</text:span></text:span></text:p>
      <text:p text:style-name="P355"><text:span text:style-name="Source_20_Text"><text:span text:style-name="T231"><text:s text:c="6"/>color: $secondary-color;</text:span></text:span></text:p>
      <text:p text:style-name="P355"><text:span text:style-name="Source_20_Text"><text:span text:style-name="T231"><text:s text:c="4"/>}</text:span></text:span></text:p>
      <text:p text:style-name="P355"><text:span text:style-name="Source_20_Text"><text:span text:style-name="T231"><text:s text:c="2"/>}</text:span></text:span></text:p>
      <text:p text:style-name="P354"><text:span text:style-name="Source_20_Text"><text:span text:style-name="T231"/></text:span></text:p>
      <text:p text:style-name="P354"><text:span text:style-name="Source_20_Text"><text:span text:style-name="T231"/></text:span></text:p>
      <text:p text:style-name="P356"><text:span text:style-name="Source_20_Text"><text:span text:style-name="T117">Next create about page</text:span></text:span></text:p>
      <text:p text:style-name="P356"><text:span text:style-name="Source_20_Text"><text:span text:style-name="T120">commit and push to remote repo here</text:span></text:span></text:p>
      <text:p text:style-name="P356"><text:span text:style-name="Source_20_Text"><text:span text:style-name="T120">===================================</text:span></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oft-page-break/><text:span text:style-name="Source_20_Text"><text:span text:style-name="T120"/></text:span></text:p>
      <text:p text:style-name="P357"><text:span text:style-name="Source_20_Text"><text:span text:style-name="T121">Create about page, module 5 from 4:24</text:span></text:span></text:p>
      <text:p text:style-name="P357"><text:span text:style-name="Source_20_Text"><text:span text:style-name="T127">- </text:span></text:span><text:span text:style-name="Source_20_Text"><text:span text:style-name="T128">create about.html in dist</text:span></text:span></text:p>
      <text:p text:style-name="P402"><text:span text:style-name="Source_20_Text"><text:span text:style-name="T129">NOTE: now if click </text:span></text:span><text:span text:style-name="Source_20_Text"><text:span text:style-name="T145">ABOUT ME, the page shows:</text:span></text:span></text:p>
      <text:p text:style-name="P433"><text:span text:style-name="Source_20_Text"><text:span text:style-name="T145">Cannot GET /about.html</text:span></text:span></text:p>
      <text:p text:style-name="P433"><text:span text:style-name="Source_20_Text"><text:span text:style-name="T145">This is because in the index.html, there is a </text:span></text:span><text:span text:style-name="Source_20_Text"><text:span text:style-name="T476">/ </text:span></text:span><text:span text:style-name="Source_20_Text"><text:span text:style-name="T129">, get rid of / </text:span></text:span></text:p>
      <text:p text:style-name="P433"><text:span text:style-name="Source_20_Text"><text:span text:style-name="T145"/></text:span></text:p>
      <text:p text:style-name="P433"><text:span text:style-name="Source_20_Text"><text:span text:style-name="T231">&lt;div class="menu"&gt;</text:span></text:span></text:p>
      <text:p text:style-name="P433"><text:span text:style-name="Source_20_Text"><text:span text:style-name="T231"><text:s text:c="11"/>&lt;div class="menu-branding"&gt;</text:span></text:span></text:p>
      <text:p text:style-name="P433"><text:span text:style-name="Source_20_Text"><text:span text:style-name="T231"><text:s text:c="16"/>&lt;div class="portrait"&gt;&lt;/div&gt;</text:span></text:span></text:p>
      <text:p text:style-name="P433"><text:span text:style-name="Source_20_Text"><text:span text:style-name="T231"><text:s text:c="11"/>&lt;/div&gt;</text:span></text:span></text:p>
      <text:p text:style-name="P433"><text:span text:style-name="Source_20_Text"><text:span text:style-name="T231"><text:s text:c="11"/>&lt;ul class="menu-nav"&gt;</text:span></text:span></text:p>
      <text:p text:style-name="P433"><text:span text:style-name="Source_20_Text"><text:span text:style-name="T231"><text:s text:c="15"/>&lt;li class="nav-item current"&gt;</text:span></text:span></text:p>
      <text:p text:style-name="P433"><text:span text:style-name="Source_20_Text"><text:span text:style-name="T231"><text:s text:c="19"/>&lt;a href="/" class="nav-link"&gt;</text:span></text:span></text:p>
      <text:p text:style-name="P433"><text:span text:style-name="Source_20_Text"><text:span text:style-name="T231"><text:s text:c="20"/>Home&lt;/a&gt;</text:span></text:span></text:p>
      <text:p text:style-name="P433"><text:span text:style-name="Source_20_Text"><text:span text:style-name="T231"><text:s text:c="15"/>&lt;/li&gt;</text:span></text:span></text:p>
      <text:p text:style-name="P433"><text:span text:style-name="Source_20_Text"><text:span text:style-name="T231"><text:s text:c="15"/>&lt;li class="nav-item"&gt;</text:span></text:span></text:p>
      <text:p text:style-name="P433"><text:span text:style-name="Source_20_Text"><text:span text:style-name="T231"><text:s text:c="16"/>&lt;a href="</text:span></text:span><text:span text:style-name="Source_20_Text"><text:span text:style-name="T454">/about.html</text:span></text:span><text:span text:style-name="Source_20_Text"><text:span text:style-name="T231">" class="nav-link"&gt;</text:span></text:span></text:p>
      <text:p text:style-name="P433"><text:span text:style-name="Source_20_Text"><text:span text:style-name="T231"><text:s text:c="17"/>About Me&lt;/a&gt;</text:span></text:span></text:p>
      <text:p text:style-name="P433"><text:span text:style-name="Source_20_Text"><text:span text:style-name="T231"><text:s text:c="12"/>&lt;/li&gt;</text:span></text:span></text:p>
      <text:p text:style-name="P433"><text:span text:style-name="Source_20_Text"><text:span text:style-name="T231"><text:s text:c="12"/>&lt;li class="nav-item"&gt;</text:span></text:span></text:p>
      <text:p text:style-name="P433"><text:span text:style-name="Source_20_Text"><text:span text:style-name="T231"><text:s text:c="16"/>&lt;a href="/work.html" class="nav-link"&gt;</text:span></text:span></text:p>
      <text:p text:style-name="P433"><text:span text:style-name="Source_20_Text"><text:span text:style-name="T231"><text:s text:c="17"/>My Work&lt;/a&gt;</text:span></text:span></text:p>
      <text:p text:style-name="P433"><text:span text:style-name="Source_20_Text"><text:span text:style-name="T231"><text:s text:c="12"/>&lt;/li&gt;</text:span></text:span></text:p>
      <text:p text:style-name="P433"><text:span text:style-name="Source_20_Text"><text:span text:style-name="T231"><text:s text:c="12"/>&lt;li class="nav-item"&gt;</text:span></text:span></text:p>
      <text:p text:style-name="P433"><text:span text:style-name="Source_20_Text"><text:span text:style-name="T231"><text:s text:c="16"/>&lt;a href="/contact.html" class="nav-link"&gt;</text:span></text:span></text:p>
      <text:p text:style-name="P433"><text:span text:style-name="Source_20_Text"><text:span text:style-name="T231"><text:s text:c="17"/>How To Reach Me&lt;/a&gt;</text:span></text:span></text:p>
      <text:p text:style-name="P433"><text:span text:style-name="Source_20_Text"><text:span text:style-name="T231"><text:s text:c="12"/>&lt;/li&gt; <text:s text:c="4"/></text:span></text:span></text:p>
      <text:p text:style-name="P433"><text:span text:style-name="Source_20_Text"><text:span text:style-name="T231"><text:s text:c="11"/>&lt;/ul&gt;</text:span></text:span></text:p>
      <text:p text:style-name="P433"><text:span text:style-name="Source_20_Text"><text:span text:style-name="T231"><text:s text:c="7"/>&lt;/div&gt;</text:span></text:span></text:p>
      <text:p text:style-name="P433"><text:span text:style-name="Source_20_Text"><text:span text:style-name="T145"/></text:span></text:p>
      <text:p text:style-name="P402"><text:span text:style-name="Source_20_Text"><text:span text:style-name="T145"/></text:span></text:p>
      <text:p text:style-name="P434"><text:span text:style-name="Source_20_Text"><text:span text:style-name="T145">and reload the page, it is empty now, </text:span></text:span><text:span text:style-name="Source_20_Text"><text:span text:style-name="T149">so make sure that we can navigate to the about me page. do</text:span></text:span><text:span text:style-name="Source_20_Text"><text:span text:style-name="T145"> </text:span></text:span><text:span text:style-name="Source_20_Text"><text:span text:style-name="T146">the same to </text:span></text:span><text:span text:style-name="Source_20_Text"><text:span text:style-name="T147">MY WORK, HOW TO REACH ME</text:span></text:span><text:span text:style-name="Source_20_Text"><text:span text:style-name="T146">.</text:span></text:span></text:p>
      <text:p text:style-name="P434"><text:span text:style-name="Source_20_Text"><text:span text:style-name="T146"/></text:span></text:p>
      <text:p text:style-name="P434"><text:span text:style-name="Source_20_Text"><text:span text:style-name="T148">The about me page is similar </text:span></text:span><text:span text:style-name="Source_20_Text"><text:span text:style-name="T150">in that it has the navigation at the top, the overlay and the header, the title, all that stuff. So, we copy the index.html to about.html.</text:span></text:span></text:p>
      <text:p text:style-name="P434"><text:span text:style-name="Source_20_Text"><text:span text:style-name="T150"/></text:span></text:p>
      <text:p text:style-name="P435"><text:span text:style-name="Source_20_Text"><text:span text:style-name="T150">- Go to about.html:</text:span></text:span></text:p>
      <text:p text:style-name="P435"><text:span text:style-name="Source_20_Text"><text:span text:style-name="T150">- change title to About Me</text:span></text:span></text:p>
      <text:p text:style-name="P436"><text:span text:style-name="Source_20_Text"><text:span text:style-name="T151">- The only thing in the menu we need to change is the current class. Move the <text:tab/>current class from Home to About Me</text:span></text:span></text:p>
      <text:p text:style-name="P436"><text:soft-page-break/><text:span text:style-name="Source_20_Text"><text:span text:style-name="T151">- In the main, change main id to about.</text:span></text:span></text:p>
      <text:p text:style-name="P436"><text:span text:style-name="Source_20_Text"><text:span text:style-name="T231"/></text:span></text:p>
      <text:p text:style-name="P506"><text:span text:style-name="Source_20_Text"><text:span text:style-name="T231">&lt;main id="home"&gt;</text:span></text:span></text:p>
      <text:p text:style-name="P506"><text:span text:style-name="Source_20_Text"><text:span text:style-name="T231"><text:s text:c="7"/>&lt;h1 class="lg-heading"&gt;</text:span></text:span></text:p>
      <text:p text:style-name="P506"><text:span text:style-name="Source_20_Text"><text:span text:style-name="T231"><text:s text:c="11"/>John &lt;span class="text-secondary"&gt;Doe&lt;/span&gt; <text:s text:c="6"/></text:span></text:span></text:p>
      <text:p text:style-name="P506"><text:span text:style-name="Source_20_Text"><text:span text:style-name="T231"><text:s text:c="7"/>&lt;/h1&gt;</text:span></text:span></text:p>
      <text:p text:style-name="P507"><text:span text:style-name="Source_20_Text"><text:span text:style-name="T231"/></text:span></text:p>
      <text:p text:style-name="P508"><text:span text:style-name="Source_20_Text"><text:span text:style-name="T130">change to </text:span></text:span></text:p>
      <text:p text:style-name="P508"><text:span text:style-name="Source_20_Text"><text:span text:style-name="T235"/></text:span></text:p>
      <text:p text:style-name="P508"><text:span text:style-name="Source_20_Text"><text:span text:style-name="T231">&lt;main id="</text:span></text:span><text:span text:style-name="Source_20_Text"><text:span text:style-name="T414">about</text:span></text:span><text:span text:style-name="Source_20_Text"><text:span text:style-name="T231">"&gt;</text:span></text:span></text:p>
      <text:p text:style-name="P508"><text:span text:style-name="Source_20_Text"><text:span text:style-name="T231"><text:s text:c="7"/>&lt;h1 class="lg-heading"&gt;</text:span></text:span></text:p>
      <text:p text:style-name="P508"><text:span text:style-name="Source_20_Text"><text:span text:style-name="T231"><text:s text:c="11"/></text:span></text:span><text:span text:style-name="Source_20_Text"><text:span text:style-name="T414">About</text:span></text:span><text:span text:style-name="Source_20_Text"><text:span text:style-name="T231"> &lt;span class="text-secondary"&gt;</text:span></text:span><text:span text:style-name="Source_20_Text"><text:span text:style-name="T414">Me</text:span></text:span><text:span text:style-name="Source_20_Text"><text:span text:style-name="T231">&lt;/span&gt; <text:s text:c="6"/></text:span></text:span></text:p>
      <text:p text:style-name="P508"><text:span text:style-name="Source_20_Text"><text:span text:style-name="T231"><text:s text:c="7"/>&lt;/h1&gt;</text:span></text:span></text:p>
      <text:p text:style-name="P358"><text:span text:style-name="Source_20_Text"><text:span text:style-name="T231"/></text:span></text:p>
      <text:p text:style-name="P359"><text:span text:style-name="Source_20_Text"><text:span text:style-name="T131">- Change .sm-heading text to Let me tell you a few things…</text:span></text:span></text:p>
      <text:p text:style-name="P359"><text:span text:style-name="Source_20_Text"><text:span text:style-name="T131"/></text:span></text:p>
      <text:p text:style-name="P360"><text:span text:style-name="Source_20_Text"><text:span text:style-name="T132">- We will not have icons in about me page, so get rid of the whole div for icions</text:span></text:span></text:p>
      <text:p text:style-name="P360"><text:span text:style-name="Source_20_Text"><text:span text:style-name="T132"/></text:span></text:p>
      <text:p text:style-name="P361"><text:span text:style-name="Source_20_Text"><text:span text:style-name="T133">- Add a footer, under the main element, </text:span></text:span></text:p>
      <text:p text:style-name="P361"><text:span text:style-name="Source_20_Text"><text:span text:style-name="T414">&lt;footer id="main-footer"&gt;</text:span></text:span></text:p>
      <text:p text:style-name="P361"><text:span text:style-name="Source_20_Text"><text:span text:style-name="T414"><text:s text:c="7"/>Copyright &amp;copy; 2020</text:span></text:span></text:p>
      <text:p text:style-name="P361"><text:span text:style-name="Source_20_Text"><text:span text:style-name="T414"><text:s/>&lt;/footer&gt;</text:span></text:span></text:p>
      <text:p text:style-name="P361"><text:span text:style-name="Source_20_Text"><text:span text:style-name="T414"/></text:span></text:p>
      <text:p text:style-name="P362"><text:span text:style-name="Source_20_Text"><text:span text:style-name="T133">- </text:span></text:span><text:span text:style-name="Source_20_Text"><text:span text:style-name="T134">In the main, under h2, add a class named about-info, the class that we add grid to, everything under it will be a grid item.</text:span></text:span></text:p>
      <text:p text:style-name="P362"><text:span text:style-name="Source_20_Text"><text:span text:style-name="T134"/></text:span></text:p>
      <text:p text:style-name="P363"><text:span text:style-name="Source_20_Text"><text:span text:style-name="T135">First thing is image,</text:span></text:span></text:p>
      <text:p text:style-name="P366"><text:span text:style-name="Source_20_Text"><text:span text:style-name="T140">img.bio-image + TAB</text:span></text:span></text:p>
      <text:p text:style-name="P363"><text:span text:style-name="Source_20_Text"><text:span text:style-name="T135"/></text:span></text:p>
      <text:p text:style-name="P363"><text:span text:style-name="Source_20_Text"><text:span text:style-name="T135">Under the image, we want to have a div of the class of bio, inside this div, we have a h3 text BIO, and a paragraph, (type lorem30 inside &lt;p&gt;&lt;/p&gt;, </text:span></text:span><text:span text:style-name="Source_20_Text"><text:span text:style-name="T136">and TAB, then </text:span></text:span><text:span text:style-name="Source_20_Text"><text:span text:style-name="T135">will automatically fill in 30 sample words)</text:span></text:span></text:p>
      <text:p text:style-name="P363"><text:span text:style-name="Source_20_Text"><text:span text:style-name="T135"/></text:span></text:p>
      <text:p text:style-name="P364"><text:span text:style-name="Source_20_Text"><text:span text:style-name="T136">Under the BIO, type .job*3 + TAB, will create 3 divs for job class, but we are not going to do like this. We do this way:</text:span></text:span></text:p>
      <text:p text:style-name="P364"><text:span text:style-name="Source_20_Text"><text:span text:style-name="T136"/></text:span></text:p>
      <text:p text:style-name="P364"><text:span text:style-name="Source_20_Text"><text:span text:style-name="T136">.job.job-1 + TAB, inside div with class=”job job-1”, create </text:span></text:span><text:span text:style-name="Source_20_Text"><text:span text:style-name="T137">an </text:span></text:span><text:span text:style-name="Source_20_Text"><text:span text:style-name="T136">h3, </text:span></text:span><text:span text:style-name="Source_20_Text"><text:span text:style-name="T139">an h6 for job position </text:span></text:span><text:span text:style-name="Source_20_Text"><text:span text:style-name="T137">and a p </text:span></text:span><text:span text:style-name="Source_20_Text"><text:span text:style-name="T136">element, </text:span></text:span><text:span text:style-name="Source_20_Text"><text:span text:style-name="T137">inside p type lorem20 + TAB, </text:span></text:span><text:span text:style-name="Source_20_Text"><text:span text:style-name="T138">inside h3 write job title</text:span></text:span></text:p>
      <text:p text:style-name="P365"><text:span text:style-name="Source_20_Text"><text:span text:style-name="T138">Then copy and paste twice to create for another two jobs. </text:span></text:span></text:p>
      <text:p text:style-name="P365"><text:span text:style-name="Source_20_Text"><text:span text:style-name="T138"/></text:span></text:p>
      <text:p text:style-name="P365"><text:soft-page-break/><text:span text:style-name="Source_20_Text"><text:span text:style-name="T231"/></text:span></text:p>
      <text:p text:style-name="P371"><text:span text:style-name="Source_20_Text"><text:span text:style-name="T236">30.12.2020</text:span></text:span></text:p>
      <text:p text:style-name="P371"><text:span text:style-name="Source_20_Text"><text:span text:style-name="T236"/></text:span></text:p>
      <text:p text:style-name="P365"><text:span text:style-name="Source_20_Text"><text:span text:style-name="T231">&lt;div class="job job-1"&gt;</text:span></text:span></text:p>
      <text:p text:style-name="P365"><text:span text:style-name="Source_20_Text"><text:span text:style-name="T231"><text:s text:c="15"/>&lt;h3&gt;123 Webshop&lt;/h3&gt;</text:span></text:span></text:p>
      <text:p text:style-name="P365"><text:span text:style-name="Source_20_Text"><text:span text:style-name="T231"><text:s text:c="15"/>&lt;h6&gt;Full Stach Developer&lt;/h6&gt;</text:span></text:span></text:p>
      <text:p text:style-name="P365"><text:span text:style-name="Source_20_Text"><text:span text:style-name="T231"><text:s text:c="15"/>&lt;p&gt;Lorem ipsum dolor sit amet consectetur adipisicing elit. Delectus quod et debitis dicta veritatis atque eveniet repellendus, facere voluptates deleniti?&lt;/p&gt;</text:span></text:span></text:p>
      <text:p text:style-name="P365"><text:span text:style-name="Source_20_Text"><text:span text:style-name="T231"><text:s text:c="11"/>&lt;/div&gt;</text:span></text:span></text:p>
      <text:p text:style-name="P365"><text:span text:style-name="Source_20_Text"><text:span text:style-name="T231"/></text:span></text:p>
      <text:p text:style-name="P365"><text:span text:style-name="Source_20_Text"><text:span text:style-name="T231"><text:s text:c="11"/>&lt;div class="job job-2"&gt;</text:span></text:span></text:p>
      <text:p text:style-name="P365"><text:span text:style-name="Source_20_Text"><text:span text:style-name="T231"><text:s text:c="12"/>&lt;h3&gt;Designers ABC&lt;/h3&gt;</text:span></text:span></text:p>
      <text:p text:style-name="P365"><text:span text:style-name="Source_20_Text"><text:span text:style-name="T231"><text:s text:c="12"/>&lt;h6&gt;Front End Develop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231"><text:s text:c="8"/>&lt;div class="job job-3"&gt;</text:span></text:span></text:p>
      <text:p text:style-name="P365"><text:span text:style-name="Source_20_Text"><text:span text:style-name="T231"><text:s text:c="12"/>&lt;h3&gt;Webworks&lt;/h3&gt;</text:span></text:span></text:p>
      <text:p text:style-name="P365"><text:span text:style-name="Source_20_Text"><text:span text:style-name="T231"><text:s text:c="12"/>&lt;h6&gt;Graphic Design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138"/></text:span></text:p>
      <text:p text:style-name="P403"><text:span text:style-name="Source_20_Text"><text:span text:style-name="T142">Now the about page only display the contents, but look not good. And it has background image. So remove the background by removing the id from body </text:span></text:span></text:p>
      <text:p text:style-name="P403"><text:span text:style-name="Source_20_Text"><text:span text:style-name="T142"/></text:span></text:p>
      <text:p text:style-name="P403"><text:span text:style-name="Source_20_Text"><text:span text:style-name="T231">&lt;body </text:span></text:span><text:span text:style-name="Source_20_Text"><text:span text:style-name="T363">id="bg-img"</text:span></text:span><text:span text:style-name="Source_20_Text"><text:span text:style-name="T231">&gt; </text:span></text:span></text:p>
      <text:p text:style-name="P403"><text:span text:style-name="Source_20_Text"><text:span text:style-name="T407"/></text:span></text:p>
      <text:p text:style-name="P403"><text:span text:style-name="Source_20_Text"><text:span text:style-name="T407"/></text:span></text:p>
      <text:p text:style-name="P368"><text:span text:style-name="Source_20_Text"><text:span text:style-name="T143">Now, no background image anymore. </text:span></text:span></text:p>
      <text:p text:style-name="P368"><text:span text:style-name="Source_20_Text"><text:span text:style-name="T143"/></text:span></text:p>
      <text:p text:style-name="P368"><text:span text:style-name="Source_20_Text"><text:span text:style-name="T143"/></text:span></text:p>
      <text:p text:style-name="P369"><text:span text:style-name="Source_20_Text"><text:span text:style-name="T165">Next, align all these stuff using grids css:</text:span></text:span></text:p>
      <text:p text:style-name="P365"><text:span text:style-name="Source_20_Text"><text:span text:style-name="T138"/></text:span></text:p>
      <text:p text:style-name="P365"><text:span text:style-name="Source_20_Text"><text:span text:style-name="T138"/></text:span></text:p>
      <text:p text:style-name="P365"><text:span text:style-name="Source_20_Text"><text:span text:style-name="T138">---------------------------------------------------</text:span></text:span></text:p>
      <text:p text:style-name="P367"><text:span text:style-name="Source_20_Text"><text:span text:style-name="T178">How to wrap codes automatically according to the vs code editor size in vs code?</text:span></text:span></text:p>
      <text:p text:style-name="P367"><text:span text:style-name="Source_20_Text"><text:span text:style-name="T141"/></text:span></text:p>
      <text:p text:style-name="P367"><text:span text:style-name="Source_20_Text"><text:span text:style-name="T141">- click setting icon on the down-left corner</text:span></text:span></text:p>
      <text:p text:style-name="P367"><text:soft-page-break/><text:span text:style-name="Source_20_Text"><text:span text:style-name="T141">- click </text:span></text:span><text:span text:style-name="Source_20_Text"><text:span text:style-name="T411">Settings</text:span></text:span></text:p>
      <text:p text:style-name="P367"><text:span text:style-name="Source_20_Text"><text:span text:style-name="T141">- In the blank area input </text:span></text:span><text:span text:style-name="Source_20_Text"><text:span text:style-name="T122">word</text:span></text:span><text:span text:style-name="Source_20_Text"><text:span text:style-name="T141"> and search for </text:span></text:span><text:span text:style-name="Source_20_Text"><text:span text:style-name="T411">Editor:Word Wrap</text:span></text:span></text:p>
      <text:p text:style-name="P367"><text:span text:style-name="Source_20_Text"><text:span text:style-name="T141">- under Controls how lines should wrap drop down menu, change to on</text:span></text:span></text:p>
      <text:p text:style-name="P367"><text:span text:style-name="Source_20_Text"><text:span text:style-name="T141">-------------------------------------------------------------</text:span></text:span></text:p>
      <text:p text:style-name="P367"><text:span text:style-name="Source_20_Text"><text:span text:style-name="T141"/></text:span></text:p>
      <text:p text:style-name="P370"><text:span text:style-name="Source_20_Text"><text:span text:style-name="T144">commit and push to repo here</text:span></text:span></text:p>
      <text:p text:style-name="P370"><text:span text:style-name="Source_20_Text"><text:span text:style-name="T144">==========================</text:span></text:span></text:p>
      <text:p text:style-name="P370"><text:span text:style-name="Source_20_Text"><text:span text:style-name="T144"/></text:span></text:p>
      <text:p text:style-name="P372"><text:span text:style-name="Source_20_Text"><text:span text:style-name="T162">Now </text:span></text:span><text:span text:style-name="Source_20_Text"><text:span text:style-name="T163">align all these stuff using grids css:</text:span></text:span></text:p>
      <text:p text:style-name="P372"><text:span text:style-name="Source_20_Text"><text:span text:style-name="T163"/></text:span></text:p>
      <text:p text:style-name="P373"><text:span text:style-name="Source_20_Text"><text:span text:style-name="T166">go to main.scss</text:span></text:span></text:p>
      <text:p text:style-name="P373"><text:span text:style-name="Source_20_Text"><text:span text:style-name="T166"/></text:span></text:p>
      <text:p text:style-name="P373"><text:span text:style-name="Source_20_Text"><text:span text:style-name="T166">go to the very end of main.scss</text:span></text:span></text:p>
      <text:p text:style-name="P373"><text:span text:style-name="Source_20_Text"><text:span text:style-name="T166"/></text:span></text:p>
      <text:p text:style-name="P373"><text:span text:style-name="Source_20_Text"><text:span text:style-name="T166">use grids template area, we can map out different areas in where we want it to display.</text:span></text:span></text:p>
      <text:p text:style-name="P373"><text:span text:style-name="Source_20_Text"><text:span text:style-name="T166"/></text:span></text:p>
      <text:p text:style-name="P373"><text:a xlink:type="simple" xlink:href="https://developer.mozilla.org/en-US/docs/Web/CSS/grid-template-areas" text:style-name="Internet_20_link" text:visited-style-name="Visited_20_Internet_20_Link"><text:span text:style-name="Source_20_Text"><text:span text:style-name="T57">https://developer.mozilla.org/en-US/docs/Web/CSS/grid-template-areas</text:span></text:span></text:a></text:p>
      <text:p text:style-name="P373"><text:span text:style-name="Source_20_Text"><text:span text:style-name="T166">The grid-template-areas CSS property specifies named grid areas, establishing the cells in the grid and assigning them names.</text:span></text:span></text:p>
      <text:p text:style-name="P374"><text:span text:style-name="Source_20_Text"><text:span text:style-name="T231">.about-info {</text:span></text:span></text:p>
      <text:p text:style-name="P374"><text:span text:style-name="Source_20_Text"><text:span text:style-name="T231"><text:s text:c="2"/>display: grid;</text:span></text:span></text:p>
      <text:p text:style-name="P374"><text:span text:style-name="Source_20_Text"><text:span text:style-name="T231"><text:s text:c="2"/>grid-template-areas:</text:span></text:span></text:p>
      <text:p text:style-name="P374"><text:span text:style-name="Source_20_Text"><text:span text:style-name="T231"><text:s text:c="4"/>"bioimage bio bio"</text:span></text:span></text:p>
      <text:p text:style-name="P374"><text:span text:style-name="Source_20_Text"><text:span text:style-name="T231"><text:s text:c="4"/>"job1 job2 job3";</text:span></text:span></text:p>
      <text:p text:style-name="P374"><text:span text:style-name="Source_20_Text"><text:span text:style-name="T231"><text:s text:c="2"/>grid-template-columns: repeat(3, 1fr);</text:span></text:span></text:p>
      <text:p text:style-name="P374"><text:span text:style-name="Source_20_Text"><text:span text:style-name="T231">}</text:span></text:span></text:p>
      <text:p text:style-name="P374"><text:span text:style-name="Source_20_Text"><text:span text:style-name="T231"/></text:span></text:p>
      <text:p text:style-name="P375"><text:span text:style-name="Source_20_Text"><text:span text:style-name="T168">Now it looks </text:span></text:span><text:span text:style-name="Source_20_Text"><text:span text:style-name="T169">not good</text:span></text:span><text:span text:style-name="Source_20_Text"><text:span text:style-name="T168">, then</text:span></text:span><text:span text:style-name="Source_20_Text"><text:span text:style-name="T167"> add some space in between:</text:span></text:span></text:p>
      <text:p text:style-name="P375"><text:span text:style-name="Source_20_Text"><text:span text:style-name="T231">.about-info {</text:span></text:span></text:p>
      <text:p text:style-name="P375"><text:span text:style-name="Source_20_Text"><text:span text:style-name="T231"><text:s text:c="2"/>display: grid;</text:span></text:span></text:p>
      <text:p text:style-name="P375"><text:span text:style-name="Source_20_Text"><text:span text:style-name="T231"><text:s/></text:span></text:span><text:span text:style-name="Source_20_Text"><text:span text:style-name="T242"><text:s/></text:span></text:span><text:span text:style-name="Source_20_Text"><text:span text:style-name="T452">grid-gap: 30px;</text:span></text:span></text:p>
      <text:p text:style-name="P375"><text:span text:style-name="Source_20_Text"><text:span text:style-name="T231"><text:s text:c="2"/>grid-template-areas:</text:span></text:span></text:p>
      <text:p text:style-name="P375"><text:span text:style-name="Source_20_Text"><text:span text:style-name="T231"><text:s text:c="4"/>"bioimage bio bio"</text:span></text:span></text:p>
      <text:p text:style-name="P375"><text:span text:style-name="Source_20_Text"><text:span text:style-name="T231"><text:s text:c="4"/>"job1 job2 job3";</text:span></text:span></text:p>
      <text:p text:style-name="P375"><text:span text:style-name="Source_20_Text"><text:span text:style-name="T231"><text:s text:c="2"/>grid-template-columns: repeat(3, 1fr);</text:span></text:span></text:p>
      <text:p text:style-name="P375"><text:span text:style-name="Source_20_Text"><text:span text:style-name="T231">}</text:span></text:span></text:p>
      <text:p text:style-name="P375"><text:span text:style-name="Source_20_Text"><text:span text:style-name="T231"/></text:span></text:p>
      <text:p text:style-name="P376"><text:span text:style-name="Source_20_Text"><text:span text:style-name="T256">Next create grid areas, </text:span></text:span><text:span text:style-name="Source_20_Text"><text:span text:style-name="T337">this is to connect the classes with the grid-template-area defined/named areas.</text:span></text:span></text:p>
      <text:p text:style-name="P376"><text:soft-page-break/><text:span text:style-name="Source_20_Text"><text:span text:style-name="T231">.about-info {</text:span></text:span></text:p>
      <text:p text:style-name="P376"><text:span text:style-name="Source_20_Text"><text:span text:style-name="T231"><text:s text:c="2"/>display: grid;</text:span></text:span></text:p>
      <text:p text:style-name="P376"><text:span text:style-name="Source_20_Text"><text:span text:style-name="T231"><text:s text:c="2"/>grid-gap: 30px;</text:span></text:span></text:p>
      <text:p text:style-name="P376"><text:span text:style-name="Source_20_Text"><text:span text:style-name="T231"><text:s text:c="2"/>grid-template-areas:</text:span></text:span></text:p>
      <text:p text:style-name="P376"><text:span text:style-name="Source_20_Text"><text:span text:style-name="T231"><text:s text:c="4"/>"</text:span></text:span><text:span text:style-name="Source_20_Text"><text:span text:style-name="T452">bioimage</text:span></text:span><text:span text:style-name="Source_20_Text"><text:span text:style-name="T231"> </text:span></text:span><text:span text:style-name="Source_20_Text"><text:span text:style-name="T480">bio</text:span></text:span><text:span text:style-name="Source_20_Text"><text:span text:style-name="T231"> </text:span></text:span><text:span text:style-name="Source_20_Text"><text:span text:style-name="T480">bio</text:span></text:span><text:span text:style-name="Source_20_Text"><text:span text:style-name="T231">"</text:span></text:span></text:p>
      <text:p text:style-name="P376"><text:span text:style-name="Source_20_Text"><text:span text:style-name="T231"><text:s text:c="4"/>"</text:span></text:span><text:span text:style-name="Source_20_Text"><text:span text:style-name="T237">job1</text:span></text:span><text:span text:style-name="Source_20_Text"><text:span text:style-name="T231"> </text:span></text:span><text:span text:style-name="Source_20_Text"><text:span text:style-name="T238">job2</text:span></text:span><text:span text:style-name="Source_20_Text"><text:span text:style-name="T231"> </text:span></text:span><text:span text:style-name="Source_20_Text"><text:span text:style-name="T239">job3</text:span></text:span><text:span text:style-name="Source_20_Text"><text:span text:style-name="T231">";</text:span></text:span></text:p>
      <text:p text:style-name="P376"><text:span text:style-name="Source_20_Text"><text:span text:style-name="T231"><text:s text:c="2"/>grid-template-columns: repeat(3, 1fr); // repeat(3, 1fr) = 1fr 1fr 1fr</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image {</text:span></text:span></text:p>
      <text:p text:style-name="P376"><text:span text:style-name="Source_20_Text"><text:span text:style-name="T231"><text:s text:c="2"/>grid-area: </text:span></text:span><text:span text:style-name="Source_20_Text"><text:span text:style-name="T452">bioimage</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 {</text:span></text:span></text:p>
      <text:p text:style-name="P376"><text:span text:style-name="Source_20_Text"><text:span text:style-name="T231"><text:s text:c="2"/>grid-area: </text:span></text:span><text:span text:style-name="Source_20_Text"><text:span text:style-name="T480">bio</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1 {</text:span></text:span></text:p>
      <text:p text:style-name="P376"><text:span text:style-name="Source_20_Text"><text:span text:style-name="T231"><text:s text:c="2"/>grid-area: </text:span></text:span><text:span text:style-name="Source_20_Text"><text:span text:style-name="T237">job1</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2 {</text:span></text:span></text:p>
      <text:p text:style-name="P376"><text:span text:style-name="Source_20_Text"><text:span text:style-name="T231"><text:s text:c="2"/>grid-area: </text:span></text:span><text:span text:style-name="Source_20_Text"><text:span text:style-name="T238">job2</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3 {</text:span></text:span></text:p>
      <text:p text:style-name="P376"><text:span text:style-name="Source_20_Text"><text:span text:style-name="T231"><text:s text:c="2"/>grid-area: </text:span></text:span><text:span text:style-name="Source_20_Text"><text:span text:style-name="T239">job3</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7"><text:span text:style-name="Source_20_Text"><text:span text:style-name="T256">Now add some other styles </text:span></text:span><text:span text:style-name="Source_20_Text"><text:span text:style-name="T257">to image and bio</text:span></text:span><text:span text:style-name="Source_20_Text"><text:span text:style-name="T256">:</text:span></text:span></text:p>
      <text:p text:style-name="P377"><text:span text:style-name="Source_20_Text"><text:span text:style-name="T256"/></text:span></text:p>
      <text:p text:style-name="P377"><text:span text:style-name="Source_20_Text"><text:span text:style-name="T231">.bio-image {</text:span></text:span></text:p>
      <text:p text:style-name="P377"><text:span text:style-name="Source_20_Text"><text:span text:style-name="T231"><text:s text:c="2"/>grid-area: bioimage;</text:span></text:span></text:p>
      <text:p text:style-name="P377"><text:span text:style-name="Source_20_Text"><text:span text:style-name="T231"><text:s text:c="2"/></text:span></text:span><text:span text:style-name="Source_20_Text"><text:span text:style-name="T414">margin: auto;</text:span></text:span></text:p>
      <text:p text:style-name="P377"><text:span text:style-name="Source_20_Text"><text:span text:style-name="T414"><text:s text:c="2"/>border-radius: 50%;</text:span></text:span></text:p>
      <text:p text:style-name="P377"><text:span text:style-name="Source_20_Text"><text:span text:style-name="T414"><text:s text:c="2"/>border: $secondary-color 3px solid;</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bio {</text:span></text:span></text:p>
      <text:p text:style-name="P377"><text:span text:style-name="Source_20_Text"><text:span text:style-name="T231"><text:s text:c="2"/>grid-area: bio;</text:span></text:span></text:p>
      <text:p text:style-name="P377"><text:span text:style-name="Source_20_Text"><text:span text:style-name="T231"><text:s text:c="2"/></text:span></text:span><text:span text:style-name="Source_20_Text"><text:span text:style-name="T414">font-size: 1.5rem;</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1 {</text:span></text:span></text:p>
      <text:p text:style-name="P377"><text:span text:style-name="Source_20_Text"><text:span text:style-name="T231"><text:s text:c="2"/>grid-area: job1;</text:span></text:span></text:p>
      <text:p text:style-name="P377"><text:span text:style-name="Source_20_Text"><text:span text:style-name="T231">}</text:span></text:span></text:p>
      <text:p text:style-name="P377"><text:span text:style-name="Source_20_Text"><text:span text:style-name="T231"/></text:span></text:p>
      <text:p text:style-name="P377"><text:soft-page-break/><text:span text:style-name="Source_20_Text"><text:span text:style-name="T231">.job-2 {</text:span></text:span></text:p>
      <text:p text:style-name="P377"><text:span text:style-name="Source_20_Text"><text:span text:style-name="T231"><text:s text:c="2"/>grid-area: job2;</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3 {</text:span></text:span></text:p>
      <text:p text:style-name="P377"><text:span text:style-name="Source_20_Text"><text:span text:style-name="T231"><text:s text:c="2"/>grid-area: job3;</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text:span></text:p>
      <text:p text:style-name="P378"><text:span text:style-name="Source_20_Text"><text:span text:style-name="T319">Now add some background to jobs:</text:span></text:span></text:p>
      <text:p text:style-name="P378"><text:span text:style-name="Source_20_Text"><text:span text:style-name="T338">each of them has a class </text:span></text:span><text:span text:style-name="Source_20_Text"><text:span text:style-name="T339">named job:</text:span></text:span></text:p>
      <text:p text:style-name="P378"><text:span text:style-name="Source_20_Text"><text:span text:style-name="T231">.job {</text:span></text:span></text:p>
      <text:p text:style-name="P378"><text:span text:style-name="Source_20_Text"><text:span text:style-name="T231"><text:s text:c="2"/>background: lighten($primary-color, 5);</text:span></text:span></text:p>
      <text:p text:style-name="P378"><text:span text:style-name="Source_20_Text"><text:span text:style-name="T231"><text:s text:c="2"/>padding: 0.5rem;</text:span></text:span></text:p>
      <text:p text:style-name="P378"><text:span text:style-name="Source_20_Text"><text:span text:style-name="T231"><text:s text:c="2"/>border-bottom: $secondary-color 5px solid;</text:span></text:span></text:p>
      <text:p text:style-name="P378"><text:span text:style-name="Source_20_Text"><text:span text:style-name="T231">}</text:span></text:span></text:p>
      <text:p text:style-name="P378"><text:span text:style-name="Source_20_Text"><text:span text:style-name="T231"/></text:span></text:p>
      <text:p text:style-name="P379"><text:span text:style-name="Source_20_Text"><text:span text:style-name="T320">Noticed not put all the stylling codes inside the .about-info{ }, </text:span></text:span><text:span text:style-name="Source_20_Text"><text:span text:style-name="T339">not necessary, but it is better </text:span></text:span><text:span text:style-name="Source_20_Text"><text:span text:style-name="T340">to use nested structure </text:span></text:span><text:span text:style-name="Source_20_Text"><text:span text:style-name="T339">for good organization, just c</text:span></text:span><text:span text:style-name="Source_20_Text"><text:span text:style-name="T340">ut</text:span></text:span><text:span text:style-name="Source_20_Text"><text:span text:style-name="T339"> and paste into, </text:span></text:span><text:span text:style-name="Source_20_Text"><text:span text:style-name="T341">without adding &amp; and not doing other things, just cut and paste. </text:span></text:span></text:p>
      <text:p text:style-name="P379"><text:span text:style-name="Source_20_Text"><text:span text:style-name="T341"/></text:span></text:p>
      <text:p text:style-name="P379"><text:span text:style-name="Source_20_Text"><text:span text:style-name="T231"/></text:span></text:p>
      <text:p text:style-name="P379"><text:span text:style-name="Source_20_Text"><text:span text:style-name="T320">The footer is at the very left down corner, looks crashed, </text:span></text:span><text:span text:style-name="Source_20_Text"><text:span text:style-name="T321">so style it:</text:span></text:span></text:p>
      <text:p text:style-name="P379"><text:span text:style-name="Source_20_Text"><text:span text:style-name="T231">#main-footer {</text:span></text:span></text:p>
      <text:p text:style-name="P379"><text:span text:style-name="Source_20_Text"><text:span text:style-name="T231"><text:s text:c="2"/>text-align: center;</text:span></text:span></text:p>
      <text:p text:style-name="P379"><text:span text:style-name="Source_20_Text"><text:span text:style-name="T231"><text:s text:c="2"/>padding: 1rem;</text:span></text:span></text:p>
      <text:p text:style-name="P379"><text:span text:style-name="Source_20_Text"><text:span text:style-name="T231"><text:s text:c="2"/>background: darken($primary-color, 10);</text:span></text:span></text:p>
      <text:p text:style-name="P379"><text:span text:style-name="Source_20_Text"><text:span text:style-name="T231"><text:s text:c="2"/>color: set-text-color($primary-color);</text:span></text:span></text:p>
      <text:p text:style-name="P379"><text:span text:style-name="Source_20_Text"><text:span text:style-name="T231"><text:s text:c="2"/>height: 60px;</text:span></text:span></text:p>
      <text:p text:style-name="P379"><text:span text:style-name="Source_20_Text"><text:span text:style-name="T231">}</text:span></text:span></text:p>
      <text:p text:style-name="P379"><text:span text:style-name="Source_20_Text"><text:span text:style-name="T231"/></text:span></text:p>
      <text:p text:style-name="P380"><text:span text:style-name="Source_20_Text"><text:span text:style-name="T258">Now it looks good, But if the jobs </text:span></text:span><text:span text:style-name="Source_20_Text"><text:span text:style-name="T259">contents </text:span></text:span><text:span text:style-name="Source_20_Text"><text:span text:style-name="T258">are short or are empty </text:span></text:span><text:span text:style-name="Source_20_Text"><text:span text:style-name="T259">meaning didn’t go down all the way</text:span></text:span><text:span text:style-name="Source_20_Text"><text:span text:style-name="T258">, the copyright will move up. We want it stay always at the bottom of the page:</text:span></text:span></text:p>
      <text:p text:style-name="P381"><text:span text:style-name="Source_20_Text"><text:span text:style-name="T259"/></text:span></text:p>
      <text:p text:style-name="P382"><text:span text:style-name="Source_20_Text"><text:span text:style-name="T260">Inside main.scss, in main{}, </text:span></text:span><text:span text:style-name="Source_20_Text"><text:span text:style-name="T261">earlier </text:span></text:span><text:span text:style-name="Source_20_Text"><text:span text:style-name="T260">we defined height as 100%, it is </text:span></text:span><text:span text:style-name="Source_20_Text"><text:span text:style-name="T456">100% of the content</text:span></text:span><text:span text:style-name="Source_20_Text"><text:span text:style-name="T260"> </text:span></text:span><text:span text:style-name="Source_20_Text"><text:span text:style-name="T457">(NOT 100% of the page)</text:span></text:span><text:span text:style-name="Source_20_Text"><text:span text:style-name="T264"> </text:span></text:span><text:span text:style-name="Source_20_Text"><text:span text:style-name="T260">inside the main element, </text:span></text:span><text:span text:style-name="Source_20_Text"><text:span text:style-name="T262">the content are from/</text:span></text:span><text:span text:style-name="Source_20_Text"><text:span text:style-name="T265">include</text:span></text:span><text:span text:style-name="Source_20_Text"><text:span text:style-name="T262"> About Me to the end of </text:span></text:span><text:soft-page-break/><text:span text:style-name="Source_20_Text"><text:span text:style-name="T262">jobs/</text:span></text:span><text:span text:style-name="Source_20_Text"><text:span text:style-name="T265">include jobs</text:span></text:span><text:span text:style-name="Source_20_Text"><text:span text:style-name="T260">. </text:span></text:span><text:span text:style-name="Source_20_Text"><text:span text:style-name="T263">If the content ends in the middle of the page, the footer will be in the middle of the page. </text:span></text:span></text:p>
      <text:p text:style-name="P382"><text:span text:style-name="Source_20_Text"><text:span text:style-name="T263"/></text:span></text:p>
      <text:p text:style-name="P383"><text:span text:style-name="Source_20_Text"><text:span text:style-name="T266">To make the footer stick</text:span></text:span><text:span text:style-name="Source_20_Text"><text:span text:style-name="T269">y</text:span></text:span><text:span text:style-name="Source_20_Text"><text:span text:style-name="T266"> to the end of the page, use </text:span></text:span><text:span text:style-name="Source_20_Text"><text:span text:style-name="T344">calc()</text:span></text:span><text:span text:style-name="Source_20_Text"><text:span text:style-name="T266"> to define min-height instead of height of the main. </text:span></text:span><text:span text:style-name="Source_20_Text"><text:span text:style-name="T267">The original codes were commented out. </text:span></text:span><text:span text:style-name="Source_20_Text"><text:span text:style-name="T461">60Px</text:span></text:span><text:span text:style-name="Source_20_Text"><text:span text:style-name="T268"> is the height of the footer. </text:span></text:span></text:p>
      <text:p text:style-name="P383"><text:span text:style-name="Source_20_Text"><text:span text:style-name="T266"/></text:span></text:p>
      <text:p text:style-name="P383"><text:span text:style-name="Source_20_Text"><text:span text:style-name="T231">main {</text:span></text:span></text:p>
      <text:p text:style-name="P383"><text:span text:style-name="Source_20_Text"><text:span text:style-name="T231"><text:s text:c="2"/>// height: 100%;</text:span></text:span></text:p>
      <text:p text:style-name="P383"><text:span text:style-name="Source_20_Text"><text:span text:style-name="T231"><text:s text:c="2"/></text:span></text:span><text:span text:style-name="Source_20_Text"><text:span text:style-name="T454">min-height: calc(100vh - </text:span></text:span><text:span text:style-name="Source_20_Text"><text:span text:style-name="T455">60px</text:span></text:span><text:span text:style-name="Source_20_Text"><text:span text:style-name="T454">);</text:span></text:span></text:p>
      <text:p text:style-name="P383"><text:span text:style-name="Source_20_Text"><text:span text:style-name="T231"/></text:span></text:p>
      <text:p text:style-name="P383"><text:span text:style-name="Source_20_Text"><text:span text:style-name="T231"><text:s text:c="2"/>padding: 4rem;</text:span></text:span></text:p>
      <text:p text:style-name="P383"><text:span text:style-name="Source_20_Text"><text:span text:style-name="T231"><text:s text:c="2"/>.icons {</text:span></text:span></text:p>
      <text:p text:style-name="P383"><text:span text:style-name="Source_20_Text"><text:span text:style-name="T231"><text:s text:c="4"/>margin-top: 1rem;</text:span></text:span></text:p>
      <text:p text:style-name="P383"><text:span text:style-name="Source_20_Text"><text:span text:style-name="T231"/></text:span></text:p>
      <text:p text:style-name="P383"><text:span text:style-name="Source_20_Text"><text:span text:style-name="T231"><text:s text:c="4"/>a {</text:span></text:span></text:p>
      <text:p text:style-name="P383"><text:span text:style-name="Source_20_Text"><text:span text:style-name="T231"><text:s text:c="6"/>padding: 0.4rem;</text:span></text:span></text:p>
      <text:p text:style-name="P383"><text:span text:style-name="Source_20_Text"><text:span text:style-name="T231"><text:s text:c="6"/>&amp;:hover {</text:span></text:span></text:p>
      <text:p text:style-name="P383"><text:span text:style-name="Source_20_Text"><text:span text:style-name="T231"><text:s text:c="8"/>color: $secondary-color;</text:span></text:span></text:p>
      <text:p text:style-name="P383"><text:span text:style-name="Source_20_Text"><text:span text:style-name="T231"><text:s text:c="8"/>@include easeOut();</text:span></text:span></text:p>
      <text:p text:style-name="P383"><text:span text:style-name="Source_20_Text"><text:span text:style-name="T231"><text:s text:c="6"/>}</text:span></text:span></text:p>
      <text:p text:style-name="P383"><text:span text:style-name="Source_20_Text"><text:span text:style-name="T231"><text:s text:c="4"/>}</text:span></text:span></text:p>
      <text:p text:style-name="P383"><text:span text:style-name="Source_20_Text"><text:span text:style-name="T231"><text:s text:c="2"/>}</text:span></text:span></text:p>
      <text:p text:style-name="P383"><text:span text:style-name="Source_20_Text"><text:span text:style-name="T231"/></text:span></text:p>
      <text:p text:style-name="P383"><text:span text:style-name="Source_20_Text"><text:span text:style-name="T231"><text:s text:c="2"/>&amp;#home {</text:span></text:span></text:p>
      <text:p text:style-name="P383"><text:span text:style-name="Source_20_Text"><text:span text:style-name="T231"><text:s text:c="4"/>overflow: hidden;</text:span></text:span></text:p>
      <text:p text:style-name="P383"><text:span text:style-name="Source_20_Text"><text:span text:style-name="T231"><text:s text:c="4"/>h1 {</text:span></text:span></text:p>
      <text:p text:style-name="P383"><text:span text:style-name="Source_20_Text"><text:span text:style-name="T231"><text:s text:c="6"/>margin-top: 20vh;</text:span></text:span></text:p>
      <text:p text:style-name="P383"><text:span text:style-name="Source_20_Text"><text:span text:style-name="T231"><text:s text:c="4"/>}</text:span></text:span></text:p>
      <text:p text:style-name="P383"><text:span text:style-name="Source_20_Text"><text:span text:style-name="T231"><text:s text:c="2"/>}</text:span></text:span></text:p>
      <text:p text:style-name="P383"><text:span text:style-name="Source_20_Text"><text:span text:style-name="T231">}</text:span></text:span></text:p>
      <text:p text:style-name="P383"><text:span text:style-name="Source_20_Text"><text:span text:style-name="T231"/></text:span></text:p>
      <text:p text:style-name="P384"><text:span text:style-name="Source_20_Text"><text:span text:style-name="T342">Now if we remove the job contents, the footer will stay at the bottom of the page. </text:span></text:span></text:p>
      <text:p text:style-name="P384"><text:span text:style-name="Source_20_Text"><text:span text:style-name="T342"/></text:span></text:p>
      <text:p text:style-name="P385"><text:span text:style-name="Source_20_Text"><text:span text:style-name="T270">Now back to about.html page, if make it smaller, it looks horrible. </text:span></text:span><text:span text:style-name="Source_20_Text"><text:span text:style-name="T271">W</text:span></text:span></text:p>
      <text:p text:style-name="P386"><text:span text:style-name="Source_20_Text"><text:span text:style-name="T271">We need to add to _mobile.scss</text:span></text:span></text:p>
      <text:p text:style-name="P386"><text:soft-page-break/><text:span text:style-name="Source_20_Text"><text:span text:style-name="T271">One thing now realized is that we should put the </text:span></text:span><text:span text:style-name="Source_20_Text"><text:span text:style-name="T458">@import ‘mobile’</text:span></text:span><text:span text:style-name="Source_20_Text"><text:span text:style-name="T271"> at the end of the main.scss file, </text:span></text:span><text:span text:style-name="Source_20_Text"><text:span text:style-name="T272">because we want them to run after the initial css. </text:span></text:span><text:span text:style-name="Source_20_Text"><text:span text:style-name="T271"><text:s/></text:span></text:span></text:p>
      <text:p text:style-name="P387"><text:span text:style-name="Source_20_Text"><text:span text:style-name="T273">Copy </text:span></text:span><text:span text:style-name="Source_20_Text"><text:span text:style-name="T458">@import ‘mobile’ </text:span></text:span><text:span text:style-name="Source_20_Text"><text:span text:style-name="T271">to the end of main.scss, and commented out the original one at the top of the file. </text:span></text:span></text:p>
      <text:p text:style-name="P387"><text:span text:style-name="Source_20_Text"><text:span text:style-name="T271"/></text:span></text:p>
      <text:p text:style-name="P388"><text:span text:style-name="Source_20_Text"><text:span text:style-name="T274">Now go to _mobile.scss:</text:span></text:span></text:p>
      <text:p text:style-name="P404"><text:span text:style-name="Source_20_Text"><text:span text:style-name="T274">go to Tablets &amp; Small Laptops media:</text:span></text:span></text:p>
      <text:p text:style-name="P404"><text:span text:style-name="Source_20_Text"><text:span text:style-name="T274">change grid-template-areas </text:span></text:span><text:span text:style-name="Source_20_Text"><text:span text:style-name="T275">for this part </text:span></text:span><text:span text:style-name="Source_20_Text"><text:span text:style-name="T276">as(see red codes below)</text:span></text:span><text:span text:style-name="Source_20_Text"><text:span text:style-name="T274">:</text:span></text:span></text:p>
      <text:p text:style-name="P404"><text:span text:style-name="Source_20_Text"><text:span text:style-name="T274"/></text:span></text:p>
      <text:p text:style-name="P388"><text:span text:style-name="Source_20_Text"><text:span text:style-name="T342">// Tablets &amp; Small Laptops</text:span></text:span></text:p>
      <text:p text:style-name="P388"><text:span text:style-name="Source_20_Text"><text:span text:style-name="T342">@include mediaMd {</text:span></text:span></text:p>
      <text:p text:style-name="P388"><text:span text:style-name="Source_20_Text"><text:span text:style-name="T342"><text:s text:c="2"/>main {</text:span></text:span></text:p>
      <text:p text:style-name="P388"><text:span text:style-name="Source_20_Text"><text:span text:style-name="T342"><text:s text:c="4"/>align-items: center;</text:span></text:span></text:p>
      <text:p text:style-name="P388"><text:span text:style-name="Source_20_Text"><text:span text:style-name="T342"><text:s text:c="4"/>text-align: center;</text:span></text:span></text:p>
      <text:p text:style-name="P388"><text:span text:style-name="Source_20_Text"><text:span text:style-name="T342"/></text:span></text:p>
      <text:p text:style-name="P388"><text:span text:style-name="Source_20_Text"><text:span text:style-name="T342"><text:s text:c="4"/>.lg-heading {</text:span></text:span></text:p>
      <text:p text:style-name="P388"><text:span text:style-name="Source_20_Text"><text:span text:style-name="T342"><text:s text:c="6"/>line-height: 1;</text:span></text:span></text:p>
      <text:p text:style-name="P388"><text:span text:style-name="Source_20_Text"><text:span text:style-name="T342"><text:s text:c="6"/>margin-bottom: 1rem;</text:span></text:span></text:p>
      <text:p text:style-name="P388"><text:span text:style-name="Source_20_Text"><text:span text:style-name="T342"><text:s text:c="4"/>}</text:span></text:span></text:p>
      <text:p text:style-name="P388"><text:span text:style-name="Source_20_Text"><text:span text:style-name="T342"><text:s text:c="2"/>}</text:span></text:span></text:p>
      <text:p text:style-name="P388"><text:span text:style-name="Source_20_Text"><text:span text:style-name="T342"><text:s text:c="2"/>ul.menu-nav,</text:span></text:span></text:p>
      <text:p text:style-name="P388"><text:span text:style-name="Source_20_Text"><text:span text:style-name="T342"><text:s text:c="2"/>div.menu-branding {</text:span></text:span></text:p>
      <text:p text:style-name="P388"><text:span text:style-name="Source_20_Text"><text:span text:style-name="T342"><text:s text:c="4"/>width: 100%;</text:span></text:span></text:p>
      <text:p text:style-name="P388"><text:span text:style-name="Source_20_Text"><text:span text:style-name="T342"><text:s text:c="4"/>min-height: 0;</text:span></text:span></text:p>
      <text:p text:style-name="P388"><text:span text:style-name="Source_20_Text"><text:span text:style-name="T342"><text:s text:c="4"/>float: none;</text:span></text:span></text:p>
      <text:p text:style-name="P388"><text:span text:style-name="Source_20_Text"><text:span text:style-name="T342"/></text:span></text:p>
      <text:p text:style-name="P388"><text:span text:style-name="Source_20_Text"><text:span text:style-name="T342"><text:s text:c="4"/>&amp;.show {</text:span></text:span></text:p>
      <text:p text:style-name="P388"><text:span text:style-name="Source_20_Text"><text:span text:style-name="T342"><text:s text:c="6"/>transform: translate3d(0, 0, 0);</text:span></text:span></text:p>
      <text:p text:style-name="P388"><text:span text:style-name="Source_20_Text"><text:span text:style-name="T342"><text:s text:c="4"/>}</text:span></text:span></text:p>
      <text:p text:style-name="P388"><text:span text:style-name="Source_20_Text"><text:span text:style-name="T342"><text:s text:c="2"/>}</text:span></text:span></text:p>
      <text:p text:style-name="P388"><text:span text:style-name="Source_20_Text"><text:span text:style-name="T342"/></text:span></text:p>
      <text:p text:style-name="P388"><text:span text:style-name="Source_20_Text"><text:span text:style-name="T342"><text:s text:c="2"/>.menu-nav {</text:span></text:span></text:p>
      <text:p text:style-name="P388"><text:span text:style-name="Source_20_Text"><text:span text:style-name="T342"><text:s text:c="4"/>height: 75vh;</text:span></text:span></text:p>
      <text:p text:style-name="P388"><text:span text:style-name="Source_20_Text"><text:span text:style-name="T342"><text:s text:c="4"/>transform: translate3d(-100%, 0, 0);</text:span></text:span></text:p>
      <text:p text:style-name="P388"><text:span text:style-name="Source_20_Text"><text:span text:style-name="T342"><text:s text:c="4"/>font-size: 24px;</text:span></text:span></text:p>
      <text:p text:style-name="P388"><text:span text:style-name="Source_20_Text"><text:span text:style-name="T342"><text:s text:c="2"/>}</text:span></text:span></text:p>
      <text:p text:style-name="P388"><text:soft-page-break/><text:span text:style-name="Source_20_Text"><text:span text:style-name="T342"/></text:span></text:p>
      <text:p text:style-name="P388"><text:span text:style-name="Source_20_Text"><text:span text:style-name="T342"><text:s text:c="2"/>.menu-branding {</text:span></text:span></text:p>
      <text:p text:style-name="P388"><text:span text:style-name="Source_20_Text"><text:span text:style-name="T342"><text:s text:c="4"/>height: 25vh;</text:span></text:span></text:p>
      <text:p text:style-name="P388"><text:span text:style-name="Source_20_Text"><text:span text:style-name="T342"><text:s text:c="4"/>transform: translate3d(100%, 0, 0);</text:span></text:span></text:p>
      <text:p text:style-name="P388"><text:span text:style-name="Source_20_Text"><text:span text:style-name="T342"/></text:span></text:p>
      <text:p text:style-name="P388"><text:span text:style-name="Source_20_Text"><text:span text:style-name="T342"><text:s text:c="4"/>.portrait {</text:span></text:span></text:p>
      <text:p text:style-name="P388"><text:span text:style-name="Source_20_Text"><text:span text:style-name="T342"><text:s text:c="6"/>background: url("../img/portrait-small.jpg");</text:span></text:span></text:p>
      <text:p text:style-name="P388"><text:span text:style-name="Source_20_Text"><text:span text:style-name="T342"><text:s text:c="6"/>width: 150px;</text:span></text:span></text:p>
      <text:p text:style-name="P388"><text:span text:style-name="Source_20_Text"><text:span text:style-name="T342"><text:s text:c="6"/>height: 150px;</text:span></text:span></text:p>
      <text:p text:style-name="P388"><text:span text:style-name="Source_20_Text"><text:span text:style-name="T342"><text:s text:c="4"/>}</text:span></text:span></text:p>
      <text:p text:style-name="P388"><text:span text:style-name="Source_20_Text"><text:span text:style-name="T342"><text:s text:c="2"/>}</text:span></text:span></text:p>
      <text:p text:style-name="P388"><text:span text:style-name="Source_20_Text"><text:span text:style-name="T342"/></text:span></text:p>
      <text:p text:style-name="P388"><text:span text:style-name="Source_20_Text"><text:span text:style-name="T342"><text:s text:c="2"/></text:span></text:span><text:span text:style-name="Source_20_Text"><text:span text:style-name="T462">.about-info {</text:span></text:span></text:p>
      <text:p text:style-name="P388"><text:span text:style-name="Source_20_Text"><text:span text:style-name="T462"><text:s text:c="4"/>grid-template-areas:</text:span></text:span></text:p>
      <text:p text:style-name="P388"><text:span text:style-name="Source_20_Text"><text:span text:style-name="T462"><text:s text:c="6"/>"bioimage"</text:span></text:span></text:p>
      <text:p text:style-name="P388"><text:span text:style-name="Source_20_Text"><text:span text:style-name="T462"><text:s text:c="6"/>"bio"</text:span></text:span></text:p>
      <text:p text:style-name="P388"><text:span text:style-name="Source_20_Text"><text:span text:style-name="T462"><text:s text:c="6"/>"job1"</text:span></text:span></text:p>
      <text:p text:style-name="P388"><text:span text:style-name="Source_20_Text"><text:span text:style-name="T462"><text:s text:c="6"/>"job2"</text:span></text:span></text:p>
      <text:p text:style-name="P388"><text:span text:style-name="Source_20_Text"><text:span text:style-name="T462"><text:s text:c="6"/>"job3";</text:span></text:span></text:p>
      <text:p text:style-name="P388"><text:span text:style-name="Source_20_Text"><text:span text:style-name="T462"/></text:span></text:p>
      <text:p text:style-name="P388"><text:span text:style-name="Source_20_Text"><text:span text:style-name="T462"><text:s text:c="4"/>grid-template-columns: 1fr;</text:span></text:span></text:p>
      <text:p text:style-name="P388"><text:span text:style-name="Source_20_Text"><text:span text:style-name="T462"><text:s text:c="2"/>}</text:span></text:span></text:p>
      <text:p text:style-name="P388"><text:span text:style-name="Source_20_Text"><text:span text:style-name="T342">}</text:span></text:span></text:p>
      <text:p text:style-name="P386"><text:span text:style-name="Source_20_Text"><text:span text:style-name="T342"/></text:span></text:p>
      <text:p text:style-name="P389"><text:span text:style-name="Source_20_Text"><text:span text:style-name="T277">That’s it for the about page, in the next video we will do the my work page, which also use grid, but we are not going to use grid-template-areas, we will just use grid-template-columns. It is a different way to do my work page, meaning doing grids without using grid-template-areas but use only grid-template-columns. </text:span></text:span></text:p>
      <text:p text:style-name="P389"><text:span text:style-name="Source_20_Text"><text:span text:style-name="T277"/></text:span></text:p>
      <text:p text:style-name="P389"><text:span text:style-name="Source_20_Text"><text:span text:style-name="T277">We will use a little flexbox to do the contact page. </text:span></text:span></text:p>
      <text:p text:style-name="P389"><text:span text:style-name="Source_20_Text"><text:span text:style-name="T277"/></text:span></text:p>
      <text:p text:style-name="P389"><text:span text:style-name="Source_20_Text"><text:span text:style-name="T277">This is teach us different ways to do things. </text:span></text:span></text:p>
      <text:p text:style-name="P389"><text:span text:style-name="Source_20_Text"><text:span text:style-name="T277"/></text:span></text:p>
      <text:p text:style-name="P390"><text:span text:style-name="Source_20_Text"><text:span text:style-name="T278">Commit and push to repo here, </text:span></text:span><text:span text:style-name="Source_20_Text"><text:span text:style-name="T279">end of module 5.</text:span></text:span></text:p>
      <text:p text:style-name="P390"><text:soft-page-break/><text:span text:style-name="Source_20_Text"><text:span text:style-name="T278">======================</text:span></text:span></text:p>
      <text:p text:style-name="P391"><text:span text:style-name="Source_20_Text"><text:span text:style-name="T280">31.12.2020</text:span></text:span></text:p>
      <text:p text:style-name="P405"><text:span text:style-name="Source_20_Text"><text:span text:style-name="T280">Module 6 </text:span></text:span></text:p>
      <text:p text:style-name="P405"><text:span text:style-name="Source_20_Text"><text:span text:style-name="T280">Responsive Portfolio Website [6] - Work &amp; Contact Pages</text:span></text:span></text:p>
      <text:p text:style-name="P405"><text:span text:style-name="Source_20_Text"><text:span text:style-name="T280"/></text:span></text:p>
      <text:list xml:id="list3211838880" text:style-name="L14">
        <text:list-item>
          <text:p text:style-name="P557"><text:span text:style-name="Source_20_Text"><text:span text:style-name="T281">Go to dist folder, create work.html file</text:span></text:span></text:p>
        </text:list-item>
        <text:list-item>
          <text:p text:style-name="P558"><text:span text:style-name="Source_20_Text"><text:span text:style-name="T282">copy the about.html codes to work.html</text:span></text:span></text:p>
        </text:list-item>
        <text:list-item>
          <text:p text:style-name="P558"><text:span text:style-name="Source_20_Text"><text:span text:style-name="T282">change tilte to View My Work</text:span></text:span></text:p>
        </text:list-item>
        <text:list-item>
          <text:p text:style-name="P558"><text:span text:style-name="Source_20_Text"><text:span text:style-name="T282">move class current from </text:span></text:span><text:span text:style-name="Source_20_Text"><text:span text:style-name="T328">About Me</text:span></text:span><text:span text:style-name="Source_20_Text"><text:span text:style-name="T282"> to </text:span></text:span><text:span text:style-name="Source_20_Text"><text:span text:style-name="T328">My Work</text:span></text:span></text:p>
        </text:list-item>
        <text:list-item>
          <text:p text:style-name="P559"><text:span text:style-name="Source_20_Text"><text:span text:style-name="T283">in element main, change id to work, change lg-heading text to My, change its span text as Work </text:span></text:span></text:p>
        </text:list-item>
        <text:list-item>
          <text:p text:style-name="P559"><text:span text:style-name="Source_20_Text"><text:span text:style-name="T283">change sm-heading text to </text:span></text:span><text:span text:style-name="Source_20_Text"><text:span text:style-name="T329">Check out some of my projects…</text:span></text:span></text:p>
        </text:list-item>
      </text:list>
      <text:p text:style-name="P532"><text:span text:style-name="Source_20_Text"><text:span text:style-name="T283"/></text:span></text:p>
      <text:p text:style-name="P532"><text:span text:style-name="Source_20_Text"><text:span text:style-name="T283">We also use </text:span></text:span><text:span text:style-name="Source_20_Text"><text:span text:style-name="T251">grids</text:span></text:span><text:span text:style-name="Source_20_Text"><text:span text:style-name="T283"> as well in work page:</text:span></text:span></text:p>
      <text:p text:style-name="P533"><text:span text:style-name="Source_20_Text"><text:span text:style-name="T284">change div class </text:span></text:span><text:span text:style-name="Source_20_Text"><text:span text:style-name="T330">about-info</text:span></text:span><text:span text:style-name="Source_20_Text"><text:span text:style-name="T284"> to </text:span></text:span><text:span text:style-name="Source_20_Text"><text:span text:style-name="T330">projects</text:span></text:span></text:p>
      <text:p text:style-name="P533"><text:span text:style-name="Source_20_Text"><text:span text:style-name="T284">get rid of ever</text:span></text:span><text:span text:style-name="Source_20_Text"><text:span text:style-name="T285">y</text:span></text:span><text:span text:style-name="Source_20_Text"><text:span text:style-name="T284">thing inside this div. </text:span></text:span><text:span text:style-name="Source_20_Text"><text:span text:style-name="T287">Now it looks like this:</text:span></text:span></text:p>
      <text:p text:style-name="P533"><text:span text:style-name="Source_20_Text"><text:span text:style-name="T284"><text:tab/></text:span></text:span><text:span text:style-name="Source_20_Text"><text:span text:style-name="T342">&lt;div class="projects"&gt;</text:span></text:span></text:p>
      <text:p text:style-name="P533"><text:span text:style-name="Source_20_Text"><text:span text:style-name="T342"><text:s text:c="11"/></text:span></text:span></text:p>
      <text:p text:style-name="P533"><text:span text:style-name="Source_20_Text"><text:span text:style-name="T342"><text:s text:c="7"/>&lt;/div&gt;</text:span></text:span></text:p>
      <text:p text:style-name="P533"><text:span text:style-name="Source_20_Text"><text:span text:style-name="T342"/></text:span></text:p>
      <text:p text:style-name="P534"><text:span text:style-name="Source_20_Text"><text:span text:style-name="T285">We want the footer remain the same.</text:span></text:span></text:p>
      <text:p text:style-name="P534"><text:span text:style-name="Source_20_Text"><text:span text:style-name="T285"/></text:span></text:p>
      <text:p text:style-name="P535"><text:span text:style-name="Source_20_Text"><text:span text:style-name="T286">In the div with class projects:</text:span></text:span></text:p>
      <text:p text:style-name="P535"><text:span text:style-name="Source_20_Text"><text:span text:style-name="T286">- </text:span></text:span><text:span text:style-name="Source_20_Text"><text:span text:style-name="T288">create a div with class name item</text:span></text:span></text:p>
      <text:p text:style-name="P535"><text:span text:style-name="Source_20_Text"><text:span text:style-name="T288">- inside item, create a link</text:span></text:span></text:p>
      <text:p text:style-name="P536"><text:span text:style-name="Source_20_Text"><text:span text:style-name="T288">- inside link, create an image, give it address and alt description</text:span></text:span></text:p>
      <text:p text:style-name="P536"><text:span text:style-name="Source_20_Text"><text:span text:style-name="T288"/></text:span></text:p>
      <text:p text:style-name="P537"><text:span text:style-name="Source_20_Text"><text:span text:style-name="T289">So, inside the item, we have a link around an image, now under the link with the image inside it </text:span></text:span><text:soft-page-break/><text:span text:style-name="Source_20_Text"><text:span text:style-name="T289">, we want to have a</text:span></text:span><text:span text:style-name="Source_20_Text"><text:span text:style-name="T290">n a tag with a class btn-light, so we want to create some button styles. Inside the btn-light class, we create an icon, next to the icon, put Project</text:span></text:span></text:p>
      <text:p text:style-name="P537"><text:span text:style-name="Source_20_Text"><text:span text:style-name="T290"/></text:span></text:p>
      <text:p text:style-name="P509"><text:span text:style-name="Source_20_Text"><text:span text:style-name="T345">&lt;div class="projects"&gt;</text:span></text:span></text:p>
      <text:p text:style-name="P509"><text:span text:style-name="Source_20_Text"><text:span text:style-name="T345"><text:s text:c="11"/>&lt;div class="item"&gt;</text:span></text:span></text:p>
      <text:p text:style-name="P509"><text:span text:style-name="Source_20_Text"><text:span text:style-name="T345"><text:s text:c="15"/>&lt;a href="#!"&gt;</text:span></text:span></text:p>
      <text:p text:style-name="P509"><text:span text:style-name="Source_20_Text"><text:span text:style-name="T345"><text:s text:c="19"/>&lt;img src="img/projects/project1.jpg" alt="Project"&gt;</text:span></text:span></text:p>
      <text:p text:style-name="P509"><text:span text:style-name="Source_20_Text"><text:span text:style-name="T345"><text:s text:c="15"/>&lt;/a&gt;</text:span></text:span></text:p>
      <text:p text:style-name="P509"><text:span text:style-name="Source_20_Text"><text:span text:style-name="T345"><text:s text:c="15"/>&lt;a href="#" class="btn-light"&gt;</text:span></text:span></text:p>
      <text:p text:style-name="P509"><text:span text:style-name="Source_20_Text"><text:span text:style-name="T345"><text:s text:c="19"/>&lt;i class="fas fa-eye"&gt;&lt;/i&gt; Project</text:span></text:span></text:p>
      <text:p text:style-name="P509"><text:span text:style-name="Source_20_Text"><text:span text:style-name="T345"><text:s text:c="15"/>&lt;/a&gt;</text:span></text:span></text:p>
      <text:p text:style-name="P509"><text:span text:style-name="Source_20_Text"><text:span text:style-name="T345"><text:s text:c="11"/>&lt;/div&gt; <text:s text:c="10"/></text:span></text:span></text:p>
      <text:p text:style-name="P509"><text:span text:style-name="Source_20_Text"><text:span text:style-name="T345"><text:s/>&lt;/div&gt;</text:span></text:span></text:p>
      <text:p text:style-name="P510"><text:span text:style-name="Source_20_Text"><text:span text:style-name="T286"/></text:span></text:p>
      <text:p text:style-name="P538"><text:span text:style-name="Source_20_Text"><text:span text:style-name="T291">Copy the btn-light a tag and paste and modify to create another a tag for github:</text:span></text:span></text:p>
      <text:p text:style-name="P538"><text:span text:style-name="Source_20_Text"><text:span text:style-name="T345">&lt;div class="projects"&gt;</text:span></text:span></text:p>
      <text:p text:style-name="P538"><text:span text:style-name="Source_20_Text"><text:span text:style-name="T345"><text:s text:c="11"/>&lt;div class="item"&gt;</text:span></text:span></text:p>
      <text:p text:style-name="P538"><text:span text:style-name="Source_20_Text"><text:span text:style-name="T345"><text:s text:c="15"/>&lt;a href="#!"&gt;</text:span></text:span></text:p>
      <text:p text:style-name="P538"><text:span text:style-name="Source_20_Text"><text:span text:style-name="T345"><text:s text:c="19"/>&lt;img src="img/projects/project1.jpg" alt="Project"&gt;</text:span></text:span></text:p>
      <text:p text:style-name="P538"><text:span text:style-name="Source_20_Text"><text:span text:style-name="T345"><text:s text:c="15"/>&lt;/a&gt;</text:span></text:span></text:p>
      <text:p text:style-name="P538"><text:span text:style-name="Source_20_Text"><text:span text:style-name="T345"><text:s text:c="15"/>&lt;a href="#" class="btn-light"&gt;</text:span></text:span></text:p>
      <text:p text:style-name="P538"><text:span text:style-name="Source_20_Text"><text:span text:style-name="T345"><text:s text:c="19"/>&lt;i class="fas fa-eye"&gt;&lt;/i&gt; Project</text:span></text:span></text:p>
      <text:p text:style-name="P538"><text:span text:style-name="Source_20_Text"><text:span text:style-name="T345"><text:s text:c="15"/>&lt;/a&gt;</text:span></text:span></text:p>
      <text:p text:style-name="P538"><text:span text:style-name="Source_20_Text"><text:span text:style-name="T345"><text:s text:c="15"/></text:span></text:span><text:span text:style-name="Source_20_Text"><text:span text:style-name="T463">&lt;a href="#" class="btn-dark"&gt;</text:span></text:span></text:p>
      <text:p text:style-name="P538"><text:span text:style-name="Source_20_Text"><text:span text:style-name="T463"><text:s text:c="16"/>&lt;i class="fas fa-github"&gt;&lt;/i&gt; Github</text:span></text:span></text:p>
      <text:p text:style-name="P538"><text:span text:style-name="Source_20_Text"><text:span text:style-name="T463"><text:s text:c="15"/>&lt;/a&gt;</text:span></text:span></text:p>
      <text:p text:style-name="P538"><text:span text:style-name="Source_20_Text"><text:span text:style-name="T345"><text:s text:c="11"/>&lt;/div&gt; <text:s text:c="5"/></text:span></text:span></text:p>
      <text:p text:style-name="P538"><text:span text:style-name="Source_20_Text"><text:span text:style-name="T345"><text:s text:c="2"/>&lt;/div&gt;</text:span></text:span></text:p>
      <text:p text:style-name="P534"><text:span text:style-name="Source_20_Text"><text:span text:style-name="T345"/></text:span></text:p>
      <text:p text:style-name="P539"><text:span text:style-name="Source_20_Text"><text:span text:style-name="T291">Now </text:span></text:span><text:span text:style-name="Source_20_Text"><text:span text:style-name="T292">copy the div with the class of image the whole thing, and paste four times, because the has totally 5 projects, </text:span></text:span><text:span text:style-name="Source_20_Text"><text:span text:style-name="T293">then change the image to project2.jpg, project3.jpg etc. </text:span></text:span></text:p>
      <text:p text:style-name="P539"><text:span text:style-name="Source_20_Text"><text:span text:style-name="T293"/></text:span></text:p>
      <text:p text:style-name="P541"><text:span text:style-name="Source_20_Text"><text:span text:style-name="T294">Note: </text:span></text:span><text:span text:style-name="Source_20_Text"><text:span text:style-name="T463"><text:s/>&lt;i class="fas fa-github"&gt;&lt;/i&gt; Github </text:span></text:span><text:span text:style-name="Source_20_Text"><text:span text:style-name="T294">the Github icon in my browsers(chrome and firefox) show nothing but only text Github, the teacher’s shows a white square with hollow inner background color. But </text:span></text:span><text:soft-page-break/><text:span text:style-name="Source_20_Text"><text:span text:style-name="T294">when I changed the fas to fa: </text:span></text:span><text:span text:style-name="Source_20_Text"><text:span text:style-name="T463">&lt;i class="fa fa-github"&gt;&lt;/i&gt; Github</text:span></text:span><text:span text:style-name="Source_20_Text"><text:span text:style-name="T294">, in my browser, it shows the cat Github icon besides the Github text. </text:span></text:span></text:p>
      <text:p text:style-name="P539"><text:span text:style-name="Source_20_Text"><text:span text:style-name="T293"/></text:span></text:p>
      <text:p text:style-name="P540"><text:span text:style-name="Source_20_Text"><text:span text:style-name="T252">That’s it for html part. Now go to </text:span></text:span><text:span text:style-name="Source_20_Text"><text:span text:style-name="T253">main.scss:</text:span></text:span></text:p>
      <text:p text:style-name="P542"><text:span text:style-name="Source_20_Text"><text:span text:style-name="T295">we will now work on the project area</text:span></text:span></text:p>
      <text:p text:style-name="P543"><text:span text:style-name="Source_20_Text"><text:span text:style-name="T296">go above codes for #main-footer{}, because we want the footer in the end of the file. </text:span></text:span></text:p>
      <text:p text:style-name="P543"><text:span text:style-name="Source_20_Text"><text:span text:style-name="T296"/></text:span></text:p>
      <text:p text:style-name="P543"><text:span text:style-name="Source_20_Text"><text:span text:style-name="T296">We want the projects to be displayed as a grid and before doing anything else we shrink down all the images, so set width of imge to 100% of its container.</text:span></text:span></text:p>
      <text:p text:style-name="P543"><text:span text:style-name="Source_20_Text"><text:span text:style-name="T346">// Work/Projects</text:span></text:span></text:p>
      <text:p text:style-name="P543"><text:span text:style-name="Source_20_Text"><text:span text:style-name="T346">.projects {</text:span></text:span></text:p>
      <text:p text:style-name="P543"><text:span text:style-name="Source_20_Text"><text:span text:style-name="T346"><text:s text:c="2"/>display: grid;</text:span></text:span></text:p>
      <text:p text:style-name="P543"><text:span text:style-name="Source_20_Text"><text:span text:style-name="T346"/></text:span></text:p>
      <text:p text:style-name="P543"><text:span text:style-name="Source_20_Text"><text:span text:style-name="T346"><text:s text:c="2"/>img {</text:span></text:span></text:p>
      <text:p text:style-name="P543"><text:span text:style-name="Source_20_Text"><text:span text:style-name="T346"><text:s text:c="4"/>width: 100%;</text:span></text:span></text:p>
      <text:p text:style-name="P543"><text:span text:style-name="Source_20_Text"><text:span text:style-name="T346"><text:s text:c="2"/>}</text:span></text:span></text:p>
      <text:p text:style-name="P543"><text:span text:style-name="Source_20_Text"><text:span text:style-name="T346">}</text:span></text:span></text:p>
      <text:p text:style-name="P543"><text:span text:style-name="Source_20_Text"><text:span text:style-name="T296"/></text:span></text:p>
      <text:p text:style-name="P544"><text:span text:style-name="Source_20_Text"><text:span text:style-name="T297">For grid, we want by default, 3 fractions across, so 3 images or items per row. </text:span></text:span></text:p>
      <text:p text:style-name="P544"><text:span text:style-name="Source_20_Text"><text:span text:style-name="T297">Set gap between images, image border and its color etc.</text:span></text:span></text:p>
      <text:p text:style-name="P544"><text:span text:style-name="Source_20_Text"><text:span text:style-name="T297"/></text:span></text:p>
      <text:p text:style-name="P544"><text:span text:style-name="Source_20_Text"><text:span text:style-name="T346">// Work/Projects</text:span></text:span></text:p>
      <text:p text:style-name="P544"><text:span text:style-name="Source_20_Text"><text:span text:style-name="T346">.projects {</text:span></text:span></text:p>
      <text:p text:style-name="P544"><text:span text:style-name="Source_20_Text"><text:span text:style-name="T346"><text:s text:c="2"/>display: grid;</text:span></text:span></text:p>
      <text:p text:style-name="P544"><text:span text:style-name="Source_20_Text"><text:span text:style-name="T346"><text:s text:c="2"/>grid-gap: 20px;</text:span></text:span></text:p>
      <text:p text:style-name="P544"><text:span text:style-name="Source_20_Text"><text:span text:style-name="T346"><text:s text:c="2"/>grid-template-columns: repeat(3, 1fr);</text:span></text:span></text:p>
      <text:p text:style-name="P544"><text:span text:style-name="Source_20_Text"><text:span text:style-name="T346"/></text:span></text:p>
      <text:p text:style-name="P544"><text:span text:style-name="Source_20_Text"><text:span text:style-name="T346"><text:s text:c="2"/>img {</text:span></text:span></text:p>
      <text:p text:style-name="P544"><text:span text:style-name="Source_20_Text"><text:span text:style-name="T346"><text:s text:c="4"/>width: 100%;</text:span></text:span></text:p>
      <text:p text:style-name="P544"><text:span text:style-name="Source_20_Text"><text:span text:style-name="T346"><text:s text:c="4"/>border: white 3px solid;</text:span></text:span></text:p>
      <text:p text:style-name="P544"><text:span text:style-name="Source_20_Text"><text:span text:style-name="T346"><text:s text:c="2"/>}</text:span></text:span></text:p>
      <text:p text:style-name="P544"><text:span text:style-name="Source_20_Text"><text:span text:style-name="T346">}</text:span></text:span></text:p>
      <text:p text:style-name="P540"><text:span text:style-name="Source_20_Text"><text:span text:style-name="T346"/></text:span></text:p>
      <text:p text:style-name="P545"><text:soft-page-break/><text:span text:style-name="Source_20_Text"><text:span text:style-name="T298">Lets do hover for images:</text:span></text:span></text:p>
      <text:p text:style-name="P545"><text:span text:style-name="Source_20_Text"><text:span text:style-name="T298"/></text:span></text:p>
      <text:p text:style-name="P533"><text:span text:style-name="Source_20_Text"><text:span text:style-name="T347">// Work/Projects</text:span></text:span></text:p>
      <text:p text:style-name="P533"><text:span text:style-name="Source_20_Text"><text:span text:style-name="T347">.projects {</text:span></text:span></text:p>
      <text:p text:style-name="P533"><text:span text:style-name="Source_20_Text"><text:span text:style-name="T347"><text:s text:c="2"/>display: grid;</text:span></text:span></text:p>
      <text:p text:style-name="P533"><text:span text:style-name="Source_20_Text"><text:span text:style-name="T347"><text:s text:c="2"/>//grid-gap: 20px;</text:span></text:span></text:p>
      <text:p text:style-name="P546"><text:span text:style-name="Source_20_Text"><text:span text:style-name="T347"><text:s text:c="2"/>grid-gap: </text:span></text:span><text:span text:style-name="Source_20_Text"><text:span text:style-name="T348">0.7rem</text:span></text:span><text:span text:style-name="Source_20_Text"><text:span text:style-name="T347">;</text:span></text:span></text:p>
      <text:p text:style-name="P533"><text:span text:style-name="Source_20_Text"><text:span text:style-name="T347"><text:s text:c="2"/>grid-template-columns: repeat(3, 1fr);</text:span></text:span></text:p>
      <text:p text:style-name="P533"><text:span text:style-name="Source_20_Text"><text:span text:style-name="T347"/></text:span></text:p>
      <text:p text:style-name="P533"><text:span text:style-name="Source_20_Text"><text:span text:style-name="T347"><text:s text:c="2"/>img {</text:span></text:span></text:p>
      <text:p text:style-name="P533"><text:span text:style-name="Source_20_Text"><text:span text:style-name="T347"><text:s text:c="4"/>width: 100%;</text:span></text:span></text:p>
      <text:p text:style-name="P533"><text:span text:style-name="Source_20_Text"><text:span text:style-name="T347"><text:s text:c="4"/>border: white 3px solid;</text:span></text:span></text:p>
      <text:p text:style-name="P533"><text:span text:style-name="Source_20_Text"><text:span text:style-name="T347"/></text:span></text:p>
      <text:p text:style-name="P533"><text:span text:style-name="Source_20_Text"><text:span text:style-name="T347"><text:s text:c="4"/></text:span></text:span><text:span text:style-name="Source_20_Text"><text:span text:style-name="T464">&amp;:hover {</text:span></text:span></text:p>
      <text:p text:style-name="P533"><text:span text:style-name="Source_20_Text"><text:span text:style-name="T464"><text:s text:c="6"/>opacity: 0.5;</text:span></text:span></text:p>
      <text:p text:style-name="P533"><text:span text:style-name="Source_20_Text"><text:span text:style-name="T464"><text:s text:c="6"/>border-color: $secondary-color;</text:span></text:span></text:p>
      <text:p text:style-name="P533"><text:span text:style-name="Source_20_Text"><text:span text:style-name="T464"><text:s text:c="6"/>@include easeOut;</text:span></text:span></text:p>
      <text:p text:style-name="P533"><text:span text:style-name="Source_20_Text"><text:span text:style-name="T464"><text:s text:c="4"/>}</text:span></text:span></text:p>
      <text:p text:style-name="P533"><text:span text:style-name="Source_20_Text"><text:span text:style-name="T347"><text:s text:c="2"/>}</text:span></text:span></text:p>
      <text:p text:style-name="P533"><text:span text:style-name="Source_20_Text"><text:span text:style-name="T347">}</text:span></text:span></text:p>
      <text:p text:style-name="P533"><text:span text:style-name="Source_20_Text"><text:span text:style-name="T347"/></text:span></text:p>
      <text:p text:style-name="P546"><text:span text:style-name="Source_20_Text"><text:span text:style-name="T348"/></text:span></text:p>
      <text:p text:style-name="P546"><text:span text:style-name="Source_20_Text"><text:span text:style-name="T299">Lets do buttons now:</text:span></text:span></text:p>
      <text:p text:style-name="P546"><text:span text:style-name="Source_20_Text"><text:span text:style-name="T299">Not going to imbed the btn-light and btn-dark buttons in the projects, because want to use the buttons anywhere, not only inside the projects. </text:span></text:span></text:p>
      <text:p text:style-name="P546"><text:span text:style-name="Source_20_Text"><text:span text:style-name="T299"/></text:span></text:p>
      <text:p text:style-name="P546"><text:span text:style-name="Source_20_Text"><text:span text:style-name="T299">So implement the codes outside of .project{}</text:span></text:span></text:p>
      <text:p text:style-name="P547"><text:span text:style-name="Source_20_Text"><text:span text:style-name="T300">(Also can create a scss file for buttons.)</text:span></text:span></text:p>
      <text:p text:style-name="P547"><text:span text:style-name="Source_20_Text"><text:span text:style-name="T300"/></text:span></text:p>
      <text:p text:style-name="P547"><text:span text:style-name="Source_20_Text"><text:span text:style-name="T300">Here the teacher realized for social icons, should use class fab, not fas, earlier I changed fas to fa, now I change the fa to fab in work.html: <text:s/></text:span></text:span></text:p>
      <text:p text:style-name="P547"><text:span text:style-name="Source_20_Text"><text:span text:style-name="T465">&lt;i class="fab fa-github"&gt;&lt;/i&gt; Github</text:span></text:span></text:p>
      <text:p text:style-name="P547"><text:span text:style-name="Source_20_Text"><text:span text:style-name="T465"/></text:span></text:p>
      <text:p text:style-name="P530"><text:span text:style-name="Source_20_Text"><text:span text:style-name="T720">It appears the same with fa and fab.</text:span></text:span></text:p>
      <text:p text:style-name="P530"><text:span text:style-name="Source_20_Text"/></text:p>
      <text:p text:style-name="P531"><text:span text:style-name="Source_20_Text"><text:span text:style-name="T721">Now, create some basic styles for both btn-light and btn-dark:</text:span></text:span></text:p>
      <text:p text:style-name="P531"><text:soft-page-break/><text:span text:style-name="Source_20_Text"/></text:p>
      <text:p text:style-name="P547"><text:span text:style-name="Source_20_Text"><text:span text:style-name="T349">// Button Styles</text:span></text:span></text:p>
      <text:p text:style-name="P547"><text:span text:style-name="Source_20_Text"><text:span text:style-name="T349">.btn {</text:span></text:span></text:p>
      <text:p text:style-name="P547"><text:span text:style-name="Source_20_Text"><text:span text:style-name="T349"><text:s text:c="2"/>display: inline-block;</text:span></text:span></text:p>
      <text:p text:style-name="P547"><text:span text:style-name="Source_20_Text"><text:span text:style-name="T349"><text:s text:c="2"/>padding: 0.5rem 1rem;</text:span></text:span></text:p>
      <text:p text:style-name="P547"><text:span text:style-name="Source_20_Text"><text:span text:style-name="T349"><text:s text:c="2"/>border: 0;</text:span></text:span></text:p>
      <text:p text:style-name="P547"><text:span text:style-name="Source_20_Text"><text:span text:style-name="T349"><text:s text:c="2"/>margin-bottom: 0.3rem;</text:span></text:span></text:p>
      <text:p text:style-name="P547"><text:span text:style-name="Source_20_Text"><text:span text:style-name="T349"/></text:span></text:p>
      <text:p text:style-name="P547"><text:span text:style-name="Source_20_Text"><text:span text:style-name="T349"><text:s text:c="2"/>&amp;:hover {</text:span></text:span></text:p>
      <text:p text:style-name="P547"><text:span text:style-name="Source_20_Text"><text:span text:style-name="T349"><text:s text:c="4"/>background: $secondary-color;</text:span></text:span></text:p>
      <text:p text:style-name="P547"><text:span text:style-name="Source_20_Text"><text:span text:style-name="T349"><text:s text:c="4"/>color: set-text-color($secondary-color);</text:span></text:span></text:p>
      <text:p text:style-name="P547"><text:span text:style-name="Source_20_Text"><text:span text:style-name="T349"><text:s text:c="2"/>}</text:span></text:span></text:p>
      <text:p text:style-name="P547"><text:span text:style-name="Source_20_Text"><text:span text:style-name="T349">}</text:span></text:span></text:p>
      <text:p text:style-name="P547"><text:span text:style-name="Source_20_Text"><text:span text:style-name="T349"/></text:span></text:p>
      <text:p text:style-name="P548"><text:span text:style-name="Source_20_Text"><text:span text:style-name="T322">Note, </text:span></text:span><text:span text:style-name="Source_20_Text"><text:span text:style-name="T460">we don’t have .btn class in work.html, but in sass we can extend the .btn class. So, outside of .btn{}, we add the following codes:</text:span></text:span></text:p>
      <text:p text:style-name="P548"><text:span text:style-name="Source_20_Text"><text:span text:style-name="T322"/></text:span></text:p>
      <text:p text:style-name="P548"><text:span text:style-name="Source_20_Text"><text:span text:style-name="T349">// Button Styles</text:span></text:span></text:p>
      <text:p text:style-name="P548"><text:span text:style-name="Source_20_Text"><text:span text:style-name="T349">.btn {</text:span></text:span></text:p>
      <text:p text:style-name="P548"><text:span text:style-name="Source_20_Text"><text:span text:style-name="T349"><text:s text:c="2"/>display: inline-block;</text:span></text:span></text:p>
      <text:p text:style-name="P548"><text:span text:style-name="Source_20_Text"><text:span text:style-name="T349"><text:s text:c="2"/>padding: 0.5rem 1rem;</text:span></text:span></text:p>
      <text:p text:style-name="P548"><text:span text:style-name="Source_20_Text"><text:span text:style-name="T349"><text:s text:c="2"/>border: 0;</text:span></text:span></text:p>
      <text:p text:style-name="P548"><text:span text:style-name="Source_20_Text"><text:span text:style-name="T349"><text:s text:c="2"/>margin-bottom: 0.3rem;</text:span></text:span></text:p>
      <text:p text:style-name="P548"><text:span text:style-name="Source_20_Text"><text:span text:style-name="T349"/></text:span></text:p>
      <text:p text:style-name="P548"><text:span text:style-name="Source_20_Text"><text:span text:style-name="T349"><text:s text:c="2"/>&amp;:hover {</text:span></text:span></text:p>
      <text:p text:style-name="P548"><text:span text:style-name="Source_20_Text"><text:span text:style-name="T349"><text:s text:c="4"/>background: $secondary-color;</text:span></text:span></text:p>
      <text:p text:style-name="P548"><text:span text:style-name="Source_20_Text"><text:span text:style-name="T349"><text:s text:c="4"/>color: set-text-color($secondary-color);</text:span></text:span></text:p>
      <text:p text:style-name="P548"><text:span text:style-name="Source_20_Text"><text:span text:style-name="T349"><text:s text:c="2"/>}</text:span></text:span></text:p>
      <text:p text:style-name="P548"><text:span text:style-name="Source_20_Text"><text:span text:style-name="T349">}</text:span></text:span></text:p>
      <text:p text:style-name="P548"><text:span text:style-name="Source_20_Text"><text:span text:style-name="T349"/></text:span></text:p>
      <text:p text:style-name="P548"><text:span text:style-name="Source_20_Text"><text:span text:style-name="T465">.btn-light {</text:span></text:span></text:p>
      <text:p text:style-name="P548"><text:span text:style-name="Source_20_Text"><text:span text:style-name="T465"><text:s text:c="2"/>@extend .btn;</text:span></text:span></text:p>
      <text:p text:style-name="P548"><text:span text:style-name="Source_20_Text"><text:span text:style-name="T465">}</text:span></text:span></text:p>
      <text:p text:style-name="P548"><text:span text:style-name="Source_20_Text"><text:span text:style-name="T465"/></text:span></text:p>
      <text:p text:style-name="P548"><text:span text:style-name="Source_20_Text"><text:span text:style-name="T465">.btn-dark {</text:span></text:span></text:p>
      <text:p text:style-name="P548"><text:span text:style-name="Source_20_Text"><text:span text:style-name="T465"><text:s text:c="2"/>@extend .btn;</text:span></text:span></text:p>
      <text:p text:style-name="P548"><text:span text:style-name="Source_20_Text"><text:span text:style-name="T465">}</text:span></text:span></text:p>
      <text:p text:style-name="P546"><text:span text:style-name="Source_20_Text"><text:span text:style-name="T349"/></text:span></text:p>
      <text:p text:style-name="P549"><text:span text:style-name="Source_20_Text"><text:span text:style-name="T301">Then we add different color to each button:</text:span></text:span></text:p>
      <text:p text:style-name="P549"><text:span text:style-name="Source_20_Text"><text:span text:style-name="T301"/></text:span></text:p>
      <text:p text:style-name="P546"><text:span text:style-name="Source_20_Text"><text:span text:style-name="T348">.btn-dark {</text:span></text:span></text:p>
      <text:p text:style-name="P546"><text:span text:style-name="Source_20_Text"><text:span text:style-name="T348"><text:s text:c="2"/>@extend .btn;</text:span></text:span></text:p>
      <text:p text:style-name="P546"><text:soft-page-break/><text:span text:style-name="Source_20_Text"><text:span text:style-name="T348"><text:s text:c="2"/></text:span></text:span><text:span text:style-name="Source_20_Text"><text:span text:style-name="T466">background: darken($primary-color, 50);</text:span></text:span></text:p>
      <text:p text:style-name="P546"><text:span text:style-name="Source_20_Text"><text:span text:style-name="T466"><text:s text:c="2"/>color: #fff;</text:span></text:span></text:p>
      <text:p text:style-name="P546"><text:span text:style-name="Source_20_Text"><text:span text:style-name="T348">}</text:span></text:span></text:p>
      <text:p text:style-name="P546"><text:span text:style-name="Source_20_Text"><text:span text:style-name="T348"/></text:span></text:p>
      <text:p text:style-name="P546"><text:span text:style-name="Source_20_Text"><text:span text:style-name="T348">.btn-light {</text:span></text:span></text:p>
      <text:p text:style-name="P546"><text:span text:style-name="Source_20_Text"><text:span text:style-name="T348"><text:s text:c="2"/>@extend .btn;</text:span></text:span></text:p>
      <text:p text:style-name="P546"><text:span text:style-name="Source_20_Text"><text:span text:style-name="T348"><text:s text:c="2"/></text:span></text:span><text:span text:style-name="Source_20_Text"><text:span text:style-name="T466">background: lighten($primary-color, 50);</text:span></text:span></text:p>
      <text:p text:style-name="P546"><text:span text:style-name="Source_20_Text"><text:span text:style-name="T466"><text:s text:c="2"/>color: #333;</text:span></text:span></text:p>
      <text:p text:style-name="P546"><text:span text:style-name="Source_20_Text"><text:span text:style-name="T348">}</text:span></text:span></text:p>
      <text:p text:style-name="P533"><text:span text:style-name="Source_20_Text"><text:span text:style-name="T285"/></text:span></text:p>
      <text:p text:style-name="P549"><text:span text:style-name="Source_20_Text"><text:span text:style-name="T301">Now the two buttons are side by side, because we set display for .btn as inline-block, now change it to block, now the two buttons are in two rows.</text:span></text:span></text:p>
      <text:p text:style-name="P406"><text:span text:style-name="Source_20_Text"><text:span text:style-name="T283"/></text:span></text:p>
      <text:p text:style-name="P407"><text:span text:style-name="Source_20_Text"><text:span text:style-name="T302">Now, if strech out the screen, still 3 items in one row, we want it to be 4 items, and 2 for smaller screens and 1 for very small ones. </text:span></text:span></text:p>
      <text:p text:style-name="P407"><text:span text:style-name="Source_20_Text"><text:span text:style-name="T302"/></text:span></text:p>
      <text:p text:style-name="P408"><text:span text:style-name="Source_20_Text"><text:span text:style-name="T254">Go to _mobile.scss </text:span></text:span><text:span text:style-name="Source_20_Text"><text:span text:style-name="T255">that’s </text:span></text:span><text:span text:style-name="Source_20_Text"><text:span text:style-name="T254">where we make everything responsive. </text:span></text:span></text:p>
      <text:p text:style-name="P409"><text:span text:style-name="Source_20_Text"><text:span text:style-name="T303">Go to extra large, which is widescreens, set 4 items per row.</text:span></text:span></text:p>
      <text:p text:style-name="P409"><text:span text:style-name="Source_20_Text"><text:span text:style-name="T303"/></text:span></text:p>
      <text:p text:style-name="P410"><text:span text:style-name="Source_20_Text"><text:span text:style-name="T303">Note: </text:span></text:span></text:p>
      <text:p text:style-name="P410"><text:span text:style-name="Source_20_Text"><text:span text:style-name="T304">t</text:span></text:span><text:span text:style-name="Source_20_Text"><text:span text:style-name="T303">eacher’s codes are:</text:span></text:span></text:p>
      <text:p text:style-name="P410"><text:span text:style-name="Source_20_Text"><text:span text:style-name="T350">// Widscreens</text:span></text:span></text:p>
      <text:p text:style-name="P410"><text:span text:style-name="Source_20_Text"><text:span text:style-name="T350">@include mediaXl {</text:span></text:span></text:p>
      <text:p text:style-name="P410"><text:span text:style-name="Source_20_Text"><text:span text:style-name="T350">}</text:span></text:span></text:p>
      <text:p text:style-name="P410"><text:span text:style-name="Source_20_Text"><text:span text:style-name="T350"/></text:span></text:p>
      <text:p text:style-name="P410"><text:span text:style-name="Source_20_Text"><text:span text:style-name="T350">// Desktops &amp; Laptops</text:span></text:span></text:p>
      <text:p text:style-name="P410"><text:span text:style-name="Source_20_Text"><text:span text:style-name="T350">@include mediaLg {</text:span></text:span></text:p>
      <text:p text:style-name="P410"><text:span text:style-name="Source_20_Text"><text:span text:style-name="T350">}</text:span></text:span></text:p>
      <text:p text:style-name="P410"><text:span text:style-name="Source_20_Text"><text:span text:style-name="T350"/></text:span></text:p>
      <text:p text:style-name="P419"><text:span text:style-name="Source_20_Text"><text:span text:style-name="T362">// Smartphones</text:span></text:span></text:p>
      <text:p text:style-name="P419"><text:span text:style-name="Source_20_Text"><text:span text:style-name="T362">@include mediaSm {</text:span></text:span></text:p>
      <text:p text:style-name="P419"><text:span text:style-name="Source_20_Text"><text:span text:style-name="T362"><text:s text:c="2"/>main#home h1 {</text:span></text:span></text:p>
      <text:p text:style-name="P419"><text:span text:style-name="Source_20_Text"><text:span text:style-name="T362"><text:s text:c="4"/>margin-top: 10vh;</text:span></text:span></text:p>
      <text:p text:style-name="P419"><text:span text:style-name="Source_20_Text"><text:span text:style-name="T362"><text:s text:c="2"/>}</text:span></text:span></text:p>
      <text:p text:style-name="P419"><text:span text:style-name="Source_20_Text"><text:span text:style-name="T362">}</text:span></text:span></text:p>
      <text:p text:style-name="P410"><text:span text:style-name="Source_20_Text"><text:span text:style-name="T350"/></text:span></text:p>
      <text:p text:style-name="P410"><text:soft-page-break/><text:span text:style-name="Source_20_Text"><text:span text:style-name="T350"/></text:span></text:p>
      <text:p text:style-name="P410"><text:span text:style-name="Source_20_Text"><text:span text:style-name="T303"/></text:span></text:p>
      <text:p text:style-name="P410"><text:span text:style-name="Source_20_Text"><text:span text:style-name="T304">but </text:span></text:span><text:span text:style-name="Source_20_Text"><text:span text:style-name="T303">my codes are:</text:span></text:span></text:p>
      <text:p text:style-name="P409"><text:span text:style-name="Source_20_Text"><text:span text:style-name="T350">// Widscreens</text:span></text:span></text:p>
      <text:p text:style-name="P409"><text:span text:style-name="Source_20_Text"><text:span text:style-name="T350">@include mediaXl {</text:span></text:span></text:p>
      <text:p text:style-name="P409"><text:span text:style-name="Source_20_Text"><text:span text:style-name="T350"><text:s text:c="2"/>main {</text:span></text:span></text:p>
      <text:p text:style-name="P409"><text:span text:style-name="Source_20_Text"><text:span text:style-name="T350"><text:s text:c="2"/>}</text:span></text:span></text:p>
      <text:p text:style-name="P409"><text:span text:style-name="Source_20_Text"><text:span text:style-name="T350">}</text:span></text:span></text:p>
      <text:p text:style-name="P409"><text:span text:style-name="Source_20_Text"><text:span text:style-name="T350"/></text:span></text:p>
      <text:p text:style-name="P409"><text:span text:style-name="Source_20_Text"><text:span text:style-name="T350">// Desktops &amp; Laptops</text:span></text:span></text:p>
      <text:p text:style-name="P409"><text:span text:style-name="Source_20_Text"><text:span text:style-name="T350">@include mediaLg {</text:span></text:span></text:p>
      <text:p text:style-name="P409"><text:span text:style-name="Source_20_Text"><text:span text:style-name="T350"><text:s text:c="2"/>main {</text:span></text:span></text:p>
      <text:p text:style-name="P409"><text:span text:style-name="Source_20_Text"><text:span text:style-name="T350"><text:s text:c="2"/>}</text:span></text:span></text:p>
      <text:p text:style-name="P409"><text:span text:style-name="Source_20_Text"><text:span text:style-name="T350">}</text:span></text:span></text:p>
      <text:p text:style-name="P409"><text:span text:style-name="Source_20_Text"><text:span text:style-name="T350"/></text:span></text:p>
      <text:p text:style-name="P420"><text:span text:style-name="Source_20_Text"><text:span text:style-name="T362">// Smartphones</text:span></text:span></text:p>
      <text:p text:style-name="P420"><text:span text:style-name="Source_20_Text"><text:span text:style-name="T362">@include mediaSm {</text:span></text:span></text:p>
      <text:p text:style-name="P420"><text:span text:style-name="Source_20_Text"><text:span text:style-name="T362"><text:s text:c="2"/>main {</text:span></text:span></text:p>
      <text:p text:style-name="P420"><text:span text:style-name="Source_20_Text"><text:span text:style-name="T362"><text:s text:c="2"/>}</text:span></text:span></text:p>
      <text:p text:style-name="P420"><text:span text:style-name="Source_20_Text"><text:span text:style-name="T362"><text:s text:c="2"/>main#home h1 {</text:span></text:span></text:p>
      <text:p text:style-name="P420"><text:span text:style-name="Source_20_Text"><text:span text:style-name="T362"><text:s text:c="4"/>margin-top: 10vh;</text:span></text:span></text:p>
      <text:p text:style-name="P420"><text:span text:style-name="Source_20_Text"><text:span text:style-name="T362"><text:s text:c="2"/>}</text:span></text:span></text:p>
      <text:p text:style-name="P420"><text:span text:style-name="Source_20_Text"><text:span text:style-name="T350">}</text:span></text:span></text:p>
      <text:p text:style-name="P409"><text:span text:style-name="Source_20_Text"><text:span text:style-name="T350"/></text:span></text:p>
      <text:p text:style-name="P412"><text:span text:style-name="Source_20_Text"><text:span text:style-name="T303">delete main{} </text:span></text:span><text:span text:style-name="Source_20_Text"><text:span text:style-name="T305">in both sized screens</text:span></text:span></text:p>
      <text:p text:style-name="P412"><text:span text:style-name="Source_20_Text"><text:span text:style-name="T303">and implement codes to set 4 items per row </text:span></text:span><text:span text:style-name="Source_20_Text"><text:span text:style-name="T305">for </text:span></text:span><text:span text:style-name="Source_20_Text"><text:span text:style-name="T306">XL </text:span></text:span><text:span text:style-name="Source_20_Text"><text:span text:style-name="T305">screens</text:span></text:span><text:span text:style-name="Source_20_Text"><text:span text:style-name="T303">:</text:span></text:span></text:p>
      <text:p text:style-name="P412"><text:span text:style-name="Source_20_Text"><text:span text:style-name="T350"/></text:span></text:p>
      <text:p text:style-name="P411"><text:span text:style-name="Source_20_Text"><text:span text:style-name="T350">// Widscreens</text:span></text:span></text:p>
      <text:p text:style-name="P411"><text:span text:style-name="Source_20_Text"><text:span text:style-name="T350">@include mediaXl {</text:span></text:span></text:p>
      <text:p text:style-name="P411"><text:span text:style-name="Source_20_Text"><text:span text:style-name="T350"><text:s text:c="2"/></text:span></text:span><text:span text:style-name="Source_20_Text"><text:span text:style-name="T467">.projects {</text:span></text:span></text:p>
      <text:p text:style-name="P411"><text:span text:style-name="Source_20_Text"><text:span text:style-name="T467"><text:s text:c="4"/>grid-template-columns: repeat(4, 1fr);</text:span></text:span></text:p>
      <text:p text:style-name="P411"><text:span text:style-name="Source_20_Text"><text:span text:style-name="T467"><text:s text:c="2"/>}</text:span></text:span></text:p>
      <text:p text:style-name="P411"><text:span text:style-name="Source_20_Text"><text:span text:style-name="T350">}</text:span></text:span></text:p>
      <text:p text:style-name="P411"><text:span text:style-name="Source_20_Text"><text:span text:style-name="T350"/></text:span></text:p>
      <text:p text:style-name="P413"><text:span text:style-name="Source_20_Text"><text:span text:style-name="T323">set 3 items per row for large screens:</text:span></text:span></text:p>
      <text:p text:style-name="P413"><text:span text:style-name="Source_20_Text"><text:span text:style-name="T351">// Desktops &amp; Laptops</text:span></text:span></text:p>
      <text:p text:style-name="P413"><text:span text:style-name="Source_20_Text"><text:span text:style-name="T351">@include mediaLg {</text:span></text:span></text:p>
      <text:p text:style-name="P413"><text:span text:style-name="Source_20_Text"><text:span text:style-name="T351"><text:s text:c="2"/></text:span></text:span><text:span text:style-name="Source_20_Text"><text:span text:style-name="T468">.projects {</text:span></text:span></text:p>
      <text:p text:style-name="P413"><text:span text:style-name="Source_20_Text"><text:span text:style-name="T468"><text:s text:c="4"/>grid-template-columns: repeat(3, 1fr);</text:span></text:span></text:p>
      <text:p text:style-name="P413"><text:span text:style-name="Source_20_Text"><text:span text:style-name="T468"><text:s text:c="2"/>}</text:span></text:span></text:p>
      <text:p text:style-name="P413"><text:span text:style-name="Source_20_Text"><text:span text:style-name="T351">}</text:span></text:span></text:p>
      <text:p text:style-name="P409"><text:span text:style-name="Source_20_Text"><text:span text:style-name="T350"/></text:span></text:p>
      <text:p text:style-name="P414"><text:soft-page-break/><text:span text:style-name="Source_20_Text"><text:span text:style-name="T307">Set 2 items per row for medium screens:</text:span></text:span></text:p>
      <text:p text:style-name="P414"><text:span text:style-name="Source_20_Text"><text:span text:style-name="T352">// Tablets &amp; Small Laptops</text:span></text:span></text:p>
      <text:p text:style-name="P414"><text:span text:style-name="Source_20_Text"><text:span text:style-name="T352">@include mediaMd {</text:span></text:span></text:p>
      <text:p text:style-name="P414"><text:span text:style-name="Source_20_Text"><text:span text:style-name="T352"><text:s text:c="2"/>main {</text:span></text:span></text:p>
      <text:p text:style-name="P414"><text:span text:style-name="Source_20_Text"><text:span text:style-name="T352"><text:s text:c="4"/>align-items: center;</text:span></text:span></text:p>
      <text:p text:style-name="P414"><text:span text:style-name="Source_20_Text"><text:span text:style-name="T352"><text:s text:c="4"/>text-align: center;</text:span></text:span></text:p>
      <text:p text:style-name="P414"><text:span text:style-name="Source_20_Text"><text:span text:style-name="T352"/></text:span></text:p>
      <text:p text:style-name="P414"><text:span text:style-name="Source_20_Text"><text:span text:style-name="T352"><text:s text:c="4"/>.lg-heading {</text:span></text:span></text:p>
      <text:p text:style-name="P414"><text:span text:style-name="Source_20_Text"><text:span text:style-name="T352"><text:s text:c="6"/>line-height: 1;</text:span></text:span></text:p>
      <text:p text:style-name="P414"><text:span text:style-name="Source_20_Text"><text:span text:style-name="T352"><text:s text:c="6"/>margin-bottom: 1rem;</text:span></text:span></text:p>
      <text:p text:style-name="P414"><text:span text:style-name="Source_20_Text"><text:span text:style-name="T352"><text:s text:c="4"/>}</text:span></text:span></text:p>
      <text:p text:style-name="P414"><text:span text:style-name="Source_20_Text"><text:span text:style-name="T352"><text:s text:c="2"/>}</text:span></text:span></text:p>
      <text:p text:style-name="P414"><text:span text:style-name="Source_20_Text"><text:span text:style-name="T352"><text:s text:c="2"/>ul.menu-nav,</text:span></text:span></text:p>
      <text:p text:style-name="P414"><text:span text:style-name="Source_20_Text"><text:span text:style-name="T352"><text:s text:c="2"/>div.menu-branding {</text:span></text:span></text:p>
      <text:p text:style-name="P414"><text:span text:style-name="Source_20_Text"><text:span text:style-name="T352"><text:s text:c="4"/>width: 100%;</text:span></text:span></text:p>
      <text:p text:style-name="P414"><text:span text:style-name="Source_20_Text"><text:span text:style-name="T352"><text:s text:c="4"/>min-height: 0;</text:span></text:span></text:p>
      <text:p text:style-name="P414"><text:span text:style-name="Source_20_Text"><text:span text:style-name="T352"><text:s text:c="4"/>float: none;</text:span></text:span></text:p>
      <text:p text:style-name="P414"><text:span text:style-name="Source_20_Text"><text:span text:style-name="T352"/></text:span></text:p>
      <text:p text:style-name="P414"><text:span text:style-name="Source_20_Text"><text:span text:style-name="T352"><text:s text:c="4"/>&amp;.show {</text:span></text:span></text:p>
      <text:p text:style-name="P414"><text:span text:style-name="Source_20_Text"><text:span text:style-name="T352"><text:s text:c="6"/>transform: translate3d(0, 0, 0);</text:span></text:span></text:p>
      <text:p text:style-name="P414"><text:span text:style-name="Source_20_Text"><text:span text:style-name="T352"><text:s text:c="4"/>}</text:span></text:span></text:p>
      <text:p text:style-name="P414"><text:span text:style-name="Source_20_Text"><text:span text:style-name="T352"><text:s text:c="2"/>}</text:span></text:span></text:p>
      <text:p text:style-name="P414"><text:span text:style-name="Source_20_Text"><text:span text:style-name="T352"/></text:span></text:p>
      <text:p text:style-name="P414"><text:span text:style-name="Source_20_Text"><text:span text:style-name="T352"><text:s text:c="2"/>.menu-nav {</text:span></text:span></text:p>
      <text:p text:style-name="P414"><text:span text:style-name="Source_20_Text"><text:span text:style-name="T352"><text:s text:c="4"/>height: 75vh;</text:span></text:span></text:p>
      <text:p text:style-name="P414"><text:span text:style-name="Source_20_Text"><text:span text:style-name="T352"><text:s text:c="4"/>transform: translate3d(-100%, 0, 0);</text:span></text:span></text:p>
      <text:p text:style-name="P414"><text:span text:style-name="Source_20_Text"><text:span text:style-name="T352"><text:s text:c="4"/>font-size: 24px;</text:span></text:span></text:p>
      <text:p text:style-name="P414"><text:span text:style-name="Source_20_Text"><text:span text:style-name="T352"><text:s text:c="2"/>}</text:span></text:span></text:p>
      <text:p text:style-name="P414"><text:span text:style-name="Source_20_Text"><text:span text:style-name="T352"/></text:span></text:p>
      <text:p text:style-name="P414"><text:span text:style-name="Source_20_Text"><text:span text:style-name="T352"><text:s text:c="2"/>.menu-branding {</text:span></text:span></text:p>
      <text:p text:style-name="P414"><text:span text:style-name="Source_20_Text"><text:span text:style-name="T352"><text:s text:c="4"/>height: 25vh;</text:span></text:span></text:p>
      <text:p text:style-name="P414"><text:span text:style-name="Source_20_Text"><text:span text:style-name="T352"><text:s text:c="4"/>transform: translate3d(100%, 0, 0);</text:span></text:span></text:p>
      <text:p text:style-name="P414"><text:span text:style-name="Source_20_Text"><text:span text:style-name="T352"/></text:span></text:p>
      <text:p text:style-name="P414"><text:span text:style-name="Source_20_Text"><text:span text:style-name="T352"><text:s text:c="4"/>.portrait {</text:span></text:span></text:p>
      <text:p text:style-name="P414"><text:span text:style-name="Source_20_Text"><text:span text:style-name="T352"><text:s text:c="6"/>background: url("../img/portrait-small.jpg");</text:span></text:span></text:p>
      <text:p text:style-name="P414"><text:span text:style-name="Source_20_Text"><text:span text:style-name="T352"><text:s text:c="6"/>width: 150px;</text:span></text:span></text:p>
      <text:p text:style-name="P414"><text:span text:style-name="Source_20_Text"><text:span text:style-name="T352"><text:s text:c="6"/>height: 150px;</text:span></text:span></text:p>
      <text:p text:style-name="P414"><text:span text:style-name="Source_20_Text"><text:span text:style-name="T352"><text:s text:c="4"/>}</text:span></text:span></text:p>
      <text:p text:style-name="P414"><text:span text:style-name="Source_20_Text"><text:span text:style-name="T352"><text:s text:c="2"/>}</text:span></text:span></text:p>
      <text:p text:style-name="P414"><text:span text:style-name="Source_20_Text"><text:span text:style-name="T352"/></text:span></text:p>
      <text:p text:style-name="P414"><text:span text:style-name="Source_20_Text"><text:span text:style-name="T352"><text:s text:c="2"/>.about-info {</text:span></text:span></text:p>
      <text:p text:style-name="P414"><text:span text:style-name="Source_20_Text"><text:span text:style-name="T352"><text:s text:c="4"/>grid-template-areas:</text:span></text:span></text:p>
      <text:p text:style-name="P414"><text:span text:style-name="Source_20_Text"><text:span text:style-name="T352"><text:s text:c="6"/>"bioimage"</text:span></text:span></text:p>
      <text:p text:style-name="P414"><text:span text:style-name="Source_20_Text"><text:span text:style-name="T352"><text:s text:c="6"/>"bio"</text:span></text:span></text:p>
      <text:p text:style-name="P414"><text:span text:style-name="Source_20_Text"><text:span text:style-name="T352"><text:s text:c="6"/>"job1"</text:span></text:span></text:p>
      <text:p text:style-name="P414"><text:soft-page-break/><text:span text:style-name="Source_20_Text"><text:span text:style-name="T352"><text:s text:c="6"/>"job2"</text:span></text:span></text:p>
      <text:p text:style-name="P414"><text:span text:style-name="Source_20_Text"><text:span text:style-name="T352"><text:s text:c="6"/>"job3";</text:span></text:span></text:p>
      <text:p text:style-name="P414"><text:span text:style-name="Source_20_Text"><text:span text:style-name="T352"/></text:span></text:p>
      <text:p text:style-name="P414"><text:span text:style-name="Source_20_Text"><text:span text:style-name="T352"><text:s text:c="4"/>grid-template-columns: 1fr;</text:span></text:span></text:p>
      <text:p text:style-name="P414"><text:span text:style-name="Source_20_Text"><text:span text:style-name="T352"><text:s text:c="2"/>}</text:span></text:span></text:p>
      <text:p text:style-name="P414"><text:span text:style-name="Source_20_Text"><text:span text:style-name="T352"/></text:span></text:p>
      <text:p text:style-name="P414"><text:span text:style-name="Source_20_Text"><text:span text:style-name="T352"><text:s text:c="2"/></text:span></text:span><text:span text:style-name="Source_20_Text"><text:span text:style-name="T469">.projects {</text:span></text:span></text:p>
      <text:p text:style-name="P414"><text:span text:style-name="Source_20_Text"><text:span text:style-name="T469"><text:s text:c="4"/>grid-template-columns: repeat(2, 1fr);</text:span></text:span></text:p>
      <text:p text:style-name="P414"><text:span text:style-name="Source_20_Text"><text:span text:style-name="T469"><text:s text:c="2"/>}</text:span></text:span></text:p>
      <text:p text:style-name="P414"><text:span text:style-name="Source_20_Text"><text:span text:style-name="T352">}</text:span></text:span></text:p>
      <text:p text:style-name="P409"><text:span text:style-name="Source_20_Text"><text:span text:style-name="T350"/></text:span></text:p>
      <text:p text:style-name="P415"><text:span text:style-name="Source_20_Text"><text:span text:style-name="T307">Set </text:span></text:span><text:span text:style-name="Source_20_Text"><text:span text:style-name="T308">1</text:span></text:span><text:span text:style-name="Source_20_Text"><text:span text:style-name="T307"> items per row for medium screens:</text:span></text:span></text:p>
      <text:p text:style-name="P408"><text:span text:style-name="Source_20_Text"><text:span text:style-name="T353">// Smartphones</text:span></text:span></text:p>
      <text:p text:style-name="P408"><text:span text:style-name="Source_20_Text"><text:span text:style-name="T353">@include mediaSm {</text:span></text:span></text:p>
      <text:p text:style-name="P408"><text:span text:style-name="Source_20_Text"><text:span text:style-name="T353"><text:s text:c="2"/>main#home h1 {</text:span></text:span></text:p>
      <text:p text:style-name="P408"><text:span text:style-name="Source_20_Text"><text:span text:style-name="T353"><text:s text:c="4"/>margin-top: 10vh;</text:span></text:span></text:p>
      <text:p text:style-name="P408"><text:span text:style-name="Source_20_Text"><text:span text:style-name="T353"><text:s text:c="2"/>}</text:span></text:span></text:p>
      <text:p text:style-name="P408"><text:span text:style-name="Source_20_Text"><text:span text:style-name="T353"/></text:span></text:p>
      <text:p text:style-name="P408"><text:span text:style-name="Source_20_Text"><text:span text:style-name="T353"><text:s/></text:span></text:span><text:span text:style-name="Source_20_Text"><text:span text:style-name="T470"><text:s/>.projects {</text:span></text:span></text:p>
      <text:p text:style-name="P408"><text:span text:style-name="Source_20_Text"><text:span text:style-name="T470"><text:s text:c="4"/>grid-template-columns: 1fr; //</text:span></text:span><text:span text:style-name="Source_20_Text"><text:span text:style-name="T471">note: no need to use repeat</text:span></text:span></text:p>
      <text:p text:style-name="P408"><text:span text:style-name="Source_20_Text"><text:span text:style-name="T470"><text:s text:c="2"/>}</text:span></text:span></text:p>
      <text:p text:style-name="P408"><text:span text:style-name="Source_20_Text"><text:span text:style-name="T353">}</text:span></text:span></text:p>
      <text:p text:style-name="P408"><text:span text:style-name="Source_20_Text"><text:span text:style-name="T353"/></text:span></text:p>
      <text:p text:style-name="P416"><text:span text:style-name="Source_20_Text"><text:span text:style-name="T307">commit and push to repo here at 15:33 of video.</text:span></text:span></text:p>
      <text:p text:style-name="P417"><text:span text:style-name="Source_20_Text"><text:span text:style-name="T309">==================</text:span></text:span><text:span text:style-name="Source_20_Text"><text:span text:style-name="T311">====================</text:span></text:span></text:p>
      <text:p text:style-name="P562"><text:span text:style-name="Source_20_Text"><text:span text:style-name="T313">05.12.2020</text:span></text:span></text:p>
      <text:p text:style-name="P418"><text:span text:style-name="Source_20_Text"><text:span text:style-name="T310"/></text:span></text:p>
      <text:p text:style-name="P418"><text:span text:style-name="Source_20_Text"><text:span text:style-name="T310">from 15:33 of video:</text:span></text:span></text:p>
      <text:p text:style-name="P561"><text:span text:style-name="Source_20_Text"><text:span text:style-name="T312">Create contact page:</text:span></text:span></text:p>
      <text:p text:style-name="P561"><text:span text:style-name="Source_20_Text"><text:span text:style-name="T312">- create contact.html in dist </text:span></text:span><text:span text:style-name="Source_20_Text"><text:span text:style-name="T313">folder</text:span></text:span></text:p>
      <text:p text:style-name="P561"><text:span text:style-name="Source_20_Text"><text:span text:style-name="T313"/></text:span></text:p>
      <text:p text:style-name="P561"><text:span text:style-name="Source_20_Text"><text:span text:style-name="T313">-</text:span></text:span><text:span text:style-name="Source_20_Text"><text:span text:style-name="T314"> copy codes from about.html file, change title to Contact me</text:span></text:span></text:p>
      <text:p text:style-name="P561"><text:span text:style-name="Source_20_Text"><text:span text:style-name="T314"/></text:span></text:p>
      <text:p text:style-name="P561"><text:span text:style-name="Source_20_Text"><text:span text:style-name="T314">- move current class to </text:span></text:span><text:span text:style-name="Source_20_Text"><text:span text:style-name="T331">how to reach me nav-item</text:span></text:span></text:p>
      <text:p text:style-name="P561"><text:span text:style-name="Source_20_Text"><text:span text:style-name="T331"/></text:span></text:p>
      <text:p text:style-name="P561"><text:span text:style-name="Source_20_Text"><text:span text:style-name="T314">- change main id from about to contact</text:span></text:span></text:p>
      <text:p text:style-name="P561"><text:span text:style-name="Source_20_Text"><text:span text:style-name="T314"/></text:span></text:p>
      <text:p text:style-name="P561"><text:span text:style-name="Source_20_Text"><text:span text:style-name="T314"/></text:span></text:p>
      <text:p text:style-name="P561"><text:soft-page-break/><text:span text:style-name="Source_20_Text"><text:span text:style-name="T314"/></text:span></text:p>
      <text:p text:style-name="P561"><text:span text:style-name="Source_20_Text"><text:span text:style-name="T313">- </text:span></text:span><text:span text:style-name="Source_20_Text"><text:span text:style-name="T314">inside main element, change lg-heading text to Contact</text:span></text:span></text:p>
      <text:p text:style-name="P563"><text:span text:style-name="Source_20_Text"><text:span text:style-name="T314">sm-heading text to This is how you can reach me…</text:span></text:span></text:p>
      <text:p text:style-name="P563"><text:span text:style-name="Source_20_Text"><text:span text:style-name="T314"/></text:span></text:p>
      <text:p text:style-name="P563"><text:span text:style-name="Source_20_Text"><text:span text:style-name="T314">- </text:span></text:span><text:span text:style-name="Source_20_Text"><text:span text:style-name="T315">in the div with class of about-info, change class name to boxes, then delete everything inside </text:span></text:span><text:span text:style-name="Source_20_Text"><text:span text:style-name="T459">this div</text:span></text:span><text:span text:style-name="Source_20_Text"><text:span text:style-name="T315">:</text:span></text:span></text:p>
      <text:p text:style-name="P563"><text:span text:style-name="Source_20_Text"><text:span text:style-name="T315"/></text:span></text:p>
      <text:p text:style-name="P563"><text:span text:style-name="Source_20_Text"><text:span text:style-name="T315"><text:s text:c="3"/></text:span></text:span><text:span text:style-name="Source_20_Text"><text:span text:style-name="T354">&lt;main id="contact"&gt;</text:span></text:span></text:p>
      <text:p text:style-name="P563"><text:span text:style-name="Source_20_Text"><text:span text:style-name="T354"><text:s text:c="7"/>&lt;h1 class="lg-heading"&gt;</text:span></text:span></text:p>
      <text:p text:style-name="P563"><text:span text:style-name="Source_20_Text"><text:span text:style-name="T354"><text:s text:c="11"/>Contact &lt;span class="text-secondary"&gt;Me&lt;/span&gt; <text:s text:c="6"/></text:span></text:span></text:p>
      <text:p text:style-name="P563"><text:span text:style-name="Source_20_Text"><text:span text:style-name="T354"><text:s text:c="7"/>&lt;/h1&gt;</text:span></text:span></text:p>
      <text:p text:style-name="P563"><text:span text:style-name="Source_20_Text"><text:span text:style-name="T354"><text:s text:c="7"/>&lt;h2 class="sm-heading"&gt;</text:span></text:span></text:p>
      <text:p text:style-name="P563"><text:span text:style-name="Source_20_Text"><text:span text:style-name="T354"><text:s text:c="11"/>This is how you can reach me...</text:span></text:span></text:p>
      <text:p text:style-name="P563"><text:span text:style-name="Source_20_Text"><text:span text:style-name="T354"><text:s text:c="7"/>&lt;/h2&gt;</text:span></text:span></text:p>
      <text:p text:style-name="P563"><text:span text:style-name="Source_20_Text"><text:span text:style-name="T354"/></text:span></text:p>
      <text:p text:style-name="P563"><text:span text:style-name="Source_20_Text"><text:span text:style-name="T354"><text:s text:c="7"/></text:span></text:span><text:span text:style-name="Source_20_Text"><text:span text:style-name="T472">&lt;div class="boxes"&gt;</text:span></text:span></text:p>
      <text:p text:style-name="P563"><text:span text:style-name="Source_20_Text"><text:span text:style-name="T472"><text:s text:c="11"/></text:span></text:span></text:p>
      <text:p text:style-name="P563"><text:span text:style-name="Source_20_Text"><text:span text:style-name="T472"><text:s text:c="7"/>&lt;/div&gt;</text:span></text:span></text:p>
      <text:p text:style-name="P563"><text:span text:style-name="Source_20_Text"><text:span text:style-name="T354"><text:tab/>&lt;script src="js/main.js"&gt;&lt;/script&gt;</text:span></text:span></text:p>
      <text:p text:style-name="P563"><text:span text:style-name="Source_20_Text"><text:span text:style-name="T354"><text:s text:c="3"/>&lt;/main&gt;</text:span></text:span></text:p>
      <text:p text:style-name="P563"><text:span text:style-name="Source_20_Text"><text:span text:style-name="T354"/></text:span></text:p>
      <text:p text:style-name="P573"><text:span text:style-name="Source_20_Text">- </text:span><text:span text:style-name="Source_20_Text"><text:span text:style-name="T722">Inside </text:span></text:span><text:span text:style-name="Source_20_Text"><text:span text:style-name="T710">this div</text:span></text:span><text:span text:style-name="Source_20_Text"><text:span text:style-name="T722">, create </text:span></text:span><text:span text:style-name="Source_20_Text"><text:span text:style-name="T723">3 divs</text:span></text:span><text:span text:style-name="Source_20_Text"><text:span text:style-name="T722">:</text:span></text:span></text:p>
      <text:p text:style-name="P418"><text:span text:style-name="Source_20_Text"><text:span text:style-name="T355"/></text:span></text:p>
      <text:p text:style-name="P417"><text:span text:style-name="Source_20_Text"><text:span text:style-name="T354">&lt;!DOCTYPE html&gt;</text:span></text:span></text:p>
      <text:p text:style-name="P417"><text:span text:style-name="Source_20_Text"><text:span text:style-name="T354">&lt;html lang="en"&gt;</text:span></text:span></text:p>
      <text:p text:style-name="P417"><text:span text:style-name="Source_20_Text"><text:span text:style-name="T354">&lt;head&gt;</text:span></text:span></text:p>
      <text:p text:style-name="P417"><text:span text:style-name="Source_20_Text"><text:span text:style-name="T354"><text:s text:c="4"/>&lt;meta charset="UTF-8"&gt;</text:span></text:span></text:p>
      <text:p text:style-name="P417"><text:span text:style-name="Source_20_Text"><text:span text:style-name="T354"><text:s text:c="4"/>&lt;meta name="viewport" </text:span></text:span></text:p>
      <text:p text:style-name="P417"><text:span text:style-name="Source_20_Text"><text:span text:style-name="T354"><text:s text:c="4"/>content="width=device-width, </text:span></text:span></text:p>
      <text:p text:style-name="P417"><text:span text:style-name="Source_20_Text"><text:span text:style-name="T354"><text:s text:c="4"/>initial-scale=1.0"&gt;</text:span></text:span></text:p>
      <text:p text:style-name="P417"><text:span text:style-name="Source_20_Text"><text:span text:style-name="T354"><text:s text:c="4"/>&lt;!-- &lt;meta http-equiv="X-UA-Compatible"</text:span></text:span></text:p>
      <text:p text:style-name="P417"><text:span text:style-name="Source_20_Text"><text:span text:style-name="T354"><text:s text:c="4"/>content="ie=edge"&gt; --&gt;</text:span></text:span></text:p>
      <text:p text:style-name="P417"><text:span text:style-name="Source_20_Text"><text:span text:style-name="T354"><text:s text:c="4"/>&lt;link rel="stylesheet" href="css/main.css"&gt;</text:span></text:span></text:p>
      <text:p text:style-name="P417"><text:span text:style-name="Source_20_Text"><text:span text:style-name="T354"><text:s text:c="4"/>&lt;title&gt;Contact Me&lt;/title&gt;</text:span></text:span></text:p>
      <text:p text:style-name="P417"><text:span text:style-name="Source_20_Text"><text:span text:style-name="T354"><text:s text:c="4"/>&lt;script src= "https://kit.fontawesome.com/e49d0dfefa.js" </text:span></text:span></text:p>
      <text:p text:style-name="P417"><text:span text:style-name="Source_20_Text"><text:span text:style-name="T354"><text:s text:c="4"/>&gt;&lt;/script&gt;</text:span></text:span></text:p>
      <text:p text:style-name="P417"><text:span text:style-name="Source_20_Text"><text:span text:style-name="T354">&lt;/head&gt;</text:span></text:span></text:p>
      <text:p text:style-name="P417"><text:span text:style-name="Source_20_Text"><text:span text:style-name="T354">&lt;body&gt; </text:span></text:span></text:p>
      <text:p text:style-name="P417"><text:span text:style-name="Source_20_Text"><text:span text:style-name="T354"><text:s text:c="4"/></text:span></text:span></text:p>
      <text:p text:style-name="P417"><text:span text:style-name="Source_20_Text"><text:span text:style-name="T354"><text:s text:c="3"/>&lt;header&gt;</text:span></text:span></text:p>
      <text:p text:style-name="P417"><text:soft-page-break/><text:span text:style-name="Source_20_Text"><text:span text:style-name="T354"><text:s text:c="7"/>&lt;div class="menu-btn"&gt;</text:span></text:span></text:p>
      <text:p text:style-name="P417"><text:span text:style-name="Source_20_Text"><text:span text:style-name="T354"><text:s text:c="11"/>&lt;div class="btn-line"&gt;&lt;/div&gt;</text:span></text:span></text:p>
      <text:p text:style-name="P417"><text:span text:style-name="Source_20_Text"><text:span text:style-name="T354"><text:s text:c="11"/>&lt;div class="btn-line"&gt;&lt;/div&gt;</text:span></text:span></text:p>
      <text:p text:style-name="P417"><text:span text:style-name="Source_20_Text"><text:span text:style-name="T354"><text:s text:c="11"/>&lt;div class="btn-line"&gt;&lt;/div&gt;</text:span></text:span></text:p>
      <text:p text:style-name="P417"><text:span text:style-name="Source_20_Text"><text:span text:style-name="T354"><text:s text:c="7"/>&lt;/div&gt;</text:span></text:span></text:p>
      <text:p text:style-name="P417"><text:span text:style-name="Source_20_Text"><text:span text:style-name="T354"><text:s text:c="7"/>&lt;div class="menu"&gt;</text:span></text:span></text:p>
      <text:p text:style-name="P417"><text:span text:style-name="Source_20_Text"><text:span text:style-name="T354"><text:s text:c="11"/>&lt;div class="menu-branding"&gt;</text:span></text:span></text:p>
      <text:p text:style-name="P417"><text:span text:style-name="Source_20_Text"><text:span text:style-name="T354"><text:s text:c="16"/>&lt;div class="portrait"&gt;&lt;/div&gt;</text:span></text:span></text:p>
      <text:p text:style-name="P417"><text:span text:style-name="Source_20_Text"><text:span text:style-name="T354"><text:s text:c="11"/>&lt;/div&gt;</text:span></text:span></text:p>
      <text:p text:style-name="P417"><text:span text:style-name="Source_20_Text"><text:span text:style-name="T354"><text:s text:c="11"/>&lt;ul class="menu-nav"&gt;</text:span></text:span></text:p>
      <text:p text:style-name="P417"><text:span text:style-name="Source_20_Text"><text:span text:style-name="T354"><text:s text:c="15"/>&lt;li class="nav-item"&gt;</text:span></text:span></text:p>
      <text:p text:style-name="P417"><text:span text:style-name="Source_20_Text"><text:span text:style-name="T354"><text:s text:c="19"/>&lt;a href="/" class="nav-link"&gt;</text:span></text:span></text:p>
      <text:p text:style-name="P417"><text:span text:style-name="Source_20_Text"><text:span text:style-name="T354"><text:s text:c="20"/>Home&lt;/a&gt;</text:span></text:span></text:p>
      <text:p text:style-name="P417"><text:span text:style-name="Source_20_Text"><text:span text:style-name="T354"><text:s text:c="15"/>&lt;/li&gt;</text:span></text:span></text:p>
      <text:p text:style-name="P417"><text:span text:style-name="Source_20_Text"><text:span text:style-name="T354"><text:s text:c="15"/>&lt;li class="nav-item"&gt;</text:span></text:span></text:p>
      <text:p text:style-name="P417"><text:span text:style-name="Source_20_Text"><text:span text:style-name="T354"><text:s text:c="16"/>&lt;a href="about.html" class="nav-link"&gt;</text:span></text:span></text:p>
      <text:p text:style-name="P417"><text:span text:style-name="Source_20_Text"><text:span text:style-name="T354"><text:s text:c="17"/>About Me&lt;/a&gt;</text:span></text:span></text:p>
      <text:p text:style-name="P417"><text:span text:style-name="Source_20_Text"><text:span text:style-name="T354"><text:s text:c="12"/>&lt;/li&gt;</text:span></text:span></text:p>
      <text:p text:style-name="P417"><text:span text:style-name="Source_20_Text"><text:span text:style-name="T354"><text:s text:c="12"/>&lt;li class="nav-item"&gt;</text:span></text:span></text:p>
      <text:p text:style-name="P417"><text:span text:style-name="Source_20_Text"><text:span text:style-name="T354"><text:s text:c="16"/>&lt;a href="work.html" class="nav-link"&gt;</text:span></text:span></text:p>
      <text:p text:style-name="P417"><text:span text:style-name="Source_20_Text"><text:span text:style-name="T354"><text:s text:c="17"/>My Work&lt;/a&gt;</text:span></text:span></text:p>
      <text:p text:style-name="P417"><text:span text:style-name="Source_20_Text"><text:span text:style-name="T354"><text:s text:c="12"/>&lt;/li&gt;</text:span></text:span></text:p>
      <text:p text:style-name="P417"><text:span text:style-name="Source_20_Text"><text:span text:style-name="T354"><text:s text:c="12"/>&lt;li class="nav-item current"&gt;</text:span></text:span></text:p>
      <text:p text:style-name="P417"><text:span text:style-name="Source_20_Text"><text:span text:style-name="T354"><text:s text:c="16"/>&lt;a href="contact.html" class="nav-link"&gt;</text:span></text:span></text:p>
      <text:p text:style-name="P417"><text:span text:style-name="Source_20_Text"><text:span text:style-name="T354"><text:s text:c="17"/>How To Reach Me&lt;/a&gt;</text:span></text:span></text:p>
      <text:p text:style-name="P417"><text:span text:style-name="Source_20_Text"><text:span text:style-name="T354"><text:s text:c="12"/>&lt;/li&gt; <text:s text:c="4"/></text:span></text:span></text:p>
      <text:p text:style-name="P417"><text:span text:style-name="Source_20_Text"><text:span text:style-name="T354"><text:s text:c="11"/>&lt;/ul&gt;</text:span></text:span></text:p>
      <text:p text:style-name="P417"><text:span text:style-name="Source_20_Text"><text:span text:style-name="T354"><text:s text:c="7"/>&lt;/div&gt;</text:span></text:span></text:p>
      <text:p text:style-name="P417"><text:span text:style-name="Source_20_Text"><text:span text:style-name="T354"><text:s text:c="3"/>&lt;/header&gt;</text:span></text:span></text:p>
      <text:p text:style-name="P417"><text:span text:style-name="Source_20_Text"><text:span text:style-name="T354"/></text:span></text:p>
      <text:p text:style-name="P417"><text:span text:style-name="Source_20_Text"><text:span text:style-name="T354"><text:s text:c="3"/>&lt;main id="contact"&gt;</text:span></text:span></text:p>
      <text:p text:style-name="P417"><text:span text:style-name="Source_20_Text"><text:span text:style-name="T354"><text:s text:c="7"/>&lt;h1 class="lg-heading"&gt;</text:span></text:span></text:p>
      <text:p text:style-name="P417"><text:span text:style-name="Source_20_Text"><text:span text:style-name="T354"><text:s text:c="11"/>Contact &lt;span class="text-secondary"&gt;Me&lt;/span&gt; <text:s text:c="6"/></text:span></text:span></text:p>
      <text:p text:style-name="P417"><text:span text:style-name="Source_20_Text"><text:span text:style-name="T354"><text:s text:c="7"/>&lt;/h1&gt;</text:span></text:span></text:p>
      <text:p text:style-name="P417"><text:span text:style-name="Source_20_Text"><text:span text:style-name="T354"><text:s text:c="7"/>&lt;h2 class="sm-heading"&gt;</text:span></text:span></text:p>
      <text:p text:style-name="P417"><text:span text:style-name="Source_20_Text"><text:span text:style-name="T354"><text:s text:c="11"/>This is how you can reach me...</text:span></text:span></text:p>
      <text:p text:style-name="P417"><text:span text:style-name="Source_20_Text"><text:span text:style-name="T354"><text:s text:c="7"/>&lt;/h2&gt;</text:span></text:span></text:p>
      <text:p text:style-name="P417"><text:span text:style-name="Source_20_Text"><text:span text:style-name="T354"/></text:span></text:p>
      <text:p text:style-name="P417"><text:span text:style-name="Source_20_Text"><text:span text:style-name="T354"><text:s text:c="6"/></text:span></text:span><text:span text:style-name="Source_20_Text"><text:span text:style-name="T418"><text:s/>&lt;div class="boxes"&gt;</text:span></text:span></text:p>
      <text:p text:style-name="P417"><text:span text:style-name="Source_20_Text"><text:span text:style-name="T354"><text:s text:c="11"/></text:span></text:span><text:span text:style-name="Source_20_Text"><text:span text:style-name="T483">&lt;div&gt;</text:span></text:span></text:p>
      <text:p text:style-name="P417"><text:span text:style-name="Source_20_Text"><text:span text:style-name="T483"><text:s text:c="15"/>&lt;span class="text-secondary"&gt;Email:&lt;/span&gt;johndd@test.com</text:span></text:span></text:p>
      <text:p text:style-name="P417"><text:span text:style-name="Source_20_Text"><text:span text:style-name="T483"><text:s text:c="11"/>&lt;/div&gt;</text:span></text:span></text:p>
      <text:p text:style-name="P417"><text:span text:style-name="Source_20_Text"><text:span text:style-name="T483"><text:s text:c="11"/>&lt;div&gt;</text:span></text:span></text:p>
      <text:p text:style-name="P417"><text:span text:style-name="Source_20_Text"><text:span text:style-name="T483"><text:s text:c="12"/>&lt;span class="text-secondary"&gt;Phone:&lt;/span&gt;666-666-6666</text:span></text:span></text:p>
      <text:p text:style-name="P417"><text:span text:style-name="Source_20_Text"><text:span text:style-name="T483"><text:s text:c="12"/>&lt;/div&gt;</text:span></text:span></text:p>
      <text:p text:style-name="P417"><text:span text:style-name="Source_20_Text"><text:span text:style-name="T483"><text:s text:c="12"/>&lt;div&gt;</text:span></text:span></text:p>
      <text:p text:style-name="P417"><text:soft-page-break/><text:span text:style-name="Source_20_Text"><text:span text:style-name="T483"><text:s text:c="16"/>&lt;span class="text-secondary"&gt;Address:&lt;/span&gt;50 Main st, Boston MA 332160</text:span></text:span></text:p>
      <text:p text:style-name="P417"><text:span text:style-name="Source_20_Text"><text:span text:style-name="T483"><text:s text:c="12"/>&lt;/div&gt;</text:span></text:span></text:p>
      <text:p text:style-name="P417"><text:span text:style-name="Source_20_Text"><text:span text:style-name="T354"><text:s text:c="7"/></text:span></text:span><text:span text:style-name="Source_20_Text"><text:span text:style-name="T418">&lt;/div&gt; <text:s/></text:span></text:span></text:p>
      <text:p text:style-name="P417"><text:span text:style-name="Source_20_Text"><text:span text:style-name="T354"><text:tab/>&lt;script src="js/main.js"&gt;&lt;/script&gt;</text:span></text:span></text:p>
      <text:p text:style-name="P417"><text:span text:style-name="Source_20_Text"><text:span text:style-name="T354"><text:s text:c="3"/>&lt;/main&gt;</text:span></text:span></text:p>
      <text:p text:style-name="P417"><text:span text:style-name="Source_20_Text"><text:span text:style-name="T354"/></text:span></text:p>
      <text:p text:style-name="P417"><text:span text:style-name="Source_20_Text"><text:span text:style-name="T354"><text:s text:c="3"/>&lt;footer id="main-footer"&gt;</text:span></text:span></text:p>
      <text:p text:style-name="P417"><text:span text:style-name="Source_20_Text"><text:span text:style-name="T354"><text:s text:c="7"/>Copyright &amp;copy; 2020</text:span></text:span></text:p>
      <text:p text:style-name="P417"><text:span text:style-name="Source_20_Text"><text:span text:style-name="T354"><text:s text:c="3"/>&lt;/footer&gt;</text:span></text:span></text:p>
      <text:p text:style-name="P417"><text:span text:style-name="Source_20_Text"><text:span text:style-name="T354"/></text:span></text:p>
      <text:p text:style-name="P417"><text:span text:style-name="Source_20_Text"><text:span text:style-name="T354">&lt;/body&gt;</text:span></text:span></text:p>
      <text:p text:style-name="P417"><text:span text:style-name="Source_20_Text"><text:span text:style-name="T354">&lt;/html&gt;</text:span></text:span></text:p>
      <text:p text:style-name="P417"><text:span text:style-name="Source_20_Text"><text:span text:style-name="T354"/></text:span></text:p>
      <text:p text:style-name="P417"><text:span text:style-name="Source_20_Text"><text:span text:style-name="T354"/></text:span></text:p>
      <text:p text:style-name="P565"><text:span text:style-name="Source_20_Text"><text:span text:style-name="T324">Now, the contact page looks only several rows of texts with different font-size and color(yellow and white).</text:span></text:span></text:p>
      <text:p text:style-name="P565"><text:span text:style-name="Source_20_Text"><text:span text:style-name="T324"/></text:span></text:p>
      <text:p text:style-name="P566"><text:span text:style-name="Source_20_Text"><text:span text:style-name="T325">So, we want to add some styling to this:</text:span></text:span></text:p>
      <text:p text:style-name="P566"><text:span text:style-name="Source_20_Text"><text:span text:style-name="T325">- </text:span></text:span><text:span text:style-name="Source_20_Text"><text:span text:style-name="T326">go to main.scss, under //work/projects</text:span></text:span></text:p>
      <text:p text:style-name="P566"><text:span text:style-name="Source_20_Text"><text:span text:style-name="T326">- style .boxes, set display as flex, here can also use grid, but teacher want to show different technique</text:span></text:span></text:p>
      <text:p text:style-name="P566"><text:span text:style-name="Source_20_Text"><text:span text:style-name="T326">- set flext-wrap: wrap, this makes the page responsive in that when the screen is big, contents can be in the same row, when small, in different rows</text:span></text:span></text:p>
      <text:p text:style-name="P566"><text:span text:style-name="Source_20_Text"><text:span text:style-name="T326"/></text:span></text:p>
      <text:p text:style-name="P566"><text:span text:style-name="Source_20_Text"><text:span text:style-name="T356"><text:s text:c="3"/>// Contact Page</text:span></text:span></text:p>
      <text:p text:style-name="P566"><text:span text:style-name="Source_20_Text"><text:span text:style-name="T356">.boxes {</text:span></text:span></text:p>
      <text:p text:style-name="P566"><text:span text:style-name="Source_20_Text"><text:span text:style-name="T356"><text:s text:c="2"/>display: flex;</text:span></text:span></text:p>
      <text:p text:style-name="P566"><text:span text:style-name="Source_20_Text"><text:span text:style-name="T356"><text:s text:c="2"/>flex-wrap: wrap;</text:span></text:span></text:p>
      <text:p text:style-name="P566"><text:span text:style-name="Source_20_Text"><text:span text:style-name="T356"><text:s text:c="2"/>justify-content: space-evenly;</text:span></text:span></text:p>
      <text:p text:style-name="P566"><text:span text:style-name="Source_20_Text"><text:span text:style-name="T356"><text:s text:c="2"/>align-items: center;</text:span></text:span></text:p>
      <text:p text:style-name="P566"><text:span text:style-name="Source_20_Text"><text:span text:style-name="T356"><text:s text:c="2"/>margin-top: 1rem; // </text:span></text:span><text:span text:style-name="Source_20_Text"><text:span text:style-name="T357">this is for the box of each(e.g. email) of contents</text:span></text:span></text:p>
      <text:p text:style-name="P566"><text:span text:style-name="Source_20_Text"><text:span text:style-name="T356">}</text:span></text:span></text:p>
      <text:p text:style-name="P566"><text:span text:style-name="Source_20_Text"><text:span text:style-name="T326"/></text:span></text:p>
      <text:p text:style-name="P566"><text:span text:style-name="Source_20_Text"><text:span text:style-name="T326">- </text:span></text:span><text:span text:style-name="Source_20_Text"><text:span text:style-name="T327">style divs inside .boxes:</text:span></text:span></text:p>
      <text:p text:style-name="P566"><text:span text:style-name="Source_20_Text"><text:span text:style-name="T358">// Contact Page</text:span></text:span></text:p>
      <text:p text:style-name="P566"><text:span text:style-name="Source_20_Text"><text:span text:style-name="T358">.boxes {</text:span></text:span></text:p>
      <text:p text:style-name="P566"><text:soft-page-break/><text:span text:style-name="Source_20_Text"><text:span text:style-name="T358"><text:s text:c="2"/>display: flex;</text:span></text:span></text:p>
      <text:p text:style-name="P566"><text:span text:style-name="Source_20_Text"><text:span text:style-name="T358"><text:s text:c="2"/>flex-wrap: wrap;</text:span></text:span></text:p>
      <text:p text:style-name="P566"><text:span text:style-name="Source_20_Text"><text:span text:style-name="T358"><text:s text:c="2"/>justify-content: space-evenly;</text:span></text:span></text:p>
      <text:p text:style-name="P566"><text:span text:style-name="Source_20_Text"><text:span text:style-name="T358"><text:s text:c="2"/>align-items: center;</text:span></text:span></text:p>
      <text:p text:style-name="P566"><text:span text:style-name="Source_20_Text"><text:span text:style-name="T358"><text:s text:c="2"/>margin-top: 1rem;</text:span></text:span></text:p>
      <text:p text:style-name="P566"><text:span text:style-name="Source_20_Text"><text:span text:style-name="T358"/></text:span></text:p>
      <text:p text:style-name="P566"><text:span text:style-name="Source_20_Text"><text:span text:style-name="T358"><text:s text:c="2"/></text:span></text:span><text:span text:style-name="Source_20_Text"><text:span text:style-name="T417">div {</text:span></text:span></text:p>
      <text:p text:style-name="P566"><text:span text:style-name="Source_20_Text"><text:span text:style-name="T417"><text:s text:c="4"/>font-size: 2rem;</text:span></text:span></text:p>
      <text:p text:style-name="P566"><text:span text:style-name="Source_20_Text"><text:span text:style-name="T417"><text:s text:c="4"/>border: 3px #fff solid;</text:span></text:span></text:p>
      <text:p text:style-name="P566"><text:span text:style-name="Source_20_Text"><text:span text:style-name="T417"><text:s text:c="4"/>padding: 1.5rem 2.5rem;</text:span></text:span></text:p>
      <text:p text:style-name="P566"><text:span text:style-name="Source_20_Text"><text:span text:style-name="T417"><text:s text:c="4"/>margin-bottom: 3rem;</text:span></text:span></text:p>
      <text:p text:style-name="P566"><text:span text:style-name="Source_20_Text"><text:span text:style-name="T417"><text:s text:c="4"/>@include easeOut;</text:span></text:span></text:p>
      <text:p text:style-name="P566"><text:span text:style-name="Source_20_Text"><text:span text:style-name="T417"><text:s text:c="2"/>}</text:span></text:span></text:p>
      <text:p text:style-name="P566"><text:span text:style-name="Source_20_Text"><text:span text:style-name="T358">}</text:span></text:span></text:p>
      <text:p text:style-name="P566"><text:span text:style-name="Source_20_Text"><text:span text:style-name="T358"/></text:span></text:p>
      <text:p text:style-name="P567"><text:span text:style-name="Source_20_Text"><text:span text:style-name="T327">Now the each of the info is inside a box, further to add hover for them:</text:span></text:span></text:p>
      <text:p text:style-name="P567"><text:span text:style-name="Source_20_Text"><text:span text:style-name="T358">// Contact Page</text:span></text:span></text:p>
      <text:p text:style-name="P567"><text:span text:style-name="Source_20_Text"><text:span text:style-name="T358">.boxes {</text:span></text:span></text:p>
      <text:p text:style-name="P567"><text:span text:style-name="Source_20_Text"><text:span text:style-name="T358"><text:s text:c="2"/>display: flex;</text:span></text:span></text:p>
      <text:p text:style-name="P567"><text:span text:style-name="Source_20_Text"><text:span text:style-name="T358"><text:s text:c="2"/>flex-wrap: wrap;</text:span></text:span></text:p>
      <text:p text:style-name="P567"><text:span text:style-name="Source_20_Text"><text:span text:style-name="T358"><text:s text:c="2"/>justify-content: space-evenly;</text:span></text:span></text:p>
      <text:p text:style-name="P567"><text:span text:style-name="Source_20_Text"><text:span text:style-name="T358"><text:s text:c="2"/>align-items: center;</text:span></text:span></text:p>
      <text:p text:style-name="P567"><text:span text:style-name="Source_20_Text"><text:span text:style-name="T358"><text:s text:c="2"/>margin-top: 1rem;</text:span></text:span></text:p>
      <text:p text:style-name="P567"><text:span text:style-name="Source_20_Text"><text:span text:style-name="T358"/></text:span></text:p>
      <text:p text:style-name="P567"><text:span text:style-name="Source_20_Text"><text:span text:style-name="T358"><text:s text:c="2"/>div {</text:span></text:span></text:p>
      <text:p text:style-name="P567"><text:span text:style-name="Source_20_Text"><text:span text:style-name="T358"><text:s text:c="4"/>font-size: 2rem;</text:span></text:span></text:p>
      <text:p text:style-name="P567"><text:span text:style-name="Source_20_Text"><text:span text:style-name="T358"><text:s text:c="4"/>border: 3px #fff solid;</text:span></text:span></text:p>
      <text:p text:style-name="P567"><text:span text:style-name="Source_20_Text"><text:span text:style-name="T358"><text:s text:c="4"/>padding: 1.5rem 2.5rem;</text:span></text:span></text:p>
      <text:p text:style-name="P567"><text:span text:style-name="Source_20_Text"><text:span text:style-name="T358"><text:s text:c="4"/>margin-bottom: 3rem;</text:span></text:span></text:p>
      <text:p text:style-name="P567"><text:span text:style-name="Source_20_Text"><text:span text:style-name="T358"><text:s text:c="4"/>@include easeOut;</text:span></text:span></text:p>
      <text:p text:style-name="P567"><text:span text:style-name="Source_20_Text"><text:span text:style-name="T358"/></text:span></text:p>
      <text:p text:style-name="P567"><text:span text:style-name="Source_20_Text"><text:span text:style-name="T358"><text:s text:c="4"/></text:span></text:span><text:span text:style-name="Source_20_Text"><text:span text:style-name="T417">&amp;:hover {</text:span></text:span></text:p>
      <text:p text:style-name="P567"><text:span text:style-name="Source_20_Text"><text:span text:style-name="T417"><text:s text:c="6"/>padding: 0.5rem 1.5rem;</text:span></text:span></text:p>
      <text:p text:style-name="P567"><text:span text:style-name="Source_20_Text"><text:span text:style-name="T417"><text:s text:c="6"/>background: $secondary-color;</text:span></text:span></text:p>
      <text:p text:style-name="P567"><text:span text:style-name="Source_20_Text"><text:span text:style-name="T417"><text:s text:c="6"/>color: set-text-color($secondary-color);</text:span></text:span></text:p>
      <text:p text:style-name="P567"><text:span text:style-name="Source_20_Text"><text:span text:style-name="T417"><text:s text:c="6"/>span {</text:span></text:span></text:p>
      <text:p text:style-name="P567"><text:span text:style-name="Source_20_Text"><text:span text:style-name="T417"><text:s text:c="8"/>color: set-text-color($secondary-color);</text:span></text:span></text:p>
      <text:p text:style-name="P567"><text:span text:style-name="Source_20_Text"><text:span text:style-name="T417"><text:s text:c="6"/>}</text:span></text:span></text:p>
      <text:p text:style-name="P567"><text:span text:style-name="Source_20_Text"><text:span text:style-name="T417"><text:s text:c="4"/>}</text:span></text:span></text:p>
      <text:p text:style-name="P567"><text:span text:style-name="Source_20_Text"><text:span text:style-name="T358"><text:s text:c="2"/>}</text:span></text:span></text:p>
      <text:p text:style-name="P567"><text:span text:style-name="Source_20_Text"><text:span text:style-name="T358">}</text:span></text:span></text:p>
      <text:p text:style-name="P567"><text:span text:style-name="Source_20_Text"><text:span text:style-name="T358"/></text:span></text:p>
      <text:p text:style-name="P568"><text:soft-page-break/><text:span text:style-name="Source_20_Text"><text:span text:style-name="T316">Now, if click home, the page shows the folders not the index.html, change the </text:span></text:span><text:span text:style-name="Source_20_Text"><text:span text:style-name="T421">/</text:span></text:span><text:span text:style-name="Source_20_Text"><text:span text:style-name="T316"> to </text:span></text:span><text:span text:style-name="Source_20_Text"><text:span text:style-name="T421">index.html</text:span></text:span><text:span text:style-name="Source_20_Text"><text:span text:style-name="T316"> in contact.html:</text:span></text:span></text:p>
      <text:p text:style-name="P568"><text:span text:style-name="Source_20_Text"><text:span text:style-name="T359">&lt;li class="nav-item"&gt;</text:span></text:span></text:p>
      <text:p text:style-name="P568"><text:span text:style-name="Source_20_Text"><text:span text:style-name="T359"><text:s text:c="7"/>&lt;a href="</text:span></text:span><text:span text:style-name="Source_20_Text"><text:span text:style-name="T419">/</text:span></text:span><text:span text:style-name="Source_20_Text"><text:span text:style-name="T359">" class="nav-link"&gt;Home&lt;/a&gt;</text:span></text:span></text:p>
      <text:p text:style-name="P568"><text:span text:style-name="Source_20_Text"><text:span text:style-name="T359">&lt;/li&gt;</text:span></text:span></text:p>
      <text:p text:style-name="P568"><text:span text:style-name="Source_20_Text"><text:span text:style-name="T359"/></text:span></text:p>
      <text:p text:style-name="P568"><text:span text:style-name="Source_20_Text"><text:span text:style-name="T359"/></text:span></text:p>
      <text:p text:style-name="P570"><text:span text:style-name="Source_20_Text"><text:span text:style-name="T359">&lt;li class="nav-item"&gt;</text:span></text:span></text:p>
      <text:p text:style-name="P570"><text:span text:style-name="Source_20_Text"><text:span text:style-name="T359"><text:s text:c="7"/>&lt;a href="</text:span></text:span><text:span text:style-name="Source_20_Text"><text:span text:style-name="T420">index.html</text:span></text:span><text:span text:style-name="Source_20_Text"><text:span text:style-name="T359">" class="nav-link"&gt;Home&lt;/a&gt;</text:span></text:span></text:p>
      <text:p text:style-name="P570"><text:span text:style-name="Source_20_Text"><text:span text:style-name="T359">&lt;/li&gt;</text:span></text:span></text:p>
      <text:p text:style-name="P568"><text:span text:style-name="Source_20_Text"><text:span text:style-name="T359"/></text:span></text:p>
      <text:p text:style-name="P570"><text:span text:style-name="Source_20_Text"><text:span text:style-name="T316">Do the same changes to other .html file including index.html.</text:span></text:span></text:p>
      <text:p text:style-name="P570"><text:span text:style-name="Source_20_Text"><text:span text:style-name="T316"/></text:span></text:p>
      <text:p text:style-name="P571"><text:span text:style-name="Source_20_Text"><text:span text:style-name="T317">Finally, do something for better responsiveness according to teahcher’s comments under the video:</text:span></text:span></text:p>
      <text:p text:style-name="P571"><text:span text:style-name="Source_20_Text"><text:span text:style-name="T317"/></text:span></text:p>
      <text:p text:style-name="P571"><text:span text:style-name="Source_20_Text"><text:span text:style-name="T317"/></text:span></text:p>
      <text:p text:style-name="P568"><text:span text:style-name="Source_20_Text"><text:span text:style-name="T359">Hey guys, Couple things to add to the "mediaSm" query in order for mobile screens to look right... in _mobile.scss. Make the .main padding to 2rem and set the font size of the .lg-heading to 5rem. Should look like this...</text:span></text:span></text:p>
      <text:p text:style-name="P568"><text:span text:style-name="Source_20_Text"><text:span text:style-name="T359"/></text:span></text:p>
      <text:p text:style-name="P568"><text:span text:style-name="Source_20_Text"><text:span text:style-name="T359">@include mediaSm {</text:span></text:span></text:p>
      <text:p text:style-name="P568"><text:span text:style-name="Source_20_Text"><text:span text:style-name="T359"><text:s text:c="2"/>main {</text:span></text:span></text:p>
      <text:p text:style-name="P568"><text:span text:style-name="Source_20_Text"><text:span text:style-name="T359"><text:s text:c="4"/>padding: 2rem;</text:span></text:span></text:p>
      <text:p text:style-name="P568"><text:span text:style-name="Source_20_Text"><text:span text:style-name="T359"><text:s text:c="4"/>#home h1 {</text:span></text:span></text:p>
      <text:p text:style-name="P568"><text:span text:style-name="Source_20_Text"><text:span text:style-name="T359"><text:s text:c="6"/>margin-top: 10vh;</text:span></text:span></text:p>
      <text:p text:style-name="P568"><text:span text:style-name="Source_20_Text"><text:span text:style-name="T359"><text:s text:c="4"/>}</text:span></text:span></text:p>
      <text:p text:style-name="P568"><text:span text:style-name="Source_20_Text"><text:span text:style-name="T359"/></text:span></text:p>
      <text:p text:style-name="P568"><text:span text:style-name="Source_20_Text"><text:span text:style-name="T359"><text:s text:c="4"/>.lg-heading {</text:span></text:span></text:p>
      <text:p text:style-name="P568"><text:span text:style-name="Source_20_Text"><text:span text:style-name="T359"><text:s text:c="6"/>margin-top:1rem;</text:span></text:span></text:p>
      <text:p text:style-name="P568"><text:span text:style-name="Source_20_Text"><text:span text:style-name="T359"><text:s text:c="6"/>font-size: 5rem;</text:span></text:span></text:p>
      <text:p text:style-name="P568"><text:span text:style-name="Source_20_Text"><text:span text:style-name="T359"><text:s text:c="4"/>}</text:span></text:span></text:p>
      <text:p text:style-name="P568"><text:span text:style-name="Source_20_Text"><text:span text:style-name="T359"><text:s text:c="2"/>}</text:span></text:span></text:p>
      <text:p text:style-name="P568"><text:span text:style-name="Source_20_Text"><text:span text:style-name="T359"/></text:span></text:p>
      <text:p text:style-name="P568"><text:span text:style-name="Source_20_Text"><text:span text:style-name="T359"><text:s text:c="2"/>.projects {</text:span></text:span></text:p>
      <text:p text:style-name="P568"><text:span text:style-name="Source_20_Text"><text:span text:style-name="T359"><text:s text:c="4"/>grid-template-columns: 1fr;</text:span></text:span></text:p>
      <text:p text:style-name="P568"><text:span text:style-name="Source_20_Text"><text:span text:style-name="T359"><text:s text:c="2"/>}</text:span></text:span></text:p>
      <text:p text:style-name="P568"><text:span text:style-name="Source_20_Text"><text:span text:style-name="T359">}</text:span></text:span></text:p>
      <text:p text:style-name="P568"><text:span text:style-name="Source_20_Text"><text:span text:style-name="T359"/></text:span></text:p>
      <text:p text:style-name="P572"><text:span text:style-name="Source_20_Text"><text:span text:style-name="T318">Original codes are:</text:span></text:span></text:p>
      <text:p text:style-name="P572"><text:soft-page-break/><text:span text:style-name="Source_20_Text"><text:span text:style-name="T361">// Smartphones</text:span></text:span></text:p>
      <text:p text:style-name="P572"><text:span text:style-name="Source_20_Text"><text:span text:style-name="T361">@include mediaSm {</text:span></text:span></text:p>
      <text:p text:style-name="P572"><text:span text:style-name="Source_20_Text"><text:span text:style-name="T361"><text:s text:c="2"/>main#home h1 {</text:span></text:span></text:p>
      <text:p text:style-name="P572"><text:span text:style-name="Source_20_Text"><text:span text:style-name="T361"><text:s text:c="4"/>margin-top: 10vh;</text:span></text:span></text:p>
      <text:p text:style-name="P572"><text:span text:style-name="Source_20_Text"><text:span text:style-name="T361"><text:s text:c="2"/>}</text:span></text:span></text:p>
      <text:p text:style-name="P572"><text:span text:style-name="Source_20_Text"><text:span text:style-name="T361"/></text:span></text:p>
      <text:p text:style-name="P572"><text:span text:style-name="Source_20_Text"><text:span text:style-name="T361"><text:s text:c="2"/>.projects {</text:span></text:span></text:p>
      <text:p text:style-name="P572"><text:span text:style-name="Source_20_Text"><text:span text:style-name="T361"><text:s text:c="4"/>grid-template-columns: 1fr; //no need to use repeat</text:span></text:span></text:p>
      <text:p text:style-name="P572"><text:span text:style-name="Source_20_Text"><text:span text:style-name="T361"><text:s text:c="2"/>}</text:span></text:span></text:p>
      <text:p text:style-name="P572"><text:span text:style-name="Source_20_Text"><text:span text:style-name="T361">}</text:span></text:span></text:p>
      <text:p text:style-name="P568"><text:span text:style-name="Source_20_Text"><text:span text:style-name="T359"/></text:span></text:p>
      <text:p text:style-name="P568"><text:span text:style-name="Source_20_Text"><text:span text:style-name="T359"/></text:span></text:p>
      <text:p text:style-name="P568"><text:span text:style-name="Source_20_Text"><text:span text:style-name="T359"/></text:span></text:p>
      <text:p text:style-name="P568"><text:span text:style-name="Source_20_Text"><text:span text:style-name="T359"/></text:span></text:p>
      <text:p text:style-name="P568"><text:span text:style-name="Source_20_Text"><text:span text:style-name="T3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70</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1-01-09T01:35:08.302447440</dc:date>
    <meta:editing-duration>P35DT21H11M51S</meta:editing-duration>
    <meta:editing-cycles>554</meta:editing-cycles>
    <meta:generator>LibreOffice/7.0.3.1$MacOSX_X86_64 LibreOffice_project/d7547858d014d4cf69878db179d326fc3483e082</meta:generator>
    <meta:document-statistic meta:table-count="1" meta:image-count="0" meta:object-count="0" meta:page-count="70" meta:paragraph-count="1996" meta:word-count="11502" meta:character-count="77744" meta:non-whitespace-character-count="62656"/>
  </office:meta>
</office:document-meta>
</file>